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67.174cm" svg:height="26.002cm" svg:x="33.806cm" svg:y="2.709cm">
            <draw:object draw:notify-on-update-of-ranges="Planilha1.J1:Planilha1.J1 Planilha1.J2:Planilha1.J2001 Planilha1.K1:Planilha1.K1 Planilha1.K2:Planilha1.K2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number-columns-repeated="4"/>
          <table:table-cell table:formula="of:=134-2" office:value-type="float" office:value="132" calcext:value-type="float">
            <text:p>132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nt Alto</text:p>
          </table:table-cell>
          <table:table-cell office:value-type="string" calcext:value-type="string">
            <text:p>Int Baixa</text:p>
          </table:table-cell>
          <table:table-cell office:value-type="string" calcext:value-type="string">
            <text:p>bináriobaixo</text:p>
          </table:table-cell>
          <table:table-cell office:value-type="string" calcext:value-type="string">
            <text:p>binárioalto</text:p>
          </table:table-cell>
          <table:table-cell office:value-type="string" calcext:value-type="string">
            <text:p>binário</text:p>
          </table:table-cell>
          <table:table-cell office:value-type="string" calcext:value-type="string">
            <text:p>decim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OD([.H2];100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[.A3]=0;DEC2BIN([.B3]);DEC2BIN([.B3];9))" office:value-type="string" office:string-value="000000001" calcext:value-type="string">
            <text:p>000000001</text:p>
          </table:table-cell>
          <table:table-cell table:formula="of:=DEC2BIN([.A3])" office:value-type="string" office:string-value="1" calcext:value-type="string">
            <text:p>1</text:p>
          </table:table-cell>
          <table:table-cell table:formula="of:=CONCATENATE(IF([.D3]=&quot;0&quot;;&quot;&quot;;[.D3]);[.C3])" office:value-type="string" office:string-value="1000000001" calcext:value-type="string">
            <text:p>1000000001</text:p>
          </table:table-cell>
          <table:table-cell table:formula="of:=[.B3]+512*[.A3]" office:value-type="float" office:value="513" calcext:value-type="float">
            <text:p>5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MOD([.H3];100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A4]=0;DEC2BIN([.B4]);DEC2BIN([.B4];9))" office:value-type="string" office:string-value="10" calcext:value-type="string">
            <text:p>10</text:p>
          </table:table-cell>
          <table:table-cell table:formula="of:=DEC2BIN([.A4])" office:value-type="string" office:string-value="0" calcext:value-type="string">
            <text:p>0</text:p>
          </table:table-cell>
          <table:table-cell table:formula="of:=CONCATENATE(IF([.D4]=&quot;0&quot;;&quot;&quot;;[.D4]);[.C4])" office:value-type="string" office:string-value="10" calcext:value-type="string">
            <text:p>10</text:p>
          </table:table-cell>
          <table:table-cell table:formula="of:=[.B4]+512*[.A4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H2]+[.H3]" office:value-type="float" office:value="2" calcext:value-type="float">
            <text:p>2</text:p>
          </table:table-cell>
          <table:table-cell table:formula="of:=MOD([.H4];100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A5]=0;DEC2BIN([.B5]);DEC2BIN([.B5];9))" office:value-type="string" office:string-value="11" calcext:value-type="string">
            <text:p>11</text:p>
          </table:table-cell>
          <table:table-cell table:formula="of:=DEC2BIN([.A5])" office:value-type="string" office:string-value="0" calcext:value-type="string">
            <text:p>0</text:p>
          </table:table-cell>
          <table:table-cell table:formula="of:=CONCATENATE(IF([.D5]=&quot;0&quot;;&quot;&quot;;[.D5]);[.C5])" office:value-type="string" office:string-value="11" calcext:value-type="string">
            <text:p>11</text:p>
          </table:table-cell>
          <table:table-cell table:formula="of:=[.B5]+512*[.A5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H3]+[.H4]" office:value-type="float" office:value="3" calcext:value-type="float">
            <text:p>3</text:p>
          </table:table-cell>
          <table:table-cell table:formula="of:=MOD([.H5];1000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[.A6]=0;DEC2BIN([.B6]);DEC2BIN([.B6];9))" office:value-type="string" office:string-value="100" calcext:value-type="string">
            <text:p>100</text:p>
          </table:table-cell>
          <table:table-cell table:formula="of:=DEC2BIN([.A6])" office:value-type="string" office:string-value="0" calcext:value-type="string">
            <text:p>0</text:p>
          </table:table-cell>
          <table:table-cell table:formula="of:=CONCATENATE(IF([.D6]=&quot;0&quot;;&quot;&quot;;[.D6]);[.C6])" office:value-type="string" office:string-value="100" calcext:value-type="string">
            <text:p>100</text:p>
          </table:table-cell>
          <table:table-cell table:formula="of:=[.B6]+512*[.A6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H4]+[.H5]" office:value-type="float" office:value="5" calcext:value-type="float">
            <text:p>5</text:p>
          </table:table-cell>
          <table:table-cell table:formula="of:=MOD([.H6];1000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A7]=0;DEC2BIN([.B7]);DEC2BIN([.B7];9))" office:value-type="string" office:string-value="101" calcext:value-type="string">
            <text:p>101</text:p>
          </table:table-cell>
          <table:table-cell table:formula="of:=DEC2BIN([.A7])" office:value-type="string" office:string-value="0" calcext:value-type="string">
            <text:p>0</text:p>
          </table:table-cell>
          <table:table-cell table:formula="of:=CONCATENATE(IF([.D7]=&quot;0&quot;;&quot;&quot;;[.D7]);[.C7])" office:value-type="string" office:string-value="101" calcext:value-type="string">
            <text:p>101</text:p>
          </table:table-cell>
          <table:table-cell table:formula="of:=[.B7]+512*[.A7]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H5]+[.H6]" office:value-type="float" office:value="8" calcext:value-type="float">
            <text:p>8</text:p>
          </table:table-cell>
          <table:table-cell table:formula="of:=MOD([.H7];100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IF([.A8]=0;DEC2BIN([.B8]);DEC2BIN([.B8];9))" office:value-type="string" office:string-value="000000101" calcext:value-type="string">
            <text:p>000000101</text:p>
          </table:table-cell>
          <table:table-cell table:formula="of:=DEC2BIN([.A8])" office:value-type="string" office:string-value="1100" calcext:value-type="string">
            <text:p>1100</text:p>
          </table:table-cell>
          <table:table-cell table:formula="of:=CONCATENATE(IF([.D8]=&quot;0&quot;;&quot;&quot;;[.D8]);[.C8])" office:value-type="string" office:string-value="1100000000101" calcext:value-type="string">
            <text:p>1100000000101</text:p>
          </table:table-cell>
          <table:table-cell table:formula="of:=[.B8]+512*[.A8]" office:value-type="float" office:value="6149" calcext:value-type="float">
            <text:p>6149</text:p>
          </table:table-cell>
          <table:table-cell office:value-type="float" office:value="7" calcext:value-type="float">
            <text:p>7</text:p>
          </table:table-cell>
          <table:table-cell table:formula="of:=[.H6]+[.H7]" office:value-type="float" office:value="13" calcext:value-type="float">
            <text:p>13</text:p>
          </table:table-cell>
          <table:table-cell table:formula="of:=MOD([.H8];1000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A9]=0;DEC2BIN([.B9]);DEC2BIN([.B9];9))" office:value-type="string" office:string-value="101" calcext:value-type="string">
            <text:p>101</text:p>
          </table:table-cell>
          <table:table-cell table:formula="of:=DEC2BIN([.A9])" office:value-type="string" office:string-value="0" calcext:value-type="string">
            <text:p>0</text:p>
          </table:table-cell>
          <table:table-cell table:formula="of:=CONCATENATE(IF([.D9]=&quot;0&quot;;&quot;&quot;;[.D9]);[.C9])" office:value-type="string" office:string-value="101" calcext:value-type="string">
            <text:p>101</text:p>
          </table:table-cell>
          <table:table-cell table:formula="of:=[.B9]+512*[.A9]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H7]+[.H8]" office:value-type="float" office:value="21" calcext:value-type="float">
            <text:p>21</text:p>
          </table:table-cell>
          <table:table-cell table:formula="of:=MOD([.H9];1000)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A10]=0;DEC2BIN([.B10]);DEC2BIN([.B10];9))" office:value-type="string" office:string-value="101" calcext:value-type="string">
            <text:p>101</text:p>
          </table:table-cell>
          <table:table-cell table:formula="of:=DEC2BIN([.A10])" office:value-type="string" office:string-value="0" calcext:value-type="string">
            <text:p>0</text:p>
          </table:table-cell>
          <table:table-cell table:formula="of:=CONCATENATE(IF([.D10]=&quot;0&quot;;&quot;&quot;;[.D10]);[.C10])" office:value-type="string" office:string-value="101" calcext:value-type="string">
            <text:p>101</text:p>
          </table:table-cell>
          <table:table-cell table:formula="of:=[.B10]+512*[.A10]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.H8]+[.H9]" office:value-type="float" office:value="34" calcext:value-type="float">
            <text:p>34</text:p>
          </table:table-cell>
          <table:table-cell table:formula="of:=MOD([.H10];1000)"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IF([.A11]=0;DEC2BIN([.B11]);DEC2BIN([.B11];9))" office:value-type="string" office:string-value="000001010" calcext:value-type="string">
            <text:p>000001010</text:p>
          </table:table-cell>
          <table:table-cell table:formula="of:=DEC2BIN([.A11])" office:value-type="string" office:string-value="1111" calcext:value-type="string">
            <text:p>1111</text:p>
          </table:table-cell>
          <table:table-cell table:formula="of:=CONCATENATE(IF([.D11]=&quot;0&quot;;&quot;&quot;;[.D11]);[.C11])" office:value-type="string" office:string-value="1111000001010" calcext:value-type="string">
            <text:p>1111000001010</text:p>
          </table:table-cell>
          <table:table-cell table:formula="of:=[.B11]+512*[.A11]" office:value-type="float" office:value="7690" calcext:value-type="float">
            <text:p>7690</text:p>
          </table:table-cell>
          <table:table-cell office:value-type="float" office:value="10" calcext:value-type="float">
            <text:p>10</text:p>
          </table:table-cell>
          <table:table-cell table:formula="of:=[.H9]+[.H10]" office:value-type="float" office:value="55" calcext:value-type="float">
            <text:p>55</text:p>
          </table:table-cell>
          <table:table-cell table:formula="of:=MOD([.H11];1000)"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IF([.A12]=0;DEC2BIN([.B12]);DEC2BIN([.B12];9))" office:value-type="string" office:string-value="1011" calcext:value-type="string">
            <text:p>1011</text:p>
          </table:table-cell>
          <table:table-cell table:formula="of:=DEC2BIN([.A12])" office:value-type="string" office:string-value="0" calcext:value-type="string">
            <text:p>0</text:p>
          </table:table-cell>
          <table:table-cell table:formula="of:=CONCATENATE(IF([.D12]=&quot;0&quot;;&quot;&quot;;[.D12]);[.C12])" office:value-type="string" office:string-value="1011" calcext:value-type="string">
            <text:p>1011</text:p>
          </table:table-cell>
          <table:table-cell table:formula="of:=[.B12]+512*[.A12]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[.H10]+[.H11]" office:value-type="float" office:value="89" calcext:value-type="float">
            <text:p>89</text:p>
          </table:table-cell>
          <table:table-cell table:formula="of:=MOD([.H12];1000)"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IF([.A13]=0;DEC2BIN([.B13]);DEC2BIN([.B13];9))" office:value-type="string" office:string-value="1100" calcext:value-type="string">
            <text:p>1100</text:p>
          </table:table-cell>
          <table:table-cell table:formula="of:=DEC2BIN([.A13])" office:value-type="string" office:string-value="0" calcext:value-type="string">
            <text:p>0</text:p>
          </table:table-cell>
          <table:table-cell table:formula="of:=CONCATENATE(IF([.D13]=&quot;0&quot;;&quot;&quot;;[.D13]);[.C13])" office:value-type="string" office:string-value="1100" calcext:value-type="string">
            <text:p>1100</text:p>
          </table:table-cell>
          <table:table-cell table:formula="of:=[.B13]+512*[.A13]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H11]+[.H12]" office:value-type="float" office:value="144" calcext:value-type="float">
            <text:p>144</text:p>
          </table:table-cell>
          <table:table-cell table:formula="of:=MOD([.H13];1000)"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IF([.A14]=0;DEC2BIN([.B14]);DEC2BIN([.B14];9))" office:value-type="string" office:string-value="000001101" calcext:value-type="string">
            <text:p>000001101</text:p>
          </table:table-cell>
          <table:table-cell table:formula="of:=DEC2BIN([.A14])" office:value-type="string" office:string-value="10101" calcext:value-type="string">
            <text:p>10101</text:p>
          </table:table-cell>
          <table:table-cell table:formula="of:=CONCATENATE(IF([.D14]=&quot;0&quot;;&quot;&quot;;[.D14]);[.C14])" office:value-type="string" office:string-value="10101000001101" calcext:value-type="string">
            <text:p>10101000001101</text:p>
          </table:table-cell>
          <table:table-cell table:formula="of:=[.B14]+512*[.A14]" office:value-type="float" office:value="10765" calcext:value-type="float">
            <text:p>10765</text:p>
          </table:table-cell>
          <table:table-cell office:value-type="float" office:value="13" calcext:value-type="float">
            <text:p>13</text:p>
          </table:table-cell>
          <table:table-cell table:formula="of:=[.H12]+[.H13]" office:value-type="float" office:value="233" calcext:value-type="float">
            <text:p>233</text:p>
          </table:table-cell>
          <table:table-cell table:formula="of:=MOD([.H14];1000)" office:value-type="float" office:value="233" calcext:value-type="float">
            <text:p>233</text:p>
          </table:table-cell>
          <table:table-cell office:value-type="float" office:value="13" calcext:value-type="float">
            <text:p>1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A15]=0;DEC2BIN([.B15]);DEC2BIN([.B15];9))" office:value-type="string" office:string-value="10" calcext:value-type="string">
            <text:p>10</text:p>
          </table:table-cell>
          <table:table-cell table:formula="of:=DEC2BIN([.A15])" office:value-type="string" office:string-value="0" calcext:value-type="string">
            <text:p>0</text:p>
          </table:table-cell>
          <table:table-cell table:formula="of:=CONCATENATE(IF([.D15]=&quot;0&quot;;&quot;&quot;;[.D15]);[.C15])" office:value-type="string" office:string-value="10" calcext:value-type="string">
            <text:p>10</text:p>
          </table:table-cell>
          <table:table-cell table:formula="of:=[.B15]+512*[.A15]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H13]+[.H14]" office:value-type="float" office:value="377" calcext:value-type="float">
            <text:p>377</text:p>
          </table:table-cell>
          <table:table-cell table:formula="of:=MOD([.H15];1000)" office:value-type="float" office:value="377" calcext:value-type="float">
            <text:p>377</text:p>
          </table:table-cell>
          <table:table-cell office:value-type="float" office:value="14" calcext:value-type="float">
            <text:p>14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A16]=0;DEC2BIN([.B16]);DEC2BIN([.B16];9))" office:value-type="string" office:string-value="11" calcext:value-type="string">
            <text:p>11</text:p>
          </table:table-cell>
          <table:table-cell table:formula="of:=DEC2BIN([.A16])" office:value-type="string" office:string-value="0" calcext:value-type="string">
            <text:p>0</text:p>
          </table:table-cell>
          <table:table-cell table:formula="of:=CONCATENATE(IF([.D16]=&quot;0&quot;;&quot;&quot;;[.D16]);[.C16])" office:value-type="string" office:string-value="11" calcext:value-type="string">
            <text:p>11</text:p>
          </table:table-cell>
          <table:table-cell table:formula="of:=[.B16]+512*[.A16]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H14]+[.H15]" office:value-type="float" office:value="610" calcext:value-type="float">
            <text:p>610</text:p>
          </table:table-cell>
          <table:table-cell table:formula="of:=MOD([.H16];1000)" office:value-type="float" office:value="610" calcext:value-type="float">
            <text:p>610</text:p>
          </table:table-cell>
          <table:table-cell office:value-type="float" office:value="15" calcext:value-type="float">
            <text:p>15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IF([.A17]=0;DEC2BIN([.B17]);DEC2BIN([.B17];9))" office:value-type="string" office:string-value="000000100" calcext:value-type="string">
            <text:p>000000100</text:p>
          </table:table-cell>
          <table:table-cell table:formula="of:=DEC2BIN([.A17])" office:value-type="string" office:string-value="11110" calcext:value-type="string">
            <text:p>11110</text:p>
          </table:table-cell>
          <table:table-cell table:formula="of:=CONCATENATE(IF([.D17]=&quot;0&quot;;&quot;&quot;;[.D17]);[.C17])" office:value-type="string" office:string-value="11110000000100" calcext:value-type="string">
            <text:p>11110000000100</text:p>
          </table:table-cell>
          <table:table-cell table:formula="of:=[.B17]+512*[.A17]" office:value-type="float" office:value="15364" calcext:value-type="float">
            <text:p>15364</text:p>
          </table:table-cell>
          <table:table-cell office:value-type="float" office:value="16" calcext:value-type="float">
            <text:p>16</text:p>
          </table:table-cell>
          <table:table-cell table:formula="of:=[.H15]+[.H16]" office:value-type="float" office:value="987" calcext:value-type="float">
            <text:p>987</text:p>
          </table:table-cell>
          <table:table-cell table:formula="of:=MOD([.H17];1000)" office:value-type="float" office:value="987" calcext:value-type="float">
            <text:p>987</text:p>
          </table:table-cell>
          <table:table-cell office:value-type="float" office:value="16" calcext:value-type="float">
            <text:p>16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formula="of:=IF([.A18]=0;DEC2BIN([.B18]);DEC2BIN([.B18];9))" office:value-type="string" office:string-value="000000101" calcext:value-type="string">
            <text:p>000000101</text:p>
          </table:table-cell>
          <table:table-cell table:formula="of:=DEC2BIN([.A18])" office:value-type="string" office:string-value="11111" calcext:value-type="string">
            <text:p>11111</text:p>
          </table:table-cell>
          <table:table-cell table:formula="of:=CONCATENATE(IF([.D18]=&quot;0&quot;;&quot;&quot;;[.D18]);[.C18])" office:value-type="string" office:string-value="11111000000101" calcext:value-type="string">
            <text:p>11111000000101</text:p>
          </table:table-cell>
          <table:table-cell table:formula="of:=[.B18]+512*[.A18]" office:value-type="float" office:value="15877" calcext:value-type="float">
            <text:p>15877</text:p>
          </table:table-cell>
          <table:table-cell office:value-type="float" office:value="17" calcext:value-type="float">
            <text:p>17</text:p>
          </table:table-cell>
          <table:table-cell table:formula="of:=[.H16]+[.H17]" office:value-type="float" office:value="1597" calcext:value-type="float">
            <text:p>1597</text:p>
          </table:table-cell>
          <table:table-cell table:formula="of:=MOD([.H18];1000)" office:value-type="float" office:value="597" calcext:value-type="float">
            <text:p>597</text:p>
          </table:table-cell>
          <table:table-cell office:value-type="float" office:value="17" calcext:value-type="float">
            <text:p>17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IF([.A19]=0;DEC2BIN([.B19]);DEC2BIN([.B19];9))" office:value-type="string" office:string-value="000000110" calcext:value-type="string">
            <text:p>000000110</text:p>
          </table:table-cell>
          <table:table-cell table:formula="of:=DEC2BIN([.A19])" office:value-type="string" office:string-value="100000" calcext:value-type="string">
            <text:p>100000</text:p>
          </table:table-cell>
          <table:table-cell table:formula="of:=CONCATENATE(IF([.D19]=&quot;0&quot;;&quot;&quot;;[.D19]);[.C19])" office:value-type="string" office:string-value="100000000000110" calcext:value-type="string">
            <text:p>100000000000110</text:p>
          </table:table-cell>
          <table:table-cell table:formula="of:=[.B19]+512*[.A19]" office:value-type="float" office:value="16390" calcext:value-type="float">
            <text:p>16390</text:p>
          </table:table-cell>
          <table:table-cell office:value-type="float" office:value="18" calcext:value-type="float">
            <text:p>18</text:p>
          </table:table-cell>
          <table:table-cell table:formula="of:=[.H17]+[.H18]" office:value-type="float" office:value="2584" calcext:value-type="float">
            <text:p>2584</text:p>
          </table:table-cell>
          <table:table-cell table:formula="of:=MOD([.H19];1000)" office:value-type="float" office:value="584" calcext:value-type="float">
            <text:p>584</text:p>
          </table:table-cell>
          <table:table-cell office:value-type="float" office:value="18" calcext:value-type="float">
            <text:p>18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formula="of:=IF([.A20]=0;DEC2BIN([.B20]);DEC2BIN([.B20];9))" office:value-type="string" office:string-value="000000110" calcext:value-type="string">
            <text:p>000000110</text:p>
          </table:table-cell>
          <table:table-cell table:formula="of:=DEC2BIN([.A20])" office:value-type="string" office:string-value="100001" calcext:value-type="string">
            <text:p>100001</text:p>
          </table:table-cell>
          <table:table-cell table:formula="of:=CONCATENATE(IF([.D20]=&quot;0&quot;;&quot;&quot;;[.D20]);[.C20])" office:value-type="string" office:string-value="100001000000110" calcext:value-type="string">
            <text:p>100001000000110</text:p>
          </table:table-cell>
          <table:table-cell table:formula="of:=[.B20]+512*[.A20]" office:value-type="float" office:value="16902" calcext:value-type="float">
            <text:p>16902</text:p>
          </table:table-cell>
          <table:table-cell office:value-type="float" office:value="19" calcext:value-type="float">
            <text:p>19</text:p>
          </table:table-cell>
          <table:table-cell table:formula="of:=[.H18]+[.H19]" office:value-type="float" office:value="4181" calcext:value-type="float">
            <text:p>4181</text:p>
          </table:table-cell>
          <table:table-cell table:formula="of:=MOD([.H20];1000)" office:value-type="float" office:value="181" calcext:value-type="float">
            <text:p>181</text:p>
          </table:table-cell>
          <table:table-cell office:value-type="float" office:value="19" calcext:value-type="float">
            <text:p>19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IF([.A21]=0;DEC2BIN([.B21]);DEC2BIN([.B21];9))" office:value-type="string" office:string-value="000000110" calcext:value-type="string">
            <text:p>000000110</text:p>
          </table:table-cell>
          <table:table-cell table:formula="of:=DEC2BIN([.A21])" office:value-type="string" office:string-value="100010" calcext:value-type="string">
            <text:p>100010</text:p>
          </table:table-cell>
          <table:table-cell table:formula="of:=CONCATENATE(IF([.D21]=&quot;0&quot;;&quot;&quot;;[.D21]);[.C21])" office:value-type="string" office:string-value="100010000000110" calcext:value-type="string">
            <text:p>100010000000110</text:p>
          </table:table-cell>
          <table:table-cell table:formula="of:=[.B21]+512*[.A21]" office:value-type="float" office:value="17414" calcext:value-type="float">
            <text:p>17414</text:p>
          </table:table-cell>
          <table:table-cell office:value-type="float" office:value="20" calcext:value-type="float">
            <text:p>20</text:p>
          </table:table-cell>
          <table:table-cell table:formula="of:=[.H19]+[.H20]" office:value-type="float" office:value="6765" calcext:value-type="float">
            <text:p>6765</text:p>
          </table:table-cell>
          <table:table-cell table:formula="of:=MOD([.H21];1000)" office:value-type="float" office:value="765" calcext:value-type="float">
            <text:p>765</text:p>
          </table:table-cell>
          <table:table-cell office:value-type="float" office:value="20" calcext:value-type="float">
            <text:p>2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formula="of:=IF([.A22]=0;DEC2BIN([.B22]);DEC2BIN([.B22];9))" office:value-type="string" office:string-value="000000110" calcext:value-type="string">
            <text:p>000000110</text:p>
          </table:table-cell>
          <table:table-cell table:formula="of:=DEC2BIN([.A22])" office:value-type="string" office:string-value="100011" calcext:value-type="string">
            <text:p>100011</text:p>
          </table:table-cell>
          <table:table-cell table:formula="of:=CONCATENATE(IF([.D22]=&quot;0&quot;;&quot;&quot;;[.D22]);[.C22])" office:value-type="string" office:string-value="100011000000110" calcext:value-type="string">
            <text:p>100011000000110</text:p>
          </table:table-cell>
          <table:table-cell table:formula="of:=[.B22]+512*[.A22]" office:value-type="float" office:value="17926" calcext:value-type="float">
            <text:p>17926</text:p>
          </table:table-cell>
          <table:table-cell office:value-type="float" office:value="21" calcext:value-type="float">
            <text:p>21</text:p>
          </table:table-cell>
          <table:table-cell table:formula="of:=[.H20]+[.H21]" office:value-type="float" office:value="10946" calcext:value-type="float">
            <text:p>10946</text:p>
          </table:table-cell>
          <table:table-cell table:formula="of:=MOD([.H22];1000)" office:value-type="float" office:value="946" calcext:value-type="float">
            <text:p>946</text:p>
          </table:table-cell>
          <table:table-cell office:value-type="float" office:value="21" calcext:value-type="float">
            <text:p>21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formula="of:=IF([.A23]=0;DEC2BIN([.B23]);DEC2BIN([.B23];9))" office:value-type="string" office:string-value="000001011" calcext:value-type="string">
            <text:p>000001011</text:p>
          </table:table-cell>
          <table:table-cell table:formula="of:=DEC2BIN([.A23])" office:value-type="string" office:string-value="100100" calcext:value-type="string">
            <text:p>100100</text:p>
          </table:table-cell>
          <table:table-cell table:formula="of:=CONCATENATE(IF([.D23]=&quot;0&quot;;&quot;&quot;;[.D23]);[.C23])" office:value-type="string" office:string-value="100100000001011" calcext:value-type="string">
            <text:p>100100000001011</text:p>
          </table:table-cell>
          <table:table-cell table:formula="of:=[.B23]+512*[.A23]" office:value-type="float" office:value="18443" calcext:value-type="float">
            <text:p>18443</text:p>
          </table:table-cell>
          <table:table-cell office:value-type="float" office:value="22" calcext:value-type="float">
            <text:p>22</text:p>
          </table:table-cell>
          <table:table-cell table:formula="of:=[.H21]+[.H22]" office:value-type="float" office:value="17711" calcext:value-type="float">
            <text:p>17711</text:p>
          </table:table-cell>
          <table:table-cell table:formula="of:=MOD([.H23];1000)" office:value-type="float" office:value="711" calcext:value-type="float">
            <text:p>711</text:p>
          </table:table-cell>
          <table:table-cell office:value-type="float" office:value="22" calcext:value-type="float">
            <text:p>22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formula="of:=IF([.A24]=0;DEC2BIN([.B24]);DEC2BIN([.B24];9))" office:value-type="string" office:string-value="000001100" calcext:value-type="string">
            <text:p>000001100</text:p>
          </table:table-cell>
          <table:table-cell table:formula="of:=DEC2BIN([.A24])" office:value-type="string" office:string-value="100101" calcext:value-type="string">
            <text:p>100101</text:p>
          </table:table-cell>
          <table:table-cell table:formula="of:=CONCATENATE(IF([.D24]=&quot;0&quot;;&quot;&quot;;[.D24]);[.C24])" office:value-type="string" office:string-value="100101000001100" calcext:value-type="string">
            <text:p>100101000001100</text:p>
          </table:table-cell>
          <table:table-cell table:formula="of:=[.B24]+512*[.A24]" office:value-type="float" office:value="18956" calcext:value-type="float">
            <text:p>18956</text:p>
          </table:table-cell>
          <table:table-cell office:value-type="float" office:value="23" calcext:value-type="float">
            <text:p>23</text:p>
          </table:table-cell>
          <table:table-cell table:formula="of:=[.H22]+[.H23]" office:value-type="float" office:value="28657" calcext:value-type="float">
            <text:p>28657</text:p>
          </table:table-cell>
          <table:table-cell table:formula="of:=MOD([.H24];1000)" office:value-type="float" office:value="657" calcext:value-type="float">
            <text:p>657</text:p>
          </table:table-cell>
          <table:table-cell office:value-type="float" office:value="23" calcext:value-type="float">
            <text:p>23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table:formula="of:=IF([.A25]=0;DEC2BIN([.B25]);DEC2BIN([.B25];9))" office:value-type="string" office:string-value="000001101" calcext:value-type="string">
            <text:p>000001101</text:p>
          </table:table-cell>
          <table:table-cell table:formula="of:=DEC2BIN([.A25])" office:value-type="string" office:string-value="100110" calcext:value-type="string">
            <text:p>100110</text:p>
          </table:table-cell>
          <table:table-cell table:formula="of:=CONCATENATE(IF([.D25]=&quot;0&quot;;&quot;&quot;;[.D25]);[.C25])" office:value-type="string" office:string-value="100110000001101" calcext:value-type="string">
            <text:p>100110000001101</text:p>
          </table:table-cell>
          <table:table-cell table:formula="of:=[.B25]+512*[.A25]" office:value-type="float" office:value="19469" calcext:value-type="float">
            <text:p>19469</text:p>
          </table:table-cell>
          <table:table-cell office:value-type="float" office:value="24" calcext:value-type="float">
            <text:p>24</text:p>
          </table:table-cell>
          <table:table-cell table:formula="of:=[.H23]+[.H24]" office:value-type="float" office:value="46368" calcext:value-type="float">
            <text:p>46368</text:p>
          </table:table-cell>
          <table:table-cell table:formula="of:=MOD([.H25];1000)" office:value-type="float" office:value="368" calcext:value-type="float">
            <text:p>368</text:p>
          </table:table-cell>
          <table:table-cell office:value-type="float" office:value="24" calcext:value-type="float">
            <text:p>24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table:formula="of:=IF([.A26]=0;DEC2BIN([.B26]);DEC2BIN([.B26];9))" office:value-type="string" office:string-value="000001110" calcext:value-type="string">
            <text:p>000001110</text:p>
          </table:table-cell>
          <table:table-cell table:formula="of:=DEC2BIN([.A26])" office:value-type="string" office:string-value="100111" calcext:value-type="string">
            <text:p>100111</text:p>
          </table:table-cell>
          <table:table-cell table:formula="of:=CONCATENATE(IF([.D26]=&quot;0&quot;;&quot;&quot;;[.D26]);[.C26])" office:value-type="string" office:string-value="100111000001110" calcext:value-type="string">
            <text:p>100111000001110</text:p>
          </table:table-cell>
          <table:table-cell table:formula="of:=[.B26]+512*[.A26]" office:value-type="float" office:value="19982" calcext:value-type="float">
            <text:p>19982</text:p>
          </table:table-cell>
          <table:table-cell office:value-type="float" office:value="25" calcext:value-type="float">
            <text:p>25</text:p>
          </table:table-cell>
          <table:table-cell table:formula="of:=[.H24]+[.H25]" office:value-type="float" office:value="75025" calcext:value-type="float">
            <text:p>75025</text:p>
          </table:table-cell>
          <table:table-cell table:formula="of:=MOD([.H26];1000)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IF([.A27]=0;DEC2BIN([.B27]);DEC2BIN([.B27];9))" office:value-type="string" office:string-value="000000011" calcext:value-type="string">
            <text:p>000000011</text:p>
          </table:table-cell>
          <table:table-cell table:formula="of:=DEC2BIN([.A27])" office:value-type="string" office:string-value="101000" calcext:value-type="string">
            <text:p>101000</text:p>
          </table:table-cell>
          <table:table-cell table:formula="of:=CONCATENATE(IF([.D27]=&quot;0&quot;;&quot;&quot;;[.D27]);[.C27])" office:value-type="string" office:string-value="101000000000011" calcext:value-type="string">
            <text:p>101000000000011</text:p>
          </table:table-cell>
          <table:table-cell table:formula="of:=[.B27]+512*[.A27]" office:value-type="float" office:value="20483" calcext:value-type="float">
            <text:p>20483</text:p>
          </table:table-cell>
          <table:table-cell office:value-type="float" office:value="26" calcext:value-type="float">
            <text:p>26</text:p>
          </table:table-cell>
          <table:table-cell table:formula="of:=[.H25]+[.H26]" office:value-type="float" office:value="121393" calcext:value-type="float">
            <text:p>121393</text:p>
          </table:table-cell>
          <table:table-cell table:formula="of:=MOD([.H27];1000)" office:value-type="float" office:value="393" calcext:value-type="float">
            <text:p>39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IF([.A28]=0;DEC2BIN([.B28]);DEC2BIN([.B28];9))" office:value-type="string" office:string-value="000000100" calcext:value-type="string">
            <text:p>000000100</text:p>
          </table:table-cell>
          <table:table-cell table:formula="of:=DEC2BIN([.A28])" office:value-type="string" office:string-value="1100100" calcext:value-type="string">
            <text:p>1100100</text:p>
          </table:table-cell>
          <table:table-cell table:formula="of:=CONCATENATE(IF([.D28]=&quot;0&quot;;&quot;&quot;;[.D28]);[.C28])" office:value-type="string" office:string-value="1100100000000100" calcext:value-type="string">
            <text:p>1100100000000100</text:p>
          </table:table-cell>
          <table:table-cell table:formula="of:=[.B28]+512*[.A28]" office:value-type="float" office:value="51204" calcext:value-type="float">
            <text:p>51204</text:p>
          </table:table-cell>
          <table:table-cell office:value-type="float" office:value="27" calcext:value-type="float">
            <text:p>27</text:p>
          </table:table-cell>
          <table:table-cell table:formula="of:=[.H26]+[.H27]" office:value-type="float" office:value="196418" calcext:value-type="float">
            <text:p>196418</text:p>
          </table:table-cell>
          <table:table-cell table:formula="of:=MOD([.H28];1000)" office:value-type="float" office:value="418" calcext:value-type="float">
            <text:p>418</text:p>
          </table:table-cell>
          <table:table-cell office:value-type="float" office:value="27" calcext:value-type="float">
            <text:p>27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table:formula="of:=IF([.A29]=0;DEC2BIN([.B29]);DEC2BIN([.B29];9))" office:value-type="string" office:string-value="000000101" calcext:value-type="string">
            <text:p>000000101</text:p>
          </table:table-cell>
          <table:table-cell table:formula="of:=DEC2BIN([.A29])" office:value-type="string" office:string-value="1100101" calcext:value-type="string">
            <text:p>1100101</text:p>
          </table:table-cell>
          <table:table-cell table:formula="of:=CONCATENATE(IF([.D29]=&quot;0&quot;;&quot;&quot;;[.D29]);[.C29])" office:value-type="string" office:string-value="1100101000000101" calcext:value-type="string">
            <text:p>1100101000000101</text:p>
          </table:table-cell>
          <table:table-cell table:formula="of:=[.B29]+512*[.A29]" office:value-type="float" office:value="51717" calcext:value-type="float">
            <text:p>51717</text:p>
          </table:table-cell>
          <table:table-cell office:value-type="float" office:value="28" calcext:value-type="float">
            <text:p>28</text:p>
          </table:table-cell>
          <table:table-cell table:formula="of:=[.H27]+[.H28]" office:value-type="float" office:value="317811" calcext:value-type="float">
            <text:p>317811</text:p>
          </table:table-cell>
          <table:table-cell table:formula="of:=MOD([.H29];1000)" office:value-type="float" office:value="811" calcext:value-type="float">
            <text:p>811</text:p>
          </table:table-cell>
          <table:table-cell office:value-type="float" office:value="28" calcext:value-type="float">
            <text:p>28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table:formula="of:=IF([.A30]=0;DEC2BIN([.B30]);DEC2BIN([.B30];9))" office:value-type="string" office:string-value="000000110" calcext:value-type="string">
            <text:p>000000110</text:p>
          </table:table-cell>
          <table:table-cell table:formula="of:=DEC2BIN([.A30])" office:value-type="string" office:string-value="1100110" calcext:value-type="string">
            <text:p>1100110</text:p>
          </table:table-cell>
          <table:table-cell table:formula="of:=CONCATENATE(IF([.D30]=&quot;0&quot;;&quot;&quot;;[.D30]);[.C30])" office:value-type="string" office:string-value="1100110000000110" calcext:value-type="string">
            <text:p>1100110000000110</text:p>
          </table:table-cell>
          <table:table-cell table:formula="of:=[.B30]+512*[.A30]" office:value-type="float" office:value="52230" calcext:value-type="float">
            <text:p>52230</text:p>
          </table:table-cell>
          <table:table-cell office:value-type="float" office:value="29" calcext:value-type="float">
            <text:p>29</text:p>
          </table:table-cell>
          <table:table-cell table:formula="of:=[.H28]+[.H29]" office:value-type="float" office:value="514229" calcext:value-type="float">
            <text:p>514229</text:p>
          </table:table-cell>
          <table:table-cell table:formula="of:=MOD([.H30];1000)" office:value-type="float" office:value="229" calcext:value-type="float">
            <text:p>229</text:p>
          </table:table-cell>
          <table:table-cell office:value-type="float" office:value="29" calcext:value-type="float">
            <text:p>2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IF([.A31]=0;DEC2BIN([.B31]);DEC2BIN([.B31];9))" office:value-type="string" office:string-value="000000111" calcext:value-type="string">
            <text:p>000000111</text:p>
          </table:table-cell>
          <table:table-cell table:formula="of:=DEC2BIN([.A31])" office:value-type="string" office:string-value="1100111" calcext:value-type="string">
            <text:p>1100111</text:p>
          </table:table-cell>
          <table:table-cell table:formula="of:=CONCATENATE(IF([.D31]=&quot;0&quot;;&quot;&quot;;[.D31]);[.C31])" office:value-type="string" office:string-value="1100111000000111" calcext:value-type="string">
            <text:p>1100111000000111</text:p>
          </table:table-cell>
          <table:table-cell table:formula="of:=[.B31]+512*[.A31]" office:value-type="float" office:value="52743" calcext:value-type="float">
            <text:p>52743</text:p>
          </table:table-cell>
          <table:table-cell office:value-type="float" office:value="30" calcext:value-type="float">
            <text:p>30</text:p>
          </table:table-cell>
          <table:table-cell table:formula="of:=[.H29]+[.H30]" office:value-type="float" office:value="832040" calcext:value-type="float">
            <text:p>832040</text:p>
          </table:table-cell>
          <table:table-cell table:formula="of:=MOD([.H31];1000)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table:formula="of:=IF([.A32]=0;DEC2BIN([.B32]);DEC2BIN([.B32];9))" office:value-type="string" office:string-value="000000111" calcext:value-type="string">
            <text:p>000000111</text:p>
          </table:table-cell>
          <table:table-cell table:formula="of:=DEC2BIN([.A32])" office:value-type="string" office:string-value="1101000" calcext:value-type="string">
            <text:p>1101000</text:p>
          </table:table-cell>
          <table:table-cell table:formula="of:=CONCATENATE(IF([.D32]=&quot;0&quot;;&quot;&quot;;[.D32]);[.C32])" office:value-type="string" office:string-value="1101000000000111" calcext:value-type="string">
            <text:p>1101000000000111</text:p>
          </table:table-cell>
          <table:table-cell table:formula="of:=[.B32]+512*[.A32]" office:value-type="float" office:value="53255" calcext:value-type="float">
            <text:p>53255</text:p>
          </table:table-cell>
          <table:table-cell office:value-type="float" office:value="31" calcext:value-type="float">
            <text:p>31</text:p>
          </table:table-cell>
          <table:table-cell table:formula="of:=[.H30]+[.H31]" office:value-type="float" office:value="1346269" calcext:value-type="float">
            <text:p>1346269</text:p>
          </table:table-cell>
          <table:table-cell table:formula="of:=MOD([.H32];1000)" office:value-type="float" office:value="269" calcext:value-type="float">
            <text:p>269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formula="of:=IF([.A33]=0;DEC2BIN([.B33]);DEC2BIN([.B33];9))" office:value-type="string" office:string-value="000000111" calcext:value-type="string">
            <text:p>000000111</text:p>
          </table:table-cell>
          <table:table-cell table:formula="of:=DEC2BIN([.A33])" office:value-type="string" office:string-value="1101001" calcext:value-type="string">
            <text:p>1101001</text:p>
          </table:table-cell>
          <table:table-cell table:formula="of:=CONCATENATE(IF([.D33]=&quot;0&quot;;&quot;&quot;;[.D33]);[.C33])" office:value-type="string" office:string-value="1101001000000111" calcext:value-type="string">
            <text:p>1101001000000111</text:p>
          </table:table-cell>
          <table:table-cell table:formula="of:=[.B33]+512*[.A33]" office:value-type="float" office:value="53767" calcext:value-type="float">
            <text:p>53767</text:p>
          </table:table-cell>
          <table:table-cell office:value-type="float" office:value="32" calcext:value-type="float">
            <text:p>32</text:p>
          </table:table-cell>
          <table:table-cell table:formula="of:=[.H31]+[.H32]" office:value-type="float" office:value="2178309" calcext:value-type="float">
            <text:p>2178309</text:p>
          </table:table-cell>
          <table:table-cell table:formula="of:=MOD([.H33];1000)" office:value-type="float" office:value="309" calcext:value-type="float">
            <text:p>309</text:p>
          </table:table-cell>
          <table:table-cell office:value-type="float" office:value="32" calcext:value-type="float">
            <text:p>32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table:formula="of:=IF([.A34]=0;DEC2BIN([.B34]);DEC2BIN([.B34];9))" office:value-type="string" office:string-value="000000111" calcext:value-type="string">
            <text:p>000000111</text:p>
          </table:table-cell>
          <table:table-cell table:formula="of:=DEC2BIN([.A34])" office:value-type="string" office:string-value="1101010" calcext:value-type="string">
            <text:p>1101010</text:p>
          </table:table-cell>
          <table:table-cell table:formula="of:=CONCATENATE(IF([.D34]=&quot;0&quot;;&quot;&quot;;[.D34]);[.C34])" office:value-type="string" office:string-value="1101010000000111" calcext:value-type="string">
            <text:p>1101010000000111</text:p>
          </table:table-cell>
          <table:table-cell table:formula="of:=[.B34]+512*[.A34]" office:value-type="float" office:value="54279" calcext:value-type="float">
            <text:p>54279</text:p>
          </table:table-cell>
          <table:table-cell office:value-type="float" office:value="33" calcext:value-type="float">
            <text:p>33</text:p>
          </table:table-cell>
          <table:table-cell table:formula="of:=[.H32]+[.H33]" office:value-type="float" office:value="3524578" calcext:value-type="float">
            <text:p>3524578</text:p>
          </table:table-cell>
          <table:table-cell table:formula="of:=MOD([.H34];1000)" office:value-type="float" office:value="578" calcext:value-type="float">
            <text:p>578</text:p>
          </table:table-cell>
          <table:table-cell office:value-type="float" office:value="33" calcext:value-type="float">
            <text:p>33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IF([.A35]=0;DEC2BIN([.B35]);DEC2BIN([.B35];9))" office:value-type="string" office:string-value="000001100" calcext:value-type="string">
            <text:p>000001100</text:p>
          </table:table-cell>
          <table:table-cell table:formula="of:=DEC2BIN([.A35])" office:value-type="string" office:string-value="1101011" calcext:value-type="string">
            <text:p>1101011</text:p>
          </table:table-cell>
          <table:table-cell table:formula="of:=CONCATENATE(IF([.D35]=&quot;0&quot;;&quot;&quot;;[.D35]);[.C35])" office:value-type="string" office:string-value="1101011000001100" calcext:value-type="string">
            <text:p>1101011000001100</text:p>
          </table:table-cell>
          <table:table-cell table:formula="of:=[.B35]+512*[.A35]" office:value-type="float" office:value="54796" calcext:value-type="float">
            <text:p>54796</text:p>
          </table:table-cell>
          <table:table-cell office:value-type="float" office:value="34" calcext:value-type="float">
            <text:p>34</text:p>
          </table:table-cell>
          <table:table-cell table:formula="of:=[.H33]+[.H34]" office:value-type="float" office:value="5702887" calcext:value-type="float">
            <text:p>5702887</text:p>
          </table:table-cell>
          <table:table-cell table:formula="of:=MOD([.H35];1000)" office:value-type="float" office:value="887" calcext:value-type="float">
            <text:p>887</text:p>
          </table:table-cell>
          <table:table-cell office:value-type="float" office:value="34" calcext:value-type="float">
            <text:p>34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" calcext:value-type="float">
            <text:p>13</text:p>
          </table:table-cell>
          <table:table-cell table:formula="of:=IF([.A36]=0;DEC2BIN([.B36]);DEC2BIN([.B36];9))" office:value-type="string" office:string-value="000001101" calcext:value-type="string">
            <text:p>000001101</text:p>
          </table:table-cell>
          <table:table-cell table:formula="of:=DEC2BIN([.A36])" office:value-type="string" office:string-value="1101100" calcext:value-type="string">
            <text:p>1101100</text:p>
          </table:table-cell>
          <table:table-cell table:formula="of:=CONCATENATE(IF([.D36]=&quot;0&quot;;&quot;&quot;;[.D36]);[.C36])" office:value-type="string" office:string-value="1101100000001101" calcext:value-type="string">
            <text:p>1101100000001101</text:p>
          </table:table-cell>
          <table:table-cell table:formula="of:=[.B36]+512*[.A36]" office:value-type="float" office:value="55309" calcext:value-type="float">
            <text:p>55309</text:p>
          </table:table-cell>
          <table:table-cell office:value-type="float" office:value="35" calcext:value-type="float">
            <text:p>35</text:p>
          </table:table-cell>
          <table:table-cell table:formula="of:=[.H34]+[.H35]" office:value-type="float" office:value="9227465" calcext:value-type="float">
            <text:p>9227465</text:p>
          </table:table-cell>
          <table:table-cell table:formula="of:=MOD([.H36];1000)" office:value-type="float" office:value="465" calcext:value-type="float">
            <text:p>465</text:p>
          </table:table-cell>
          <table:table-cell office:value-type="float" office:value="35" calcext:value-type="float">
            <text:p>35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table:formula="of:=IF([.A37]=0;DEC2BIN([.B37]);DEC2BIN([.B37];9))" office:value-type="string" office:string-value="000001110" calcext:value-type="string">
            <text:p>000001110</text:p>
          </table:table-cell>
          <table:table-cell table:formula="of:=DEC2BIN([.A37])" office:value-type="string" office:string-value="1101101" calcext:value-type="string">
            <text:p>1101101</text:p>
          </table:table-cell>
          <table:table-cell table:formula="of:=CONCATENATE(IF([.D37]=&quot;0&quot;;&quot;&quot;;[.D37]);[.C37])" office:value-type="string" office:string-value="1101101000001110" calcext:value-type="string">
            <text:p>1101101000001110</text:p>
          </table:table-cell>
          <table:table-cell table:formula="of:=[.B37]+512*[.A37]" office:value-type="float" office:value="55822" calcext:value-type="float">
            <text:p>55822</text:p>
          </table:table-cell>
          <table:table-cell office:value-type="float" office:value="36" calcext:value-type="float">
            <text:p>36</text:p>
          </table:table-cell>
          <table:table-cell table:formula="of:=[.H35]+[.H36]" office:value-type="float" office:value="14930352" calcext:value-type="float">
            <text:p>14930352</text:p>
          </table:table-cell>
          <table:table-cell table:formula="of:=MOD([.H37];1000)" office:value-type="float" office:value="352" calcext:value-type="float">
            <text:p>352</text:p>
          </table:table-cell>
          <table:table-cell office:value-type="float" office:value="36" calcext:value-type="float">
            <text:p>36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IF([.A38]=0;DEC2BIN([.B38]);DEC2BIN([.B38];9))" office:value-type="string" office:string-value="000001111" calcext:value-type="string">
            <text:p>000001111</text:p>
          </table:table-cell>
          <table:table-cell table:formula="of:=DEC2BIN([.A38])" office:value-type="string" office:string-value="1101110" calcext:value-type="string">
            <text:p>1101110</text:p>
          </table:table-cell>
          <table:table-cell table:formula="of:=CONCATENATE(IF([.D38]=&quot;0&quot;;&quot;&quot;;[.D38]);[.C38])" office:value-type="string" office:string-value="1101110000001111" calcext:value-type="string">
            <text:p>1101110000001111</text:p>
          </table:table-cell>
          <table:table-cell table:formula="of:=[.B38]+512*[.A38]" office:value-type="float" office:value="56335" calcext:value-type="float">
            <text:p>56335</text:p>
          </table:table-cell>
          <table:table-cell office:value-type="float" office:value="37" calcext:value-type="float">
            <text:p>37</text:p>
          </table:table-cell>
          <table:table-cell table:formula="of:=[.H36]+[.H37]" office:value-type="float" office:value="24157817" calcext:value-type="float">
            <text:p>24157817</text:p>
          </table:table-cell>
          <table:table-cell table:formula="of:=MOD([.H38];1000)" office:value-type="float" office:value="817" calcext:value-type="float">
            <text:p>817</text:p>
          </table:table-cell>
          <table:table-cell office:value-type="float" office:value="37" calcext:value-type="float">
            <text:p>37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table:formula="of:=IF([.A39]=0;DEC2BIN([.B39]);DEC2BIN([.B39];9))" office:value-type="string" office:string-value="000000100" calcext:value-type="string">
            <text:p>000000100</text:p>
          </table:table-cell>
          <table:table-cell table:formula="of:=DEC2BIN([.A39])" office:value-type="string" office:string-value="1101111" calcext:value-type="string">
            <text:p>1101111</text:p>
          </table:table-cell>
          <table:table-cell table:formula="of:=CONCATENATE(IF([.D39]=&quot;0&quot;;&quot;&quot;;[.D39]);[.C39])" office:value-type="string" office:string-value="1101111000000100" calcext:value-type="string">
            <text:p>1101111000000100</text:p>
          </table:table-cell>
          <table:table-cell table:formula="of:=[.B39]+512*[.A39]" office:value-type="float" office:value="56836" calcext:value-type="float">
            <text:p>56836</text:p>
          </table:table-cell>
          <table:table-cell office:value-type="float" office:value="38" calcext:value-type="float">
            <text:p>38</text:p>
          </table:table-cell>
          <table:table-cell table:formula="of:=[.H37]+[.H38]" office:value-type="float" office:value="39088169" calcext:value-type="float">
            <text:p>39088169</text:p>
          </table:table-cell>
          <table:table-cell table:formula="of:=MOD([.H39];1000)"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formula="of:=IF([.A40]=0;DEC2BIN([.B40]);DEC2BIN([.B40];9))" office:value-type="string" office:string-value="000000101" calcext:value-type="string">
            <text:p>000000101</text:p>
          </table:table-cell>
          <table:table-cell table:formula="of:=DEC2BIN([.A40])" office:value-type="string" office:string-value="100101100" calcext:value-type="string">
            <text:p>100101100</text:p>
          </table:table-cell>
          <table:table-cell table:formula="of:=CONCATENATE(IF([.D40]=&quot;0&quot;;&quot;&quot;;[.D40]);[.C40])" office:value-type="string" office:string-value="100101100000000101" calcext:value-type="string">
            <text:p>100101100000000101</text:p>
          </table:table-cell>
          <table:table-cell table:formula="of:=[.B40]+512*[.A40]" office:value-type="float" office:value="153605" calcext:value-type="float">
            <text:p>153605</text:p>
          </table:table-cell>
          <table:table-cell office:value-type="float" office:value="39" calcext:value-type="float">
            <text:p>39</text:p>
          </table:table-cell>
          <table:table-cell table:formula="of:=[.H38]+[.H39]" office:value-type="float" office:value="63245986" calcext:value-type="float">
            <text:p>63245986</text:p>
          </table:table-cell>
          <table:table-cell table:formula="of:=MOD([.H40];1000)" office:value-type="float" office:value="986" calcext:value-type="float">
            <text:p>986</text:p>
          </table:table-cell>
          <table:table-cell office:value-type="float" office:value="39" calcext:value-type="float">
            <text:p>3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" calcext:value-type="float">
            <text:p>6</text:p>
          </table:table-cell>
          <table:table-cell table:formula="of:=IF([.A41]=0;DEC2BIN([.B41]);DEC2BIN([.B41];9))" office:value-type="string" office:string-value="000000110" calcext:value-type="string">
            <text:p>000000110</text:p>
          </table:table-cell>
          <table:table-cell table:formula="of:=DEC2BIN([.A41])" office:value-type="string" office:string-value="100101101" calcext:value-type="string">
            <text:p>100101101</text:p>
          </table:table-cell>
          <table:table-cell table:formula="of:=CONCATENATE(IF([.D41]=&quot;0&quot;;&quot;&quot;;[.D41]);[.C41])" office:value-type="string" office:string-value="100101101000000110" calcext:value-type="string">
            <text:p>100101101000000110</text:p>
          </table:table-cell>
          <table:table-cell table:formula="of:=[.B41]+512*[.A41]" office:value-type="float" office:value="154118" calcext:value-type="float">
            <text:p>154118</text:p>
          </table:table-cell>
          <table:table-cell office:value-type="float" office:value="40" calcext:value-type="float">
            <text:p>40</text:p>
          </table:table-cell>
          <table:table-cell table:formula="of:=[.H39]+[.H40]" office:value-type="float" office:value="102334155" calcext:value-type="float">
            <text:p>102334155</text:p>
          </table:table-cell>
          <table:table-cell table:formula="of:=MOD([.H41];1000)" office:value-type="float" office:value="155" calcext:value-type="float">
            <text:p>155</text:p>
          </table:table-cell>
          <table:table-cell office:value-type="float" office:value="40" calcext:value-type="float">
            <text:p>40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7" calcext:value-type="float">
            <text:p>7</text:p>
          </table:table-cell>
          <table:table-cell table:formula="of:=IF([.A42]=0;DEC2BIN([.B42]);DEC2BIN([.B42];9))" office:value-type="string" office:string-value="000000111" calcext:value-type="string">
            <text:p>000000111</text:p>
          </table:table-cell>
          <table:table-cell table:formula="of:=DEC2BIN([.A42])" office:value-type="string" office:string-value="100101110" calcext:value-type="string">
            <text:p>100101110</text:p>
          </table:table-cell>
          <table:table-cell table:formula="of:=CONCATENATE(IF([.D42]=&quot;0&quot;;&quot;&quot;;[.D42]);[.C42])" office:value-type="string" office:string-value="100101110000000111" calcext:value-type="string">
            <text:p>100101110000000111</text:p>
          </table:table-cell>
          <table:table-cell table:formula="of:=[.B42]+512*[.A42]" office:value-type="float" office:value="154631" calcext:value-type="float">
            <text:p>154631</text:p>
          </table:table-cell>
          <table:table-cell office:value-type="float" office:value="41" calcext:value-type="float">
            <text:p>41</text:p>
          </table:table-cell>
          <table:table-cell table:formula="of:=[.H40]+[.H41]" office:value-type="float" office:value="165580141" calcext:value-type="float">
            <text:p>165580141</text:p>
          </table:table-cell>
          <table:table-cell table:formula="of:=MOD([.H42];1000)" office:value-type="float" office:value="141" calcext:value-type="float">
            <text:p>141</text:p>
          </table:table-cell>
          <table:table-cell office:value-type="float" office:value="41" calcext:value-type="float">
            <text:p>4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5" calcext:value-type="float">
            <text:p>45</text:p>
          </table:table-cell>
          <table:table-cell table:formula="of:=IF([.A43]=0;DEC2BIN([.B43]);DEC2BIN([.B43];9))" office:value-type="string" office:string-value="000101101" calcext:value-type="string">
            <text:p>000101101</text:p>
          </table:table-cell>
          <table:table-cell table:formula="of:=DEC2BIN([.A43])" office:value-type="string" office:string-value="100101111" calcext:value-type="string">
            <text:p>100101111</text:p>
          </table:table-cell>
          <table:table-cell table:formula="of:=CONCATENATE(IF([.D43]=&quot;0&quot;;&quot;&quot;;[.D43]);[.C43])" office:value-type="string" office:string-value="100101111000101101" calcext:value-type="string">
            <text:p>100101111000101101</text:p>
          </table:table-cell>
          <table:table-cell table:formula="of:=[.B43]+512*[.A43]" office:value-type="float" office:value="155181" calcext:value-type="float">
            <text:p>155181</text:p>
          </table:table-cell>
          <table:table-cell office:value-type="float" office:value="42" calcext:value-type="float">
            <text:p>42</text:p>
          </table:table-cell>
          <table:table-cell table:formula="of:=[.H41]+[.H42]" office:value-type="float" office:value="267914296" calcext:value-type="float">
            <text:p>267914296</text:p>
          </table:table-cell>
          <table:table-cell table:formula="of:=MOD([.H43];1000)"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IF([.A44]=0;DEC2BIN([.B44]);DEC2BIN([.B44];9))" office:value-type="string" office:string-value="000101110" calcext:value-type="string">
            <text:p>000101110</text:p>
          </table:table-cell>
          <table:table-cell table:formula="of:=DEC2BIN([.A44])" office:value-type="string" office:string-value="100110000" calcext:value-type="string">
            <text:p>100110000</text:p>
          </table:table-cell>
          <table:table-cell table:formula="of:=CONCATENATE(IF([.D44]=&quot;0&quot;;&quot;&quot;;[.D44]);[.C44])" office:value-type="string" office:string-value="100110000000101110" calcext:value-type="string">
            <text:p>100110000000101110</text:p>
          </table:table-cell>
          <table:table-cell table:formula="of:=[.B44]+512*[.A44]" office:value-type="float" office:value="155694" calcext:value-type="float">
            <text:p>155694</text:p>
          </table:table-cell>
          <table:table-cell office:value-type="float" office:value="43" calcext:value-type="float">
            <text:p>43</text:p>
          </table:table-cell>
          <table:table-cell table:formula="of:=[.H42]+[.H43]" office:value-type="float" office:value="433494437" calcext:value-type="float">
            <text:p>433494437</text:p>
          </table:table-cell>
          <table:table-cell table:formula="of:=MOD([.H44];1000)" office:value-type="float" office:value="437" calcext:value-type="float">
            <text:p>437</text:p>
          </table:table-cell>
          <table:table-cell office:value-type="float" office:value="43" calcext:value-type="float">
            <text:p>4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1" calcext:value-type="float">
            <text:p>41</text:p>
          </table:table-cell>
          <table:table-cell table:formula="of:=IF([.A45]=0;DEC2BIN([.B45]);DEC2BIN([.B45];9))" office:value-type="string" office:string-value="000101001" calcext:value-type="string">
            <text:p>000101001</text:p>
          </table:table-cell>
          <table:table-cell table:formula="of:=DEC2BIN([.A45])" office:value-type="string" office:string-value="100110001" calcext:value-type="string">
            <text:p>100110001</text:p>
          </table:table-cell>
          <table:table-cell table:formula="of:=CONCATENATE(IF([.D45]=&quot;0&quot;;&quot;&quot;;[.D45]);[.C45])" office:value-type="string" office:string-value="100110001000101001" calcext:value-type="string">
            <text:p>100110001000101001</text:p>
          </table:table-cell>
          <table:table-cell table:formula="of:=[.B45]+512*[.A45]" office:value-type="float" office:value="156201" calcext:value-type="float">
            <text:p>156201</text:p>
          </table:table-cell>
          <table:table-cell office:value-type="float" office:value="44" calcext:value-type="float">
            <text:p>44</text:p>
          </table:table-cell>
          <table:table-cell table:formula="of:=[.H43]+[.H44]" office:value-type="float" office:value="701408733" calcext:value-type="float">
            <text:p>701408733</text:p>
          </table:table-cell>
          <table:table-cell table:formula="of:=MOD([.H45];1000)" office:value-type="float" office:value="733" calcext:value-type="float">
            <text:p>733</text:p>
          </table:table-cell>
          <table:table-cell office:value-type="float" office:value="44" calcext:value-type="float">
            <text:p>44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50" calcext:value-type="float">
            <text:p>150</text:p>
          </table:table-cell>
          <table:table-cell table:formula="of:=IF([.A46]=0;DEC2BIN([.B46]);DEC2BIN([.B46];9))" office:value-type="string" office:string-value="010010110" calcext:value-type="string">
            <text:p>010010110</text:p>
          </table:table-cell>
          <table:table-cell table:formula="of:=DEC2BIN([.A46])" office:value-type="string" office:string-value="100110010" calcext:value-type="string">
            <text:p>100110010</text:p>
          </table:table-cell>
          <table:table-cell table:formula="of:=CONCATENATE(IF([.D46]=&quot;0&quot;;&quot;&quot;;[.D46]);[.C46])" office:value-type="string" office:string-value="100110010010010110" calcext:value-type="string">
            <text:p>100110010010010110</text:p>
          </table:table-cell>
          <table:table-cell table:formula="of:=[.B46]+512*[.A46]" office:value-type="float" office:value="156822" calcext:value-type="float">
            <text:p>156822</text:p>
          </table:table-cell>
          <table:table-cell office:value-type="float" office:value="45" calcext:value-type="float">
            <text:p>45</text:p>
          </table:table-cell>
          <table:table-cell table:formula="of:=[.H44]+[.H45]" office:value-type="float" office:value="1134903170" calcext:value-type="float">
            <text:p>1134903170</text:p>
          </table:table-cell>
          <table:table-cell table:formula="of:=MOD([.H46];1000)"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51" calcext:value-type="float">
            <text:p>151</text:p>
          </table:table-cell>
          <table:table-cell table:formula="of:=IF([.A47]=0;DEC2BIN([.B47]);DEC2BIN([.B47];9))" office:value-type="string" office:string-value="010010111" calcext:value-type="string">
            <text:p>010010111</text:p>
          </table:table-cell>
          <table:table-cell table:formula="of:=DEC2BIN([.A47])" office:value-type="string" office:string-value="100110011" calcext:value-type="string">
            <text:p>100110011</text:p>
          </table:table-cell>
          <table:table-cell table:formula="of:=CONCATENATE(IF([.D47]=&quot;0&quot;;&quot;&quot;;[.D47]);[.C47])" office:value-type="string" office:string-value="100110011010010111" calcext:value-type="string">
            <text:p>100110011010010111</text:p>
          </table:table-cell>
          <table:table-cell table:formula="of:=[.B47]+512*[.A47]" office:value-type="float" office:value="157335" calcext:value-type="float">
            <text:p>157335</text:p>
          </table:table-cell>
          <table:table-cell office:value-type="float" office:value="46" calcext:value-type="float">
            <text:p>46</text:p>
          </table:table-cell>
          <table:table-cell table:formula="of:=[.H45]+[.H46]" office:value-type="float" office:value="1836311903" calcext:value-type="float">
            <text:p>1836311903</text:p>
          </table:table-cell>
          <table:table-cell table:formula="of:=MOD([.H47];1000)" office:value-type="float" office:value="903" calcext:value-type="float">
            <text:p>903</text:p>
          </table:table-cell>
          <table:table-cell office:value-type="float" office:value="46" calcext:value-type="float">
            <text:p>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52" calcext:value-type="float">
            <text:p>152</text:p>
          </table:table-cell>
          <table:table-cell table:formula="of:=IF([.A48]=0;DEC2BIN([.B48]);DEC2BIN([.B48];9))" office:value-type="string" office:string-value="010011000" calcext:value-type="string">
            <text:p>010011000</text:p>
          </table:table-cell>
          <table:table-cell table:formula="of:=DEC2BIN([.A48])" office:value-type="string" office:string-value="100110100" calcext:value-type="string">
            <text:p>100110100</text:p>
          </table:table-cell>
          <table:table-cell table:formula="of:=CONCATENATE(IF([.D48]=&quot;0&quot;;&quot;&quot;;[.D48]);[.C48])" office:value-type="string" office:string-value="100110100010011000" calcext:value-type="string">
            <text:p>100110100010011000</text:p>
          </table:table-cell>
          <table:table-cell table:formula="of:=[.B48]+512*[.A48]" office:value-type="float" office:value="157848" calcext:value-type="float">
            <text:p>157848</text:p>
          </table:table-cell>
          <table:table-cell office:value-type="float" office:value="47" calcext:value-type="float">
            <text:p>47</text:p>
          </table:table-cell>
          <table:table-cell table:formula="of:=[.H46]+[.H47]" office:value-type="float" office:value="2971215073" calcext:value-type="float">
            <text:p>2971215073</text:p>
          </table:table-cell>
          <table:table-cell table:formula="of:=MOD([.H48];1000)"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53" calcext:value-type="float">
            <text:p>153</text:p>
          </table:table-cell>
          <table:table-cell table:formula="of:=IF([.A49]=0;DEC2BIN([.B49]);DEC2BIN([.B49];9))" office:value-type="string" office:string-value="010011001" calcext:value-type="string">
            <text:p>010011001</text:p>
          </table:table-cell>
          <table:table-cell table:formula="of:=DEC2BIN([.A49])" office:value-type="string" office:string-value="100110101" calcext:value-type="string">
            <text:p>100110101</text:p>
          </table:table-cell>
          <table:table-cell table:formula="of:=CONCATENATE(IF([.D49]=&quot;0&quot;;&quot;&quot;;[.D49]);[.C49])" office:value-type="string" office:string-value="100110101010011001" calcext:value-type="string">
            <text:p>100110101010011001</text:p>
          </table:table-cell>
          <table:table-cell table:formula="of:=[.B49]+512*[.A49]" office:value-type="float" office:value="158361" calcext:value-type="float">
            <text:p>158361</text:p>
          </table:table-cell>
          <table:table-cell office:value-type="float" office:value="48" calcext:value-type="float">
            <text:p>48</text:p>
          </table:table-cell>
          <table:table-cell table:formula="of:=[.H47]+[.H48]" office:value-type="float" office:value="4807526976" calcext:value-type="float">
            <text:p>4807526976</text:p>
          </table:table-cell>
          <table:table-cell table:formula="of:=MOD([.H49];1000)" office:value-type="float" office:value="976" calcext:value-type="float">
            <text:p>976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54" calcext:value-type="float">
            <text:p>154</text:p>
          </table:table-cell>
          <table:table-cell table:formula="of:=IF([.A50]=0;DEC2BIN([.B50]);DEC2BIN([.B50];9))" office:value-type="string" office:string-value="010011010" calcext:value-type="string">
            <text:p>010011010</text:p>
          </table:table-cell>
          <table:table-cell table:formula="of:=DEC2BIN([.A50])" office:value-type="string" office:string-value="100110110" calcext:value-type="string">
            <text:p>100110110</text:p>
          </table:table-cell>
          <table:table-cell table:formula="of:=CONCATENATE(IF([.D50]=&quot;0&quot;;&quot;&quot;;[.D50]);[.C50])" office:value-type="string" office:string-value="100110110010011010" calcext:value-type="string">
            <text:p>100110110010011010</text:p>
          </table:table-cell>
          <table:table-cell table:formula="of:=[.B50]+512*[.A50]" office:value-type="float" office:value="158874" calcext:value-type="float">
            <text:p>158874</text:p>
          </table:table-cell>
          <table:table-cell office:value-type="float" office:value="49" calcext:value-type="float">
            <text:p>49</text:p>
          </table:table-cell>
          <table:table-cell table:formula="of:=[.H48]+[.H49]" office:value-type="float" office:value="7778742049" calcext:value-type="float">
            <text:p>7778742049</text:p>
          </table:table-cell>
          <table:table-cell table:formula="of:=MOD([.H50];1000)" office:value-type="float" office:value="49" calcext:value-type="float">
            <text:p>49</text:p>
          </table:table-cell>
          <table:table-cell office:value-type="float" office:value="49" calcext:value-type="float">
            <text:p>49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55" calcext:value-type="float">
            <text:p>155</text:p>
          </table:table-cell>
          <table:table-cell table:formula="of:=IF([.A51]=0;DEC2BIN([.B51]);DEC2BIN([.B51];9))" office:value-type="string" office:string-value="010011011" calcext:value-type="string">
            <text:p>010011011</text:p>
          </table:table-cell>
          <table:table-cell table:formula="of:=DEC2BIN([.A51])" office:value-type="string" office:string-value="100110111" calcext:value-type="string">
            <text:p>100110111</text:p>
          </table:table-cell>
          <table:table-cell table:formula="of:=CONCATENATE(IF([.D51]=&quot;0&quot;;&quot;&quot;;[.D51]);[.C51])" office:value-type="string" office:string-value="100110111010011011" calcext:value-type="string">
            <text:p>100110111010011011</text:p>
          </table:table-cell>
          <table:table-cell table:formula="of:=[.B51]+512*[.A51]" office:value-type="float" office:value="159387" calcext:value-type="float">
            <text:p>159387</text:p>
          </table:table-cell>
          <table:table-cell office:value-type="float" office:value="50" calcext:value-type="float">
            <text:p>50</text:p>
          </table:table-cell>
          <table:table-cell table:formula="of:=[.H49]+[.H50]" office:value-type="float" office:value="12586269025" calcext:value-type="float">
            <text:p>12586269025</text:p>
          </table:table-cell>
          <table:table-cell table:formula="of:=MOD([.H51];1000)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56" calcext:value-type="float">
            <text:p>156</text:p>
          </table:table-cell>
          <table:table-cell table:formula="of:=IF([.A52]=0;DEC2BIN([.B52]);DEC2BIN([.B52];9))" office:value-type="string" office:string-value="010011100" calcext:value-type="string">
            <text:p>010011100</text:p>
          </table:table-cell>
          <table:table-cell table:formula="of:=DEC2BIN([.A52])" office:value-type="string" office:string-value="100111000" calcext:value-type="string">
            <text:p>100111000</text:p>
          </table:table-cell>
          <table:table-cell table:formula="of:=CONCATENATE(IF([.D52]=&quot;0&quot;;&quot;&quot;;[.D52]);[.C52])" office:value-type="string" office:string-value="100111000010011100" calcext:value-type="string">
            <text:p>100111000010011100</text:p>
          </table:table-cell>
          <table:table-cell table:formula="of:=[.B52]+512*[.A52]" office:value-type="float" office:value="159900" calcext:value-type="float">
            <text:p>159900</text:p>
          </table:table-cell>
          <table:table-cell office:value-type="float" office:value="51" calcext:value-type="float">
            <text:p>51</text:p>
          </table:table-cell>
          <table:table-cell table:formula="of:=[.H50]+[.H51]" office:value-type="float" office:value="20365011074" calcext:value-type="float">
            <text:p>20365011074</text:p>
          </table:table-cell>
          <table:table-cell table:formula="of:=MOD([.H52];1000)"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57" calcext:value-type="float">
            <text:p>157</text:p>
          </table:table-cell>
          <table:table-cell table:formula="of:=IF([.A53]=0;DEC2BIN([.B53]);DEC2BIN([.B53];9))" office:value-type="string" office:string-value="010011101" calcext:value-type="string">
            <text:p>010011101</text:p>
          </table:table-cell>
          <table:table-cell table:formula="of:=DEC2BIN([.A53])" office:value-type="string" office:string-value="100111001" calcext:value-type="string">
            <text:p>100111001</text:p>
          </table:table-cell>
          <table:table-cell table:formula="of:=CONCATENATE(IF([.D53]=&quot;0&quot;;&quot;&quot;;[.D53]);[.C53])" office:value-type="string" office:string-value="100111001010011101" calcext:value-type="string">
            <text:p>100111001010011101</text:p>
          </table:table-cell>
          <table:table-cell table:formula="of:=[.B53]+512*[.A53]" office:value-type="float" office:value="160413" calcext:value-type="float">
            <text:p>160413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58" calcext:value-type="float">
            <text:p>158</text:p>
          </table:table-cell>
          <table:table-cell table:formula="of:=IF([.A54]=0;DEC2BIN([.B54]);DEC2BIN([.B54];9))" office:value-type="string" office:string-value="010011110" calcext:value-type="string">
            <text:p>010011110</text:p>
          </table:table-cell>
          <table:table-cell table:formula="of:=DEC2BIN([.A54])" office:value-type="string" office:string-value="100111010" calcext:value-type="string">
            <text:p>100111010</text:p>
          </table:table-cell>
          <table:table-cell table:formula="of:=CONCATENATE(IF([.D54]=&quot;0&quot;;&quot;&quot;;[.D54]);[.C54])" office:value-type="string" office:string-value="100111010010011110" calcext:value-type="string">
            <text:p>100111010010011110</text:p>
          </table:table-cell>
          <table:table-cell table:formula="of:=[.B54]+512*[.A54]" office:value-type="float" office:value="160926" calcext:value-type="float">
            <text:p>160926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59" calcext:value-type="float">
            <text:p>159</text:p>
          </table:table-cell>
          <table:table-cell table:formula="of:=IF([.A55]=0;DEC2BIN([.B55]);DEC2BIN([.B55];9))" office:value-type="string" office:string-value="010011111" calcext:value-type="string">
            <text:p>010011111</text:p>
          </table:table-cell>
          <table:table-cell table:formula="of:=DEC2BIN([.A55])" office:value-type="string" office:string-value="100111011" calcext:value-type="string">
            <text:p>100111011</text:p>
          </table:table-cell>
          <table:table-cell table:formula="of:=CONCATENATE(IF([.D55]=&quot;0&quot;;&quot;&quot;;[.D55]);[.C55])" office:value-type="string" office:string-value="100111011010011111" calcext:value-type="string">
            <text:p>100111011010011111</text:p>
          </table:table-cell>
          <table:table-cell table:formula="of:=[.B55]+512*[.A55]" office:value-type="float" office:value="161439" calcext:value-type="float">
            <text:p>161439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60" calcext:value-type="float">
            <text:p>160</text:p>
          </table:table-cell>
          <table:table-cell table:formula="of:=IF([.A56]=0;DEC2BIN([.B56]);DEC2BIN([.B56];9))" office:value-type="string" office:string-value="010100000" calcext:value-type="string">
            <text:p>010100000</text:p>
          </table:table-cell>
          <table:table-cell table:formula="of:=DEC2BIN([.A56])" office:value-type="string" office:string-value="100111100" calcext:value-type="string">
            <text:p>100111100</text:p>
          </table:table-cell>
          <table:table-cell table:formula="of:=CONCATENATE(IF([.D56]=&quot;0&quot;;&quot;&quot;;[.D56]);[.C56])" office:value-type="string" office:string-value="100111100010100000" calcext:value-type="string">
            <text:p>100111100010100000</text:p>
          </table:table-cell>
          <table:table-cell table:formula="of:=[.B56]+512*[.A56]" office:value-type="float" office:value="161952" calcext:value-type="float">
            <text:p>161952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61" calcext:value-type="float">
            <text:p>161</text:p>
          </table:table-cell>
          <table:table-cell table:formula="of:=IF([.A57]=0;DEC2BIN([.B57]);DEC2BIN([.B57];9))" office:value-type="string" office:string-value="010100001" calcext:value-type="string">
            <text:p>010100001</text:p>
          </table:table-cell>
          <table:table-cell table:formula="of:=DEC2BIN([.A57])" office:value-type="string" office:string-value="100111101" calcext:value-type="string">
            <text:p>100111101</text:p>
          </table:table-cell>
          <table:table-cell table:formula="of:=CONCATENATE(IF([.D57]=&quot;0&quot;;&quot;&quot;;[.D57]);[.C57])" office:value-type="string" office:string-value="100111101010100001" calcext:value-type="string">
            <text:p>100111101010100001</text:p>
          </table:table-cell>
          <table:table-cell table:formula="of:=[.B57]+512*[.A57]" office:value-type="float" office:value="162465" calcext:value-type="float">
            <text:p>162465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62" calcext:value-type="float">
            <text:p>162</text:p>
          </table:table-cell>
          <table:table-cell table:formula="of:=IF([.A58]=0;DEC2BIN([.B58]);DEC2BIN([.B58];9))" office:value-type="string" office:string-value="010100010" calcext:value-type="string">
            <text:p>010100010</text:p>
          </table:table-cell>
          <table:table-cell table:formula="of:=DEC2BIN([.A58])" office:value-type="string" office:string-value="100111110" calcext:value-type="string">
            <text:p>100111110</text:p>
          </table:table-cell>
          <table:table-cell table:formula="of:=CONCATENATE(IF([.D58]=&quot;0&quot;;&quot;&quot;;[.D58]);[.C58])" office:value-type="string" office:string-value="100111110010100010" calcext:value-type="string">
            <text:p>100111110010100010</text:p>
          </table:table-cell>
          <table:table-cell table:formula="of:=[.B58]+512*[.A58]" office:value-type="float" office:value="162978" calcext:value-type="float">
            <text:p>162978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63" calcext:value-type="float">
            <text:p>163</text:p>
          </table:table-cell>
          <table:table-cell table:formula="of:=IF([.A59]=0;DEC2BIN([.B59]);DEC2BIN([.B59];9))" office:value-type="string" office:string-value="010100011" calcext:value-type="string">
            <text:p>010100011</text:p>
          </table:table-cell>
          <table:table-cell table:formula="of:=DEC2BIN([.A59])" office:value-type="string" office:string-value="100111111" calcext:value-type="string">
            <text:p>100111111</text:p>
          </table:table-cell>
          <table:table-cell table:formula="of:=CONCATENATE(IF([.D59]=&quot;0&quot;;&quot;&quot;;[.D59]);[.C59])" office:value-type="string" office:string-value="100111111010100011" calcext:value-type="string">
            <text:p>100111111010100011</text:p>
          </table:table-cell>
          <table:table-cell table:formula="of:=[.B59]+512*[.A59]" office:value-type="float" office:value="163491" calcext:value-type="float">
            <text:p>163491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4" calcext:value-type="float">
            <text:p>164</text:p>
          </table:table-cell>
          <table:table-cell table:formula="of:=IF([.A60]=0;DEC2BIN([.B60]);DEC2BIN([.B60];9))" office:value-type="string" office:string-value="010100100" calcext:value-type="string">
            <text:p>010100100</text:p>
          </table:table-cell>
          <table:table-cell table:formula="of:=DEC2BIN([.A60])" office:value-type="string" office:string-value="101000000" calcext:value-type="string">
            <text:p>101000000</text:p>
          </table:table-cell>
          <table:table-cell table:formula="of:=CONCATENATE(IF([.D60]=&quot;0&quot;;&quot;&quot;;[.D60]);[.C60])" office:value-type="string" office:string-value="101000000010100100" calcext:value-type="string">
            <text:p>101000000010100100</text:p>
          </table:table-cell>
          <table:table-cell table:formula="of:=[.B60]+512*[.A60]" office:value-type="float" office:value="164004" calcext:value-type="float">
            <text:p>164004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65" calcext:value-type="float">
            <text:p>165</text:p>
          </table:table-cell>
          <table:table-cell table:formula="of:=IF([.A61]=0;DEC2BIN([.B61]);DEC2BIN([.B61];9))" office:value-type="string" office:string-value="010100101" calcext:value-type="string">
            <text:p>010100101</text:p>
          </table:table-cell>
          <table:table-cell table:formula="of:=DEC2BIN([.A61])" office:value-type="string" office:string-value="101000001" calcext:value-type="string">
            <text:p>101000001</text:p>
          </table:table-cell>
          <table:table-cell table:formula="of:=CONCATENATE(IF([.D61]=&quot;0&quot;;&quot;&quot;;[.D61]);[.C61])" office:value-type="string" office:string-value="101000001010100101" calcext:value-type="string">
            <text:p>101000001010100101</text:p>
          </table:table-cell>
          <table:table-cell table:formula="of:=[.B61]+512*[.A61]" office:value-type="float" office:value="164517" calcext:value-type="float">
            <text:p>16451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66" calcext:value-type="float">
            <text:p>166</text:p>
          </table:table-cell>
          <table:table-cell table:formula="of:=IF([.A62]=0;DEC2BIN([.B62]);DEC2BIN([.B62];9))" office:value-type="string" office:string-value="010100110" calcext:value-type="string">
            <text:p>010100110</text:p>
          </table:table-cell>
          <table:table-cell table:formula="of:=DEC2BIN([.A62])" office:value-type="string" office:string-value="101000010" calcext:value-type="string">
            <text:p>101000010</text:p>
          </table:table-cell>
          <table:table-cell table:formula="of:=CONCATENATE(IF([.D62]=&quot;0&quot;;&quot;&quot;;[.D62]);[.C62])" office:value-type="string" office:string-value="101000010010100110" calcext:value-type="string">
            <text:p>101000010010100110</text:p>
          </table:table-cell>
          <table:table-cell table:formula="of:=[.B62]+512*[.A62]" office:value-type="float" office:value="165030" calcext:value-type="float">
            <text:p>165030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67" calcext:value-type="float">
            <text:p>167</text:p>
          </table:table-cell>
          <table:table-cell table:formula="of:=IF([.A63]=0;DEC2BIN([.B63]);DEC2BIN([.B63];9))" office:value-type="string" office:string-value="010100111" calcext:value-type="string">
            <text:p>010100111</text:p>
          </table:table-cell>
          <table:table-cell table:formula="of:=DEC2BIN([.A63])" office:value-type="string" office:string-value="101000011" calcext:value-type="string">
            <text:p>101000011</text:p>
          </table:table-cell>
          <table:table-cell table:formula="of:=CONCATENATE(IF([.D63]=&quot;0&quot;;&quot;&quot;;[.D63]);[.C63])" office:value-type="string" office:string-value="101000011010100111" calcext:value-type="string">
            <text:p>101000011010100111</text:p>
          </table:table-cell>
          <table:table-cell table:formula="of:=[.B63]+512*[.A63]" office:value-type="float" office:value="165543" calcext:value-type="float">
            <text:p>165543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68" calcext:value-type="float">
            <text:p>168</text:p>
          </table:table-cell>
          <table:table-cell table:formula="of:=IF([.A64]=0;DEC2BIN([.B64]);DEC2BIN([.B64];9))" office:value-type="string" office:string-value="010101000" calcext:value-type="string">
            <text:p>010101000</text:p>
          </table:table-cell>
          <table:table-cell table:formula="of:=DEC2BIN([.A64])" office:value-type="string" office:string-value="101000100" calcext:value-type="string">
            <text:p>101000100</text:p>
          </table:table-cell>
          <table:table-cell table:formula="of:=CONCATENATE(IF([.D64]=&quot;0&quot;;&quot;&quot;;[.D64]);[.C64])" office:value-type="string" office:string-value="101000100010101000" calcext:value-type="string">
            <text:p>101000100010101000</text:p>
          </table:table-cell>
          <table:table-cell table:formula="of:=[.B64]+512*[.A64]" office:value-type="float" office:value="166056" calcext:value-type="float">
            <text:p>166056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69" calcext:value-type="float">
            <text:p>169</text:p>
          </table:table-cell>
          <table:table-cell table:formula="of:=IF([.A65]=0;DEC2BIN([.B65]);DEC2BIN([.B65];9))" office:value-type="string" office:string-value="010101001" calcext:value-type="string">
            <text:p>010101001</text:p>
          </table:table-cell>
          <table:table-cell table:formula="of:=DEC2BIN([.A65])" office:value-type="string" office:string-value="101000101" calcext:value-type="string">
            <text:p>101000101</text:p>
          </table:table-cell>
          <table:table-cell table:formula="of:=CONCATENATE(IF([.D65]=&quot;0&quot;;&quot;&quot;;[.D65]);[.C65])" office:value-type="string" office:string-value="101000101010101001" calcext:value-type="string">
            <text:p>101000101010101001</text:p>
          </table:table-cell>
          <table:table-cell table:formula="of:=[.B65]+512*[.A65]" office:value-type="float" office:value="166569" calcext:value-type="float">
            <text:p>166569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70" calcext:value-type="float">
            <text:p>170</text:p>
          </table:table-cell>
          <table:table-cell table:formula="of:=IF([.A66]=0;DEC2BIN([.B66]);DEC2BIN([.B66];9))" office:value-type="string" office:string-value="010101010" calcext:value-type="string">
            <text:p>010101010</text:p>
          </table:table-cell>
          <table:table-cell table:formula="of:=DEC2BIN([.A66])" office:value-type="string" office:string-value="101000110" calcext:value-type="string">
            <text:p>101000110</text:p>
          </table:table-cell>
          <table:table-cell table:formula="of:=CONCATENATE(IF([.D66]=&quot;0&quot;;&quot;&quot;;[.D66]);[.C66])" office:value-type="string" office:string-value="101000110010101010" calcext:value-type="string">
            <text:p>101000110010101010</text:p>
          </table:table-cell>
          <table:table-cell table:formula="of:=[.B66]+512*[.A66]" office:value-type="float" office:value="167082" calcext:value-type="float">
            <text:p>167082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71" calcext:value-type="float">
            <text:p>171</text:p>
          </table:table-cell>
          <table:table-cell table:formula="of:=IF([.A67]=0;DEC2BIN([.B67]);DEC2BIN([.B67];9))" office:value-type="string" office:string-value="010101011" calcext:value-type="string">
            <text:p>010101011</text:p>
          </table:table-cell>
          <table:table-cell table:formula="of:=DEC2BIN([.A67])" office:value-type="string" office:string-value="101000111" calcext:value-type="string">
            <text:p>101000111</text:p>
          </table:table-cell>
          <table:table-cell table:formula="of:=CONCATENATE(IF([.D67]=&quot;0&quot;;&quot;&quot;;[.D67]);[.C67])" office:value-type="string" office:string-value="101000111010101011" calcext:value-type="string">
            <text:p>101000111010101011</text:p>
          </table:table-cell>
          <table:table-cell table:formula="of:=[.B67]+512*[.A67]" office:value-type="float" office:value="167595" calcext:value-type="float">
            <text:p>167595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72" calcext:value-type="float">
            <text:p>172</text:p>
          </table:table-cell>
          <table:table-cell table:formula="of:=IF([.A68]=0;DEC2BIN([.B68]);DEC2BIN([.B68];9))" office:value-type="string" office:string-value="010101100" calcext:value-type="string">
            <text:p>010101100</text:p>
          </table:table-cell>
          <table:table-cell table:formula="of:=DEC2BIN([.A68])" office:value-type="string" office:string-value="110010000" calcext:value-type="string">
            <text:p>110010000</text:p>
          </table:table-cell>
          <table:table-cell table:formula="of:=CONCATENATE(IF([.D68]=&quot;0&quot;;&quot;&quot;;[.D68]);[.C68])" office:value-type="string" office:string-value="110010000010101100" calcext:value-type="string">
            <text:p>110010000010101100</text:p>
          </table:table-cell>
          <table:table-cell table:formula="of:=[.B68]+512*[.A68]" office:value-type="float" office:value="204972" calcext:value-type="float">
            <text:p>204972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73" calcext:value-type="float">
            <text:p>173</text:p>
          </table:table-cell>
          <table:table-cell table:formula="of:=IF([.A69]=0;DEC2BIN([.B69]);DEC2BIN([.B69];9))" office:value-type="string" office:string-value="010101101" calcext:value-type="string">
            <text:p>010101101</text:p>
          </table:table-cell>
          <table:table-cell table:formula="of:=DEC2BIN([.A69])" office:value-type="string" office:string-value="110010001" calcext:value-type="string">
            <text:p>110010001</text:p>
          </table:table-cell>
          <table:table-cell table:formula="of:=CONCATENATE(IF([.D69]=&quot;0&quot;;&quot;&quot;;[.D69]);[.C69])" office:value-type="string" office:string-value="110010001010101101" calcext:value-type="string">
            <text:p>110010001010101101</text:p>
          </table:table-cell>
          <table:table-cell table:formula="of:=[.B69]+512*[.A69]" office:value-type="float" office:value="205485" calcext:value-type="float">
            <text:p>205485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74" calcext:value-type="float">
            <text:p>174</text:p>
          </table:table-cell>
          <table:table-cell table:formula="of:=IF([.A70]=0;DEC2BIN([.B70]);DEC2BIN([.B70];9))" office:value-type="string" office:string-value="010101110" calcext:value-type="string">
            <text:p>010101110</text:p>
          </table:table-cell>
          <table:table-cell table:formula="of:=DEC2BIN([.A70])" office:value-type="string" office:string-value="110010010" calcext:value-type="string">
            <text:p>110010010</text:p>
          </table:table-cell>
          <table:table-cell table:formula="of:=CONCATENATE(IF([.D70]=&quot;0&quot;;&quot;&quot;;[.D70]);[.C70])" office:value-type="string" office:string-value="110010010010101110" calcext:value-type="string">
            <text:p>110010010010101110</text:p>
          </table:table-cell>
          <table:table-cell table:formula="of:=[.B70]+512*[.A70]" office:value-type="float" office:value="205998" calcext:value-type="float">
            <text:p>205998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75" calcext:value-type="float">
            <text:p>175</text:p>
          </table:table-cell>
          <table:table-cell table:formula="of:=IF([.A71]=0;DEC2BIN([.B71]);DEC2BIN([.B71];9))" office:value-type="string" office:string-value="010101111" calcext:value-type="string">
            <text:p>010101111</text:p>
          </table:table-cell>
          <table:table-cell table:formula="of:=DEC2BIN([.A71])" office:value-type="string" office:string-value="110010011" calcext:value-type="string">
            <text:p>110010011</text:p>
          </table:table-cell>
          <table:table-cell table:formula="of:=CONCATENATE(IF([.D71]=&quot;0&quot;;&quot;&quot;;[.D71]);[.C71])" office:value-type="string" office:string-value="110010011010101111" calcext:value-type="string">
            <text:p>110010011010101111</text:p>
          </table:table-cell>
          <table:table-cell table:formula="of:=[.B71]+512*[.A71]" office:value-type="float" office:value="206511" calcext:value-type="float">
            <text:p>206511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76" calcext:value-type="float">
            <text:p>176</text:p>
          </table:table-cell>
          <table:table-cell table:formula="of:=IF([.A72]=0;DEC2BIN([.B72]);DEC2BIN([.B72];9))" office:value-type="string" office:string-value="010110000" calcext:value-type="string">
            <text:p>010110000</text:p>
          </table:table-cell>
          <table:table-cell table:formula="of:=DEC2BIN([.A72])" office:value-type="string" office:string-value="110010100" calcext:value-type="string">
            <text:p>110010100</text:p>
          </table:table-cell>
          <table:table-cell table:formula="of:=CONCATENATE(IF([.D72]=&quot;0&quot;;&quot;&quot;;[.D72]);[.C72])" office:value-type="string" office:string-value="110010100010110000" calcext:value-type="string">
            <text:p>110010100010110000</text:p>
          </table:table-cell>
          <table:table-cell table:formula="of:=[.B72]+512*[.A72]" office:value-type="float" office:value="207024" calcext:value-type="float">
            <text:p>207024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77" calcext:value-type="float">
            <text:p>177</text:p>
          </table:table-cell>
          <table:table-cell table:formula="of:=IF([.A73]=0;DEC2BIN([.B73]);DEC2BIN([.B73];9))" office:value-type="string" office:string-value="010110001" calcext:value-type="string">
            <text:p>010110001</text:p>
          </table:table-cell>
          <table:table-cell table:formula="of:=DEC2BIN([.A73])" office:value-type="string" office:string-value="110010101" calcext:value-type="string">
            <text:p>110010101</text:p>
          </table:table-cell>
          <table:table-cell table:formula="of:=CONCATENATE(IF([.D73]=&quot;0&quot;;&quot;&quot;;[.D73]);[.C73])" office:value-type="string" office:string-value="110010101010110001" calcext:value-type="string">
            <text:p>110010101010110001</text:p>
          </table:table-cell>
          <table:table-cell table:formula="of:=[.B73]+512*[.A73]" office:value-type="float" office:value="207537" calcext:value-type="float">
            <text:p>207537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78" calcext:value-type="float">
            <text:p>178</text:p>
          </table:table-cell>
          <table:table-cell table:formula="of:=IF([.A74]=0;DEC2BIN([.B74]);DEC2BIN([.B74];9))" office:value-type="string" office:string-value="010110010" calcext:value-type="string">
            <text:p>010110010</text:p>
          </table:table-cell>
          <table:table-cell table:formula="of:=DEC2BIN([.A74])" office:value-type="string" office:string-value="110010110" calcext:value-type="string">
            <text:p>110010110</text:p>
          </table:table-cell>
          <table:table-cell table:formula="of:=CONCATENATE(IF([.D74]=&quot;0&quot;;&quot;&quot;;[.D74]);[.C74])" office:value-type="string" office:string-value="110010110010110010" calcext:value-type="string">
            <text:p>110010110010110010</text:p>
          </table:table-cell>
          <table:table-cell table:formula="of:=[.B74]+512*[.A74]" office:value-type="float" office:value="208050" calcext:value-type="float">
            <text:p>208050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79" calcext:value-type="float">
            <text:p>179</text:p>
          </table:table-cell>
          <table:table-cell table:formula="of:=IF([.A75]=0;DEC2BIN([.B75]);DEC2BIN([.B75];9))" office:value-type="string" office:string-value="010110011" calcext:value-type="string">
            <text:p>010110011</text:p>
          </table:table-cell>
          <table:table-cell table:formula="of:=DEC2BIN([.A75])" office:value-type="string" office:string-value="110010111" calcext:value-type="string">
            <text:p>110010111</text:p>
          </table:table-cell>
          <table:table-cell table:formula="of:=CONCATENATE(IF([.D75]=&quot;0&quot;;&quot;&quot;;[.D75]);[.C75])" office:value-type="string" office:string-value="110010111010110011" calcext:value-type="string">
            <text:p>110010111010110011</text:p>
          </table:table-cell>
          <table:table-cell table:formula="of:=[.B75]+512*[.A75]" office:value-type="float" office:value="208563" calcext:value-type="float">
            <text:p>208563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80" calcext:value-type="float">
            <text:p>180</text:p>
          </table:table-cell>
          <table:table-cell table:formula="of:=IF([.A76]=0;DEC2BIN([.B76]);DEC2BIN([.B76];9))" office:value-type="string" office:string-value="010110100" calcext:value-type="string">
            <text:p>010110100</text:p>
          </table:table-cell>
          <table:table-cell table:formula="of:=DEC2BIN([.A76])" office:value-type="string" office:string-value="110011000" calcext:value-type="string">
            <text:p>110011000</text:p>
          </table:table-cell>
          <table:table-cell table:formula="of:=CONCATENATE(IF([.D76]=&quot;0&quot;;&quot;&quot;;[.D76]);[.C76])" office:value-type="string" office:string-value="110011000010110100" calcext:value-type="string">
            <text:p>110011000010110100</text:p>
          </table:table-cell>
          <table:table-cell table:formula="of:=[.B76]+512*[.A76]" office:value-type="float" office:value="209076" calcext:value-type="float">
            <text:p>20907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81" calcext:value-type="float">
            <text:p>181</text:p>
          </table:table-cell>
          <table:table-cell table:formula="of:=IF([.A77]=0;DEC2BIN([.B77]);DEC2BIN([.B77];9))" office:value-type="string" office:string-value="010110101" calcext:value-type="string">
            <text:p>010110101</text:p>
          </table:table-cell>
          <table:table-cell table:formula="of:=DEC2BIN([.A77])" office:value-type="string" office:string-value="110011001" calcext:value-type="string">
            <text:p>110011001</text:p>
          </table:table-cell>
          <table:table-cell table:formula="of:=CONCATENATE(IF([.D77]=&quot;0&quot;;&quot;&quot;;[.D77]);[.C77])" office:value-type="string" office:string-value="110011001010110101" calcext:value-type="string">
            <text:p>110011001010110101</text:p>
          </table:table-cell>
          <table:table-cell table:formula="of:=[.B77]+512*[.A77]" office:value-type="float" office:value="209589" calcext:value-type="float">
            <text:p>209589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82" calcext:value-type="float">
            <text:p>182</text:p>
          </table:table-cell>
          <table:table-cell table:formula="of:=IF([.A78]=0;DEC2BIN([.B78]);DEC2BIN([.B78];9))" office:value-type="string" office:string-value="010110110" calcext:value-type="string">
            <text:p>010110110</text:p>
          </table:table-cell>
          <table:table-cell table:formula="of:=DEC2BIN([.A78])" office:value-type="string" office:string-value="110011010" calcext:value-type="string">
            <text:p>110011010</text:p>
          </table:table-cell>
          <table:table-cell table:formula="of:=CONCATENATE(IF([.D78]=&quot;0&quot;;&quot;&quot;;[.D78]);[.C78])" office:value-type="string" office:string-value="110011010010110110" calcext:value-type="string">
            <text:p>110011010010110110</text:p>
          </table:table-cell>
          <table:table-cell table:formula="of:=[.B78]+512*[.A78]" office:value-type="float" office:value="210102" calcext:value-type="float">
            <text:p>210102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83" calcext:value-type="float">
            <text:p>183</text:p>
          </table:table-cell>
          <table:table-cell table:formula="of:=IF([.A79]=0;DEC2BIN([.B79]);DEC2BIN([.B79];9))" office:value-type="string" office:string-value="010110111" calcext:value-type="string">
            <text:p>010110111</text:p>
          </table:table-cell>
          <table:table-cell table:formula="of:=DEC2BIN([.A79])" office:value-type="string" office:string-value="110011011" calcext:value-type="string">
            <text:p>110011011</text:p>
          </table:table-cell>
          <table:table-cell table:formula="of:=CONCATENATE(IF([.D79]=&quot;0&quot;;&quot;&quot;;[.D79]);[.C79])" office:value-type="string" office:string-value="110011011010110111" calcext:value-type="string">
            <text:p>110011011010110111</text:p>
          </table:table-cell>
          <table:table-cell table:formula="of:=[.B79]+512*[.A79]" office:value-type="float" office:value="210615" calcext:value-type="float">
            <text:p>210615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84" calcext:value-type="float">
            <text:p>184</text:p>
          </table:table-cell>
          <table:table-cell table:formula="of:=IF([.A80]=0;DEC2BIN([.B80]);DEC2BIN([.B80];9))" office:value-type="string" office:string-value="010111000" calcext:value-type="string">
            <text:p>010111000</text:p>
          </table:table-cell>
          <table:table-cell table:formula="of:=DEC2BIN([.A80])" office:value-type="string" office:string-value="110011100" calcext:value-type="string">
            <text:p>110011100</text:p>
          </table:table-cell>
          <table:table-cell table:formula="of:=CONCATENATE(IF([.D80]=&quot;0&quot;;&quot;&quot;;[.D80]);[.C80])" office:value-type="string" office:string-value="110011100010111000" calcext:value-type="string">
            <text:p>110011100010111000</text:p>
          </table:table-cell>
          <table:table-cell table:formula="of:=[.B80]+512*[.A80]" office:value-type="float" office:value="211128" calcext:value-type="float">
            <text:p>211128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85" calcext:value-type="float">
            <text:p>185</text:p>
          </table:table-cell>
          <table:table-cell table:formula="of:=IF([.A81]=0;DEC2BIN([.B81]);DEC2BIN([.B81];9))" office:value-type="string" office:string-value="010111001" calcext:value-type="string">
            <text:p>010111001</text:p>
          </table:table-cell>
          <table:table-cell table:formula="of:=DEC2BIN([.A81])" office:value-type="string" office:string-value="110011101" calcext:value-type="string">
            <text:p>110011101</text:p>
          </table:table-cell>
          <table:table-cell table:formula="of:=CONCATENATE(IF([.D81]=&quot;0&quot;;&quot;&quot;;[.D81]);[.C81])" office:value-type="string" office:string-value="110011101010111001" calcext:value-type="string">
            <text:p>110011101010111001</text:p>
          </table:table-cell>
          <table:table-cell table:formula="of:=[.B81]+512*[.A81]" office:value-type="float" office:value="211641" calcext:value-type="float">
            <text:p>211641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86" calcext:value-type="float">
            <text:p>186</text:p>
          </table:table-cell>
          <table:table-cell table:formula="of:=IF([.A82]=0;DEC2BIN([.B82]);DEC2BIN([.B82];9))" office:value-type="string" office:string-value="010111010" calcext:value-type="string">
            <text:p>010111010</text:p>
          </table:table-cell>
          <table:table-cell table:formula="of:=DEC2BIN([.A82])" office:value-type="string" office:string-value="110011110" calcext:value-type="string">
            <text:p>110011110</text:p>
          </table:table-cell>
          <table:table-cell table:formula="of:=CONCATENATE(IF([.D82]=&quot;0&quot;;&quot;&quot;;[.D82]);[.C82])" office:value-type="string" office:string-value="110011110010111010" calcext:value-type="string">
            <text:p>110011110010111010</text:p>
          </table:table-cell>
          <table:table-cell table:formula="of:=[.B82]+512*[.A82]" office:value-type="float" office:value="212154" calcext:value-type="float">
            <text:p>212154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87" calcext:value-type="float">
            <text:p>187</text:p>
          </table:table-cell>
          <table:table-cell table:formula="of:=IF([.A83]=0;DEC2BIN([.B83]);DEC2BIN([.B83];9))" office:value-type="string" office:string-value="010111011" calcext:value-type="string">
            <text:p>010111011</text:p>
          </table:table-cell>
          <table:table-cell table:formula="of:=DEC2BIN([.A83])" office:value-type="string" office:string-value="110011111" calcext:value-type="string">
            <text:p>110011111</text:p>
          </table:table-cell>
          <table:table-cell table:formula="of:=CONCATENATE(IF([.D83]=&quot;0&quot;;&quot;&quot;;[.D83]);[.C83])" office:value-type="string" office:string-value="110011111010111011" calcext:value-type="string">
            <text:p>110011111010111011</text:p>
          </table:table-cell>
          <table:table-cell table:formula="of:=[.B83]+512*[.A83]" office:value-type="float" office:value="212667" calcext:value-type="float">
            <text:p>212667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88" calcext:value-type="float">
            <text:p>188</text:p>
          </table:table-cell>
          <table:table-cell table:formula="of:=IF([.A84]=0;DEC2BIN([.B84]);DEC2BIN([.B84];9))" office:value-type="string" office:string-value="010111100" calcext:value-type="string">
            <text:p>010111100</text:p>
          </table:table-cell>
          <table:table-cell table:formula="of:=DEC2BIN([.A84])" office:value-type="string" office:string-value="110100000" calcext:value-type="string">
            <text:p>110100000</text:p>
          </table:table-cell>
          <table:table-cell table:formula="of:=CONCATENATE(IF([.D84]=&quot;0&quot;;&quot;&quot;;[.D84]);[.C84])" office:value-type="string" office:string-value="110100000010111100" calcext:value-type="string">
            <text:p>110100000010111100</text:p>
          </table:table-cell>
          <table:table-cell table:formula="of:=[.B84]+512*[.A84]" office:value-type="float" office:value="213180" calcext:value-type="float">
            <text:p>213180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89" calcext:value-type="float">
            <text:p>189</text:p>
          </table:table-cell>
          <table:table-cell table:formula="of:=IF([.A85]=0;DEC2BIN([.B85]);DEC2BIN([.B85];9))" office:value-type="string" office:string-value="010111101" calcext:value-type="string">
            <text:p>010111101</text:p>
          </table:table-cell>
          <table:table-cell table:formula="of:=DEC2BIN([.A85])" office:value-type="string" office:string-value="110100001" calcext:value-type="string">
            <text:p>110100001</text:p>
          </table:table-cell>
          <table:table-cell table:formula="of:=CONCATENATE(IF([.D85]=&quot;0&quot;;&quot;&quot;;[.D85]);[.C85])" office:value-type="string" office:string-value="110100001010111101" calcext:value-type="string">
            <text:p>110100001010111101</text:p>
          </table:table-cell>
          <table:table-cell table:formula="of:=[.B85]+512*[.A85]" office:value-type="float" office:value="213693" calcext:value-type="float">
            <text:p>213693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90" calcext:value-type="float">
            <text:p>190</text:p>
          </table:table-cell>
          <table:table-cell table:formula="of:=IF([.A86]=0;DEC2BIN([.B86]);DEC2BIN([.B86];9))" office:value-type="string" office:string-value="010111110" calcext:value-type="string">
            <text:p>010111110</text:p>
          </table:table-cell>
          <table:table-cell table:formula="of:=DEC2BIN([.A86])" office:value-type="string" office:string-value="110100010" calcext:value-type="string">
            <text:p>110100010</text:p>
          </table:table-cell>
          <table:table-cell table:formula="of:=CONCATENATE(IF([.D86]=&quot;0&quot;;&quot;&quot;;[.D86]);[.C86])" office:value-type="string" office:string-value="110100010010111110" calcext:value-type="string">
            <text:p>110100010010111110</text:p>
          </table:table-cell>
          <table:table-cell table:formula="of:=[.B86]+512*[.A86]" office:value-type="float" office:value="214206" calcext:value-type="float">
            <text:p>214206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91" calcext:value-type="float">
            <text:p>191</text:p>
          </table:table-cell>
          <table:table-cell table:formula="of:=IF([.A87]=0;DEC2BIN([.B87]);DEC2BIN([.B87];9))" office:value-type="string" office:string-value="010111111" calcext:value-type="string">
            <text:p>010111111</text:p>
          </table:table-cell>
          <table:table-cell table:formula="of:=DEC2BIN([.A87])" office:value-type="string" office:string-value="110100011" calcext:value-type="string">
            <text:p>110100011</text:p>
          </table:table-cell>
          <table:table-cell table:formula="of:=CONCATENATE(IF([.D87]=&quot;0&quot;;&quot;&quot;;[.D87]);[.C87])" office:value-type="string" office:string-value="110100011010111111" calcext:value-type="string">
            <text:p>110100011010111111</text:p>
          </table:table-cell>
          <table:table-cell table:formula="of:=[.B87]+512*[.A87]" office:value-type="float" office:value="214719" calcext:value-type="float">
            <text:p>214719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92" calcext:value-type="float">
            <text:p>192</text:p>
          </table:table-cell>
          <table:table-cell table:formula="of:=IF([.A88]=0;DEC2BIN([.B88]);DEC2BIN([.B88];9))" office:value-type="string" office:string-value="011000000" calcext:value-type="string">
            <text:p>011000000</text:p>
          </table:table-cell>
          <table:table-cell table:formula="of:=DEC2BIN([.A88])" office:value-type="string" office:string-value="110100100" calcext:value-type="string">
            <text:p>110100100</text:p>
          </table:table-cell>
          <table:table-cell table:formula="of:=CONCATENATE(IF([.D88]=&quot;0&quot;;&quot;&quot;;[.D88]);[.C88])" office:value-type="string" office:string-value="110100100011000000" calcext:value-type="string">
            <text:p>110100100011000000</text:p>
          </table:table-cell>
          <table:table-cell table:formula="of:=[.B88]+512*[.A88]" office:value-type="float" office:value="215232" calcext:value-type="float">
            <text:p>215232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93" calcext:value-type="float">
            <text:p>193</text:p>
          </table:table-cell>
          <table:table-cell table:formula="of:=IF([.A89]=0;DEC2BIN([.B89]);DEC2BIN([.B89];9))" office:value-type="string" office:string-value="011000001" calcext:value-type="string">
            <text:p>011000001</text:p>
          </table:table-cell>
          <table:table-cell table:formula="of:=DEC2BIN([.A89])" office:value-type="string" office:string-value="110100101" calcext:value-type="string">
            <text:p>110100101</text:p>
          </table:table-cell>
          <table:table-cell table:formula="of:=CONCATENATE(IF([.D89]=&quot;0&quot;;&quot;&quot;;[.D89]);[.C89])" office:value-type="string" office:string-value="110100101011000001" calcext:value-type="string">
            <text:p>110100101011000001</text:p>
          </table:table-cell>
          <table:table-cell table:formula="of:=[.B89]+512*[.A89]" office:value-type="float" office:value="215745" calcext:value-type="float">
            <text:p>215745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94" calcext:value-type="float">
            <text:p>194</text:p>
          </table:table-cell>
          <table:table-cell table:formula="of:=IF([.A90]=0;DEC2BIN([.B90]);DEC2BIN([.B90];9))" office:value-type="string" office:string-value="011000010" calcext:value-type="string">
            <text:p>011000010</text:p>
          </table:table-cell>
          <table:table-cell table:formula="of:=DEC2BIN([.A90])" office:value-type="string" office:string-value="110100110" calcext:value-type="string">
            <text:p>110100110</text:p>
          </table:table-cell>
          <table:table-cell table:formula="of:=CONCATENATE(IF([.D90]=&quot;0&quot;;&quot;&quot;;[.D90]);[.C90])" office:value-type="string" office:string-value="110100110011000010" calcext:value-type="string">
            <text:p>110100110011000010</text:p>
          </table:table-cell>
          <table:table-cell table:formula="of:=[.B90]+512*[.A90]" office:value-type="float" office:value="216258" calcext:value-type="float">
            <text:p>216258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95" calcext:value-type="float">
            <text:p>195</text:p>
          </table:table-cell>
          <table:table-cell table:formula="of:=IF([.A91]=0;DEC2BIN([.B91]);DEC2BIN([.B91];9))" office:value-type="string" office:string-value="011000011" calcext:value-type="string">
            <text:p>011000011</text:p>
          </table:table-cell>
          <table:table-cell table:formula="of:=DEC2BIN([.A91])" office:value-type="string" office:string-value="110100111" calcext:value-type="string">
            <text:p>110100111</text:p>
          </table:table-cell>
          <table:table-cell table:formula="of:=CONCATENATE(IF([.D91]=&quot;0&quot;;&quot;&quot;;[.D91]);[.C91])" office:value-type="string" office:string-value="110100111011000011" calcext:value-type="string">
            <text:p>110100111011000011</text:p>
          </table:table-cell>
          <table:table-cell table:formula="of:=[.B91]+512*[.A91]" office:value-type="float" office:value="216771" calcext:value-type="float">
            <text:p>216771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96" calcext:value-type="float">
            <text:p>196</text:p>
          </table:table-cell>
          <table:table-cell table:formula="of:=IF([.A92]=0;DEC2BIN([.B92]);DEC2BIN([.B92];9))" office:value-type="string" office:string-value="011000100" calcext:value-type="string">
            <text:p>011000100</text:p>
          </table:table-cell>
          <table:table-cell table:formula="of:=DEC2BIN([.A92])" office:value-type="string" office:string-value="110101000" calcext:value-type="string">
            <text:p>110101000</text:p>
          </table:table-cell>
          <table:table-cell table:formula="of:=CONCATENATE(IF([.D92]=&quot;0&quot;;&quot;&quot;;[.D92]);[.C92])" office:value-type="string" office:string-value="110101000011000100" calcext:value-type="string">
            <text:p>110101000011000100</text:p>
          </table:table-cell>
          <table:table-cell table:formula="of:=[.B92]+512*[.A92]" office:value-type="float" office:value="217284" calcext:value-type="float">
            <text:p>217284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97" calcext:value-type="float">
            <text:p>197</text:p>
          </table:table-cell>
          <table:table-cell table:formula="of:=IF([.A93]=0;DEC2BIN([.B93]);DEC2BIN([.B93];9))" office:value-type="string" office:string-value="011000101" calcext:value-type="string">
            <text:p>011000101</text:p>
          </table:table-cell>
          <table:table-cell table:formula="of:=DEC2BIN([.A93])" office:value-type="string" office:string-value="110101001" calcext:value-type="string">
            <text:p>110101001</text:p>
          </table:table-cell>
          <table:table-cell table:formula="of:=CONCATENATE(IF([.D93]=&quot;0&quot;;&quot;&quot;;[.D93]);[.C93])" office:value-type="string" office:string-value="110101001011000101" calcext:value-type="string">
            <text:p>110101001011000101</text:p>
          </table:table-cell>
          <table:table-cell table:formula="of:=[.B93]+512*[.A93]" office:value-type="float" office:value="217797" calcext:value-type="float">
            <text:p>217797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98" calcext:value-type="float">
            <text:p>198</text:p>
          </table:table-cell>
          <table:table-cell table:formula="of:=IF([.A94]=0;DEC2BIN([.B94]);DEC2BIN([.B94];9))" office:value-type="string" office:string-value="011000110" calcext:value-type="string">
            <text:p>011000110</text:p>
          </table:table-cell>
          <table:table-cell table:formula="of:=DEC2BIN([.A94])" office:value-type="string" office:string-value="110101010" calcext:value-type="string">
            <text:p>110101010</text:p>
          </table:table-cell>
          <table:table-cell table:formula="of:=CONCATENATE(IF([.D94]=&quot;0&quot;;&quot;&quot;;[.D94]);[.C94])" office:value-type="string" office:string-value="110101010011000110" calcext:value-type="string">
            <text:p>110101010011000110</text:p>
          </table:table-cell>
          <table:table-cell table:formula="of:=[.B94]+512*[.A94]" office:value-type="float" office:value="218310" calcext:value-type="float">
            <text:p>218310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99" calcext:value-type="float">
            <text:p>199</text:p>
          </table:table-cell>
          <table:table-cell table:formula="of:=IF([.A95]=0;DEC2BIN([.B95]);DEC2BIN([.B95];9))" office:value-type="string" office:string-value="011000111" calcext:value-type="string">
            <text:p>011000111</text:p>
          </table:table-cell>
          <table:table-cell table:formula="of:=DEC2BIN([.A95])" office:value-type="string" office:string-value="110101011" calcext:value-type="string">
            <text:p>110101011</text:p>
          </table:table-cell>
          <table:table-cell table:formula="of:=CONCATENATE(IF([.D95]=&quot;0&quot;;&quot;&quot;;[.D95]);[.C95])" office:value-type="string" office:string-value="110101011011000111" calcext:value-type="string">
            <text:p>110101011011000111</text:p>
          </table:table-cell>
          <table:table-cell table:formula="of:=[.B95]+512*[.A95]" office:value-type="float" office:value="218823" calcext:value-type="float">
            <text:p>218823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00" calcext:value-type="float">
            <text:p>200</text:p>
          </table:table-cell>
          <table:table-cell table:formula="of:=IF([.A96]=0;DEC2BIN([.B96]);DEC2BIN([.B96];9))" office:value-type="string" office:string-value="011001000" calcext:value-type="string">
            <text:p>011001000</text:p>
          </table:table-cell>
          <table:table-cell table:formula="of:=DEC2BIN([.A96])" office:value-type="string" office:string-value="110101100" calcext:value-type="string">
            <text:p>110101100</text:p>
          </table:table-cell>
          <table:table-cell table:formula="of:=CONCATENATE(IF([.D96]=&quot;0&quot;;&quot;&quot;;[.D96]);[.C96])" office:value-type="string" office:string-value="110101100011001000" calcext:value-type="string">
            <text:p>110101100011001000</text:p>
          </table:table-cell>
          <table:table-cell table:formula="of:=[.B96]+512*[.A96]" office:value-type="float" office:value="219336" calcext:value-type="float">
            <text:p>219336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01" calcext:value-type="float">
            <text:p>201</text:p>
          </table:table-cell>
          <table:table-cell table:formula="of:=IF([.A97]=0;DEC2BIN([.B97]);DEC2BIN([.B97];9))" office:value-type="string" office:string-value="011001001" calcext:value-type="string">
            <text:p>011001001</text:p>
          </table:table-cell>
          <table:table-cell table:formula="of:=DEC2BIN([.A97])" office:value-type="string" office:string-value="110101101" calcext:value-type="string">
            <text:p>110101101</text:p>
          </table:table-cell>
          <table:table-cell table:formula="of:=CONCATENATE(IF([.D97]=&quot;0&quot;;&quot;&quot;;[.D97]);[.C97])" office:value-type="string" office:string-value="110101101011001001" calcext:value-type="string">
            <text:p>110101101011001001</text:p>
          </table:table-cell>
          <table:table-cell table:formula="of:=[.B97]+512*[.A97]" office:value-type="float" office:value="219849" calcext:value-type="float">
            <text:p>219849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02" calcext:value-type="float">
            <text:p>202</text:p>
          </table:table-cell>
          <table:table-cell table:formula="of:=IF([.A98]=0;DEC2BIN([.B98]);DEC2BIN([.B98];9))" office:value-type="string" office:string-value="011001010" calcext:value-type="string">
            <text:p>011001010</text:p>
          </table:table-cell>
          <table:table-cell table:formula="of:=DEC2BIN([.A98])" office:value-type="string" office:string-value="110101110" calcext:value-type="string">
            <text:p>110101110</text:p>
          </table:table-cell>
          <table:table-cell table:formula="of:=CONCATENATE(IF([.D98]=&quot;0&quot;;&quot;&quot;;[.D98]);[.C98])" office:value-type="string" office:string-value="110101110011001010" calcext:value-type="string">
            <text:p>110101110011001010</text:p>
          </table:table-cell>
          <table:table-cell table:formula="of:=[.B98]+512*[.A98]" office:value-type="float" office:value="220362" calcext:value-type="float">
            <text:p>220362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03" calcext:value-type="float">
            <text:p>203</text:p>
          </table:table-cell>
          <table:table-cell table:formula="of:=IF([.A99]=0;DEC2BIN([.B99]);DEC2BIN([.B99];9))" office:value-type="string" office:string-value="011001011" calcext:value-type="string">
            <text:p>011001011</text:p>
          </table:table-cell>
          <table:table-cell table:formula="of:=DEC2BIN([.A99])" office:value-type="string" office:string-value="110101111" calcext:value-type="string">
            <text:p>110101111</text:p>
          </table:table-cell>
          <table:table-cell table:formula="of:=CONCATENATE(IF([.D99]=&quot;0&quot;;&quot;&quot;;[.D99]);[.C99])" office:value-type="string" office:string-value="110101111011001011" calcext:value-type="string">
            <text:p>110101111011001011</text:p>
          </table:table-cell>
          <table:table-cell table:formula="of:=[.B99]+512*[.A99]" office:value-type="float" office:value="220875" calcext:value-type="float">
            <text:p>220875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04" calcext:value-type="float">
            <text:p>204</text:p>
          </table:table-cell>
          <table:table-cell table:formula="of:=IF([.A100]=0;DEC2BIN([.B100]);DEC2BIN([.B100];9))" office:value-type="string" office:string-value="011001100" calcext:value-type="string">
            <text:p>011001100</text:p>
          </table:table-cell>
          <table:table-cell table:formula="of:=DEC2BIN([.A100])" office:value-type="string" office:string-value="110110000" calcext:value-type="string">
            <text:p>110110000</text:p>
          </table:table-cell>
          <table:table-cell table:formula="of:=CONCATENATE(IF([.D100]=&quot;0&quot;;&quot;&quot;;[.D100]);[.C100])" office:value-type="string" office:string-value="110110000011001100" calcext:value-type="string">
            <text:p>110110000011001100</text:p>
          </table:table-cell>
          <table:table-cell table:formula="of:=[.B100]+512*[.A100]" office:value-type="float" office:value="221388" calcext:value-type="float">
            <text:p>221388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05" calcext:value-type="float">
            <text:p>205</text:p>
          </table:table-cell>
          <table:table-cell table:formula="of:=IF([.A101]=0;DEC2BIN([.B101]);DEC2BIN([.B101];9))" office:value-type="string" office:string-value="011001101" calcext:value-type="string">
            <text:p>011001101</text:p>
          </table:table-cell>
          <table:table-cell table:formula="of:=DEC2BIN([.A101])" office:value-type="string" office:string-value="110110001" calcext:value-type="string">
            <text:p>110110001</text:p>
          </table:table-cell>
          <table:table-cell table:formula="of:=CONCATENATE(IF([.D101]=&quot;0&quot;;&quot;&quot;;[.D101]);[.C101])" office:value-type="string" office:string-value="110110001011001101" calcext:value-type="string">
            <text:p>110110001011001101</text:p>
          </table:table-cell>
          <table:table-cell table:formula="of:=[.B101]+512*[.A101]" office:value-type="float" office:value="221901" calcext:value-type="float">
            <text:p>22190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06" calcext:value-type="float">
            <text:p>206</text:p>
          </table:table-cell>
          <table:table-cell table:formula="of:=IF([.A102]=0;DEC2BIN([.B102]);DEC2BIN([.B102];9))" office:value-type="string" office:string-value="011001110" calcext:value-type="string">
            <text:p>011001110</text:p>
          </table:table-cell>
          <table:table-cell table:formula="of:=DEC2BIN([.A102])" office:value-type="string" office:string-value="110110010" calcext:value-type="string">
            <text:p>110110010</text:p>
          </table:table-cell>
          <table:table-cell table:formula="of:=CONCATENATE(IF([.D102]=&quot;0&quot;;&quot;&quot;;[.D102]);[.C102])" office:value-type="string" office:string-value="110110010011001110" calcext:value-type="string">
            <text:p>110110010011001110</text:p>
          </table:table-cell>
          <table:table-cell table:formula="of:=[.B102]+512*[.A102]" office:value-type="float" office:value="222414" calcext:value-type="float">
            <text:p>222414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07" calcext:value-type="float">
            <text:p>207</text:p>
          </table:table-cell>
          <table:table-cell table:formula="of:=IF([.A103]=0;DEC2BIN([.B103]);DEC2BIN([.B103];9))" office:value-type="string" office:string-value="011001111" calcext:value-type="string">
            <text:p>011001111</text:p>
          </table:table-cell>
          <table:table-cell table:formula="of:=DEC2BIN([.A103])" office:value-type="string" office:string-value="110110011" calcext:value-type="string">
            <text:p>110110011</text:p>
          </table:table-cell>
          <table:table-cell table:formula="of:=CONCATENATE(IF([.D103]=&quot;0&quot;;&quot;&quot;;[.D103]);[.C103])" office:value-type="string" office:string-value="110110011011001111" calcext:value-type="string">
            <text:p>110110011011001111</text:p>
          </table:table-cell>
          <table:table-cell table:formula="of:=[.B103]+512*[.A103]" office:value-type="float" office:value="222927" calcext:value-type="float">
            <text:p>222927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08" calcext:value-type="float">
            <text:p>208</text:p>
          </table:table-cell>
          <table:table-cell table:formula="of:=IF([.A104]=0;DEC2BIN([.B104]);DEC2BIN([.B104];9))" office:value-type="string" office:string-value="011010000" calcext:value-type="string">
            <text:p>011010000</text:p>
          </table:table-cell>
          <table:table-cell table:formula="of:=DEC2BIN([.A104])" office:value-type="string" office:string-value="110110100" calcext:value-type="string">
            <text:p>110110100</text:p>
          </table:table-cell>
          <table:table-cell table:formula="of:=CONCATENATE(IF([.D104]=&quot;0&quot;;&quot;&quot;;[.D104]);[.C104])" office:value-type="string" office:string-value="110110100011010000" calcext:value-type="string">
            <text:p>110110100011010000</text:p>
          </table:table-cell>
          <table:table-cell table:formula="of:=[.B104]+512*[.A104]" office:value-type="float" office:value="223440" calcext:value-type="float">
            <text:p>223440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09" calcext:value-type="float">
            <text:p>209</text:p>
          </table:table-cell>
          <table:table-cell table:formula="of:=IF([.A105]=0;DEC2BIN([.B105]);DEC2BIN([.B105];9))" office:value-type="string" office:string-value="011010001" calcext:value-type="string">
            <text:p>011010001</text:p>
          </table:table-cell>
          <table:table-cell table:formula="of:=DEC2BIN([.A105])" office:value-type="string" office:string-value="110110101" calcext:value-type="string">
            <text:p>110110101</text:p>
          </table:table-cell>
          <table:table-cell table:formula="of:=CONCATENATE(IF([.D105]=&quot;0&quot;;&quot;&quot;;[.D105]);[.C105])" office:value-type="string" office:string-value="110110101011010001" calcext:value-type="string">
            <text:p>110110101011010001</text:p>
          </table:table-cell>
          <table:table-cell table:formula="of:=[.B105]+512*[.A105]" office:value-type="float" office:value="223953" calcext:value-type="float">
            <text:p>223953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10" calcext:value-type="float">
            <text:p>210</text:p>
          </table:table-cell>
          <table:table-cell table:formula="of:=IF([.A106]=0;DEC2BIN([.B106]);DEC2BIN([.B106];9))" office:value-type="string" office:string-value="011010010" calcext:value-type="string">
            <text:p>011010010</text:p>
          </table:table-cell>
          <table:table-cell table:formula="of:=DEC2BIN([.A106])" office:value-type="string" office:string-value="110110110" calcext:value-type="string">
            <text:p>110110110</text:p>
          </table:table-cell>
          <table:table-cell table:formula="of:=CONCATENATE(IF([.D106]=&quot;0&quot;;&quot;&quot;;[.D106]);[.C106])" office:value-type="string" office:string-value="110110110011010010" calcext:value-type="string">
            <text:p>110110110011010010</text:p>
          </table:table-cell>
          <table:table-cell table:formula="of:=[.B106]+512*[.A106]" office:value-type="float" office:value="224466" calcext:value-type="float">
            <text:p>224466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11" calcext:value-type="float">
            <text:p>211</text:p>
          </table:table-cell>
          <table:table-cell table:formula="of:=IF([.A107]=0;DEC2BIN([.B107]);DEC2BIN([.B107];9))" office:value-type="string" office:string-value="011010011" calcext:value-type="string">
            <text:p>011010011</text:p>
          </table:table-cell>
          <table:table-cell table:formula="of:=DEC2BIN([.A107])" office:value-type="string" office:string-value="110110111" calcext:value-type="string">
            <text:p>110110111</text:p>
          </table:table-cell>
          <table:table-cell table:formula="of:=CONCATENATE(IF([.D107]=&quot;0&quot;;&quot;&quot;;[.D107]);[.C107])" office:value-type="string" office:string-value="110110111011010011" calcext:value-type="string">
            <text:p>110110111011010011</text:p>
          </table:table-cell>
          <table:table-cell table:formula="of:=[.B107]+512*[.A107]" office:value-type="float" office:value="224979" calcext:value-type="float">
            <text:p>224979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12" calcext:value-type="float">
            <text:p>212</text:p>
          </table:table-cell>
          <table:table-cell table:formula="of:=IF([.A108]=0;DEC2BIN([.B108]);DEC2BIN([.B108];9))" office:value-type="string" office:string-value="011010100" calcext:value-type="string">
            <text:p>011010100</text:p>
          </table:table-cell>
          <table:table-cell table:formula="of:=DEC2BIN([.A108])" office:value-type="string" office:string-value="110111000" calcext:value-type="string">
            <text:p>110111000</text:p>
          </table:table-cell>
          <table:table-cell table:formula="of:=CONCATENATE(IF([.D108]=&quot;0&quot;;&quot;&quot;;[.D108]);[.C108])" office:value-type="string" office:string-value="110111000011010100" calcext:value-type="string">
            <text:p>110111000011010100</text:p>
          </table:table-cell>
          <table:table-cell table:formula="of:=[.B108]+512*[.A108]" office:value-type="float" office:value="225492" calcext:value-type="float">
            <text:p>225492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13" calcext:value-type="float">
            <text:p>213</text:p>
          </table:table-cell>
          <table:table-cell table:formula="of:=IF([.A109]=0;DEC2BIN([.B109]);DEC2BIN([.B109];9))" office:value-type="string" office:string-value="011010101" calcext:value-type="string">
            <text:p>011010101</text:p>
          </table:table-cell>
          <table:table-cell table:formula="of:=DEC2BIN([.A109])" office:value-type="string" office:string-value="110111001" calcext:value-type="string">
            <text:p>110111001</text:p>
          </table:table-cell>
          <table:table-cell table:formula="of:=CONCATENATE(IF([.D109]=&quot;0&quot;;&quot;&quot;;[.D109]);[.C109])" office:value-type="string" office:string-value="110111001011010101" calcext:value-type="string">
            <text:p>110111001011010101</text:p>
          </table:table-cell>
          <table:table-cell table:formula="of:=[.B109]+512*[.A109]" office:value-type="float" office:value="226005" calcext:value-type="float">
            <text:p>226005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14" calcext:value-type="float">
            <text:p>214</text:p>
          </table:table-cell>
          <table:table-cell table:formula="of:=IF([.A110]=0;DEC2BIN([.B110]);DEC2BIN([.B110];9))" office:value-type="string" office:string-value="011010110" calcext:value-type="string">
            <text:p>011010110</text:p>
          </table:table-cell>
          <table:table-cell table:formula="of:=DEC2BIN([.A110])" office:value-type="string" office:string-value="110111010" calcext:value-type="string">
            <text:p>110111010</text:p>
          </table:table-cell>
          <table:table-cell table:formula="of:=CONCATENATE(IF([.D110]=&quot;0&quot;;&quot;&quot;;[.D110]);[.C110])" office:value-type="string" office:string-value="110111010011010110" calcext:value-type="string">
            <text:p>110111010011010110</text:p>
          </table:table-cell>
          <table:table-cell table:formula="of:=[.B110]+512*[.A110]" office:value-type="float" office:value="226518" calcext:value-type="float">
            <text:p>226518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15" calcext:value-type="float">
            <text:p>215</text:p>
          </table:table-cell>
          <table:table-cell table:formula="of:=IF([.A111]=0;DEC2BIN([.B111]);DEC2BIN([.B111];9))" office:value-type="string" office:string-value="011010111" calcext:value-type="string">
            <text:p>011010111</text:p>
          </table:table-cell>
          <table:table-cell table:formula="of:=DEC2BIN([.A111])" office:value-type="string" office:string-value="110111011" calcext:value-type="string">
            <text:p>110111011</text:p>
          </table:table-cell>
          <table:table-cell table:formula="of:=CONCATENATE(IF([.D111]=&quot;0&quot;;&quot;&quot;;[.D111]);[.C111])" office:value-type="string" office:string-value="110111011011010111" calcext:value-type="string">
            <text:p>110111011011010111</text:p>
          </table:table-cell>
          <table:table-cell table:formula="of:=[.B111]+512*[.A111]" office:value-type="float" office:value="227031" calcext:value-type="float">
            <text:p>227031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16" calcext:value-type="float">
            <text:p>216</text:p>
          </table:table-cell>
          <table:table-cell table:formula="of:=IF([.A112]=0;DEC2BIN([.B112]);DEC2BIN([.B112];9))" office:value-type="string" office:string-value="011011000" calcext:value-type="string">
            <text:p>011011000</text:p>
          </table:table-cell>
          <table:table-cell table:formula="of:=DEC2BIN([.A112])" office:value-type="string" office:string-value="110111100" calcext:value-type="string">
            <text:p>110111100</text:p>
          </table:table-cell>
          <table:table-cell table:formula="of:=CONCATENATE(IF([.D112]=&quot;0&quot;;&quot;&quot;;[.D112]);[.C112])" office:value-type="string" office:string-value="110111100011011000" calcext:value-type="string">
            <text:p>110111100011011000</text:p>
          </table:table-cell>
          <table:table-cell table:formula="of:=[.B112]+512*[.A112]" office:value-type="float" office:value="227544" calcext:value-type="float">
            <text:p>227544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17" calcext:value-type="float">
            <text:p>217</text:p>
          </table:table-cell>
          <table:table-cell table:formula="of:=IF([.A113]=0;DEC2BIN([.B113]);DEC2BIN([.B113];9))" office:value-type="string" office:string-value="011011001" calcext:value-type="string">
            <text:p>011011001</text:p>
          </table:table-cell>
          <table:table-cell table:formula="of:=DEC2BIN([.A113])" office:value-type="string" office:string-value="110111101" calcext:value-type="string">
            <text:p>110111101</text:p>
          </table:table-cell>
          <table:table-cell table:formula="of:=CONCATENATE(IF([.D113]=&quot;0&quot;;&quot;&quot;;[.D113]);[.C113])" office:value-type="string" office:string-value="110111101011011001" calcext:value-type="string">
            <text:p>110111101011011001</text:p>
          </table:table-cell>
          <table:table-cell table:formula="of:=[.B113]+512*[.A113]" office:value-type="float" office:value="228057" calcext:value-type="float">
            <text:p>228057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18" calcext:value-type="float">
            <text:p>218</text:p>
          </table:table-cell>
          <table:table-cell table:formula="of:=IF([.A114]=0;DEC2BIN([.B114]);DEC2BIN([.B114];9))" office:value-type="string" office:string-value="011011010" calcext:value-type="string">
            <text:p>011011010</text:p>
          </table:table-cell>
          <table:table-cell table:formula="of:=DEC2BIN([.A114])" office:value-type="string" office:string-value="110111110" calcext:value-type="string">
            <text:p>110111110</text:p>
          </table:table-cell>
          <table:table-cell table:formula="of:=CONCATENATE(IF([.D114]=&quot;0&quot;;&quot;&quot;;[.D114]);[.C114])" office:value-type="string" office:string-value="110111110011011010" calcext:value-type="string">
            <text:p>110111110011011010</text:p>
          </table:table-cell>
          <table:table-cell table:formula="of:=[.B114]+512*[.A114]" office:value-type="float" office:value="228570" calcext:value-type="float">
            <text:p>228570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19" calcext:value-type="float">
            <text:p>219</text:p>
          </table:table-cell>
          <table:table-cell table:formula="of:=IF([.A115]=0;DEC2BIN([.B115]);DEC2BIN([.B115];9))" office:value-type="string" office:string-value="011011011" calcext:value-type="string">
            <text:p>011011011</text:p>
          </table:table-cell>
          <table:table-cell table:formula="of:=DEC2BIN([.A115])" office:value-type="string" office:string-value="110111111" calcext:value-type="string">
            <text:p>110111111</text:p>
          </table:table-cell>
          <table:table-cell table:formula="of:=CONCATENATE(IF([.D115]=&quot;0&quot;;&quot;&quot;;[.D115]);[.C115])" office:value-type="string" office:string-value="110111111011011011" calcext:value-type="string">
            <text:p>110111111011011011</text:p>
          </table:table-cell>
          <table:table-cell table:formula="of:=[.B115]+512*[.A115]" office:value-type="float" office:value="229083" calcext:value-type="float">
            <text:p>229083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20" calcext:value-type="float">
            <text:p>220</text:p>
          </table:table-cell>
          <table:table-cell table:formula="of:=IF([.A116]=0;DEC2BIN([.B116]);DEC2BIN([.B116];9))" office:value-type="string" office:string-value="011011100" calcext:value-type="string">
            <text:p>011011100</text:p>
          </table:table-cell>
          <table:table-cell table:formula="of:=DEC2BIN([.A116])" office:value-type="string" office:string-value="111000000" calcext:value-type="string">
            <text:p>111000000</text:p>
          </table:table-cell>
          <table:table-cell table:formula="of:=CONCATENATE(IF([.D116]=&quot;0&quot;;&quot;&quot;;[.D116]);[.C116])" office:value-type="string" office:string-value="111000000011011100" calcext:value-type="string">
            <text:p>111000000011011100</text:p>
          </table:table-cell>
          <table:table-cell table:formula="of:=[.B116]+512*[.A116]" office:value-type="float" office:value="229596" calcext:value-type="float">
            <text:p>229596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21" calcext:value-type="float">
            <text:p>221</text:p>
          </table:table-cell>
          <table:table-cell table:formula="of:=IF([.A117]=0;DEC2BIN([.B117]);DEC2BIN([.B117];9))" office:value-type="string" office:string-value="011011101" calcext:value-type="string">
            <text:p>011011101</text:p>
          </table:table-cell>
          <table:table-cell table:formula="of:=DEC2BIN([.A117])" office:value-type="string" office:string-value="111000001" calcext:value-type="string">
            <text:p>111000001</text:p>
          </table:table-cell>
          <table:table-cell table:formula="of:=CONCATENATE(IF([.D117]=&quot;0&quot;;&quot;&quot;;[.D117]);[.C117])" office:value-type="string" office:string-value="111000001011011101" calcext:value-type="string">
            <text:p>111000001011011101</text:p>
          </table:table-cell>
          <table:table-cell table:formula="of:=[.B117]+512*[.A117]" office:value-type="float" office:value="230109" calcext:value-type="float">
            <text:p>230109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22" calcext:value-type="float">
            <text:p>222</text:p>
          </table:table-cell>
          <table:table-cell table:formula="of:=IF([.A118]=0;DEC2BIN([.B118]);DEC2BIN([.B118];9))" office:value-type="string" office:string-value="011011110" calcext:value-type="string">
            <text:p>011011110</text:p>
          </table:table-cell>
          <table:table-cell table:formula="of:=DEC2BIN([.A118])" office:value-type="string" office:string-value="111000010" calcext:value-type="string">
            <text:p>111000010</text:p>
          </table:table-cell>
          <table:table-cell table:formula="of:=CONCATENATE(IF([.D118]=&quot;0&quot;;&quot;&quot;;[.D118]);[.C118])" office:value-type="string" office:string-value="111000010011011110" calcext:value-type="string">
            <text:p>111000010011011110</text:p>
          </table:table-cell>
          <table:table-cell table:formula="of:=[.B118]+512*[.A118]" office:value-type="float" office:value="230622" calcext:value-type="float">
            <text:p>230622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23" calcext:value-type="float">
            <text:p>223</text:p>
          </table:table-cell>
          <table:table-cell table:formula="of:=IF([.A119]=0;DEC2BIN([.B119]);DEC2BIN([.B119];9))" office:value-type="string" office:string-value="011011111" calcext:value-type="string">
            <text:p>011011111</text:p>
          </table:table-cell>
          <table:table-cell table:formula="of:=DEC2BIN([.A119])" office:value-type="string" office:string-value="111000011" calcext:value-type="string">
            <text:p>111000011</text:p>
          </table:table-cell>
          <table:table-cell table:formula="of:=CONCATENATE(IF([.D119]=&quot;0&quot;;&quot;&quot;;[.D119]);[.C119])" office:value-type="string" office:string-value="111000011011011111" calcext:value-type="string">
            <text:p>111000011011011111</text:p>
          </table:table-cell>
          <table:table-cell table:formula="of:=[.B119]+512*[.A119]" office:value-type="float" office:value="231135" calcext:value-type="float">
            <text:p>231135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24" calcext:value-type="float">
            <text:p>224</text:p>
          </table:table-cell>
          <table:table-cell table:formula="of:=IF([.A120]=0;DEC2BIN([.B120]);DEC2BIN([.B120];9))" office:value-type="string" office:string-value="011100000" calcext:value-type="string">
            <text:p>011100000</text:p>
          </table:table-cell>
          <table:table-cell table:formula="of:=DEC2BIN([.A120])" office:value-type="string" office:string-value="111000100" calcext:value-type="string">
            <text:p>111000100</text:p>
          </table:table-cell>
          <table:table-cell table:formula="of:=CONCATENATE(IF([.D120]=&quot;0&quot;;&quot;&quot;;[.D120]);[.C120])" office:value-type="string" office:string-value="111000100011100000" calcext:value-type="string">
            <text:p>111000100011100000</text:p>
          </table:table-cell>
          <table:table-cell table:formula="of:=[.B120]+512*[.A120]" office:value-type="float" office:value="231648" calcext:value-type="float">
            <text:p>231648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25" calcext:value-type="float">
            <text:p>225</text:p>
          </table:table-cell>
          <table:table-cell table:formula="of:=IF([.A121]=0;DEC2BIN([.B121]);DEC2BIN([.B121];9))" office:value-type="string" office:string-value="011100001" calcext:value-type="string">
            <text:p>011100001</text:p>
          </table:table-cell>
          <table:table-cell table:formula="of:=DEC2BIN([.A121])" office:value-type="string" office:string-value="111000101" calcext:value-type="string">
            <text:p>111000101</text:p>
          </table:table-cell>
          <table:table-cell table:formula="of:=CONCATENATE(IF([.D121]=&quot;0&quot;;&quot;&quot;;[.D121]);[.C121])" office:value-type="string" office:string-value="111000101011100001" calcext:value-type="string">
            <text:p>111000101011100001</text:p>
          </table:table-cell>
          <table:table-cell table:formula="of:=[.B121]+512*[.A121]" office:value-type="float" office:value="232161" calcext:value-type="float">
            <text:p>232161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26" calcext:value-type="float">
            <text:p>226</text:p>
          </table:table-cell>
          <table:table-cell table:formula="of:=IF([.A122]=0;DEC2BIN([.B122]);DEC2BIN([.B122];9))" office:value-type="string" office:string-value="011100010" calcext:value-type="string">
            <text:p>011100010</text:p>
          </table:table-cell>
          <table:table-cell table:formula="of:=DEC2BIN([.A122])" office:value-type="string" office:string-value="111000110" calcext:value-type="string">
            <text:p>111000110</text:p>
          </table:table-cell>
          <table:table-cell table:formula="of:=CONCATENATE(IF([.D122]=&quot;0&quot;;&quot;&quot;;[.D122]);[.C122])" office:value-type="string" office:string-value="111000110011100010" calcext:value-type="string">
            <text:p>111000110011100010</text:p>
          </table:table-cell>
          <table:table-cell table:formula="of:=[.B122]+512*[.A122]" office:value-type="float" office:value="232674" calcext:value-type="float">
            <text:p>232674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27" calcext:value-type="float">
            <text:p>227</text:p>
          </table:table-cell>
          <table:table-cell table:formula="of:=IF([.A123]=0;DEC2BIN([.B123]);DEC2BIN([.B123];9))" office:value-type="string" office:string-value="011100011" calcext:value-type="string">
            <text:p>011100011</text:p>
          </table:table-cell>
          <table:table-cell table:formula="of:=DEC2BIN([.A123])" office:value-type="string" office:string-value="111000111" calcext:value-type="string">
            <text:p>111000111</text:p>
          </table:table-cell>
          <table:table-cell table:formula="of:=CONCATENATE(IF([.D123]=&quot;0&quot;;&quot;&quot;;[.D123]);[.C123])" office:value-type="string" office:string-value="111000111011100011" calcext:value-type="string">
            <text:p>111000111011100011</text:p>
          </table:table-cell>
          <table:table-cell table:formula="of:=[.B123]+512*[.A123]" office:value-type="float" office:value="233187" calcext:value-type="float">
            <text:p>233187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28" calcext:value-type="float">
            <text:p>228</text:p>
          </table:table-cell>
          <table:table-cell table:formula="of:=IF([.A124]=0;DEC2BIN([.B124]);DEC2BIN([.B124];9))" office:value-type="string" office:string-value="011100100" calcext:value-type="string">
            <text:p>011100100</text:p>
          </table:table-cell>
          <table:table-cell table:formula="of:=DEC2BIN([.A124])" office:value-type="string" office:string-value="111001000" calcext:value-type="string">
            <text:p>111001000</text:p>
          </table:table-cell>
          <table:table-cell table:formula="of:=CONCATENATE(IF([.D124]=&quot;0&quot;;&quot;&quot;;[.D124]);[.C124])" office:value-type="string" office:string-value="111001000011100100" calcext:value-type="string">
            <text:p>111001000011100100</text:p>
          </table:table-cell>
          <table:table-cell table:formula="of:=[.B124]+512*[.A124]" office:value-type="float" office:value="233700" calcext:value-type="float">
            <text:p>233700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29" calcext:value-type="float">
            <text:p>229</text:p>
          </table:table-cell>
          <table:table-cell table:formula="of:=IF([.A125]=0;DEC2BIN([.B125]);DEC2BIN([.B125];9))" office:value-type="string" office:string-value="011100101" calcext:value-type="string">
            <text:p>011100101</text:p>
          </table:table-cell>
          <table:table-cell table:formula="of:=DEC2BIN([.A125])" office:value-type="string" office:string-value="111001001" calcext:value-type="string">
            <text:p>111001001</text:p>
          </table:table-cell>
          <table:table-cell table:formula="of:=CONCATENATE(IF([.D125]=&quot;0&quot;;&quot;&quot;;[.D125]);[.C125])" office:value-type="string" office:string-value="111001001011100101" calcext:value-type="string">
            <text:p>111001001011100101</text:p>
          </table:table-cell>
          <table:table-cell table:formula="of:=[.B125]+512*[.A125]" office:value-type="float" office:value="234213" calcext:value-type="float">
            <text:p>234213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30" calcext:value-type="float">
            <text:p>230</text:p>
          </table:table-cell>
          <table:table-cell table:formula="of:=IF([.A126]=0;DEC2BIN([.B126]);DEC2BIN([.B126];9))" office:value-type="string" office:string-value="011100110" calcext:value-type="string">
            <text:p>011100110</text:p>
          </table:table-cell>
          <table:table-cell table:formula="of:=DEC2BIN([.A126])" office:value-type="string" office:string-value="111001010" calcext:value-type="string">
            <text:p>111001010</text:p>
          </table:table-cell>
          <table:table-cell table:formula="of:=CONCATENATE(IF([.D126]=&quot;0&quot;;&quot;&quot;;[.D126]);[.C126])" office:value-type="string" office:string-value="111001010011100110" calcext:value-type="string">
            <text:p>111001010011100110</text:p>
          </table:table-cell>
          <table:table-cell table:formula="of:=[.B126]+512*[.A126]" office:value-type="float" office:value="234726" calcext:value-type="float">
            <text:p>234726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31" calcext:value-type="float">
            <text:p>231</text:p>
          </table:table-cell>
          <table:table-cell table:formula="of:=IF([.A127]=0;DEC2BIN([.B127]);DEC2BIN([.B127];9))" office:value-type="string" office:string-value="011100111" calcext:value-type="string">
            <text:p>011100111</text:p>
          </table:table-cell>
          <table:table-cell table:formula="of:=DEC2BIN([.A127])" office:value-type="string" office:string-value="111001011" calcext:value-type="string">
            <text:p>111001011</text:p>
          </table:table-cell>
          <table:table-cell table:formula="of:=CONCATENATE(IF([.D127]=&quot;0&quot;;&quot;&quot;;[.D127]);[.C127])" office:value-type="string" office:string-value="111001011011100111" calcext:value-type="string">
            <text:p>111001011011100111</text:p>
          </table:table-cell>
          <table:table-cell table:formula="of:=[.B127]+512*[.A127]" office:value-type="float" office:value="235239" calcext:value-type="float">
            <text:p>235239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32" calcext:value-type="float">
            <text:p>232</text:p>
          </table:table-cell>
          <table:table-cell table:formula="of:=IF([.A128]=0;DEC2BIN([.B128]);DEC2BIN([.B128];9))" office:value-type="string" office:string-value="011101000" calcext:value-type="string">
            <text:p>011101000</text:p>
          </table:table-cell>
          <table:table-cell table:formula="of:=DEC2BIN([.A128])" office:value-type="string" office:string-value="111001100" calcext:value-type="string">
            <text:p>111001100</text:p>
          </table:table-cell>
          <table:table-cell table:formula="of:=CONCATENATE(IF([.D128]=&quot;0&quot;;&quot;&quot;;[.D128]);[.C128])" office:value-type="string" office:string-value="111001100011101000" calcext:value-type="string">
            <text:p>111001100011101000</text:p>
          </table:table-cell>
          <table:table-cell table:formula="of:=[.B128]+512*[.A128]" office:value-type="float" office:value="235752" calcext:value-type="float">
            <text:p>235752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33" calcext:value-type="float">
            <text:p>233</text:p>
          </table:table-cell>
          <table:table-cell table:formula="of:=IF([.A129]=0;DEC2BIN([.B129]);DEC2BIN([.B129];9))" office:value-type="string" office:string-value="011101001" calcext:value-type="string">
            <text:p>011101001</text:p>
          </table:table-cell>
          <table:table-cell table:formula="of:=DEC2BIN([.A129])" office:value-type="string" office:string-value="111001101" calcext:value-type="string">
            <text:p>111001101</text:p>
          </table:table-cell>
          <table:table-cell table:formula="of:=CONCATENATE(IF([.D129]=&quot;0&quot;;&quot;&quot;;[.D129]);[.C129])" office:value-type="string" office:string-value="111001101011101001" calcext:value-type="string">
            <text:p>111001101011101001</text:p>
          </table:table-cell>
          <table:table-cell table:formula="of:=[.B129]+512*[.A129]" office:value-type="float" office:value="236265" calcext:value-type="float">
            <text:p>236265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34" calcext:value-type="float">
            <text:p>234</text:p>
          </table:table-cell>
          <table:table-cell table:formula="of:=IF([.A130]=0;DEC2BIN([.B130]);DEC2BIN([.B130];9))" office:value-type="string" office:string-value="011101010" calcext:value-type="string">
            <text:p>011101010</text:p>
          </table:table-cell>
          <table:table-cell table:formula="of:=DEC2BIN([.A130])" office:value-type="string" office:string-value="111001110" calcext:value-type="string">
            <text:p>111001110</text:p>
          </table:table-cell>
          <table:table-cell table:formula="of:=CONCATENATE(IF([.D130]=&quot;0&quot;;&quot;&quot;;[.D130]);[.C130])" office:value-type="string" office:string-value="111001110011101010" calcext:value-type="string">
            <text:p>111001110011101010</text:p>
          </table:table-cell>
          <table:table-cell table:formula="of:=[.B130]+512*[.A130]" office:value-type="float" office:value="236778" calcext:value-type="float">
            <text:p>236778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35" calcext:value-type="float">
            <text:p>235</text:p>
          </table:table-cell>
          <table:table-cell table:formula="of:=IF([.A131]=0;DEC2BIN([.B131]);DEC2BIN([.B131];9))" office:value-type="string" office:string-value="011101011" calcext:value-type="string">
            <text:p>011101011</text:p>
          </table:table-cell>
          <table:table-cell table:formula="of:=DEC2BIN([.A131])" office:value-type="string" office:string-value="111001111" calcext:value-type="string">
            <text:p>111001111</text:p>
          </table:table-cell>
          <table:table-cell table:formula="of:=CONCATENATE(IF([.D131]=&quot;0&quot;;&quot;&quot;;[.D131]);[.C131])" office:value-type="string" office:string-value="111001111011101011" calcext:value-type="string">
            <text:p>111001111011101011</text:p>
          </table:table-cell>
          <table:table-cell table:formula="of:=[.B131]+512*[.A131]" office:value-type="float" office:value="237291" calcext:value-type="float">
            <text:p>237291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36" calcext:value-type="float">
            <text:p>236</text:p>
          </table:table-cell>
          <table:table-cell table:formula="of:=IF([.A132]=0;DEC2BIN([.B132]);DEC2BIN([.B132];9))" office:value-type="string" office:string-value="011101100" calcext:value-type="string">
            <text:p>011101100</text:p>
          </table:table-cell>
          <table:table-cell table:formula="of:=DEC2BIN([.A132])" office:value-type="string" office:string-value="111010000" calcext:value-type="string">
            <text:p>111010000</text:p>
          </table:table-cell>
          <table:table-cell table:formula="of:=CONCATENATE(IF([.D132]=&quot;0&quot;;&quot;&quot;;[.D132]);[.C132])" office:value-type="string" office:string-value="111010000011101100" calcext:value-type="string">
            <text:p>111010000011101100</text:p>
          </table:table-cell>
          <table:table-cell table:formula="of:=[.B132]+512*[.A132]" office:value-type="float" office:value="237804" calcext:value-type="float">
            <text:p>237804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37" calcext:value-type="float">
            <text:p>237</text:p>
          </table:table-cell>
          <table:table-cell table:formula="of:=IF([.A133]=0;DEC2BIN([.B133]);DEC2BIN([.B133];9))" office:value-type="string" office:string-value="011101101" calcext:value-type="string">
            <text:p>011101101</text:p>
          </table:table-cell>
          <table:table-cell table:formula="of:=DEC2BIN([.A133])" office:value-type="string" office:string-value="111010001" calcext:value-type="string">
            <text:p>111010001</text:p>
          </table:table-cell>
          <table:table-cell table:formula="of:=CONCATENATE(IF([.D133]=&quot;0&quot;;&quot;&quot;;[.D133]);[.C133])" office:value-type="string" office:string-value="111010001011101101" calcext:value-type="string">
            <text:p>111010001011101101</text:p>
          </table:table-cell>
          <table:table-cell table:formula="of:=[.B133]+512*[.A133]" office:value-type="float" office:value="238317" calcext:value-type="float">
            <text:p>238317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38" calcext:value-type="float">
            <text:p>238</text:p>
          </table:table-cell>
          <table:table-cell table:formula="of:=IF([.A134]=0;DEC2BIN([.B134]);DEC2BIN([.B134];9))" office:value-type="string" office:string-value="011101110" calcext:value-type="string">
            <text:p>011101110</text:p>
          </table:table-cell>
          <table:table-cell table:formula="of:=DEC2BIN([.A134])" office:value-type="string" office:string-value="111111111" calcext:value-type="string">
            <text:p>111111111</text:p>
          </table:table-cell>
          <table:table-cell table:formula="of:=CONCATENATE(IF([.D134]=&quot;0&quot;;&quot;&quot;;[.D134]);[.C134])" office:value-type="string" office:string-value="111111111011101110" calcext:value-type="string">
            <text:p>111111111011101110</text:p>
          </table:table-cell>
          <table:table-cell table:formula="of:=[.B134]+512*[.A134]" office:value-type="float" office:value="261870" calcext:value-type="float">
            <text:p>261870</text:p>
          </table:table-cell>
          <table:table-cell table:number-columns-repeated="3"/>
          <table:table-cell office:value-type="float" office:value="133" calcext:value-type="float">
            <text:p>133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table:number-columns-repeated="9"/>
          <table:table-cell office:value-type="float" office:value="134" calcext:value-type="float">
            <text:p>134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table:number-columns-repeated="9"/>
          <table:table-cell office:value-type="float" office:value="135" calcext:value-type="float">
            <text:p>135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table:number-columns-repeated="9"/>
          <table:table-cell office:value-type="float" office:value="136" calcext:value-type="float">
            <text:p>136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table:number-columns-repeated="9"/>
          <table:table-cell office:value-type="float" office:value="137" calcext:value-type="float">
            <text:p>137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table:number-columns-repeated="9"/>
          <table:table-cell office:value-type="float" office:value="138" calcext:value-type="float">
            <text:p>138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table:number-columns-repeated="9"/>
          <table:table-cell office:value-type="float" office:value="139" calcext:value-type="float">
            <text:p>139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table:number-columns-repeated="9"/>
          <table:table-cell office:value-type="float" office:value="140" calcext:value-type="float">
            <text:p>14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table:number-columns-repeated="9"/>
          <table:table-cell office:value-type="float" office:value="141" calcext:value-type="float">
            <text:p>141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table:number-columns-repeated="9"/>
          <table:table-cell office:value-type="float" office:value="142" calcext:value-type="float">
            <text:p>142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table:number-columns-repeated="9"/>
          <table:table-cell office:value-type="float" office:value="143" calcext:value-type="float">
            <text:p>143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table:number-columns-repeated="9"/>
          <table:table-cell office:value-type="float" office:value="144" calcext:value-type="float">
            <text:p>144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table:number-columns-repeated="9"/>
          <table:table-cell office:value-type="float" office:value="145" calcext:value-type="float">
            <text:p>145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table:number-columns-repeated="9"/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9"/>
          <table:table-cell office:value-type="float" office:value="147" calcext:value-type="float">
            <text:p>147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table:number-columns-repeated="9"/>
          <table:table-cell office:value-type="float" office:value="148" calcext:value-type="float">
            <text:p>14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9"/>
          <table:table-cell office:value-type="float" office:value="149" calcext:value-type="float">
            <text:p>1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9"/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9"/>
          <table:table-cell office:value-type="float" office:value="151" calcext:value-type="float">
            <text:p>15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9"/>
          <table:table-cell office:value-type="float" office:value="152" calcext:value-type="float">
            <text:p>152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table:number-columns-repeated="9"/>
          <table:table-cell office:value-type="float" office:value="153" calcext:value-type="float">
            <text:p>153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table:number-columns-repeated="9"/>
          <table:table-cell office:value-type="float" office:value="154" calcext:value-type="float">
            <text:p>154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table:number-columns-repeated="9"/>
          <table:table-cell office:value-type="float" office:value="155" calcext:value-type="float">
            <text:p>155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table:number-columns-repeated="9"/>
          <table:table-cell office:value-type="float" office:value="156" calcext:value-type="float">
            <text:p>15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table:number-columns-repeated="9"/>
          <table:table-cell office:value-type="float" office:value="157" calcext:value-type="float">
            <text:p>157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table:number-columns-repeated="9"/>
          <table:table-cell office:value-type="float" office:value="158" calcext:value-type="float">
            <text:p>15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9"/>
          <table:table-cell office:value-type="float" office:value="159" calcext:value-type="float">
            <text:p>159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table:number-columns-repeated="9"/>
          <table:table-cell office:value-type="float" office:value="160" calcext:value-type="float">
            <text:p>16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9"/>
          <table:table-cell office:value-type="float" office:value="161" calcext:value-type="float">
            <text:p>161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table:number-columns-repeated="9"/>
          <table:table-cell office:value-type="float" office:value="162" calcext:value-type="float">
            <text:p>1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9"/>
          <table:table-cell office:value-type="float" office:value="163" calcext:value-type="float">
            <text:p>16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9"/>
          <table:table-cell office:value-type="float" office:value="164" calcext:value-type="float">
            <text:p>16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9"/>
          <table:table-cell office:value-type="float" office:value="165" calcext:value-type="float">
            <text:p>16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9"/>
          <table:table-cell office:value-type="float" office:value="166" calcext:value-type="float">
            <text:p>166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9"/>
          <table:table-cell office:value-type="float" office:value="167" calcext:value-type="float">
            <text:p>167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table:number-columns-repeated="9"/>
          <table:table-cell office:value-type="float" office:value="168" calcext:value-type="float">
            <text:p>16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table:number-columns-repeated="9"/>
          <table:table-cell office:value-type="float" office:value="169" calcext:value-type="float">
            <text:p>169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table:number-columns-repeated="9"/>
          <table:table-cell office:value-type="float" office:value="170" calcext:value-type="float">
            <text:p>170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table:number-columns-repeated="9"/>
          <table:table-cell office:value-type="float" office:value="171" calcext:value-type="float">
            <text:p>17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9"/>
          <table:table-cell office:value-type="float" office:value="172" calcext:value-type="float">
            <text:p>17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9"/>
          <table:table-cell office:value-type="float" office:value="173" calcext:value-type="float">
            <text:p>173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table:number-columns-repeated="9"/>
          <table:table-cell office:value-type="float" office:value="174" calcext:value-type="float">
            <text:p>174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table:number-columns-repeated="9"/>
          <table:table-cell office:value-type="float" office:value="175" calcext:value-type="float">
            <text:p>175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table:number-columns-repeated="9"/>
          <table:table-cell office:value-type="float" office:value="176" calcext:value-type="float">
            <text:p>17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table:number-columns-repeated="9"/>
          <table:table-cell office:value-type="float" office:value="177" calcext:value-type="float">
            <text:p>17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9"/>
          <table:table-cell office:value-type="float" office:value="178" calcext:value-type="float">
            <text:p>178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table:number-columns-repeated="9"/>
          <table:table-cell office:value-type="float" office:value="179" calcext:value-type="float">
            <text:p>179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table:number-columns-repeated="9"/>
          <table:table-cell office:value-type="float" office:value="180" calcext:value-type="float">
            <text:p>18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9"/>
          <table:table-cell office:value-type="float" office:value="181" calcext:value-type="float">
            <text:p>181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table:number-columns-repeated="9"/>
          <table:table-cell office:value-type="float" office:value="182" calcext:value-type="float">
            <text:p>182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table:number-columns-repeated="9"/>
          <table:table-cell office:value-type="float" office:value="183" calcext:value-type="float">
            <text:p>183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table:number-columns-repeated="9"/>
          <table:table-cell office:value-type="float" office:value="184" calcext:value-type="float">
            <text:p>184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table:number-columns-repeated="9"/>
          <table:table-cell office:value-type="float" office:value="185" calcext:value-type="float">
            <text:p>18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9"/>
          <table:table-cell office:value-type="float" office:value="186" calcext:value-type="float">
            <text:p>186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table:number-columns-repeated="9"/>
          <table:table-cell office:value-type="float" office:value="187" calcext:value-type="float">
            <text:p>187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table:number-columns-repeated="9"/>
          <table:table-cell office:value-type="float" office:value="188" calcext:value-type="float">
            <text:p>188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table:number-columns-repeated="9"/>
          <table:table-cell office:value-type="float" office:value="189" calcext:value-type="float">
            <text:p>189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table:number-columns-repeated="9"/>
          <table:table-cell office:value-type="float" office:value="190" calcext:value-type="float">
            <text:p>190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table:number-columns-repeated="9"/>
          <table:table-cell office:value-type="float" office:value="191" calcext:value-type="float">
            <text:p>19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table:number-columns-repeated="9"/>
          <table:table-cell office:value-type="float" office:value="192" calcext:value-type="float">
            <text:p>192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9"/>
          <table:table-cell office:value-type="float" office:value="193" calcext:value-type="float">
            <text:p>193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table:number-columns-repeated="9"/>
          <table:table-cell office:value-type="float" office:value="194" calcext:value-type="float">
            <text:p>194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9"/>
          <table:table-cell office:value-type="float" office:value="196" calcext:value-type="float">
            <text:p>196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table:number-columns-repeated="9"/>
          <table:table-cell office:value-type="float" office:value="197" calcext:value-type="float">
            <text:p>19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9"/>
          <table:table-cell office:value-type="float" office:value="198" calcext:value-type="float">
            <text:p>19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9"/>
          <table:table-cell office:value-type="float" office:value="199" calcext:value-type="float">
            <text:p>199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9"/>
          <table:table-cell office:value-type="float" office:value="200" calcext:value-type="float">
            <text:p>20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table:number-columns-repeated="9"/>
          <table:table-cell office:value-type="float" office:value="201" calcext:value-type="float">
            <text:p>201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table:number-columns-repeated="9"/>
          <table:table-cell office:value-type="float" office:value="202" calcext:value-type="float">
            <text:p>202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table:number-columns-repeated="9"/>
          <table:table-cell office:value-type="float" office:value="203" calcext:value-type="float">
            <text:p>203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table:number-columns-repeated="9"/>
          <table:table-cell office:value-type="float" office:value="204" calcext:value-type="float">
            <text:p>204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9"/>
          <table:table-cell office:value-type="float" office:value="205" calcext:value-type="float">
            <text:p>205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table:number-columns-repeated="9"/>
          <table:table-cell office:value-type="float" office:value="206" calcext:value-type="float">
            <text:p>206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table:number-columns-repeated="9"/>
          <table:table-cell office:value-type="float" office:value="207" calcext:value-type="float">
            <text:p>207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table:number-columns-repeated="9"/>
          <table:table-cell office:value-type="float" office:value="208" calcext:value-type="float">
            <text:p>208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table:number-columns-repeated="9"/>
          <table:table-cell office:value-type="float" office:value="209" calcext:value-type="float">
            <text:p>20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9"/>
          <table:table-cell office:value-type="float" office:value="210" calcext:value-type="float">
            <text:p>21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9"/>
          <table:table-cell office:value-type="float" office:value="211" calcext:value-type="float">
            <text:p>21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9"/>
          <table:table-cell office:value-type="float" office:value="212" calcext:value-type="float">
            <text:p>21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table:number-columns-repeated="9"/>
          <table:table-cell office:value-type="float" office:value="213" calcext:value-type="float">
            <text:p>213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table:number-columns-repeated="9"/>
          <table:table-cell office:value-type="float" office:value="214" calcext:value-type="float">
            <text:p>21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9"/>
          <table:table-cell office:value-type="float" office:value="215" calcext:value-type="float">
            <text:p>215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table:number-columns-repeated="9"/>
          <table:table-cell office:value-type="float" office:value="216" calcext:value-type="float">
            <text:p>216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table:number-columns-repeated="9"/>
          <table:table-cell office:value-type="float" office:value="217" calcext:value-type="float">
            <text:p>217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9"/>
          <table:table-cell office:value-type="float" office:value="218" calcext:value-type="float">
            <text:p>218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table:number-columns-repeated="9"/>
          <table:table-cell office:value-type="float" office:value="219" calcext:value-type="float">
            <text:p>219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table:number-columns-repeated="9"/>
          <table:table-cell office:value-type="float" office:value="220" calcext:value-type="float">
            <text:p>22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9"/>
          <table:table-cell office:value-type="float" office:value="221" calcext:value-type="float">
            <text:p>221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table:number-columns-repeated="9"/>
          <table:table-cell office:value-type="float" office:value="222" calcext:value-type="float">
            <text:p>2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9"/>
          <table:table-cell office:value-type="float" office:value="223" calcext:value-type="float">
            <text:p>223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table:number-columns-repeated="9"/>
          <table:table-cell office:value-type="float" office:value="224" calcext:value-type="float">
            <text:p>224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table:number-columns-repeated="9"/>
          <table:table-cell office:value-type="float" office:value="225" calcext:value-type="float">
            <text:p>225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table:number-columns-repeated="9"/>
          <table:table-cell office:value-type="float" office:value="226" calcext:value-type="float">
            <text:p>226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table:number-columns-repeated="9"/>
          <table:table-cell office:value-type="float" office:value="227" calcext:value-type="float">
            <text:p>227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table:number-columns-repeated="9"/>
          <table:table-cell office:value-type="float" office:value="228" calcext:value-type="float">
            <text:p>228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table:number-columns-repeated="9"/>
          <table:table-cell office:value-type="float" office:value="229" calcext:value-type="float">
            <text:p>229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table:number-columns-repeated="9"/>
          <table:table-cell office:value-type="float" office:value="230" calcext:value-type="float">
            <text:p>230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table:number-columns-repeated="9"/>
          <table:table-cell office:value-type="float" office:value="231" calcext:value-type="float">
            <text:p>231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table:number-columns-repeated="9"/>
          <table:table-cell office:value-type="float" office:value="232" calcext:value-type="float">
            <text:p>232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9"/>
          <table:table-cell office:value-type="float" office:value="233" calcext:value-type="float">
            <text:p>233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table:number-columns-repeated="9"/>
          <table:table-cell office:value-type="float" office:value="234" calcext:value-type="float">
            <text:p>234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table:number-columns-repeated="9"/>
          <table:table-cell office:value-type="float" office:value="235" calcext:value-type="float">
            <text:p>23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9"/>
          <table:table-cell office:value-type="float" office:value="236" calcext:value-type="float">
            <text:p>236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9"/>
          <table:table-cell office:value-type="float" office:value="237" calcext:value-type="float">
            <text:p>237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table:number-columns-repeated="9"/>
          <table:table-cell office:value-type="float" office:value="238" calcext:value-type="float">
            <text:p>238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table:number-columns-repeated="9"/>
          <table:table-cell office:value-type="float" office:value="239" calcext:value-type="float">
            <text:p>239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table:number-columns-repeated="9"/>
          <table:table-cell office:value-type="float" office:value="240" calcext:value-type="float">
            <text:p>24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9"/>
          <table:table-cell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table:number-columns-repeated="9"/>
          <table:table-cell office:value-type="float" office:value="242" calcext:value-type="float">
            <text:p>242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table:number-columns-repeated="9"/>
          <table:table-cell office:value-type="float" office:value="243" calcext:value-type="float">
            <text:p>243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table:number-columns-repeated="9"/>
          <table:table-cell office:value-type="float" office:value="244" calcext:value-type="float">
            <text:p>244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table:number-columns-repeated="9"/>
          <table:table-cell office:value-type="float" office:value="245" calcext:value-type="float">
            <text:p>245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table:number-columns-repeated="9"/>
          <table:table-cell office:value-type="float" office:value="246" calcext:value-type="float">
            <text:p>24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table:number-columns-repeated="9"/>
          <table:table-cell office:value-type="float" office:value="247" calcext:value-type="float">
            <text:p>24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9"/>
          <table:table-cell office:value-type="float" office:value="248" calcext:value-type="float">
            <text:p>248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table:number-columns-repeated="9"/>
          <table:table-cell office:value-type="float" office:value="249" calcext:value-type="float">
            <text:p>249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table:number-columns-repeated="9"/>
          <table:table-cell office:value-type="float" office:value="250" calcext:value-type="float">
            <text:p>250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table:number-columns-repeated="9"/>
          <table:table-cell office:value-type="float" office:value="251" calcext:value-type="float">
            <text:p>251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table:number-columns-repeated="9"/>
          <table:table-cell office:value-type="float" office:value="252" calcext:value-type="float">
            <text:p>252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table:number-columns-repeated="9"/>
          <table:table-cell office:value-type="float" office:value="253" calcext:value-type="float">
            <text:p>253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table:number-columns-repeated="9"/>
          <table:table-cell office:value-type="float" office:value="254" calcext:value-type="float">
            <text:p>254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table:number-columns-repeated="9"/>
          <table:table-cell office:value-type="float" office:value="255" calcext:value-type="float">
            <text:p>255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table:number-columns-repeated="9"/>
          <table:table-cell office:value-type="float" office:value="256" calcext:value-type="float">
            <text:p>25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number-columns-repeated="9"/>
          <table:table-cell office:value-type="float" office:value="257" calcext:value-type="float">
            <text:p>257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table:number-columns-repeated="9"/>
          <table:table-cell office:value-type="float" office:value="258" calcext:value-type="float">
            <text:p>258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9"/>
          <table:table-cell office:value-type="float" office:value="259" calcext:value-type="float">
            <text:p>25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9"/>
          <table:table-cell office:value-type="float" office:value="260" calcext:value-type="float">
            <text:p>260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table:number-columns-repeated="9"/>
          <table:table-cell office:value-type="float" office:value="261" calcext:value-type="float">
            <text:p>261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table:number-columns-repeated="9"/>
          <table:table-cell office:value-type="float" office:value="262" calcext:value-type="float">
            <text:p>262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table:number-columns-repeated="9"/>
          <table:table-cell office:value-type="float" office:value="263" calcext:value-type="float">
            <text:p>26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9"/>
          <table:table-cell office:value-type="float" office:value="264" calcext:value-type="float">
            <text:p>2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9"/>
          <table:table-cell office:value-type="float" office:value="265" calcext:value-type="float">
            <text:p>265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table:number-columns-repeated="9"/>
          <table:table-cell office:value-type="float" office:value="266" calcext:value-type="float">
            <text:p>2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table:number-columns-repeated="9"/>
          <table:table-cell office:value-type="float" office:value="267" calcext:value-type="float">
            <text:p>267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table:number-columns-repeated="9"/>
          <table:table-cell office:value-type="float" office:value="268" calcext:value-type="float">
            <text:p>26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table:number-columns-repeated="9"/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table:number-columns-repeated="9"/>
          <table:table-cell office:value-type="float" office:value="270" calcext:value-type="float">
            <text:p>27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9"/>
          <table:table-cell office:value-type="float" office:value="271" calcext:value-type="float">
            <text:p>27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number-columns-repeated="9"/>
          <table:table-cell office:value-type="float" office:value="272" calcext:value-type="float">
            <text:p>272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table:number-columns-repeated="9"/>
          <table:table-cell office:value-type="float" office:value="273" calcext:value-type="float">
            <text:p>273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table:number-columns-repeated="9"/>
          <table:table-cell office:value-type="float" office:value="274" calcext:value-type="float">
            <text:p>274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9"/>
          <table:table-cell office:value-type="float" office:value="275" calcext:value-type="float">
            <text:p>2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9"/>
          <table:table-cell office:value-type="float" office:value="276" calcext:value-type="float">
            <text:p>27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9"/>
          <table:table-cell office:value-type="float" office:value="277" calcext:value-type="float">
            <text:p>277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9"/>
          <table:table-cell office:value-type="float" office:value="278" calcext:value-type="float">
            <text:p>278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table:number-columns-repeated="9"/>
          <table:table-cell office:value-type="float" office:value="279" calcext:value-type="float">
            <text:p>279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table:number-columns-repeated="9"/>
          <table:table-cell office:value-type="float" office:value="280" calcext:value-type="float">
            <text:p>28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9"/>
          <table:table-cell office:value-type="float" office:value="281" calcext:value-type="float">
            <text:p>281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table:number-columns-repeated="9"/>
          <table:table-cell office:value-type="float" office:value="282" calcext:value-type="float">
            <text:p>282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table:number-columns-repeated="9"/>
          <table:table-cell office:value-type="float" office:value="283" calcext:value-type="float">
            <text:p>283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table:number-columns-repeated="9"/>
          <table:table-cell office:value-type="float" office:value="284" calcext:value-type="float">
            <text:p>284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table:number-columns-repeated="9"/>
          <table:table-cell office:value-type="float" office:value="285" calcext:value-type="float">
            <text:p>285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table:number-columns-repeated="9"/>
          <table:table-cell office:value-type="float" office:value="286" calcext:value-type="float">
            <text:p>286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table:number-columns-repeated="9"/>
          <table:table-cell office:value-type="float" office:value="287" calcext:value-type="float">
            <text:p>2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9"/>
          <table:table-cell office:value-type="float" office:value="288" calcext:value-type="float">
            <text:p>288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table:number-columns-repeated="9"/>
          <table:table-cell office:value-type="float" office:value="289" calcext:value-type="float">
            <text:p>289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table:number-columns-repeated="9"/>
          <table:table-cell office:value-type="float" office:value="290" calcext:value-type="float">
            <text:p>290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table:number-columns-repeated="9"/>
          <table:table-cell office:value-type="float" office:value="291" calcext:value-type="float">
            <text:p>291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table:number-columns-repeated="9"/>
          <table:table-cell office:value-type="float" office:value="292" calcext:value-type="float">
            <text:p>29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9"/>
          <table:table-cell office:value-type="float" office:value="293" calcext:value-type="float">
            <text:p>293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table:number-columns-repeated="9"/>
          <table:table-cell office:value-type="float" office:value="294" calcext:value-type="float">
            <text:p>294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table:number-columns-repeated="9"/>
          <table:table-cell office:value-type="float" office:value="295" calcext:value-type="float">
            <text:p>295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table:number-columns-repeated="9"/>
          <table:table-cell office:value-type="float" office:value="296" calcext:value-type="float">
            <text:p>29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9"/>
          <table:table-cell office:value-type="float" office:value="297" calcext:value-type="float">
            <text:p>297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table:number-columns-repeated="9"/>
          <table:table-cell office:value-type="float" office:value="298" calcext:value-type="float">
            <text:p>298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table:number-columns-repeated="9"/>
          <table:table-cell office:value-type="float" office:value="299" calcext:value-type="float">
            <text:p>29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table:number-columns-repeated="9"/>
          <table:table-cell office:value-type="float" office:value="300" calcext:value-type="float">
            <text:p>3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9"/>
          <table:table-cell office:value-type="float" office:value="301" calcext:value-type="float">
            <text:p>30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9"/>
          <table:table-cell office:value-type="float" office:value="302" calcext:value-type="float">
            <text:p>302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table:number-columns-repeated="9"/>
          <table:table-cell office:value-type="float" office:value="303" calcext:value-type="float">
            <text:p>303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table:number-columns-repeated="9"/>
          <table:table-cell office:value-type="float" office:value="304" calcext:value-type="float">
            <text:p>304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9"/>
          <table:table-cell office:value-type="float" office:value="305" calcext:value-type="float">
            <text:p>305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table:number-columns-repeated="9"/>
          <table:table-cell office:value-type="float" office:value="306" calcext:value-type="float">
            <text:p>306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table:number-columns-repeated="9"/>
          <table:table-cell office:value-type="float" office:value="307" calcext:value-type="float">
            <text:p>307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table:number-columns-repeated="9"/>
          <table:table-cell office:value-type="float" office:value="308" calcext:value-type="float">
            <text:p>308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9"/>
          <table:table-cell office:value-type="float" office:value="309" calcext:value-type="float">
            <text:p>309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table:number-columns-repeated="9"/>
          <table:table-cell office:value-type="float" office:value="310" calcext:value-type="float">
            <text:p>310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table:number-columns-repeated="9"/>
          <table:table-cell office:value-type="float" office:value="311" calcext:value-type="float">
            <text:p>311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table:number-columns-repeated="9"/>
          <table:table-cell office:value-type="float" office:value="312" calcext:value-type="float">
            <text:p>312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table:number-columns-repeated="9"/>
          <table:table-cell office:value-type="float" office:value="313" calcext:value-type="float">
            <text:p>313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table:number-columns-repeated="9"/>
          <table:table-cell office:value-type="float" office:value="314" calcext:value-type="float">
            <text:p>31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9"/>
          <table:table-cell office:value-type="float" office:value="315" calcext:value-type="float">
            <text:p>315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table:number-columns-repeated="9"/>
          <table:table-cell office:value-type="float" office:value="316" calcext:value-type="float">
            <text:p>316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table:number-columns-repeated="9"/>
          <table:table-cell office:value-type="float" office:value="317" calcext:value-type="float">
            <text:p>317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table:number-columns-repeated="9"/>
          <table:table-cell office:value-type="float" office:value="318" calcext:value-type="float">
            <text:p>31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table:number-columns-repeated="9"/>
          <table:table-cell office:value-type="float" office:value="319" calcext:value-type="float">
            <text:p>319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table:number-columns-repeated="9"/>
          <table:table-cell office:value-type="float" office:value="320" calcext:value-type="float">
            <text:p>320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table:number-columns-repeated="9"/>
          <table:table-cell office:value-type="float" office:value="321" calcext:value-type="float">
            <text:p>321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number-columns-repeated="9"/>
          <table:table-cell office:value-type="float" office:value="322" calcext:value-type="float">
            <text:p>322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table:number-columns-repeated="9"/>
          <table:table-cell office:value-type="float" office:value="323" calcext:value-type="float">
            <text:p>32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9"/>
          <table:table-cell office:value-type="float" office:value="324" calcext:value-type="float">
            <text:p>324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table:number-columns-repeated="9"/>
          <table:table-cell office:value-type="float" office:value="325" calcext:value-type="float">
            <text:p>325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table:number-columns-repeated="9"/>
          <table:table-cell office:value-type="float" office:value="326" calcext:value-type="float">
            <text:p>326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table:number-columns-repeated="9"/>
          <table:table-cell office:value-type="float" office:value="327" calcext:value-type="float">
            <text:p>327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table:number-columns-repeated="9"/>
          <table:table-cell office:value-type="float" office:value="328" calcext:value-type="float">
            <text:p>328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table:number-columns-repeated="9"/>
          <table:table-cell office:value-type="float" office:value="329" calcext:value-type="float">
            <text:p>329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table:number-columns-repeated="9"/>
          <table:table-cell office:value-type="float" office:value="330" calcext:value-type="float">
            <text:p>3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9"/>
          <table:table-cell office:value-type="float" office:value="331" calcext:value-type="float">
            <text:p>331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table:number-columns-repeated="9"/>
          <table:table-cell office:value-type="float" office:value="332" calcext:value-type="float">
            <text:p>332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table:number-columns-repeated="9"/>
          <table:table-cell office:value-type="float" office:value="333" calcext:value-type="float">
            <text:p>333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table:number-columns-repeated="9"/>
          <table:table-cell office:value-type="float" office:value="334" calcext:value-type="float">
            <text:p>334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table:number-columns-repeated="9"/>
          <table:table-cell office:value-type="float" office:value="335" calcext:value-type="float">
            <text:p>335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table:number-columns-repeated="9"/>
          <table:table-cell office:value-type="float" office:value="336" calcext:value-type="float">
            <text:p>336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table:number-columns-repeated="9"/>
          <table:table-cell office:value-type="float" office:value="337" calcext:value-type="float">
            <text:p>337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table:number-columns-repeated="9"/>
          <table:table-cell office:value-type="float" office:value="338" calcext:value-type="float">
            <text:p>338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table:number-columns-repeated="9"/>
          <table:table-cell office:value-type="float" office:value="339" calcext:value-type="float">
            <text:p>339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table:number-columns-repeated="9"/>
          <table:table-cell office:value-type="float" office:value="340" calcext:value-type="float">
            <text:p>34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9"/>
          <table:table-cell office:value-type="float" office:value="341" calcext:value-type="float">
            <text:p>341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9"/>
          <table:table-cell office:value-type="float" office:value="342" calcext:value-type="float">
            <text:p>342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table:number-columns-repeated="9"/>
          <table:table-cell office:value-type="float" office:value="343" calcext:value-type="float">
            <text:p>343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table:number-columns-repeated="9"/>
          <table:table-cell office:value-type="float" office:value="344" calcext:value-type="float">
            <text:p>344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table:number-columns-repeated="9"/>
          <table:table-cell office:value-type="float" office:value="345" calcext:value-type="float">
            <text:p>34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table:number-columns-repeated="9"/>
          <table:table-cell office:value-type="float" office:value="346" calcext:value-type="float">
            <text:p>34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table:number-columns-repeated="9"/>
          <table:table-cell office:value-type="float" office:value="347" calcext:value-type="float">
            <text:p>347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table:number-columns-repeated="9"/>
          <table:table-cell office:value-type="float" office:value="348" calcext:value-type="float">
            <text:p>348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table:number-columns-repeated="9"/>
          <table:table-cell office:value-type="float" office:value="349" calcext:value-type="float">
            <text:p>349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table:number-columns-repeated="9"/>
          <table:table-cell office:value-type="float" office:value="350" calcext:value-type="float">
            <text:p>350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table:number-columns-repeated="9"/>
          <table:table-cell office:value-type="float" office:value="351" calcext:value-type="float">
            <text:p>351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table:number-columns-repeated="9"/>
          <table:table-cell office:value-type="float" office:value="352" calcext:value-type="float">
            <text:p>352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table:number-columns-repeated="9"/>
          <table:table-cell office:value-type="float" office:value="353" calcext:value-type="float">
            <text:p>353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table:number-columns-repeated="9"/>
          <table:table-cell office:value-type="float" office:value="354" calcext:value-type="float">
            <text:p>354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table:number-columns-repeated="9"/>
          <table:table-cell office:value-type="float" office:value="355" calcext:value-type="float">
            <text:p>355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table:number-columns-repeated="9"/>
          <table:table-cell office:value-type="float" office:value="356" calcext:value-type="float">
            <text:p>356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table:number-columns-repeated="9"/>
          <table:table-cell office:value-type="float" office:value="357" calcext:value-type="float">
            <text:p>357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table:number-columns-repeated="9"/>
          <table:table-cell office:value-type="float" office:value="358" calcext:value-type="float">
            <text:p>358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table:number-columns-repeated="9"/>
          <table:table-cell office:value-type="float" office:value="359" calcext:value-type="float">
            <text:p>359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table:number-columns-repeated="9"/>
          <table:table-cell office:value-type="float" office:value="360" calcext:value-type="float">
            <text:p>36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table:number-columns-repeated="9"/>
          <table:table-cell office:value-type="float" office:value="361" calcext:value-type="float">
            <text:p>361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table:number-columns-repeated="9"/>
          <table:table-cell office:value-type="float" office:value="362" calcext:value-type="float">
            <text:p>362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table:number-columns-repeated="9"/>
          <table:table-cell office:value-type="float" office:value="363" calcext:value-type="float">
            <text:p>363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table:number-columns-repeated="9"/>
          <table:table-cell office:value-type="float" office:value="364" calcext:value-type="float">
            <text:p>36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9"/>
          <table:table-cell office:value-type="float" office:value="365" calcext:value-type="float">
            <text:p>365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table:number-columns-repeated="9"/>
          <table:table-cell office:value-type="float" office:value="366" calcext:value-type="float">
            <text:p>366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number-columns-repeated="9"/>
          <table:table-cell office:value-type="float" office:value="367" calcext:value-type="float">
            <text:p>367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table:number-columns-repeated="9"/>
          <table:table-cell office:value-type="float" office:value="368" calcext:value-type="float">
            <text:p>36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9"/>
          <table:table-cell office:value-type="float" office:value="369" calcext:value-type="float">
            <text:p>369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table:number-columns-repeated="9"/>
          <table:table-cell office:value-type="float" office:value="370" calcext:value-type="float">
            <text:p>370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table:number-columns-repeated="9"/>
          <table:table-cell office:value-type="float" office:value="371" calcext:value-type="float">
            <text:p>371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table:number-columns-repeated="9"/>
          <table:table-cell office:value-type="float" office:value="372" calcext:value-type="float">
            <text:p>372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table:number-columns-repeated="9"/>
          <table:table-cell office:value-type="float" office:value="373" calcext:value-type="float">
            <text:p>373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table:number-columns-repeated="9"/>
          <table:table-cell office:value-type="float" office:value="374" calcext:value-type="float">
            <text:p>374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9"/>
          <table:table-cell office:value-type="float" office:value="375" calcext:value-type="float">
            <text:p>37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9"/>
          <table:table-cell office:value-type="float" office:value="376" calcext:value-type="float">
            <text:p>37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9"/>
          <table:table-cell office:value-type="float" office:value="377" calcext:value-type="float">
            <text:p>377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table:number-columns-repeated="9"/>
          <table:table-cell office:value-type="float" office:value="378" calcext:value-type="float">
            <text:p>378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table:number-columns-repeated="9"/>
          <table:table-cell office:value-type="float" office:value="379" calcext:value-type="float">
            <text:p>379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table:number-columns-repeated="9"/>
          <table:table-cell office:value-type="float" office:value="380" calcext:value-type="float">
            <text:p>380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table:number-columns-repeated="9"/>
          <table:table-cell office:value-type="float" office:value="381" calcext:value-type="float">
            <text:p>38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table:number-columns-repeated="9"/>
          <table:table-cell office:value-type="float" office:value="382" calcext:value-type="float">
            <text:p>382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table:number-columns-repeated="9"/>
          <table:table-cell office:value-type="float" office:value="383" calcext:value-type="float">
            <text:p>383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table:number-columns-repeated="9"/>
          <table:table-cell office:value-type="float" office:value="384" calcext:value-type="float">
            <text:p>384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table:number-columns-repeated="9"/>
          <table:table-cell office:value-type="float" office:value="385" calcext:value-type="float">
            <text:p>385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table:number-columns-repeated="9"/>
          <table:table-cell office:value-type="float" office:value="386" calcext:value-type="float">
            <text:p>38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table:number-columns-repeated="9"/>
          <table:table-cell office:value-type="float" office:value="387" calcext:value-type="float">
            <text:p>38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9"/>
          <table:table-cell office:value-type="float" office:value="388" calcext:value-type="float">
            <text:p>388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table:number-columns-repeated="9"/>
          <table:table-cell office:value-type="float" office:value="389" calcext:value-type="float">
            <text:p>389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table:number-columns-repeated="9"/>
          <table:table-cell office:value-type="float" office:value="390" calcext:value-type="float">
            <text:p>390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table:number-columns-repeated="9"/>
          <table:table-cell office:value-type="float" office:value="391" calcext:value-type="float">
            <text:p>391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table:number-columns-repeated="9"/>
          <table:table-cell office:value-type="float" office:value="392" calcext:value-type="float">
            <text:p>39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table:number-columns-repeated="9"/>
          <table:table-cell office:value-type="float" office:value="393" calcext:value-type="float">
            <text:p>39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9"/>
          <table:table-cell office:value-type="float" office:value="394" calcext:value-type="float">
            <text:p>394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table:number-columns-repeated="9"/>
          <table:table-cell office:value-type="float" office:value="395" calcext:value-type="float">
            <text:p>395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table:number-columns-repeated="9"/>
          <table:table-cell office:value-type="float" office:value="396" calcext:value-type="float">
            <text:p>39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9"/>
          <table:table-cell office:value-type="float" office:value="397" calcext:value-type="float">
            <text:p>397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table:number-columns-repeated="9"/>
          <table:table-cell office:value-type="float" office:value="398" calcext:value-type="float">
            <text:p>398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table:number-columns-repeated="9"/>
          <table:table-cell office:value-type="float" office:value="399" calcext:value-type="float">
            <text:p>399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table:number-columns-repeated="9"/>
          <table:table-cell office:value-type="float" office:value="400" calcext:value-type="float">
            <text:p>40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9"/>
          <table:table-cell office:value-type="float" office:value="401" calcext:value-type="float">
            <text:p>401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table:number-columns-repeated="9"/>
          <table:table-cell office:value-type="float" office:value="402" calcext:value-type="float">
            <text:p>402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table:number-columns-repeated="9"/>
          <table:table-cell office:value-type="float" office:value="403" calcext:value-type="float">
            <text:p>403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table:number-columns-repeated="9"/>
          <table:table-cell office:value-type="float" office:value="404" calcext:value-type="float">
            <text:p>404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table:number-columns-repeated="9"/>
          <table:table-cell office:value-type="float" office:value="405" calcext:value-type="float">
            <text:p>40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9"/>
          <table:table-cell office:value-type="float" office:value="406" calcext:value-type="float">
            <text:p>406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number-columns-repeated="9"/>
          <table:table-cell office:value-type="float" office:value="407" calcext:value-type="float">
            <text:p>407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table:number-columns-repeated="9"/>
          <table:table-cell office:value-type="float" office:value="408" calcext:value-type="float">
            <text:p>40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9"/>
          <table:table-cell office:value-type="float" office:value="409" calcext:value-type="float">
            <text:p>40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table:number-columns-repeated="9"/>
          <table:table-cell office:value-type="float" office:value="410" calcext:value-type="float">
            <text:p>410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table:number-columns-repeated="9"/>
          <table:table-cell office:value-type="float" office:value="411" calcext:value-type="float">
            <text:p>411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table:number-columns-repeated="9"/>
          <table:table-cell office:value-type="float" office:value="412" calcext:value-type="float">
            <text:p>412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table:number-columns-repeated="9"/>
          <table:table-cell office:value-type="float" office:value="413" calcext:value-type="float">
            <text:p>413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table:number-columns-repeated="9"/>
          <table:table-cell office:value-type="float" office:value="414" calcext:value-type="float">
            <text:p>41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9"/>
          <table:table-cell office:value-type="float" office:value="415" calcext:value-type="float">
            <text:p>415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table:number-columns-repeated="9"/>
          <table:table-cell office:value-type="float" office:value="416" calcext:value-type="float">
            <text:p>4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9"/>
          <table:table-cell office:value-type="float" office:value="417" calcext:value-type="float">
            <text:p>4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9"/>
          <table:table-cell office:value-type="float" office:value="418" calcext:value-type="float">
            <text:p>41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9"/>
          <table:table-cell office:value-type="float" office:value="419" calcext:value-type="float">
            <text:p>41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9"/>
          <table:table-cell office:value-type="float" office:value="420" calcext:value-type="float">
            <text:p>42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table:number-columns-repeated="9"/>
          <table:table-cell office:value-type="float" office:value="421" calcext:value-type="float">
            <text:p>421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table:number-columns-repeated="9"/>
          <table:table-cell office:value-type="float" office:value="422" calcext:value-type="float">
            <text:p>422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table:number-columns-repeated="9"/>
          <table:table-cell office:value-type="float" office:value="423" calcext:value-type="float">
            <text:p>42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9"/>
          <table:table-cell office:value-type="float" office:value="424" calcext:value-type="float">
            <text:p>424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table:number-columns-repeated="9"/>
          <table:table-cell office:value-type="float" office:value="425" calcext:value-type="float">
            <text:p>42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9"/>
          <table:table-cell office:value-type="float" office:value="426" calcext:value-type="float">
            <text:p>426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table:number-columns-repeated="9"/>
          <table:table-cell office:value-type="float" office:value="427" calcext:value-type="float">
            <text:p>427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table:number-columns-repeated="9"/>
          <table:table-cell office:value-type="float" office:value="428" calcext:value-type="float">
            <text:p>428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table:number-columns-repeated="9"/>
          <table:table-cell office:value-type="float" office:value="429" calcext:value-type="float">
            <text:p>429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table:number-columns-repeated="9"/>
          <table:table-cell office:value-type="float" office:value="430" calcext:value-type="float">
            <text:p>430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table:number-columns-repeated="9"/>
          <table:table-cell office:value-type="float" office:value="431" calcext:value-type="float">
            <text:p>431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table:number-columns-repeated="9"/>
          <table:table-cell office:value-type="float" office:value="432" calcext:value-type="float">
            <text:p>432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table:number-columns-repeated="9"/>
          <table:table-cell office:value-type="float" office:value="433" calcext:value-type="float">
            <text:p>433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table:number-columns-repeated="9"/>
          <table:table-cell office:value-type="float" office:value="434" calcext:value-type="float">
            <text:p>434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table:number-columns-repeated="9"/>
          <table:table-cell office:value-type="float" office:value="435" calcext:value-type="float">
            <text:p>435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table:number-columns-repeated="9"/>
          <table:table-cell office:value-type="float" office:value="436" calcext:value-type="float">
            <text:p>436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table:number-columns-repeated="9"/>
          <table:table-cell office:value-type="float" office:value="437" calcext:value-type="float">
            <text:p>43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9"/>
          <table:table-cell office:value-type="float" office:value="438" calcext:value-type="float">
            <text:p>438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table:number-columns-repeated="9"/>
          <table:table-cell office:value-type="float" office:value="439" calcext:value-type="float">
            <text:p>439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table:number-columns-repeated="9"/>
          <table:table-cell office:value-type="float" office:value="440" calcext:value-type="float">
            <text:p>440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table:number-columns-repeated="9"/>
          <table:table-cell office:value-type="float" office:value="441" calcext:value-type="float">
            <text:p>44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9"/>
          <table:table-cell office:value-type="float" office:value="442" calcext:value-type="float">
            <text:p>442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table:number-columns-repeated="9"/>
          <table:table-cell office:value-type="float" office:value="443" calcext:value-type="float">
            <text:p>443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table:number-columns-repeated="9"/>
          <table:table-cell office:value-type="float" office:value="444" calcext:value-type="float">
            <text:p>444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table:number-columns-repeated="9"/>
          <table:table-cell office:value-type="float" office:value="445" calcext:value-type="float">
            <text:p>445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table:number-columns-repeated="9"/>
          <table:table-cell office:value-type="float" office:value="446" calcext:value-type="float">
            <text:p>446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table:number-columns-repeated="9"/>
          <table:table-cell office:value-type="float" office:value="447" calcext:value-type="float">
            <text:p>447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table:number-columns-repeated="9"/>
          <table:table-cell office:value-type="float" office:value="448" calcext:value-type="float">
            <text:p>448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table:number-columns-repeated="9"/>
          <table:table-cell office:value-type="float" office:value="449" calcext:value-type="float">
            <text:p>449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table:number-columns-repeated="9"/>
          <table:table-cell office:value-type="float" office:value="450" calcext:value-type="float">
            <text:p>450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table:number-columns-repeated="9"/>
          <table:table-cell office:value-type="float" office:value="451" calcext:value-type="float">
            <text:p>45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9"/>
          <table:table-cell office:value-type="float" office:value="452" calcext:value-type="float">
            <text:p>452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table:number-columns-repeated="9"/>
          <table:table-cell office:value-type="float" office:value="453" calcext:value-type="float">
            <text:p>45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9"/>
          <table:table-cell office:value-type="float" office:value="454" calcext:value-type="float">
            <text:p>454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table:number-columns-repeated="9"/>
          <table:table-cell office:value-type="float" office:value="455" calcext:value-type="float">
            <text:p>455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table:number-columns-repeated="9"/>
          <table:table-cell office:value-type="float" office:value="456" calcext:value-type="float">
            <text:p>456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table:number-columns-repeated="9"/>
          <table:table-cell office:value-type="float" office:value="457" calcext:value-type="float">
            <text:p>457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table:number-columns-repeated="9"/>
          <table:table-cell office:value-type="float" office:value="458" calcext:value-type="float">
            <text:p>458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table:number-columns-repeated="9"/>
          <table:table-cell office:value-type="float" office:value="459" calcext:value-type="float">
            <text:p>459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table:number-columns-repeated="9"/>
          <table:table-cell office:value-type="float" office:value="460" calcext:value-type="float">
            <text:p>460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table:number-columns-repeated="9"/>
          <table:table-cell office:value-type="float" office:value="461" calcext:value-type="float">
            <text:p>461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table:number-columns-repeated="9"/>
          <table:table-cell office:value-type="float" office:value="462" calcext:value-type="float">
            <text:p>462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table:number-columns-repeated="9"/>
          <table:table-cell office:value-type="float" office:value="463" calcext:value-type="float">
            <text:p>463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table:number-columns-repeated="9"/>
          <table:table-cell office:value-type="float" office:value="464" calcext:value-type="float">
            <text:p>46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table:number-columns-repeated="9"/>
          <table:table-cell office:value-type="float" office:value="465" calcext:value-type="float">
            <text:p>465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table:number-columns-repeated="9"/>
          <table:table-cell office:value-type="float" office:value="466" calcext:value-type="float">
            <text:p>4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9"/>
          <table:table-cell office:value-type="float" office:value="467" calcext:value-type="float">
            <text:p>467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table:number-columns-repeated="9"/>
          <table:table-cell office:value-type="float" office:value="468" calcext:value-type="float">
            <text:p>468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table:number-columns-repeated="9"/>
          <table:table-cell office:value-type="float" office:value="469" calcext:value-type="float">
            <text:p>469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table:number-columns-repeated="9"/>
          <table:table-cell office:value-type="float" office:value="470" calcext:value-type="float">
            <text:p>47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table:number-columns-repeated="9"/>
          <table:table-cell office:value-type="float" office:value="471" calcext:value-type="float">
            <text:p>471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table:number-columns-repeated="9"/>
          <table:table-cell office:value-type="float" office:value="472" calcext:value-type="float">
            <text:p>472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table:number-columns-repeated="9"/>
          <table:table-cell office:value-type="float" office:value="473" calcext:value-type="float">
            <text:p>473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table:number-columns-repeated="9"/>
          <table:table-cell office:value-type="float" office:value="474" calcext:value-type="float">
            <text:p>474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table:number-columns-repeated="9"/>
          <table:table-cell office:value-type="float" office:value="475" calcext:value-type="float">
            <text:p>47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9"/>
          <table:table-cell office:value-type="float" office:value="476" calcext:value-type="float">
            <text:p>476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table:number-columns-repeated="9"/>
          <table:table-cell office:value-type="float" office:value="477" calcext:value-type="float">
            <text:p>47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table:number-columns-repeated="9"/>
          <table:table-cell office:value-type="float" office:value="478" calcext:value-type="float">
            <text:p>478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table:number-columns-repeated="9"/>
          <table:table-cell office:value-type="float" office:value="479" calcext:value-type="float">
            <text:p>47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9"/>
          <table:table-cell office:value-type="float" office:value="480" calcext:value-type="float">
            <text:p>480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table:number-columns-repeated="9"/>
          <table:table-cell office:value-type="float" office:value="481" calcext:value-type="float">
            <text:p>48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number-columns-repeated="9"/>
          <table:table-cell office:value-type="float" office:value="482" calcext:value-type="float">
            <text:p>482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table:number-columns-repeated="9"/>
          <table:table-cell office:value-type="float" office:value="483" calcext:value-type="float">
            <text:p>48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9"/>
          <table:table-cell office:value-type="float" office:value="484" calcext:value-type="float">
            <text:p>48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table:number-columns-repeated="9"/>
          <table:table-cell office:value-type="float" office:value="485" calcext:value-type="float">
            <text:p>485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table:number-columns-repeated="9"/>
          <table:table-cell office:value-type="float" office:value="486" calcext:value-type="float">
            <text:p>486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table:number-columns-repeated="9"/>
          <table:table-cell office:value-type="float" office:value="487" calcext:value-type="float">
            <text:p>487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table:number-columns-repeated="9"/>
          <table:table-cell office:value-type="float" office:value="488" calcext:value-type="float">
            <text:p>488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table:number-columns-repeated="9"/>
          <table:table-cell office:value-type="float" office:value="489" calcext:value-type="float">
            <text:p>489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table:number-columns-repeated="9"/>
          <table:table-cell office:value-type="float" office:value="490" calcext:value-type="float">
            <text:p>49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table:number-columns-repeated="9"/>
          <table:table-cell office:value-type="float" office:value="491" calcext:value-type="float">
            <text:p>491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table:number-columns-repeated="9"/>
          <table:table-cell office:value-type="float" office:value="492" calcext:value-type="float">
            <text:p>492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table:number-columns-repeated="9"/>
          <table:table-cell office:value-type="float" office:value="493" calcext:value-type="float">
            <text:p>49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9"/>
          <table:table-cell office:value-type="float" office:value="494" calcext:value-type="float">
            <text:p>494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table:number-columns-repeated="9"/>
          <table:table-cell office:value-type="float" office:value="495" calcext:value-type="float">
            <text:p>495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table:number-columns-repeated="9"/>
          <table:table-cell office:value-type="float" office:value="496" calcext:value-type="float">
            <text:p>49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9"/>
          <table:table-cell office:value-type="float" office:value="497" calcext:value-type="float">
            <text:p>497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table:number-columns-repeated="9"/>
          <table:table-cell office:value-type="float" office:value="498" calcext:value-type="float">
            <text:p>498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table:number-columns-repeated="9"/>
          <table:table-cell office:value-type="float" office:value="499" calcext:value-type="float">
            <text:p>499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table:number-columns-repeated="9"/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table:number-columns-repeated="9"/>
          <table:table-cell office:value-type="float" office:value="501" calcext:value-type="float">
            <text:p>50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9"/>
          <table:table-cell office:value-type="float" office:value="502" calcext:value-type="float">
            <text:p>502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table:number-columns-repeated="9"/>
          <table:table-cell office:value-type="float" office:value="503" calcext:value-type="float">
            <text:p>503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table:number-columns-repeated="9"/>
          <table:table-cell office:value-type="float" office:value="504" calcext:value-type="float">
            <text:p>504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table:number-columns-repeated="9"/>
          <table:table-cell office:value-type="float" office:value="505" calcext:value-type="float">
            <text:p>50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9"/>
          <table:table-cell office:value-type="float" office:value="506" calcext:value-type="float">
            <text:p>506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table:number-columns-repeated="9"/>
          <table:table-cell office:value-type="float" office:value="507" calcext:value-type="float">
            <text:p>507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table:number-columns-repeated="9"/>
          <table:table-cell office:value-type="float" office:value="508" calcext:value-type="float">
            <text:p>50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9"/>
          <table:table-cell office:value-type="float" office:value="509" calcext:value-type="float">
            <text:p>509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table:number-columns-repeated="9"/>
          <table:table-cell office:value-type="float" office:value="510" calcext:value-type="float">
            <text:p>510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table:number-columns-repeated="9"/>
          <table:table-cell office:value-type="float" office:value="511" calcext:value-type="float">
            <text:p>511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table:number-columns-repeated="9"/>
          <table:table-cell office:value-type="float" office:value="512" calcext:value-type="float">
            <text:p>512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table:number-columns-repeated="9"/>
          <table:table-cell office:value-type="float" office:value="513" calcext:value-type="float">
            <text:p>513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table:number-columns-repeated="9"/>
          <table:table-cell office:value-type="float" office:value="514" calcext:value-type="float">
            <text:p>514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table:number-columns-repeated="9"/>
          <table:table-cell office:value-type="float" office:value="515" calcext:value-type="float">
            <text:p>51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9"/>
          <table:table-cell office:value-type="float" office:value="516" calcext:value-type="float">
            <text:p>516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table:number-columns-repeated="9"/>
          <table:table-cell office:value-type="float" office:value="517" calcext:value-type="float">
            <text:p>51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9"/>
          <table:table-cell office:value-type="float" office:value="518" calcext:value-type="float">
            <text:p>51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9"/>
          <table:table-cell office:value-type="float" office:value="519" calcext:value-type="float">
            <text:p>519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9"/>
          <table:table-cell office:value-type="float" office:value="520" calcext:value-type="float">
            <text:p>520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table:number-columns-repeated="9"/>
          <table:table-cell office:value-type="float" office:value="521" calcext:value-type="float">
            <text:p>521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table:number-columns-repeated="9"/>
          <table:table-cell office:value-type="float" office:value="522" calcext:value-type="float">
            <text:p>522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table:number-columns-repeated="9"/>
          <table:table-cell office:value-type="float" office:value="523" calcext:value-type="float">
            <text:p>523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table:number-columns-repeated="9"/>
          <table:table-cell office:value-type="float" office:value="524" calcext:value-type="float">
            <text:p>52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9"/>
          <table:table-cell office:value-type="float" office:value="525" calcext:value-type="float">
            <text:p>525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table:number-columns-repeated="9"/>
          <table:table-cell office:value-type="float" office:value="526" calcext:value-type="float">
            <text:p>526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table:number-columns-repeated="9"/>
          <table:table-cell office:value-type="float" office:value="527" calcext:value-type="float">
            <text:p>52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9"/>
          <table:table-cell office:value-type="float" office:value="528" calcext:value-type="float">
            <text:p>528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table:number-columns-repeated="9"/>
          <table:table-cell office:value-type="float" office:value="529" calcext:value-type="float">
            <text:p>529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table:number-columns-repeated="9"/>
          <table:table-cell office:value-type="float" office:value="530" calcext:value-type="float">
            <text:p>530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table:number-columns-repeated="9"/>
          <table:table-cell office:value-type="float" office:value="531" calcext:value-type="float">
            <text:p>531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table:number-columns-repeated="9"/>
          <table:table-cell office:value-type="float" office:value="532" calcext:value-type="float">
            <text:p>532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table:number-columns-repeated="9"/>
          <table:table-cell office:value-type="float" office:value="533" calcext:value-type="float">
            <text:p>53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9"/>
          <table:table-cell office:value-type="float" office:value="534" calcext:value-type="float">
            <text:p>534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table:number-columns-repeated="9"/>
          <table:table-cell office:value-type="float" office:value="535" calcext:value-type="float">
            <text:p>53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9"/>
          <table:table-cell office:value-type="float" office:value="536" calcext:value-type="float">
            <text:p>536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table:number-columns-repeated="9"/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table:number-columns-repeated="9"/>
          <table:table-cell office:value-type="float" office:value="538" calcext:value-type="float">
            <text:p>538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table:number-columns-repeated="9"/>
          <table:table-cell office:value-type="float" office:value="539" calcext:value-type="float">
            <text:p>539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table:number-columns-repeated="9"/>
          <table:table-cell office:value-type="float" office:value="540" calcext:value-type="float">
            <text:p>540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table:number-columns-repeated="9"/>
          <table:table-cell office:value-type="float" office:value="541" calcext:value-type="float">
            <text:p>54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9"/>
          <table:table-cell office:value-type="float" office:value="542" calcext:value-type="float">
            <text:p>542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table:number-columns-repeated="9"/>
          <table:table-cell office:value-type="float" office:value="543" calcext:value-type="float">
            <text:p>543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table:number-columns-repeated="9"/>
          <table:table-cell office:value-type="float" office:value="544" calcext:value-type="float">
            <text:p>544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table:number-columns-repeated="9"/>
          <table:table-cell office:value-type="float" office:value="545" calcext:value-type="float">
            <text:p>545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table:number-columns-repeated="9"/>
          <table:table-cell office:value-type="float" office:value="546" calcext:value-type="float">
            <text:p>54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9"/>
          <table:table-cell office:value-type="float" office:value="547" calcext:value-type="float">
            <text:p>547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table:number-columns-repeated="9"/>
          <table:table-cell office:value-type="float" office:value="548" calcext:value-type="float">
            <text:p>548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table:number-columns-repeated="9"/>
          <table:table-cell office:value-type="float" office:value="549" calcext:value-type="float">
            <text:p>54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9"/>
          <table:table-cell office:value-type="float" office:value="550" calcext:value-type="float">
            <text:p>55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table:number-columns-repeated="9"/>
          <table:table-cell office:value-type="float" office:value="551" calcext:value-type="float">
            <text:p>551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table:number-columns-repeated="9"/>
          <table:table-cell office:value-type="float" office:value="552" calcext:value-type="float">
            <text:p>552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table:number-columns-repeated="9"/>
          <table:table-cell office:value-type="float" office:value="553" calcext:value-type="float">
            <text:p>553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9"/>
          <table:table-cell office:value-type="float" office:value="554" calcext:value-type="float">
            <text:p>554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table:number-columns-repeated="9"/>
          <table:table-cell office:value-type="float" office:value="555" calcext:value-type="float">
            <text:p>555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table:number-columns-repeated="9"/>
          <table:table-cell office:value-type="float" office:value="556" calcext:value-type="float">
            <text:p>556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table:number-columns-repeated="9"/>
          <table:table-cell office:value-type="float" office:value="557" calcext:value-type="float">
            <text:p>557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table:number-columns-repeated="9"/>
          <table:table-cell office:value-type="float" office:value="558" calcext:value-type="float">
            <text:p>55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9"/>
          <table:table-cell office:value-type="float" office:value="559" calcext:value-type="float">
            <text:p>559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table:number-columns-repeated="9"/>
          <table:table-cell office:value-type="float" office:value="560" calcext:value-type="float">
            <text:p>560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table:number-columns-repeated="9"/>
          <table:table-cell office:value-type="float" office:value="561" calcext:value-type="float">
            <text:p>56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9"/>
          <table:table-cell office:value-type="float" office:value="562" calcext:value-type="float">
            <text:p>562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table:number-columns-repeated="9"/>
          <table:table-cell office:value-type="float" office:value="563" calcext:value-type="float">
            <text:p>563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table:number-columns-repeated="9"/>
          <table:table-cell office:value-type="float" office:value="564" calcext:value-type="float">
            <text:p>564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9"/>
          <table:table-cell office:value-type="float" office:value="565" calcext:value-type="float">
            <text:p>56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table:number-columns-repeated="9"/>
          <table:table-cell office:value-type="float" office:value="566" calcext:value-type="float">
            <text:p>56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9"/>
          <table:table-cell office:value-type="float" office:value="567" calcext:value-type="float">
            <text:p>567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table:number-columns-repeated="9"/>
          <table:table-cell office:value-type="float" office:value="568" calcext:value-type="float">
            <text:p>568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table:number-columns-repeated="9"/>
          <table:table-cell office:value-type="float" office:value="569" calcext:value-type="float">
            <text:p>569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table:number-columns-repeated="9"/>
          <table:table-cell office:value-type="float" office:value="570" calcext:value-type="float">
            <text:p>570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table:number-columns-repeated="9"/>
          <table:table-cell office:value-type="float" office:value="571" calcext:value-type="float">
            <text:p>571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table:number-columns-repeated="9"/>
          <table:table-cell office:value-type="float" office:value="572" calcext:value-type="float">
            <text:p>572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table:number-columns-repeated="9"/>
          <table:table-cell office:value-type="float" office:value="573" calcext:value-type="float">
            <text:p>573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table:number-columns-repeated="9"/>
          <table:table-cell office:value-type="float" office:value="574" calcext:value-type="float">
            <text:p>57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9"/>
          <table:table-cell office:value-type="float" office:value="575" calcext:value-type="float">
            <text:p>575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table:number-columns-repeated="9"/>
          <table:table-cell office:value-type="float" office:value="576" calcext:value-type="float">
            <text:p>576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table:number-columns-repeated="9"/>
          <table:table-cell office:value-type="float" office:value="577" calcext:value-type="float">
            <text:p>577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table:number-columns-repeated="9"/>
          <table:table-cell office:value-type="float" office:value="578" calcext:value-type="float">
            <text:p>578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table:number-columns-repeated="9"/>
          <table:table-cell office:value-type="float" office:value="579" calcext:value-type="float">
            <text:p>57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9"/>
          <table:table-cell office:value-type="float" office:value="580" calcext:value-type="float">
            <text:p>580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table:number-columns-repeated="9"/>
          <table:table-cell office:value-type="float" office:value="581" calcext:value-type="float">
            <text:p>581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table:number-columns-repeated="9"/>
          <table:table-cell office:value-type="float" office:value="582" calcext:value-type="float">
            <text:p>582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table:number-columns-repeated="9"/>
          <table:table-cell office:value-type="float" office:value="583" calcext:value-type="float">
            <text:p>583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table:number-columns-repeated="9"/>
          <table:table-cell office:value-type="float" office:value="584" calcext:value-type="float">
            <text:p>584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table:number-columns-repeated="9"/>
          <table:table-cell office:value-type="float" office:value="585" calcext:value-type="float">
            <text:p>58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9"/>
          <table:table-cell office:value-type="float" office:value="586" calcext:value-type="float">
            <text:p>58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9"/>
          <table:table-cell office:value-type="float" office:value="587" calcext:value-type="float">
            <text:p>587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table:number-columns-repeated="9"/>
          <table:table-cell office:value-type="float" office:value="588" calcext:value-type="float">
            <text:p>588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table:number-columns-repeated="9"/>
          <table:table-cell office:value-type="float" office:value="589" calcext:value-type="float">
            <text:p>58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9"/>
          <table:table-cell office:value-type="float" office:value="590" calcext:value-type="float">
            <text:p>590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table:number-columns-repeated="9"/>
          <table:table-cell office:value-type="float" office:value="591" calcext:value-type="float">
            <text:p>591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table:number-columns-repeated="9"/>
          <table:table-cell office:value-type="float" office:value="592" calcext:value-type="float">
            <text:p>592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table:number-columns-repeated="9"/>
          <table:table-cell office:value-type="float" office:value="593" calcext:value-type="float">
            <text:p>59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9"/>
          <table:table-cell office:value-type="float" office:value="594" calcext:value-type="float">
            <text:p>594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table:number-columns-repeated="9"/>
          <table:table-cell office:value-type="float" office:value="595" calcext:value-type="float">
            <text:p>595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table:number-columns-repeated="9"/>
          <table:table-cell office:value-type="float" office:value="596" calcext:value-type="float">
            <text:p>596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table:number-columns-repeated="9"/>
          <table:table-cell office:value-type="float" office:value="597" calcext:value-type="float">
            <text:p>59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9"/>
          <table:table-cell office:value-type="float" office:value="598" calcext:value-type="float">
            <text:p>598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table:number-columns-repeated="9"/>
          <table:table-cell office:value-type="float" office:value="599" calcext:value-type="float">
            <text:p>599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table:number-columns-repeated="9"/>
          <table:table-cell office:value-type="float" office:value="600" calcext:value-type="float">
            <text:p>600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table:number-columns-repeated="9"/>
          <table:table-cell office:value-type="float" office:value="601" calcext:value-type="float">
            <text:p>60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9"/>
          <table:table-cell office:value-type="float" office:value="602" calcext:value-type="float">
            <text:p>602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table:number-columns-repeated="9"/>
          <table:table-cell office:value-type="float" office:value="603" calcext:value-type="float">
            <text:p>603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table:number-columns-repeated="9"/>
          <table:table-cell office:value-type="float" office:value="604" calcext:value-type="float">
            <text:p>60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table:number-columns-repeated="9"/>
          <table:table-cell office:value-type="float" office:value="605" calcext:value-type="float">
            <text:p>605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9"/>
          <table:table-cell office:value-type="float" office:value="606" calcext:value-type="float">
            <text:p>606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table:number-columns-repeated="9"/>
          <table:table-cell office:value-type="float" office:value="607" calcext:value-type="float">
            <text:p>607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table:number-columns-repeated="9"/>
          <table:table-cell office:value-type="float" office:value="608" calcext:value-type="float">
            <text:p>608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table:number-columns-repeated="9"/>
          <table:table-cell office:value-type="float" office:value="609" calcext:value-type="float">
            <text:p>609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9"/>
          <table:table-cell office:value-type="float" office:value="610" calcext:value-type="float">
            <text:p>610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table:number-columns-repeated="9"/>
          <table:table-cell office:value-type="float" office:value="611" calcext:value-type="float">
            <text:p>61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table:number-columns-repeated="9"/>
          <table:table-cell office:value-type="float" office:value="612" calcext:value-type="float">
            <text:p>612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table:number-columns-repeated="9"/>
          <table:table-cell office:value-type="float" office:value="613" calcext:value-type="float">
            <text:p>613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table:number-columns-repeated="9"/>
          <table:table-cell office:value-type="float" office:value="614" calcext:value-type="float">
            <text:p>614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table:number-columns-repeated="9"/>
          <table:table-cell office:value-type="float" office:value="615" calcext:value-type="float">
            <text:p>61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9"/>
          <table:table-cell office:value-type="float" office:value="616" calcext:value-type="float">
            <text:p>6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9"/>
          <table:table-cell office:value-type="float" office:value="617" calcext:value-type="float">
            <text:p>617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9"/>
          <table:table-cell office:value-type="float" office:value="618" calcext:value-type="float">
            <text:p>618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9"/>
          <table:table-cell office:value-type="float" office:value="619" calcext:value-type="float">
            <text:p>619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table:number-columns-repeated="9"/>
          <table:table-cell office:value-type="float" office:value="620" calcext:value-type="float">
            <text:p>620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table:number-columns-repeated="9"/>
          <table:table-cell office:value-type="float" office:value="621" calcext:value-type="float">
            <text:p>621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table:number-columns-repeated="9"/>
          <table:table-cell office:value-type="float" office:value="622" calcext:value-type="float">
            <text:p>622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table:number-columns-repeated="9"/>
          <table:table-cell office:value-type="float" office:value="623" calcext:value-type="float">
            <text:p>623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table:number-columns-repeated="9"/>
          <table:table-cell office:value-type="float" office:value="624" calcext:value-type="float">
            <text:p>62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9"/>
          <table:table-cell office:value-type="float" office:value="625" calcext:value-type="float">
            <text:p>625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table:number-columns-repeated="9"/>
          <table:table-cell office:value-type="float" office:value="626" calcext:value-type="float">
            <text:p>626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table:number-columns-repeated="9"/>
          <table:table-cell office:value-type="float" office:value="627" calcext:value-type="float">
            <text:p>627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9"/>
          <table:table-cell office:value-type="float" office:value="628" calcext:value-type="float">
            <text:p>628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table:number-columns-repeated="9"/>
          <table:table-cell office:value-type="float" office:value="629" calcext:value-type="float">
            <text:p>62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9"/>
          <table:table-cell office:value-type="float" office:value="630" calcext:value-type="float">
            <text:p>630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table:number-columns-repeated="9"/>
          <table:table-cell office:value-type="float" office:value="631" calcext:value-type="float">
            <text:p>631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table:number-columns-repeated="9"/>
          <table:table-cell office:value-type="float" office:value="632" calcext:value-type="float">
            <text:p>63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table:number-columns-repeated="9"/>
          <table:table-cell office:value-type="float" office:value="633" calcext:value-type="float">
            <text:p>633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table:number-columns-repeated="9"/>
          <table:table-cell office:value-type="float" office:value="634" calcext:value-type="float">
            <text:p>63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9"/>
          <table:table-cell office:value-type="float" office:value="635" calcext:value-type="float">
            <text:p>635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table:number-columns-repeated="9"/>
          <table:table-cell office:value-type="float" office:value="636" calcext:value-type="float">
            <text:p>636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table:number-columns-repeated="9"/>
          <table:table-cell office:value-type="float" office:value="637" calcext:value-type="float">
            <text:p>637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table:number-columns-repeated="9"/>
          <table:table-cell office:value-type="float" office:value="638" calcext:value-type="float">
            <text:p>638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table:number-columns-repeated="9"/>
          <table:table-cell office:value-type="float" office:value="639" calcext:value-type="float">
            <text:p>639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table:number-columns-repeated="9"/>
          <table:table-cell office:value-type="float" office:value="640" calcext:value-type="float">
            <text:p>640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table:number-columns-repeated="9"/>
          <table:table-cell office:value-type="float" office:value="641" calcext:value-type="float">
            <text:p>641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table:number-columns-repeated="9"/>
          <table:table-cell office:value-type="float" office:value="642" calcext:value-type="float">
            <text:p>642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table:number-columns-repeated="9"/>
          <table:table-cell office:value-type="float" office:value="643" calcext:value-type="float">
            <text:p>64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9"/>
          <table:table-cell office:value-type="float" office:value="644" calcext:value-type="float">
            <text:p>644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table:number-columns-repeated="9"/>
          <table:table-cell office:value-type="float" office:value="645" calcext:value-type="float">
            <text:p>645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table:number-columns-repeated="9"/>
          <table:table-cell office:value-type="float" office:value="646" calcext:value-type="float">
            <text:p>646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table:number-columns-repeated="9"/>
          <table:table-cell office:value-type="float" office:value="647" calcext:value-type="float">
            <text:p>647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table:number-columns-repeated="9"/>
          <table:table-cell office:value-type="float" office:value="648" calcext:value-type="float">
            <text:p>648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9"/>
          <table:table-cell office:value-type="float" office:value="649" calcext:value-type="float">
            <text:p>6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9"/>
          <table:table-cell office:value-type="float" office:value="650" calcext:value-type="float">
            <text:p>650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table:number-columns-repeated="9"/>
          <table:table-cell office:value-type="float" office:value="651" calcext:value-type="float">
            <text:p>651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table:number-columns-repeated="9"/>
          <table:table-cell office:value-type="float" office:value="652" calcext:value-type="float">
            <text:p>652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9"/>
          <table:table-cell office:value-type="float" office:value="653" calcext:value-type="float">
            <text:p>65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table:number-columns-repeated="9"/>
          <table:table-cell office:value-type="float" office:value="654" calcext:value-type="float">
            <text:p>654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table:number-columns-repeated="9"/>
          <table:table-cell office:value-type="float" office:value="655" calcext:value-type="float">
            <text:p>65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9"/>
          <table:table-cell office:value-type="float" office:value="656" calcext:value-type="float">
            <text:p>656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table:number-columns-repeated="9"/>
          <table:table-cell office:value-type="float" office:value="657" calcext:value-type="float">
            <text:p>657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table:number-columns-repeated="9"/>
          <table:table-cell office:value-type="float" office:value="658" calcext:value-type="float">
            <text:p>658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table:number-columns-repeated="9"/>
          <table:table-cell office:value-type="float" office:value="659" calcext:value-type="float">
            <text:p>65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table:number-columns-repeated="9"/>
          <table:table-cell office:value-type="float" office:value="660" calcext:value-type="float">
            <text:p>660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table:number-columns-repeated="9"/>
          <table:table-cell office:value-type="float" office:value="661" calcext:value-type="float">
            <text:p>66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9"/>
          <table:table-cell office:value-type="float" office:value="662" calcext:value-type="float">
            <text:p>662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table:number-columns-repeated="9"/>
          <table:table-cell office:value-type="float" office:value="663" calcext:value-type="float">
            <text:p>663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table:number-columns-repeated="9"/>
          <table:table-cell office:value-type="float" office:value="664" calcext:value-type="float">
            <text:p>664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table:number-columns-repeated="9"/>
          <table:table-cell office:value-type="float" office:value="665" calcext:value-type="float">
            <text:p>665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table:number-columns-repeated="9"/>
          <table:table-cell office:value-type="float" office:value="666" calcext:value-type="float">
            <text:p>66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9"/>
          <table:table-cell office:value-type="float" office:value="667" calcext:value-type="float">
            <text:p>66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9"/>
          <table:table-cell office:value-type="float" office:value="668" calcext:value-type="float">
            <text:p>668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table:number-columns-repeated="9"/>
          <table:table-cell office:value-type="float" office:value="669" calcext:value-type="float">
            <text:p>669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table:number-columns-repeated="9"/>
          <table:table-cell office:value-type="float" office:value="670" calcext:value-type="float">
            <text:p>67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table:number-columns-repeated="9"/>
          <table:table-cell office:value-type="float" office:value="671" calcext:value-type="float">
            <text:p>671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9"/>
          <table:table-cell office:value-type="float" office:value="672" calcext:value-type="float">
            <text:p>672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table:number-columns-repeated="9"/>
          <table:table-cell office:value-type="float" office:value="673" calcext:value-type="float">
            <text:p>67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table:number-columns-repeated="9"/>
          <table:table-cell office:value-type="float" office:value="674" calcext:value-type="float">
            <text:p>674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table:number-columns-repeated="9"/>
          <table:table-cell office:value-type="float" office:value="675" calcext:value-type="float">
            <text:p>675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table:number-columns-repeated="9"/>
          <table:table-cell office:value-type="float" office:value="676" calcext:value-type="float">
            <text:p>676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number-columns-repeated="9"/>
          <table:table-cell office:value-type="float" office:value="677" calcext:value-type="float">
            <text:p>677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table:number-columns-repeated="9"/>
          <table:table-cell office:value-type="float" office:value="678" calcext:value-type="float">
            <text:p>678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table:number-columns-repeated="9"/>
          <table:table-cell office:value-type="float" office:value="679" calcext:value-type="float">
            <text:p>679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table:number-columns-repeated="9"/>
          <table:table-cell office:value-type="float" office:value="680" calcext:value-type="float">
            <text:p>680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table:number-columns-repeated="9"/>
          <table:table-cell office:value-type="float" office:value="681" calcext:value-type="float">
            <text:p>681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table:number-columns-repeated="9"/>
          <table:table-cell office:value-type="float" office:value="682" calcext:value-type="float">
            <text:p>682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table:number-columns-repeated="9"/>
          <table:table-cell office:value-type="float" office:value="683" calcext:value-type="float">
            <text:p>683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table:number-columns-repeated="9"/>
          <table:table-cell office:value-type="float" office:value="684" calcext:value-type="float">
            <text:p>684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table:number-columns-repeated="9"/>
          <table:table-cell office:value-type="float" office:value="685" calcext:value-type="float">
            <text:p>685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table:number-columns-repeated="9"/>
          <table:table-cell office:value-type="float" office:value="686" calcext:value-type="float">
            <text:p>68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9"/>
          <table:table-cell office:value-type="float" office:value="687" calcext:value-type="float">
            <text:p>687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9"/>
          <table:table-cell office:value-type="float" office:value="688" calcext:value-type="float">
            <text:p>688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table:number-columns-repeated="9"/>
          <table:table-cell office:value-type="float" office:value="689" calcext:value-type="float">
            <text:p>689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9"/>
          <table:table-cell office:value-type="float" office:value="690" calcext:value-type="float">
            <text:p>690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table:number-columns-repeated="9"/>
          <table:table-cell office:value-type="float" office:value="691" calcext:value-type="float">
            <text:p>691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table:number-columns-repeated="9"/>
          <table:table-cell office:value-type="float" office:value="692" calcext:value-type="float">
            <text:p>69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table:number-columns-repeated="9"/>
          <table:table-cell office:value-type="float" office:value="693" calcext:value-type="float">
            <text:p>693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table:number-columns-repeated="9"/>
          <table:table-cell office:value-type="float" office:value="694" calcext:value-type="float">
            <text:p>694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table:number-columns-repeated="9"/>
          <table:table-cell office:value-type="float" office:value="695" calcext:value-type="float">
            <text:p>69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table:number-columns-repeated="9"/>
          <table:table-cell office:value-type="float" office:value="696" calcext:value-type="float">
            <text:p>69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table:number-columns-repeated="9"/>
          <table:table-cell office:value-type="float" office:value="697" calcext:value-type="float">
            <text:p>697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table:number-columns-repeated="9"/>
          <table:table-cell office:value-type="float" office:value="698" calcext:value-type="float">
            <text:p>698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table:number-columns-repeated="9"/>
          <table:table-cell office:value-type="float" office:value="699" calcext:value-type="float">
            <text:p>699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table:number-columns-repeated="9"/>
          <table:table-cell office:value-type="float" office:value="700" calcext:value-type="float">
            <text:p>700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table:number-columns-repeated="9"/>
          <table:table-cell office:value-type="float" office:value="701" calcext:value-type="float">
            <text:p>701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table:number-columns-repeated="9"/>
          <table:table-cell office:value-type="float" office:value="702" calcext:value-type="float">
            <text:p>702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table:number-columns-repeated="9"/>
          <table:table-cell office:value-type="float" office:value="703" calcext:value-type="float">
            <text:p>703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table:number-columns-repeated="9"/>
          <table:table-cell office:value-type="float" office:value="704" calcext:value-type="float">
            <text:p>704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table:number-columns-repeated="9"/>
          <table:table-cell office:value-type="float" office:value="705" calcext:value-type="float">
            <text:p>705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table:number-columns-repeated="9"/>
          <table:table-cell office:value-type="float" office:value="706" calcext:value-type="float">
            <text:p>70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9"/>
          <table:table-cell office:value-type="float" office:value="707" calcext:value-type="float">
            <text:p>707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table:number-columns-repeated="9"/>
          <table:table-cell office:value-type="float" office:value="708" calcext:value-type="float">
            <text:p>708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table:number-columns-repeated="9"/>
          <table:table-cell office:value-type="float" office:value="709" calcext:value-type="float">
            <text:p>70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table:number-columns-repeated="9"/>
          <table:table-cell office:value-type="float" office:value="710" calcext:value-type="float">
            <text:p>710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table:number-columns-repeated="9"/>
          <table:table-cell office:value-type="float" office:value="711" calcext:value-type="float">
            <text:p>711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table:number-columns-repeated="9"/>
          <table:table-cell office:value-type="float" office:value="712" calcext:value-type="float">
            <text:p>712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table:number-columns-repeated="9"/>
          <table:table-cell office:value-type="float" office:value="713" calcext:value-type="float">
            <text:p>713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table:number-columns-repeated="9"/>
          <table:table-cell office:value-type="float" office:value="714" calcext:value-type="float">
            <text:p>714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table:number-columns-repeated="9"/>
          <table:table-cell office:value-type="float" office:value="715" calcext:value-type="float">
            <text:p>715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table:number-columns-repeated="9"/>
          <table:table-cell office:value-type="float" office:value="716" calcext:value-type="float">
            <text:p>71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table:number-columns-repeated="9"/>
          <table:table-cell office:value-type="float" office:value="717" calcext:value-type="float">
            <text:p>717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table:number-columns-repeated="9"/>
          <table:table-cell office:value-type="float" office:value="718" calcext:value-type="float">
            <text:p>718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table:number-columns-repeated="9"/>
          <table:table-cell office:value-type="float" office:value="719" calcext:value-type="float">
            <text:p>719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table:number-columns-repeated="9"/>
          <table:table-cell office:value-type="float" office:value="720" calcext:value-type="float">
            <text:p>720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table:number-columns-repeated="9"/>
          <table:table-cell office:value-type="float" office:value="721" calcext:value-type="float">
            <text:p>72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9"/>
          <table:table-cell office:value-type="float" office:value="722" calcext:value-type="float">
            <text:p>722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table:number-columns-repeated="9"/>
          <table:table-cell office:value-type="float" office:value="723" calcext:value-type="float">
            <text:p>723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table:number-columns-repeated="9"/>
          <table:table-cell office:value-type="float" office:value="724" calcext:value-type="float">
            <text:p>72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9"/>
          <table:table-cell office:value-type="float" office:value="725" calcext:value-type="float">
            <text:p>725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table:number-columns-repeated="9"/>
          <table:table-cell office:value-type="float" office:value="726" calcext:value-type="float">
            <text:p>726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table:number-columns-repeated="9"/>
          <table:table-cell office:value-type="float" office:value="727" calcext:value-type="float">
            <text:p>727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table:number-columns-repeated="9"/>
          <table:table-cell office:value-type="float" office:value="728" calcext:value-type="float">
            <text:p>72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9"/>
          <table:table-cell office:value-type="float" office:value="729" calcext:value-type="float">
            <text:p>729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table:number-columns-repeated="9"/>
          <table:table-cell office:value-type="float" office:value="730" calcext:value-type="float">
            <text:p>730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table:number-columns-repeated="9"/>
          <table:table-cell office:value-type="float" office:value="731" calcext:value-type="float">
            <text:p>7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9"/>
          <table:table-cell office:value-type="float" office:value="732" calcext:value-type="float">
            <text:p>732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table:number-columns-repeated="9"/>
          <table:table-cell office:value-type="float" office:value="733" calcext:value-type="float">
            <text:p>733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table:number-columns-repeated="9"/>
          <table:table-cell office:value-type="float" office:value="734" calcext:value-type="float">
            <text:p>73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9"/>
          <table:table-cell office:value-type="float" office:value="735" calcext:value-type="float">
            <text:p>735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table:number-columns-repeated="9"/>
          <table:table-cell office:value-type="float" office:value="736" calcext:value-type="float">
            <text:p>736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table:number-columns-repeated="9"/>
          <table:table-cell office:value-type="float" office:value="737" calcext:value-type="float">
            <text:p>737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table:number-columns-repeated="9"/>
          <table:table-cell office:value-type="float" office:value="738" calcext:value-type="float">
            <text:p>738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table:number-columns-repeated="9"/>
          <table:table-cell office:value-type="float" office:value="739" calcext:value-type="float">
            <text:p>7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9"/>
          <table:table-cell office:value-type="float" office:value="740" calcext:value-type="float">
            <text:p>740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table:number-columns-repeated="9"/>
          <table:table-cell office:value-type="float" office:value="741" calcext:value-type="float">
            <text:p>741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table:number-columns-repeated="9"/>
          <table:table-cell office:value-type="float" office:value="742" calcext:value-type="float">
            <text:p>742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table:number-columns-repeated="9"/>
          <table:table-cell office:value-type="float" office:value="743" calcext:value-type="float">
            <text:p>743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table:number-columns-repeated="9"/>
          <table:table-cell office:value-type="float" office:value="744" calcext:value-type="float">
            <text:p>744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table:number-columns-repeated="9"/>
          <table:table-cell office:value-type="float" office:value="745" calcext:value-type="float">
            <text:p>7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9"/>
          <table:table-cell office:value-type="float" office:value="746" calcext:value-type="float">
            <text:p>74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table:number-columns-repeated="9"/>
          <table:table-cell office:value-type="float" office:value="747" calcext:value-type="float">
            <text:p>747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table:number-columns-repeated="9"/>
          <table:table-cell office:value-type="float" office:value="748" calcext:value-type="float">
            <text:p>748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table:number-columns-repeated="9"/>
          <table:table-cell office:value-type="float" office:value="749" calcext:value-type="float">
            <text:p>749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table:number-columns-repeated="9"/>
          <table:table-cell office:value-type="float" office:value="750" calcext:value-type="float">
            <text:p>750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table:number-columns-repeated="9"/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752" calcext:value-type="float">
            <text:p>752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table:number-columns-repeated="9"/>
          <table:table-cell office:value-type="float" office:value="753" calcext:value-type="float">
            <text:p>753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table:number-columns-repeated="9"/>
          <table:table-cell office:value-type="float" office:value="754" calcext:value-type="float">
            <text:p>754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table:number-columns-repeated="9"/>
          <table:table-cell office:value-type="float" office:value="756" calcext:value-type="float">
            <text:p>75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table:number-columns-repeated="9"/>
          <table:table-cell office:value-type="float" office:value="757" calcext:value-type="float">
            <text:p>757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table:number-columns-repeated="9"/>
          <table:table-cell office:value-type="float" office:value="758" calcext:value-type="float">
            <text:p>758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table:number-columns-repeated="9"/>
          <table:table-cell office:value-type="float" office:value="759" calcext:value-type="float">
            <text:p>759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table:number-columns-repeated="9"/>
          <table:table-cell office:value-type="float" office:value="760" calcext:value-type="float">
            <text:p>760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table:number-columns-repeated="9"/>
          <table:table-cell office:value-type="float" office:value="761" calcext:value-type="float">
            <text:p>76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9"/>
          <table:table-cell office:value-type="float" office:value="762" calcext:value-type="float">
            <text:p>76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table:number-columns-repeated="9"/>
          <table:table-cell office:value-type="float" office:value="763" calcext:value-type="float">
            <text:p>763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table:number-columns-repeated="9"/>
          <table:table-cell office:value-type="float" office:value="764" calcext:value-type="float">
            <text:p>764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table:number-columns-repeated="9"/>
          <table:table-cell office:value-type="float" office:value="765" calcext:value-type="float">
            <text:p>765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table:number-columns-repeated="9"/>
          <table:table-cell office:value-type="float" office:value="766" calcext:value-type="float">
            <text:p>766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table:number-columns-repeated="9"/>
          <table:table-cell office:value-type="float" office:value="767" calcext:value-type="float">
            <text:p>767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table:number-columns-repeated="9"/>
          <table:table-cell office:value-type="float" office:value="768" calcext:value-type="float">
            <text:p>76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9"/>
          <table:table-cell office:value-type="float" office:value="769" calcext:value-type="float">
            <text:p>769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table:number-columns-repeated="9"/>
          <table:table-cell office:value-type="float" office:value="770" calcext:value-type="float">
            <text:p>770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table:number-columns-repeated="9"/>
          <table:table-cell office:value-type="float" office:value="771" calcext:value-type="float">
            <text:p>771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table:number-columns-repeated="9"/>
          <table:table-cell office:value-type="float" office:value="772" calcext:value-type="float">
            <text:p>772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table:number-columns-repeated="9"/>
          <table:table-cell office:value-type="float" office:value="773" calcext:value-type="float">
            <text:p>773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table:number-columns-repeated="9"/>
          <table:table-cell office:value-type="float" office:value="774" calcext:value-type="float">
            <text:p>77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9"/>
          <table:table-cell office:value-type="float" office:value="775" calcext:value-type="float">
            <text:p>775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table:number-columns-repeated="9"/>
          <table:table-cell office:value-type="float" office:value="776" calcext:value-type="float">
            <text:p>776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table:number-columns-repeated="9"/>
          <table:table-cell office:value-type="float" office:value="777" calcext:value-type="float">
            <text:p>777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table:number-columns-repeated="9"/>
          <table:table-cell office:value-type="float" office:value="778" calcext:value-type="float">
            <text:p>77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9"/>
          <table:table-cell office:value-type="float" office:value="779" calcext:value-type="float">
            <text:p>779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table:number-columns-repeated="9"/>
          <table:table-cell office:value-type="float" office:value="780" calcext:value-type="float">
            <text:p>780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table:number-columns-repeated="9"/>
          <table:table-cell office:value-type="float" office:value="781" calcext:value-type="float">
            <text:p>781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table:number-columns-repeated="9"/>
          <table:table-cell office:value-type="float" office:value="782" calcext:value-type="float">
            <text:p>782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table:number-columns-repeated="9"/>
          <table:table-cell office:value-type="float" office:value="783" calcext:value-type="float">
            <text:p>783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table:number-columns-repeated="9"/>
          <table:table-cell office:value-type="float" office:value="784" calcext:value-type="float">
            <text:p>784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table:number-columns-repeated="9"/>
          <table:table-cell office:value-type="float" office:value="785" calcext:value-type="float">
            <text:p>785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table:number-columns-repeated="9"/>
          <table:table-cell office:value-type="float" office:value="786" calcext:value-type="float">
            <text:p>78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table:number-columns-repeated="9"/>
          <table:table-cell office:value-type="float" office:value="787" calcext:value-type="float">
            <text:p>787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table:number-columns-repeated="9"/>
          <table:table-cell office:value-type="float" office:value="788" calcext:value-type="float">
            <text:p>788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table:number-columns-repeated="9"/>
          <table:table-cell office:value-type="float" office:value="789" calcext:value-type="float">
            <text:p>789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table:number-columns-repeated="9"/>
          <table:table-cell office:value-type="float" office:value="790" calcext:value-type="float">
            <text:p>790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table:number-columns-repeated="9"/>
          <table:table-cell office:value-type="float" office:value="791" calcext:value-type="float">
            <text:p>79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9"/>
          <table:table-cell office:value-type="float" office:value="792" calcext:value-type="float">
            <text:p>792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table:number-columns-repeated="9"/>
          <table:table-cell office:value-type="float" office:value="793" calcext:value-type="float">
            <text:p>793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table:number-columns-repeated="9"/>
          <table:table-cell office:value-type="float" office:value="794" calcext:value-type="float">
            <text:p>79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table:number-columns-repeated="9"/>
          <table:table-cell office:value-type="float" office:value="795" calcext:value-type="float">
            <text:p>79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9"/>
          <table:table-cell office:value-type="float" office:value="796" calcext:value-type="float">
            <text:p>79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9"/>
          <table:table-cell office:value-type="float" office:value="797" calcext:value-type="float">
            <text:p>797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table:number-columns-repeated="9"/>
          <table:table-cell office:value-type="float" office:value="798" calcext:value-type="float">
            <text:p>798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table:number-columns-repeated="9"/>
          <table:table-cell office:value-type="float" office:value="799" calcext:value-type="float">
            <text:p>7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9"/>
          <table:table-cell office:value-type="float" office:value="800" calcext:value-type="float">
            <text:p>80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table:number-columns-repeated="9"/>
          <table:table-cell office:value-type="float" office:value="801" calcext:value-type="float">
            <text:p>80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table:number-columns-repeated="9"/>
          <table:table-cell office:value-type="float" office:value="802" calcext:value-type="float">
            <text:p>802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table:number-columns-repeated="9"/>
          <table:table-cell office:value-type="float" office:value="803" calcext:value-type="float">
            <text:p>80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9"/>
          <table:table-cell office:value-type="float" office:value="804" calcext:value-type="float">
            <text:p>804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table:number-columns-repeated="9"/>
          <table:table-cell office:value-type="float" office:value="805" calcext:value-type="float">
            <text:p>805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table:number-columns-repeated="9"/>
          <table:table-cell office:value-type="float" office:value="806" calcext:value-type="float">
            <text:p>80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table:number-columns-repeated="9"/>
          <table:table-cell office:value-type="float" office:value="807" calcext:value-type="float">
            <text:p>8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9"/>
          <table:table-cell office:value-type="float" office:value="808" calcext:value-type="float">
            <text:p>808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table:number-columns-repeated="9"/>
          <table:table-cell office:value-type="float" office:value="809" calcext:value-type="float">
            <text:p>809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table:number-columns-repeated="9"/>
          <table:table-cell office:value-type="float" office:value="810" calcext:value-type="float">
            <text:p>810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table:number-columns-repeated="9"/>
          <table:table-cell office:value-type="float" office:value="811" calcext:value-type="float">
            <text:p>81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9"/>
          <table:table-cell office:value-type="float" office:value="812" calcext:value-type="float">
            <text:p>812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table:number-columns-repeated="9"/>
          <table:table-cell office:value-type="float" office:value="813" calcext:value-type="float">
            <text:p>813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table:number-columns-repeated="9"/>
          <table:table-cell office:value-type="float" office:value="814" calcext:value-type="float">
            <text:p>814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table:number-columns-repeated="9"/>
          <table:table-cell office:value-type="float" office:value="815" calcext:value-type="float">
            <text:p>815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table:number-columns-repeated="9"/>
          <table:table-cell office:value-type="float" office:value="816" calcext:value-type="float">
            <text:p>81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9"/>
          <table:table-cell office:value-type="float" office:value="817" calcext:value-type="float">
            <text:p>817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table:number-columns-repeated="9"/>
          <table:table-cell office:value-type="float" office:value="818" calcext:value-type="float">
            <text:p>818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table:number-columns-repeated="9"/>
          <table:table-cell office:value-type="float" office:value="819" calcext:value-type="float">
            <text:p>819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table:number-columns-repeated="9"/>
          <table:table-cell office:value-type="float" office:value="820" calcext:value-type="float">
            <text:p>820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table:number-columns-repeated="9"/>
          <table:table-cell office:value-type="float" office:value="821" calcext:value-type="float">
            <text:p>82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9"/>
          <table:table-cell office:value-type="float" office:value="822" calcext:value-type="float">
            <text:p>822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table:number-columns-repeated="9"/>
          <table:table-cell office:value-type="float" office:value="823" calcext:value-type="float">
            <text:p>823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table:number-columns-repeated="9"/>
          <table:table-cell office:value-type="float" office:value="824" calcext:value-type="float">
            <text:p>824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table:number-columns-repeated="9"/>
          <table:table-cell office:value-type="float" office:value="825" calcext:value-type="float">
            <text:p>82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9"/>
          <table:table-cell office:value-type="float" office:value="826" calcext:value-type="float">
            <text:p>826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number-columns-repeated="9"/>
          <table:table-cell office:value-type="float" office:value="827" calcext:value-type="float">
            <text:p>827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table:number-columns-repeated="9"/>
          <table:table-cell office:value-type="float" office:value="828" calcext:value-type="float">
            <text:p>828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table:number-columns-repeated="9"/>
          <table:table-cell office:value-type="float" office:value="829" calcext:value-type="float">
            <text:p>829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table:number-columns-repeated="9"/>
          <table:table-cell office:value-type="float" office:value="830" calcext:value-type="float">
            <text:p>830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table:number-columns-repeated="9"/>
          <table:table-cell office:value-type="float" office:value="831" calcext:value-type="float">
            <text:p>83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9"/>
          <table:table-cell office:value-type="float" office:value="832" calcext:value-type="float">
            <text:p>832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table:number-columns-repeated="9"/>
          <table:table-cell office:value-type="float" office:value="833" calcext:value-type="float">
            <text:p>833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table:number-columns-repeated="9"/>
          <table:table-cell office:value-type="float" office:value="834" calcext:value-type="float">
            <text:p>834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table:number-columns-repeated="9"/>
          <table:table-cell office:value-type="float" office:value="835" calcext:value-type="float">
            <text:p>835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table:number-columns-repeated="9"/>
          <table:table-cell office:value-type="float" office:value="836" calcext:value-type="float">
            <text:p>83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9"/>
          <table:table-cell office:value-type="float" office:value="837" calcext:value-type="float">
            <text:p>83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9"/>
          <table:table-cell office:value-type="float" office:value="838" calcext:value-type="float">
            <text:p>838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table:number-columns-repeated="9"/>
          <table:table-cell office:value-type="float" office:value="839" calcext:value-type="float">
            <text:p>839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table:number-columns-repeated="9"/>
          <table:table-cell office:value-type="float" office:value="840" calcext:value-type="float">
            <text:p>840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table:number-columns-repeated="9"/>
          <table:table-cell office:value-type="float" office:value="841" calcext:value-type="float">
            <text:p>841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table:number-columns-repeated="9"/>
          <table:table-cell office:value-type="float" office:value="842" calcext:value-type="float">
            <text:p>842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table:number-columns-repeated="9"/>
          <table:table-cell office:value-type="float" office:value="843" calcext:value-type="float">
            <text:p>843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table:number-columns-repeated="9"/>
          <table:table-cell office:value-type="float" office:value="844" calcext:value-type="float">
            <text:p>844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table:number-columns-repeated="9"/>
          <table:table-cell office:value-type="float" office:value="845" calcext:value-type="float">
            <text:p>84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9"/>
          <table:table-cell office:value-type="float" office:value="846" calcext:value-type="float">
            <text:p>846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table:number-columns-repeated="9"/>
          <table:table-cell office:value-type="float" office:value="847" calcext:value-type="float">
            <text:p>847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table:number-columns-repeated="9"/>
          <table:table-cell office:value-type="float" office:value="848" calcext:value-type="float">
            <text:p>84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table:number-columns-repeated="9"/>
          <table:table-cell office:value-type="float" office:value="849" calcext:value-type="float">
            <text:p>849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table:number-columns-repeated="9"/>
          <table:table-cell office:value-type="float" office:value="850" calcext:value-type="float">
            <text:p>850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9"/>
          <table:table-cell office:value-type="float" office:value="851" calcext:value-type="float">
            <text:p>85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9"/>
          <table:table-cell office:value-type="float" office:value="852" calcext:value-type="float">
            <text:p>852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table:number-columns-repeated="9"/>
          <table:table-cell office:value-type="float" office:value="853" calcext:value-type="float">
            <text:p>853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table:number-columns-repeated="9"/>
          <table:table-cell office:value-type="float" office:value="854" calcext:value-type="float">
            <text:p>854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9"/>
          <table:table-cell office:value-type="float" office:value="855" calcext:value-type="float">
            <text:p>855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table:number-columns-repeated="9"/>
          <table:table-cell office:value-type="float" office:value="856" calcext:value-type="float">
            <text:p>856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table:number-columns-repeated="9"/>
          <table:table-cell office:value-type="float" office:value="857" calcext:value-type="float">
            <text:p>85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9"/>
          <table:table-cell office:value-type="float" office:value="858" calcext:value-type="float">
            <text:p>858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table:number-columns-repeated="9"/>
          <table:table-cell office:value-type="float" office:value="859" calcext:value-type="float">
            <text:p>859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table:number-columns-repeated="9"/>
          <table:table-cell office:value-type="float" office:value="860" calcext:value-type="float">
            <text:p>860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table:number-columns-repeated="9"/>
          <table:table-cell office:value-type="float" office:value="861" calcext:value-type="float">
            <text:p>861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table:number-columns-repeated="9"/>
          <table:table-cell office:value-type="float" office:value="862" calcext:value-type="float">
            <text:p>862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table:number-columns-repeated="9"/>
          <table:table-cell office:value-type="float" office:value="863" calcext:value-type="float">
            <text:p>86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9"/>
          <table:table-cell office:value-type="float" office:value="864" calcext:value-type="float">
            <text:p>864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table:number-columns-repeated="9"/>
          <table:table-cell office:value-type="float" office:value="865" calcext:value-type="float">
            <text:p>865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table:number-columns-repeated="9"/>
          <table:table-cell office:value-type="float" office:value="866" calcext:value-type="float">
            <text:p>866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table:number-columns-repeated="9"/>
          <table:table-cell office:value-type="float" office:value="867" calcext:value-type="float">
            <text:p>867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table:number-columns-repeated="9"/>
          <table:table-cell office:value-type="float" office:value="868" calcext:value-type="float">
            <text:p>86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9"/>
          <table:table-cell office:value-type="float" office:value="869" calcext:value-type="float">
            <text:p>869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table:number-columns-repeated="9"/>
          <table:table-cell office:value-type="float" office:value="870" calcext:value-type="float">
            <text:p>870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table:number-columns-repeated="9"/>
          <table:table-cell office:value-type="float" office:value="871" calcext:value-type="float">
            <text:p>87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9"/>
          <table:table-cell office:value-type="float" office:value="872" calcext:value-type="float">
            <text:p>872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table:number-columns-repeated="9"/>
          <table:table-cell office:value-type="float" office:value="873" calcext:value-type="float">
            <text:p>873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table:number-columns-repeated="9"/>
          <table:table-cell office:value-type="float" office:value="874" calcext:value-type="float">
            <text:p>874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table:number-columns-repeated="9"/>
          <table:table-cell office:value-type="float" office:value="875" calcext:value-type="float">
            <text:p>875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table:number-columns-repeated="9"/>
          <table:table-cell office:value-type="float" office:value="876" calcext:value-type="float">
            <text:p>876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table:number-columns-repeated="9"/>
          <table:table-cell office:value-type="float" office:value="877" calcext:value-type="float">
            <text:p>877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table:number-columns-repeated="9"/>
          <table:table-cell office:value-type="float" office:value="878" calcext:value-type="float">
            <text:p>87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9"/>
          <table:table-cell office:value-type="float" office:value="879" calcext:value-type="float">
            <text:p>879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table:number-columns-repeated="9"/>
          <table:table-cell office:value-type="float" office:value="880" calcext:value-type="float">
            <text:p>880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table:number-columns-repeated="9"/>
          <table:table-cell office:value-type="float" office:value="881" calcext:value-type="float">
            <text:p>88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9"/>
          <table:table-cell office:value-type="float" office:value="882" calcext:value-type="float">
            <text:p>882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table:number-columns-repeated="9"/>
          <table:table-cell office:value-type="float" office:value="883" calcext:value-type="float">
            <text:p>883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table:number-columns-repeated="9"/>
          <table:table-cell office:value-type="float" office:value="884" calcext:value-type="float">
            <text:p>88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9"/>
          <table:table-cell office:value-type="float" office:value="885" calcext:value-type="float">
            <text:p>885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table:number-columns-repeated="9"/>
          <table:table-cell office:value-type="float" office:value="886" calcext:value-type="float">
            <text:p>8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9"/>
          <table:table-cell office:value-type="float" office:value="887" calcext:value-type="float">
            <text:p>887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table:number-columns-repeated="9"/>
          <table:table-cell office:value-type="float" office:value="888" calcext:value-type="float">
            <text:p>888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table:number-columns-repeated="9"/>
          <table:table-cell office:value-type="float" office:value="889" calcext:value-type="float">
            <text:p>88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table:number-columns-repeated="9"/>
          <table:table-cell office:value-type="float" office:value="890" calcext:value-type="float">
            <text:p>890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table:number-columns-repeated="9"/>
          <table:table-cell office:value-type="float" office:value="891" calcext:value-type="float">
            <text:p>89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9"/>
          <table:table-cell office:value-type="float" office:value="892" calcext:value-type="float">
            <text:p>892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table:number-columns-repeated="9"/>
          <table:table-cell office:value-type="float" office:value="893" calcext:value-type="float">
            <text:p>893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table:number-columns-repeated="9"/>
          <table:table-cell office:value-type="float" office:value="894" calcext:value-type="float">
            <text:p>894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table:number-columns-repeated="9"/>
          <table:table-cell office:value-type="float" office:value="895" calcext:value-type="float">
            <text:p>895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9"/>
          <table:table-cell office:value-type="float" office:value="896" calcext:value-type="float">
            <text:p>896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table:number-columns-repeated="9"/>
          <table:table-cell office:value-type="float" office:value="897" calcext:value-type="float">
            <text:p>897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table:number-columns-repeated="9"/>
          <table:table-cell office:value-type="float" office:value="898" calcext:value-type="float">
            <text:p>898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table:number-columns-repeated="9"/>
          <table:table-cell office:value-type="float" office:value="899" calcext:value-type="float">
            <text:p>89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9"/>
          <table:table-cell office:value-type="float" office:value="900" calcext:value-type="float">
            <text:p>9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table:number-columns-repeated="9"/>
          <table:table-cell office:value-type="float" office:value="901" calcext:value-type="float">
            <text:p>901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9"/>
          <table:table-cell office:value-type="float" office:value="902" calcext:value-type="float">
            <text:p>902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table:number-columns-repeated="9"/>
          <table:table-cell office:value-type="float" office:value="903" calcext:value-type="float">
            <text:p>90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9"/>
          <table:table-cell office:value-type="float" office:value="904" calcext:value-type="float">
            <text:p>904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table:number-columns-repeated="9"/>
          <table:table-cell office:value-type="float" office:value="905" calcext:value-type="float">
            <text:p>90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table:number-columns-repeated="9"/>
          <table:table-cell office:value-type="float" office:value="906" calcext:value-type="float">
            <text:p>906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table:number-columns-repeated="9"/>
          <table:table-cell office:value-type="float" office:value="907" calcext:value-type="float">
            <text:p>907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9"/>
          <table:table-cell office:value-type="float" office:value="908" calcext:value-type="float">
            <text:p>908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table:number-columns-repeated="9"/>
          <table:table-cell office:value-type="float" office:value="909" calcext:value-type="float">
            <text:p>909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table:number-columns-repeated="9"/>
          <table:table-cell office:value-type="float" office:value="910" calcext:value-type="float">
            <text:p>910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table:number-columns-repeated="9"/>
          <table:table-cell office:value-type="float" office:value="911" calcext:value-type="float">
            <text:p>91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number-columns-repeated="9"/>
          <table:table-cell office:value-type="float" office:value="912" calcext:value-type="float">
            <text:p>912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table:number-columns-repeated="9"/>
          <table:table-cell office:value-type="float" office:value="913" calcext:value-type="float">
            <text:p>913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table:number-columns-repeated="9"/>
          <table:table-cell office:value-type="float" office:value="914" calcext:value-type="float">
            <text:p>914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table:number-columns-repeated="9"/>
          <table:table-cell office:value-type="float" office:value="915" calcext:value-type="float">
            <text:p>915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table:number-columns-repeated="9"/>
          <table:table-cell office:value-type="float" office:value="916" calcext:value-type="float">
            <text:p>91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9"/>
          <table:table-cell office:value-type="float" office:value="917" calcext:value-type="float">
            <text:p>917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table:number-columns-repeated="9"/>
          <table:table-cell office:value-type="float" office:value="918" calcext:value-type="float">
            <text:p>918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table:number-columns-repeated="9"/>
          <table:table-cell office:value-type="float" office:value="919" calcext:value-type="float">
            <text:p>91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table:number-columns-repeated="9"/>
          <table:table-cell office:value-type="float" office:value="920" calcext:value-type="float">
            <text:p>920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table:number-columns-repeated="9"/>
          <table:table-cell office:value-type="float" office:value="921" calcext:value-type="float">
            <text:p>921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table:number-columns-repeated="9"/>
          <table:table-cell office:value-type="float" office:value="922" calcext:value-type="float">
            <text:p>922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table:number-columns-repeated="9"/>
          <table:table-cell office:value-type="float" office:value="923" calcext:value-type="float">
            <text:p>923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table:number-columns-repeated="9"/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table:number-columns-repeated="9"/>
          <table:table-cell office:value-type="float" office:value="925" calcext:value-type="float">
            <text:p>92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9"/>
          <table:table-cell office:value-type="float" office:value="926" calcext:value-type="float">
            <text:p>926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table:number-columns-repeated="9"/>
          <table:table-cell office:value-type="float" office:value="927" calcext:value-type="float">
            <text:p>927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table:number-columns-repeated="9"/>
          <table:table-cell office:value-type="float" office:value="928" calcext:value-type="float">
            <text:p>9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9"/>
          <table:table-cell office:value-type="float" office:value="929" calcext:value-type="float">
            <text:p>929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table:number-columns-repeated="9"/>
          <table:table-cell office:value-type="float" office:value="930" calcext:value-type="float">
            <text:p>930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table:number-columns-repeated="9"/>
          <table:table-cell office:value-type="float" office:value="931" calcext:value-type="float">
            <text:p>93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9"/>
          <table:table-cell office:value-type="float" office:value="932" calcext:value-type="float">
            <text:p>932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table:number-columns-repeated="9"/>
          <table:table-cell office:value-type="float" office:value="933" calcext:value-type="float">
            <text:p>93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9"/>
          <table:table-cell office:value-type="float" office:value="934" calcext:value-type="float">
            <text:p>934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table:number-columns-repeated="9"/>
          <table:table-cell office:value-type="float" office:value="935" calcext:value-type="float">
            <text:p>93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9"/>
          <table:table-cell office:value-type="float" office:value="936" calcext:value-type="float">
            <text:p>93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9"/>
          <table:table-cell office:value-type="float" office:value="937" calcext:value-type="float">
            <text:p>93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9"/>
          <table:table-cell office:value-type="float" office:value="938" calcext:value-type="float">
            <text:p>938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9"/>
          <table:table-cell office:value-type="float" office:value="939" calcext:value-type="float">
            <text:p>939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table:number-columns-repeated="9"/>
          <table:table-cell office:value-type="float" office:value="940" calcext:value-type="float">
            <text:p>940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table:number-columns-repeated="9"/>
          <table:table-cell office:value-type="float" office:value="941" calcext:value-type="float">
            <text:p>941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table:number-columns-repeated="9"/>
          <table:table-cell office:value-type="float" office:value="942" calcext:value-type="float">
            <text:p>942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table:number-columns-repeated="9"/>
          <table:table-cell office:value-type="float" office:value="943" calcext:value-type="float">
            <text:p>943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table:number-columns-repeated="9"/>
          <table:table-cell office:value-type="float" office:value="944" calcext:value-type="float">
            <text:p>94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9"/>
          <table:table-cell office:value-type="float" office:value="945" calcext:value-type="float">
            <text:p>945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table:number-columns-repeated="9"/>
          <table:table-cell office:value-type="float" office:value="946" calcext:value-type="float">
            <text:p>946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table:number-columns-repeated="9"/>
          <table:table-cell office:value-type="float" office:value="947" calcext:value-type="float">
            <text:p>94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9"/>
          <table:table-cell office:value-type="float" office:value="948" calcext:value-type="float">
            <text:p>948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table:number-columns-repeated="9"/>
          <table:table-cell office:value-type="float" office:value="949" calcext:value-type="float">
            <text:p>94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table:number-columns-repeated="9"/>
          <table:table-cell office:value-type="float" office:value="950" calcext:value-type="float">
            <text:p>950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table:number-columns-repeated="9"/>
          <table:table-cell office:value-type="float" office:value="951" calcext:value-type="float">
            <text:p>95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9"/>
          <table:table-cell office:value-type="float" office:value="952" calcext:value-type="float">
            <text:p>952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table:number-columns-repeated="9"/>
          <table:table-cell office:value-type="float" office:value="953" calcext:value-type="float">
            <text:p>953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table:number-columns-repeated="9"/>
          <table:table-cell office:value-type="float" office:value="954" calcext:value-type="float">
            <text:p>954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table:number-columns-repeated="9"/>
          <table:table-cell office:value-type="float" office:value="955" calcext:value-type="float">
            <text:p>955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table:number-columns-repeated="9"/>
          <table:table-cell office:value-type="float" office:value="956" calcext:value-type="float">
            <text:p>95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9"/>
          <table:table-cell office:value-type="float" office:value="957" calcext:value-type="float">
            <text:p>957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table:number-columns-repeated="9"/>
          <table:table-cell office:value-type="float" office:value="958" calcext:value-type="float">
            <text:p>958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table:number-columns-repeated="9"/>
          <table:table-cell office:value-type="float" office:value="959" calcext:value-type="float">
            <text:p>95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9"/>
          <table:table-cell office:value-type="float" office:value="960" calcext:value-type="float">
            <text:p>960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table:number-columns-repeated="9"/>
          <table:table-cell office:value-type="float" office:value="961" calcext:value-type="float">
            <text:p>961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9"/>
          <table:table-cell office:value-type="float" office:value="962" calcext:value-type="float">
            <text:p>962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table:number-columns-repeated="9"/>
          <table:table-cell office:value-type="float" office:value="963" calcext:value-type="float">
            <text:p>96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9"/>
          <table:table-cell office:value-type="float" office:value="964" calcext:value-type="float">
            <text:p>964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table:number-columns-repeated="9"/>
          <table:table-cell office:value-type="float" office:value="965" calcext:value-type="float">
            <text:p>965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table:number-columns-repeated="9"/>
          <table:table-cell office:value-type="float" office:value="966" calcext:value-type="float">
            <text:p>966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table:number-columns-repeated="9"/>
          <table:table-cell office:value-type="float" office:value="967" calcext:value-type="float">
            <text:p>967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table:number-columns-repeated="9"/>
          <table:table-cell office:value-type="float" office:value="968" calcext:value-type="float">
            <text:p>968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table:number-columns-repeated="9"/>
          <table:table-cell office:value-type="float" office:value="969" calcext:value-type="float">
            <text:p>969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table:number-columns-repeated="9"/>
          <table:table-cell office:value-type="float" office:value="970" calcext:value-type="float">
            <text:p>970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table:number-columns-repeated="9"/>
          <table:table-cell office:value-type="float" office:value="971" calcext:value-type="float">
            <text:p>971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table:number-columns-repeated="9"/>
          <table:table-cell office:value-type="float" office:value="972" calcext:value-type="float">
            <text:p>97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table:number-columns-repeated="9"/>
          <table:table-cell office:value-type="float" office:value="973" calcext:value-type="float">
            <text:p>97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9"/>
          <table:table-cell office:value-type="float" office:value="974" calcext:value-type="float">
            <text:p>974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table:number-columns-repeated="9"/>
          <table:table-cell office:value-type="float" office:value="975" calcext:value-type="float">
            <text:p>975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table:number-columns-repeated="9"/>
          <table:table-cell office:value-type="float" office:value="976" calcext:value-type="float">
            <text:p>976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table:number-columns-repeated="9"/>
          <table:table-cell office:value-type="float" office:value="977" calcext:value-type="float">
            <text:p>977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table:number-columns-repeated="9"/>
          <table:table-cell office:value-type="float" office:value="978" calcext:value-type="float">
            <text:p>978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9"/>
          <table:table-cell office:value-type="float" office:value="979" calcext:value-type="float">
            <text:p>979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table:number-columns-repeated="9"/>
          <table:table-cell office:value-type="float" office:value="980" calcext:value-type="float">
            <text:p>980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table:number-columns-repeated="9"/>
          <table:table-cell office:value-type="float" office:value="981" calcext:value-type="float">
            <text:p>981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table:number-columns-repeated="9"/>
          <table:table-cell office:value-type="float" office:value="982" calcext:value-type="float">
            <text:p>982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table:number-columns-repeated="9"/>
          <table:table-cell office:value-type="float" office:value="983" calcext:value-type="float">
            <text:p>983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table:number-columns-repeated="9"/>
          <table:table-cell office:value-type="float" office:value="984" calcext:value-type="float">
            <text:p>98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9"/>
          <table:table-cell office:value-type="float" office:value="985" calcext:value-type="float">
            <text:p>98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table:number-columns-repeated="9"/>
          <table:table-cell office:value-type="float" office:value="986" calcext:value-type="float">
            <text:p>986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table:number-columns-repeated="9"/>
          <table:table-cell office:value-type="float" office:value="987" calcext:value-type="float">
            <text:p>987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table:number-columns-repeated="9"/>
          <table:table-cell office:value-type="float" office:value="988" calcext:value-type="float">
            <text:p>988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table:number-columns-repeated="9"/>
          <table:table-cell office:value-type="float" office:value="989" calcext:value-type="float">
            <text:p>989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table:number-columns-repeated="9"/>
          <table:table-cell office:value-type="float" office:value="990" calcext:value-type="float">
            <text:p>99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table:number-columns-repeated="9"/>
          <table:table-cell office:value-type="float" office:value="991" calcext:value-type="float">
            <text:p>99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9"/>
          <table:table-cell office:value-type="float" office:value="992" calcext:value-type="float">
            <text:p>992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table:number-columns-repeated="9"/>
          <table:table-cell office:value-type="float" office:value="993" calcext:value-type="float">
            <text:p>993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9"/>
          <table:table-cell office:value-type="float" office:value="994" calcext:value-type="float">
            <text:p>994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9"/>
          <table:table-cell office:value-type="float" office:value="995" calcext:value-type="float">
            <text:p>995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table:number-columns-repeated="9"/>
          <table:table-cell office:value-type="float" office:value="996" calcext:value-type="float">
            <text:p>996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table:number-columns-repeated="9"/>
          <table:table-cell office:value-type="float" office:value="997" calcext:value-type="float">
            <text:p>997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table:number-columns-repeated="9"/>
          <table:table-cell office:value-type="float" office:value="998" calcext:value-type="float">
            <text:p>998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table:number-columns-repeated="9"/>
          <table:table-cell office:value-type="float" office:value="999" calcext:value-type="float">
            <text:p>99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table:number-columns-repeated="9"/>
          <table:table-cell office:value-type="float" office:value="1000" calcext:value-type="float">
            <text:p>1000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table:number-columns-repeated="9"/>
          <table:table-cell office:value-type="float" office:value="1001" calcext:value-type="float">
            <text:p>1001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table:number-columns-repeated="9"/>
          <table:table-cell office:value-type="float" office:value="1002" calcext:value-type="float">
            <text:p>1002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table:number-columns-repeated="9"/>
          <table:table-cell office:value-type="float" office:value="1003" calcext:value-type="float">
            <text:p>1003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table:number-columns-repeated="9"/>
          <table:table-cell office:value-type="float" office:value="1004" calcext:value-type="float">
            <text:p>1004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table:number-columns-repeated="9"/>
          <table:table-cell office:value-type="float" office:value="1005" calcext:value-type="float">
            <text:p>1005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table:number-columns-repeated="9"/>
          <table:table-cell office:value-type="float" office:value="1006" calcext:value-type="float">
            <text:p>100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9"/>
          <table:table-cell office:value-type="float" office:value="1007" calcext:value-type="float">
            <text:p>1007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table:number-columns-repeated="9"/>
          <table:table-cell office:value-type="float" office:value="1008" calcext:value-type="float">
            <text:p>1008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table:number-columns-repeated="9"/>
          <table:table-cell office:value-type="float" office:value="1009" calcext:value-type="float">
            <text:p>1009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table:number-columns-repeated="9"/>
          <table:table-cell office:value-type="float" office:value="1010" calcext:value-type="float">
            <text:p>1010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table:number-columns-repeated="9"/>
          <table:table-cell office:value-type="float" office:value="1011" calcext:value-type="float">
            <text:p>101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table:number-columns-repeated="9"/>
          <table:table-cell office:value-type="float" office:value="1012" calcext:value-type="float">
            <text:p>1012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table:number-columns-repeated="9"/>
          <table:table-cell office:value-type="float" office:value="1013" calcext:value-type="float">
            <text:p>10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9"/>
          <table:table-cell office:value-type="float" office:value="1014" calcext:value-type="float">
            <text:p>1014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table:number-columns-repeated="9"/>
          <table:table-cell office:value-type="float" office:value="1015" calcext:value-type="float">
            <text:p>101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table:number-columns-repeated="9"/>
          <table:table-cell office:value-type="float" office:value="1016" calcext:value-type="float">
            <text:p>1016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table:number-columns-repeated="9"/>
          <table:table-cell office:value-type="float" office:value="1017" calcext:value-type="float">
            <text:p>101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9"/>
          <table:table-cell office:value-type="float" office:value="1018" calcext:value-type="float">
            <text:p>1018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table:number-columns-repeated="9"/>
          <table:table-cell office:value-type="float" office:value="1019" calcext:value-type="float">
            <text:p>1019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table:number-columns-repeated="9"/>
          <table:table-cell office:value-type="float" office:value="1020" calcext:value-type="float">
            <text:p>1020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table:number-columns-repeated="9"/>
          <table:table-cell office:value-type="float" office:value="1021" calcext:value-type="float">
            <text:p>1021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table:number-columns-repeated="9"/>
          <table:table-cell office:value-type="float" office:value="1022" calcext:value-type="float">
            <text:p>1022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table:number-columns-repeated="9"/>
          <table:table-cell office:value-type="float" office:value="1023" calcext:value-type="float">
            <text:p>1023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table:number-columns-repeated="9"/>
          <table:table-cell office:value-type="float" office:value="1024" calcext:value-type="float">
            <text:p>1024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table:number-columns-repeated="9"/>
          <table:table-cell office:value-type="float" office:value="1025" calcext:value-type="float">
            <text:p>1025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table:number-columns-repeated="9"/>
          <table:table-cell office:value-type="float" office:value="1026" calcext:value-type="float">
            <text:p>1026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table:number-columns-repeated="9"/>
          <table:table-cell office:value-type="float" office:value="1027" calcext:value-type="float">
            <text:p>1027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table:number-columns-repeated="9"/>
          <table:table-cell office:value-type="float" office:value="1028" calcext:value-type="float">
            <text:p>1028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table:number-columns-repeated="9"/>
          <table:table-cell office:value-type="float" office:value="1029" calcext:value-type="float">
            <text:p>102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9"/>
          <table:table-cell office:value-type="float" office:value="1030" calcext:value-type="float">
            <text:p>1030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table:number-columns-repeated="9"/>
          <table:table-cell office:value-type="float" office:value="1031" calcext:value-type="float">
            <text:p>1031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table:number-columns-repeated="9"/>
          <table:table-cell office:value-type="float" office:value="1032" calcext:value-type="float">
            <text:p>1032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table:number-columns-repeated="9"/>
          <table:table-cell office:value-type="float" office:value="1033" calcext:value-type="float">
            <text:p>103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9"/>
          <table:table-cell office:value-type="float" office:value="1034" calcext:value-type="float">
            <text:p>1034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table:number-columns-repeated="9"/>
          <table:table-cell office:value-type="float" office:value="1035" calcext:value-type="float">
            <text:p>103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9"/>
          <table:table-cell office:value-type="float" office:value="1036" calcext:value-type="float">
            <text:p>10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9"/>
          <table:table-cell office:value-type="float" office:value="1037" calcext:value-type="float">
            <text:p>103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9"/>
          <table:table-cell office:value-type="float" office:value="1038" calcext:value-type="float">
            <text:p>1038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table:number-columns-repeated="9"/>
          <table:table-cell office:value-type="float" office:value="1039" calcext:value-type="float">
            <text:p>1039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table:number-columns-repeated="9"/>
          <table:table-cell office:value-type="float" office:value="1040" calcext:value-type="float">
            <text:p>1040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table:number-columns-repeated="9"/>
          <table:table-cell office:value-type="float" office:value="1041" calcext:value-type="float">
            <text:p>1041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table:number-columns-repeated="9"/>
          <table:table-cell office:value-type="float" office:value="1042" calcext:value-type="float">
            <text:p>1042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table:number-columns-repeated="9"/>
          <table:table-cell office:value-type="float" office:value="1043" calcext:value-type="float">
            <text:p>1043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table:number-columns-repeated="9"/>
          <table:table-cell office:value-type="float" office:value="1044" calcext:value-type="float">
            <text:p>1044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table:number-columns-repeated="9"/>
          <table:table-cell office:value-type="float" office:value="1045" calcext:value-type="float">
            <text:p>1045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table:number-columns-repeated="9"/>
          <table:table-cell office:value-type="float" office:value="1046" calcext:value-type="float">
            <text:p>1046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table:number-columns-repeated="9"/>
          <table:table-cell office:value-type="float" office:value="1047" calcext:value-type="float">
            <text:p>104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9"/>
          <table:table-cell office:value-type="float" office:value="1048" calcext:value-type="float">
            <text:p>1048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table:number-columns-repeated="9"/>
          <table:table-cell office:value-type="float" office:value="1049" calcext:value-type="float">
            <text:p>1049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table:number-columns-repeated="9"/>
          <table:table-cell office:value-type="float" office:value="1050" calcext:value-type="float">
            <text:p>105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table:number-columns-repeated="9"/>
          <table:table-cell office:value-type="float" office:value="1051" calcext:value-type="float">
            <text:p>105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9"/>
          <table:table-cell office:value-type="float" office:value="1052" calcext:value-type="float">
            <text:p>1052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table:number-columns-repeated="9"/>
          <table:table-cell office:value-type="float" office:value="1053" calcext:value-type="float">
            <text:p>1053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table:number-columns-repeated="9"/>
          <table:table-cell office:value-type="float" office:value="1054" calcext:value-type="float">
            <text:p>105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table:number-columns-repeated="9"/>
          <table:table-cell office:value-type="float" office:value="1055" calcext:value-type="float">
            <text:p>1055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table:number-columns-repeated="9"/>
          <table:table-cell office:value-type="float" office:value="1056" calcext:value-type="float">
            <text:p>1056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table:number-columns-repeated="9"/>
          <table:table-cell office:value-type="float" office:value="1057" calcext:value-type="float">
            <text:p>1057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table:number-columns-repeated="9"/>
          <table:table-cell office:value-type="float" office:value="1058" calcext:value-type="float">
            <text:p>1058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table:number-columns-repeated="9"/>
          <table:table-cell office:value-type="float" office:value="1059" calcext:value-type="float">
            <text:p>105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9"/>
          <table:table-cell office:value-type="float" office:value="1060" calcext:value-type="float">
            <text:p>1060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table:number-columns-repeated="9"/>
          <table:table-cell office:value-type="float" office:value="1061" calcext:value-type="float">
            <text:p>1061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number-columns-repeated="9"/>
          <table:table-cell office:value-type="float" office:value="1062" calcext:value-type="float">
            <text:p>1062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table:number-columns-repeated="9"/>
          <table:table-cell office:value-type="float" office:value="1063" calcext:value-type="float">
            <text:p>1063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table:number-columns-repeated="9"/>
          <table:table-cell office:value-type="float" office:value="1064" calcext:value-type="float">
            <text:p>1064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table:number-columns-repeated="9"/>
          <table:table-cell office:value-type="float" office:value="1065" calcext:value-type="float">
            <text:p>1065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table:number-columns-repeated="9"/>
          <table:table-cell office:value-type="float" office:value="1066" calcext:value-type="float">
            <text:p>1066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table:number-columns-repeated="9"/>
          <table:table-cell office:value-type="float" office:value="1067" calcext:value-type="float">
            <text:p>1067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table:number-columns-repeated="9"/>
          <table:table-cell office:value-type="float" office:value="1068" calcext:value-type="float">
            <text:p>1068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table:number-columns-repeated="9"/>
          <table:table-cell office:value-type="float" office:value="1069" calcext:value-type="float">
            <text:p>10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9"/>
          <table:table-cell office:value-type="float" office:value="1070" calcext:value-type="float">
            <text:p>107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table:number-columns-repeated="9"/>
          <table:table-cell office:value-type="float" office:value="1071" calcext:value-type="float">
            <text:p>1071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table:number-columns-repeated="9"/>
          <table:table-cell office:value-type="float" office:value="1072" calcext:value-type="float">
            <text:p>1072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table:number-columns-repeated="9"/>
          <table:table-cell office:value-type="float" office:value="1073" calcext:value-type="float">
            <text:p>107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9"/>
          <table:table-cell office:value-type="float" office:value="1074" calcext:value-type="float">
            <text:p>1074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table:number-columns-repeated="9"/>
          <table:table-cell office:value-type="float" office:value="1075" calcext:value-type="float">
            <text:p>107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9"/>
          <table:table-cell office:value-type="float" office:value="1076" calcext:value-type="float">
            <text:p>1076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table:number-columns-repeated="9"/>
          <table:table-cell office:value-type="float" office:value="1077" calcext:value-type="float">
            <text:p>1077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table:number-columns-repeated="9"/>
          <table:table-cell office:value-type="float" office:value="1078" calcext:value-type="float">
            <text:p>1078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table:number-columns-repeated="9"/>
          <table:table-cell office:value-type="float" office:value="1079" calcext:value-type="float">
            <text:p>1079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table:number-columns-repeated="9"/>
          <table:table-cell office:value-type="float" office:value="1080" calcext:value-type="float">
            <text:p>1080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table:number-columns-repeated="9"/>
          <table:table-cell office:value-type="float" office:value="1081" calcext:value-type="float">
            <text:p>1081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table:number-columns-repeated="9"/>
          <table:table-cell office:value-type="float" office:value="1082" calcext:value-type="float">
            <text:p>1082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table:number-columns-repeated="9"/>
          <table:table-cell office:value-type="float" office:value="1083" calcext:value-type="float">
            <text:p>1083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table:number-columns-repeated="9"/>
          <table:table-cell office:value-type="float" office:value="1084" calcext:value-type="float">
            <text:p>108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9"/>
          <table:table-cell office:value-type="float" office:value="1085" calcext:value-type="float">
            <text:p>1085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table:number-columns-repeated="9"/>
          <table:table-cell office:value-type="float" office:value="1086" calcext:value-type="float">
            <text:p>108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9"/>
          <table:table-cell office:value-type="float" office:value="1087" calcext:value-type="float">
            <text:p>108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9"/>
          <table:table-cell office:value-type="float" office:value="1088" calcext:value-type="float">
            <text:p>108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9"/>
          <table:table-cell office:value-type="float" office:value="1089" calcext:value-type="float">
            <text:p>108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9"/>
          <table:table-cell office:value-type="float" office:value="1090" calcext:value-type="float">
            <text:p>109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table:number-columns-repeated="9"/>
          <table:table-cell office:value-type="float" office:value="1091" calcext:value-type="float">
            <text:p>1091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table:number-columns-repeated="9"/>
          <table:table-cell office:value-type="float" office:value="1092" calcext:value-type="float">
            <text:p>1092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table:number-columns-repeated="9"/>
          <table:table-cell office:value-type="float" office:value="1093" calcext:value-type="float">
            <text:p>1093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table:number-columns-repeated="9"/>
          <table:table-cell office:value-type="float" office:value="1094" calcext:value-type="float">
            <text:p>109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9"/>
          <table:table-cell office:value-type="float" office:value="1095" calcext:value-type="float">
            <text:p>1095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table:number-columns-repeated="9"/>
          <table:table-cell office:value-type="float" office:value="1096" calcext:value-type="float">
            <text:p>1096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number-columns-repeated="9"/>
          <table:table-cell office:value-type="float" office:value="1097" calcext:value-type="float">
            <text:p>1097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table:number-columns-repeated="9"/>
          <table:table-cell office:value-type="float" office:value="1098" calcext:value-type="float">
            <text:p>1098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table:number-columns-repeated="9"/>
          <table:table-cell office:value-type="float" office:value="1099" calcext:value-type="float">
            <text:p>1099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table:number-columns-repeated="9"/>
          <table:table-cell office:value-type="float" office:value="1100" calcext:value-type="float">
            <text:p>1100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table:number-columns-repeated="9"/>
          <table:table-cell office:value-type="float" office:value="1101" calcext:value-type="float">
            <text:p>1101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table:number-columns-repeated="9"/>
          <table:table-cell office:value-type="float" office:value="1102" calcext:value-type="float">
            <text:p>1102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9"/>
          <table:table-cell office:value-type="float" office:value="1103" calcext:value-type="float">
            <text:p>1103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table:number-columns-repeated="9"/>
          <table:table-cell office:value-type="float" office:value="1104" calcext:value-type="float">
            <text:p>1104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table:number-columns-repeated="9"/>
          <table:table-cell office:value-type="float" office:value="1105" calcext:value-type="float">
            <text:p>1105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table:number-columns-repeated="9"/>
          <table:table-cell office:value-type="float" office:value="1106" calcext:value-type="float">
            <text:p>110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9"/>
          <table:table-cell office:value-type="float" office:value="1107" calcext:value-type="float">
            <text:p>1107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table:number-columns-repeated="9"/>
          <table:table-cell office:value-type="float" office:value="1108" calcext:value-type="float">
            <text:p>1108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table:number-columns-repeated="9"/>
          <table:table-cell office:value-type="float" office:value="1109" calcext:value-type="float">
            <text:p>1109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table:number-columns-repeated="9"/>
          <table:table-cell office:value-type="float" office:value="1110" calcext:value-type="float">
            <text:p>1110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table:number-columns-repeated="9"/>
          <table:table-cell office:value-type="float" office:value="1111" calcext:value-type="float">
            <text:p>1111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table:number-columns-repeated="9"/>
          <table:table-cell office:value-type="float" office:value="1112" calcext:value-type="float">
            <text:p>1112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table:number-columns-repeated="9"/>
          <table:table-cell office:value-type="float" office:value="1113" calcext:value-type="float">
            <text:p>1113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table:number-columns-repeated="9"/>
          <table:table-cell office:value-type="float" office:value="1114" calcext:value-type="float">
            <text:p>1114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table:number-columns-repeated="9"/>
          <table:table-cell office:value-type="float" office:value="1115" calcext:value-type="float">
            <text:p>1115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table:number-columns-repeated="9"/>
          <table:table-cell office:value-type="float" office:value="1116" calcext:value-type="float">
            <text:p>111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table:number-columns-repeated="9"/>
          <table:table-cell office:value-type="float" office:value="1117" calcext:value-type="float">
            <text:p>1117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table:number-columns-repeated="9"/>
          <table:table-cell office:value-type="float" office:value="1118" calcext:value-type="float">
            <text:p>1118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table:number-columns-repeated="9"/>
          <table:table-cell office:value-type="float" office:value="1119" calcext:value-type="float">
            <text:p>11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9"/>
          <table:table-cell office:value-type="float" office:value="1120" calcext:value-type="float">
            <text:p>1120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table:number-columns-repeated="9"/>
          <table:table-cell office:value-type="float" office:value="1121" calcext:value-type="float">
            <text:p>1121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table:number-columns-repeated="9"/>
          <table:table-cell office:value-type="float" office:value="1122" calcext:value-type="float">
            <text:p>1122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table:number-columns-repeated="9"/>
          <table:table-cell office:value-type="float" office:value="1123" calcext:value-type="float">
            <text:p>112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9"/>
          <table:table-cell office:value-type="float" office:value="1124" calcext:value-type="float">
            <text:p>1124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table:number-columns-repeated="9"/>
          <table:table-cell office:value-type="float" office:value="1125" calcext:value-type="float">
            <text:p>1125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table:number-columns-repeated="9"/>
          <table:table-cell office:value-type="float" office:value="1126" calcext:value-type="float">
            <text:p>112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9"/>
          <table:table-cell office:value-type="float" office:value="1127" calcext:value-type="float">
            <text:p>1127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table:number-columns-repeated="9"/>
          <table:table-cell office:value-type="float" office:value="1128" calcext:value-type="float">
            <text:p>112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9"/>
          <table:table-cell office:value-type="float" office:value="1129" calcext:value-type="float">
            <text:p>112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9"/>
          <table:table-cell office:value-type="float" office:value="1130" calcext:value-type="float">
            <text:p>113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table:number-columns-repeated="9"/>
          <table:table-cell office:value-type="float" office:value="1131" calcext:value-type="float">
            <text:p>1131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table:number-columns-repeated="9"/>
          <table:table-cell office:value-type="float" office:value="1132" calcext:value-type="float">
            <text:p>1132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table:number-columns-repeated="9"/>
          <table:table-cell office:value-type="float" office:value="1133" calcext:value-type="float">
            <text:p>113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table:number-columns-repeated="9"/>
          <table:table-cell office:value-type="float" office:value="1134" calcext:value-type="float">
            <text:p>113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9"/>
          <table:table-cell office:value-type="float" office:value="1135" calcext:value-type="float">
            <text:p>1135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table:number-columns-repeated="9"/>
          <table:table-cell office:value-type="float" office:value="1136" calcext:value-type="float">
            <text:p>1136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number-columns-repeated="9"/>
          <table:table-cell office:value-type="float" office:value="1137" calcext:value-type="float">
            <text:p>1137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table:number-columns-repeated="9"/>
          <table:table-cell office:value-type="float" office:value="1138" calcext:value-type="float">
            <text:p>113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9"/>
          <table:table-cell office:value-type="float" office:value="1139" calcext:value-type="float">
            <text:p>1139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table:number-columns-repeated="9"/>
          <table:table-cell office:value-type="float" office:value="1140" calcext:value-type="float">
            <text:p>1140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table:number-columns-repeated="9"/>
          <table:table-cell office:value-type="float" office:value="1141" calcext:value-type="float">
            <text:p>1141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table:number-columns-repeated="9"/>
          <table:table-cell office:value-type="float" office:value="1142" calcext:value-type="float">
            <text:p>1142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table:number-columns-repeated="9"/>
          <table:table-cell office:value-type="float" office:value="1143" calcext:value-type="float">
            <text:p>114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table:number-columns-repeated="9"/>
          <table:table-cell office:value-type="float" office:value="1144" calcext:value-type="float">
            <text:p>1144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table:number-columns-repeated="9"/>
          <table:table-cell office:value-type="float" office:value="1145" calcext:value-type="float">
            <text:p>1145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table:number-columns-repeated="9"/>
          <table:table-cell office:value-type="float" office:value="1146" calcext:value-type="float">
            <text:p>1146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table:number-columns-repeated="9"/>
          <table:table-cell office:value-type="float" office:value="1147" calcext:value-type="float">
            <text:p>1147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table:number-columns-repeated="9"/>
          <table:table-cell office:value-type="float" office:value="1148" calcext:value-type="float">
            <text:p>1148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table:number-columns-repeated="9"/>
          <table:table-cell office:value-type="float" office:value="1149" calcext:value-type="float">
            <text:p>114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table:number-columns-repeated="9"/>
          <table:table-cell office:value-type="float" office:value="1150" calcext:value-type="float">
            <text:p>115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table:number-columns-repeated="9"/>
          <table:table-cell office:value-type="float" office:value="1151" calcext:value-type="float">
            <text:p>1151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table:number-columns-repeated="9"/>
          <table:table-cell office:value-type="float" office:value="1152" calcext:value-type="float">
            <text:p>1152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table:number-columns-repeated="9"/>
          <table:table-cell office:value-type="float" office:value="1153" calcext:value-type="float">
            <text:p>1153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table:number-columns-repeated="9"/>
          <table:table-cell office:value-type="float" office:value="1154" calcext:value-type="float">
            <text:p>1154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table:number-columns-repeated="9"/>
          <table:table-cell office:value-type="float" office:value="1155" calcext:value-type="float">
            <text:p>1155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table:number-columns-repeated="9"/>
          <table:table-cell office:value-type="float" office:value="1156" calcext:value-type="float">
            <text:p>115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table:number-columns-repeated="9"/>
          <table:table-cell office:value-type="float" office:value="1157" calcext:value-type="float">
            <text:p>1157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table:number-columns-repeated="9"/>
          <table:table-cell office:value-type="float" office:value="1158" calcext:value-type="float">
            <text:p>1158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table:number-columns-repeated="9"/>
          <table:table-cell office:value-type="float" office:value="1159" calcext:value-type="float">
            <text:p>1159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table:number-columns-repeated="9"/>
          <table:table-cell office:value-type="float" office:value="1160" calcext:value-type="float">
            <text:p>1160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table:number-columns-repeated="9"/>
          <table:table-cell office:value-type="float" office:value="1161" calcext:value-type="float">
            <text:p>1161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table:number-columns-repeated="9"/>
          <table:table-cell office:value-type="float" office:value="1162" calcext:value-type="float">
            <text:p>116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9"/>
          <table:table-cell office:value-type="float" office:value="1163" calcext:value-type="float">
            <text:p>1163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table:number-columns-repeated="9"/>
          <table:table-cell office:value-type="float" office:value="1164" calcext:value-type="float">
            <text:p>1164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table:number-columns-repeated="9"/>
          <table:table-cell office:value-type="float" office:value="1165" calcext:value-type="float">
            <text:p>116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9"/>
          <table:table-cell office:value-type="float" office:value="1166" calcext:value-type="float">
            <text:p>1166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table:number-columns-repeated="9"/>
          <table:table-cell office:value-type="float" office:value="1167" calcext:value-type="float">
            <text:p>1167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table:number-columns-repeated="9"/>
          <table:table-cell office:value-type="float" office:value="1168" calcext:value-type="float">
            <text:p>1168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table:number-columns-repeated="9"/>
          <table:table-cell office:value-type="float" office:value="1169" calcext:value-type="float">
            <text:p>116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9"/>
          <table:table-cell office:value-type="float" office:value="1170" calcext:value-type="float">
            <text:p>1170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table:number-columns-repeated="9"/>
          <table:table-cell office:value-type="float" office:value="1171" calcext:value-type="float">
            <text:p>1171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table:number-columns-repeated="9"/>
          <table:table-cell office:value-type="float" office:value="1172" calcext:value-type="float">
            <text:p>117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9"/>
          <table:table-cell office:value-type="float" office:value="1173" calcext:value-type="float">
            <text:p>1173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table:number-columns-repeated="9"/>
          <table:table-cell office:value-type="float" office:value="1174" calcext:value-type="float">
            <text:p>1174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table:number-columns-repeated="9"/>
          <table:table-cell office:value-type="float" office:value="1175" calcext:value-type="float">
            <text:p>1175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9"/>
          <table:table-cell office:value-type="float" office:value="1176" calcext:value-type="float">
            <text:p>1176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table:number-columns-repeated="9"/>
          <table:table-cell office:value-type="float" office:value="1177" calcext:value-type="float">
            <text:p>117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9"/>
          <table:table-cell office:value-type="float" office:value="1178" calcext:value-type="float">
            <text:p>1178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table:number-columns-repeated="9"/>
          <table:table-cell office:value-type="float" office:value="1179" calcext:value-type="float">
            <text:p>1179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table:number-columns-repeated="9"/>
          <table:table-cell office:value-type="float" office:value="1180" calcext:value-type="float">
            <text:p>1180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table:number-columns-repeated="9"/>
          <table:table-cell office:value-type="float" office:value="1181" calcext:value-type="float">
            <text:p>1181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table:number-columns-repeated="9"/>
          <table:table-cell office:value-type="float" office:value="1182" calcext:value-type="float">
            <text:p>1182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table:number-columns-repeated="9"/>
          <table:table-cell office:value-type="float" office:value="1183" calcext:value-type="float">
            <text:p>118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9"/>
          <table:table-cell office:value-type="float" office:value="1184" calcext:value-type="float">
            <text:p>1184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table:number-columns-repeated="9"/>
          <table:table-cell office:value-type="float" office:value="1185" calcext:value-type="float">
            <text:p>1185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table:number-columns-repeated="9"/>
          <table:table-cell office:value-type="float" office:value="1186" calcext:value-type="float">
            <text:p>1186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table:number-columns-repeated="9"/>
          <table:table-cell office:value-type="float" office:value="1187" calcext:value-type="float">
            <text:p>1187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9"/>
          <table:table-cell office:value-type="float" office:value="1188" calcext:value-type="float">
            <text:p>118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9"/>
          <table:table-cell office:value-type="float" office:value="1189" calcext:value-type="float">
            <text:p>1189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table:number-columns-repeated="9"/>
          <table:table-cell office:value-type="float" office:value="1190" calcext:value-type="float">
            <text:p>119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table:number-columns-repeated="9"/>
          <table:table-cell office:value-type="float" office:value="1191" calcext:value-type="float">
            <text:p>1191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table:number-columns-repeated="9"/>
          <table:table-cell office:value-type="float" office:value="1192" calcext:value-type="float">
            <text:p>1192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table:number-columns-repeated="9"/>
          <table:table-cell office:value-type="float" office:value="1193" calcext:value-type="float">
            <text:p>1193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table:number-columns-repeated="9"/>
          <table:table-cell office:value-type="float" office:value="1194" calcext:value-type="float">
            <text:p>119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9"/>
          <table:table-cell office:value-type="float" office:value="1195" calcext:value-type="float">
            <text:p>1195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table:number-columns-repeated="9"/>
          <table:table-cell office:value-type="float" office:value="1196" calcext:value-type="float">
            <text:p>1196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table:number-columns-repeated="9"/>
          <table:table-cell office:value-type="float" office:value="1197" calcext:value-type="float">
            <text:p>1197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table:number-columns-repeated="9"/>
          <table:table-cell office:value-type="float" office:value="1198" calcext:value-type="float">
            <text:p>1198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9"/>
          <table:table-cell office:value-type="float" office:value="1199" calcext:value-type="float">
            <text:p>1199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table:number-columns-repeated="9"/>
          <table:table-cell office:value-type="float" office:value="1200" calcext:value-type="float">
            <text:p>1200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table:number-columns-repeated="9"/>
          <table:table-cell office:value-type="float" office:value="1201" calcext:value-type="float">
            <text:p>120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9"/>
          <table:table-cell office:value-type="float" office:value="1202" calcext:value-type="float">
            <text:p>120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9"/>
          <table:table-cell office:value-type="float" office:value="1203" calcext:value-type="float">
            <text:p>1203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table:number-columns-repeated="9"/>
          <table:table-cell office:value-type="float" office:value="1204" calcext:value-type="float">
            <text:p>1204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table:number-columns-repeated="9"/>
          <table:table-cell office:value-type="float" office:value="1205" calcext:value-type="float">
            <text:p>1205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table:number-columns-repeated="9"/>
          <table:table-cell office:value-type="float" office:value="1206" calcext:value-type="float">
            <text:p>120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9"/>
          <table:table-cell office:value-type="float" office:value="1207" calcext:value-type="float">
            <text:p>1207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table:number-columns-repeated="9"/>
          <table:table-cell office:value-type="float" office:value="1208" calcext:value-type="float">
            <text:p>1208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table:number-columns-repeated="9"/>
          <table:table-cell office:value-type="float" office:value="1209" calcext:value-type="float">
            <text:p>1209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table:number-columns-repeated="9"/>
          <table:table-cell office:value-type="float" office:value="1210" calcext:value-type="float">
            <text:p>121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9"/>
          <table:table-cell office:value-type="float" office:value="1211" calcext:value-type="float">
            <text:p>1211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table:number-columns-repeated="9"/>
          <table:table-cell office:value-type="float" office:value="1212" calcext:value-type="float">
            <text:p>1212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table:number-columns-repeated="9"/>
          <table:table-cell office:value-type="float" office:value="1213" calcext:value-type="float">
            <text:p>1213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table:number-columns-repeated="9"/>
          <table:table-cell office:value-type="float" office:value="1214" calcext:value-type="float">
            <text:p>1214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table:number-columns-repeated="9"/>
          <table:table-cell office:value-type="float" office:value="1215" calcext:value-type="float">
            <text:p>1215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table:number-columns-repeated="9"/>
          <table:table-cell office:value-type="float" office:value="1216" calcext:value-type="float">
            <text:p>1216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table:number-columns-repeated="9"/>
          <table:table-cell office:value-type="float" office:value="1217" calcext:value-type="float">
            <text:p>1217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table:number-columns-repeated="9"/>
          <table:table-cell office:value-type="float" office:value="1218" calcext:value-type="float">
            <text:p>1218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table:number-columns-repeated="9"/>
          <table:table-cell office:value-type="float" office:value="1219" calcext:value-type="float">
            <text:p>1219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9"/>
          <table:table-cell office:value-type="float" office:value="1220" calcext:value-type="float">
            <text:p>1220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table:number-columns-repeated="9"/>
          <table:table-cell office:value-type="float" office:value="1221" calcext:value-type="float">
            <text:p>122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9"/>
          <table:table-cell office:value-type="float" office:value="1222" calcext:value-type="float">
            <text:p>122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9"/>
          <table:table-cell office:value-type="float" office:value="1223" calcext:value-type="float">
            <text:p>1223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table:number-columns-repeated="9"/>
          <table:table-cell office:value-type="float" office:value="1224" calcext:value-type="float">
            <text:p>1224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table:number-columns-repeated="9"/>
          <table:table-cell office:value-type="float" office:value="1225" calcext:value-type="float">
            <text:p>1225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table:number-columns-repeated="9"/>
          <table:table-cell office:value-type="float" office:value="1226" calcext:value-type="float">
            <text:p>122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9"/>
          <table:table-cell office:value-type="float" office:value="1227" calcext:value-type="float">
            <text:p>1227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table:number-columns-repeated="9"/>
          <table:table-cell office:value-type="float" office:value="1228" calcext:value-type="float">
            <text:p>1228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9"/>
          <table:table-cell office:value-type="float" office:value="1229" calcext:value-type="float">
            <text:p>1229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table:number-columns-repeated="9"/>
          <table:table-cell office:value-type="float" office:value="1230" calcext:value-type="float">
            <text:p>1230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table:number-columns-repeated="9"/>
          <table:table-cell office:value-type="float" office:value="1231" calcext:value-type="float">
            <text:p>1231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table:number-columns-repeated="9"/>
          <table:table-cell office:value-type="float" office:value="1232" calcext:value-type="float">
            <text:p>123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9"/>
          <table:table-cell office:value-type="float" office:value="1233" calcext:value-type="float">
            <text:p>1233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table:number-columns-repeated="9"/>
          <table:table-cell office:value-type="float" office:value="1234" calcext:value-type="float">
            <text:p>1234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table:number-columns-repeated="9"/>
          <table:table-cell office:value-type="float" office:value="1235" calcext:value-type="float">
            <text:p>1235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table:number-columns-repeated="9"/>
          <table:table-cell office:value-type="float" office:value="1236" calcext:value-type="float">
            <text:p>123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table:number-columns-repeated="9"/>
          <table:table-cell office:value-type="float" office:value="1237" calcext:value-type="float">
            <text:p>1237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table:number-columns-repeated="9"/>
          <table:table-cell office:value-type="float" office:value="1238" calcext:value-type="float">
            <text:p>12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9"/>
          <table:table-cell office:value-type="float" office:value="1239" calcext:value-type="float">
            <text:p>1239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table:number-columns-repeated="9"/>
          <table:table-cell office:value-type="float" office:value="1240" calcext:value-type="float">
            <text:p>1240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table:number-columns-repeated="9"/>
          <table:table-cell office:value-type="float" office:value="1241" calcext:value-type="float">
            <text:p>1241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table:number-columns-repeated="9"/>
          <table:table-cell office:value-type="float" office:value="1242" calcext:value-type="float">
            <text:p>1242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table:number-columns-repeated="9"/>
          <table:table-cell office:value-type="float" office:value="1243" calcext:value-type="float">
            <text:p>1243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table:number-columns-repeated="9"/>
          <table:table-cell office:value-type="float" office:value="1244" calcext:value-type="float">
            <text:p>1244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9"/>
          <table:table-cell office:value-type="float" office:value="1245" calcext:value-type="float">
            <text:p>124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9"/>
          <table:table-cell office:value-type="float" office:value="1246" calcext:value-type="float">
            <text:p>124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number-columns-repeated="9"/>
          <table:table-cell office:value-type="float" office:value="1247" calcext:value-type="float">
            <text:p>1247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table:number-columns-repeated="9"/>
          <table:table-cell office:value-type="float" office:value="1248" calcext:value-type="float">
            <text:p>1248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table:number-columns-repeated="9"/>
          <table:table-cell office:value-type="float" office:value="1249" calcext:value-type="float">
            <text:p>1249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table:number-columns-repeated="9"/>
          <table:table-cell office:value-type="float" office:value="1250" calcext:value-type="float">
            <text:p>125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table:number-columns-repeated="9"/>
          <table:table-cell office:value-type="float" office:value="1251" calcext:value-type="float">
            <text:p>1251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table:number-columns-repeated="9"/>
          <table:table-cell office:value-type="float" office:value="1252" calcext:value-type="float">
            <text:p>1252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table:number-columns-repeated="9"/>
          <table:table-cell office:value-type="float" office:value="1253" calcext:value-type="float">
            <text:p>1253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table:number-columns-repeated="9"/>
          <table:table-cell office:value-type="float" office:value="1254" calcext:value-type="float">
            <text:p>1254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table:number-columns-repeated="9"/>
          <table:table-cell office:value-type="float" office:value="1255" calcext:value-type="float">
            <text:p>1255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table:number-columns-repeated="9"/>
          <table:table-cell office:value-type="float" office:value="1256" calcext:value-type="float">
            <text:p>125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table:number-columns-repeated="9"/>
          <table:table-cell office:value-type="float" office:value="1257" calcext:value-type="float">
            <text:p>125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9"/>
          <table:table-cell office:value-type="float" office:value="1258" calcext:value-type="float">
            <text:p>1258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table:number-columns-repeated="9"/>
          <table:table-cell office:value-type="float" office:value="1259" calcext:value-type="float">
            <text:p>1259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table:number-columns-repeated="9"/>
          <table:table-cell office:value-type="float" office:value="1260" calcext:value-type="float">
            <text:p>126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table:number-columns-repeated="9"/>
          <table:table-cell office:value-type="float" office:value="1261" calcext:value-type="float">
            <text:p>126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9"/>
          <table:table-cell office:value-type="float" office:value="1262" calcext:value-type="float">
            <text:p>126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9"/>
          <table:table-cell office:value-type="float" office:value="1263" calcext:value-type="float">
            <text:p>1263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table:number-columns-repeated="9"/>
          <table:table-cell office:value-type="float" office:value="1264" calcext:value-type="float">
            <text:p>1264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table:number-columns-repeated="9"/>
          <table:table-cell office:value-type="float" office:value="1265" calcext:value-type="float">
            <text:p>126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9"/>
          <table:table-cell office:value-type="float" office:value="1266" calcext:value-type="float">
            <text:p>1266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9"/>
          <table:table-cell office:value-type="float" office:value="1267" calcext:value-type="float">
            <text:p>126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table:number-columns-repeated="9"/>
          <table:table-cell office:value-type="float" office:value="1268" calcext:value-type="float">
            <text:p>1268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table:number-columns-repeated="9"/>
          <table:table-cell office:value-type="float" office:value="1269" calcext:value-type="float">
            <text:p>1269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table:number-columns-repeated="9"/>
          <table:table-cell office:value-type="float" office:value="1270" calcext:value-type="float">
            <text:p>127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9"/>
          <table:table-cell office:value-type="float" office:value="1271" calcext:value-type="float">
            <text:p>127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table:number-columns-repeated="9"/>
          <table:table-cell office:value-type="float" office:value="1272" calcext:value-type="float">
            <text:p>1272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table:number-columns-repeated="9"/>
          <table:table-cell office:value-type="float" office:value="1273" calcext:value-type="float">
            <text:p>1273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table:number-columns-repeated="9"/>
          <table:table-cell office:value-type="float" office:value="1274" calcext:value-type="float">
            <text:p>1274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table:number-columns-repeated="9"/>
          <table:table-cell office:value-type="float" office:value="1275" calcext:value-type="float">
            <text:p>1275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table:number-columns-repeated="9"/>
          <table:table-cell office:value-type="float" office:value="1276" calcext:value-type="float">
            <text:p>1276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table:number-columns-repeated="9"/>
          <table:table-cell office:value-type="float" office:value="1277" calcext:value-type="float">
            <text:p>127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9"/>
          <table:table-cell office:value-type="float" office:value="1278" calcext:value-type="float">
            <text:p>1278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table:number-columns-repeated="9"/>
          <table:table-cell office:value-type="float" office:value="1279" calcext:value-type="float">
            <text:p>127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9"/>
          <table:table-cell office:value-type="float" office:value="1280" calcext:value-type="float">
            <text:p>128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9"/>
          <table:table-cell office:value-type="float" office:value="1281" calcext:value-type="float">
            <text:p>128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9"/>
          <table:table-cell office:value-type="float" office:value="1282" calcext:value-type="float">
            <text:p>128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9"/>
          <table:table-cell office:value-type="float" office:value="1283" calcext:value-type="float">
            <text:p>1283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9"/>
          <table:table-cell office:value-type="float" office:value="1284" calcext:value-type="float">
            <text:p>1284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table:number-columns-repeated="9"/>
          <table:table-cell office:value-type="float" office:value="1285" calcext:value-type="float">
            <text:p>1285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table:number-columns-repeated="9"/>
          <table:table-cell office:value-type="float" office:value="1286" calcext:value-type="float">
            <text:p>1286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table:number-columns-repeated="9"/>
          <table:table-cell office:value-type="float" office:value="1287" calcext:value-type="float">
            <text:p>1287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table:number-columns-repeated="9"/>
          <table:table-cell office:value-type="float" office:value="1288" calcext:value-type="float">
            <text:p>128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9"/>
          <table:table-cell office:value-type="float" office:value="1289" calcext:value-type="float">
            <text:p>1289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table:number-columns-repeated="9"/>
          <table:table-cell office:value-type="float" office:value="1290" calcext:value-type="float">
            <text:p>129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table:number-columns-repeated="9"/>
          <table:table-cell office:value-type="float" office:value="1291" calcext:value-type="float">
            <text:p>1291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number-columns-repeated="9"/>
          <table:table-cell office:value-type="float" office:value="1292" calcext:value-type="float">
            <text:p>129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9"/>
          <table:table-cell office:value-type="float" office:value="1293" calcext:value-type="float">
            <text:p>1293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table:number-columns-repeated="9"/>
          <table:table-cell office:value-type="float" office:value="1294" calcext:value-type="float">
            <text:p>1294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table:number-columns-repeated="9"/>
          <table:table-cell office:value-type="float" office:value="1295" calcext:value-type="float">
            <text:p>129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table:number-columns-repeated="9"/>
          <table:table-cell office:value-type="float" office:value="1296" calcext:value-type="float">
            <text:p>1296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table:number-columns-repeated="9"/>
          <table:table-cell office:value-type="float" office:value="1297" calcext:value-type="float">
            <text:p>1297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table:number-columns-repeated="9"/>
          <table:table-cell office:value-type="float" office:value="1298" calcext:value-type="float">
            <text:p>1298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9"/>
          <table:table-cell office:value-type="float" office:value="1299" calcext:value-type="float">
            <text:p>1299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table:number-columns-repeated="9"/>
          <table:table-cell office:value-type="float" office:value="1300" calcext:value-type="float">
            <text:p>1300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table:number-columns-repeated="9"/>
          <table:table-cell office:value-type="float" office:value="1301" calcext:value-type="float">
            <text:p>1301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9"/>
          <table:table-cell office:value-type="float" office:value="1302" calcext:value-type="float">
            <text:p>130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table:number-columns-repeated="9"/>
          <table:table-cell office:value-type="float" office:value="1303" calcext:value-type="float">
            <text:p>130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table:number-columns-repeated="9"/>
          <table:table-cell office:value-type="float" office:value="1304" calcext:value-type="float">
            <text:p>130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9"/>
          <table:table-cell office:value-type="float" office:value="1305" calcext:value-type="float">
            <text:p>1305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table:number-columns-repeated="9"/>
          <table:table-cell office:value-type="float" office:value="1306" calcext:value-type="float">
            <text:p>1306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table:number-columns-repeated="9"/>
          <table:table-cell office:value-type="float" office:value="1307" calcext:value-type="float">
            <text:p>1307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table:number-columns-repeated="9"/>
          <table:table-cell office:value-type="float" office:value="1308" calcext:value-type="float">
            <text:p>1308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table:number-columns-repeated="9"/>
          <table:table-cell office:value-type="float" office:value="1309" calcext:value-type="float">
            <text:p>1309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table:number-columns-repeated="9"/>
          <table:table-cell office:value-type="float" office:value="1310" calcext:value-type="float">
            <text:p>131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9"/>
          <table:table-cell office:value-type="float" office:value="1311" calcext:value-type="float">
            <text:p>1311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table:number-columns-repeated="9"/>
          <table:table-cell office:value-type="float" office:value="1312" calcext:value-type="float">
            <text:p>1312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table:number-columns-repeated="9"/>
          <table:table-cell office:value-type="float" office:value="1313" calcext:value-type="float">
            <text:p>1313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table:number-columns-repeated="9"/>
          <table:table-cell office:value-type="float" office:value="1314" calcext:value-type="float">
            <text:p>1314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table:number-columns-repeated="9"/>
          <table:table-cell office:value-type="float" office:value="1315" calcext:value-type="float">
            <text:p>131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9"/>
          <table:table-cell office:value-type="float" office:value="1316" calcext:value-type="float">
            <text:p>1316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table:number-columns-repeated="9"/>
          <table:table-cell office:value-type="float" office:value="1317" calcext:value-type="float">
            <text:p>1317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table:number-columns-repeated="9"/>
          <table:table-cell office:value-type="float" office:value="1318" calcext:value-type="float">
            <text:p>1318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table:number-columns-repeated="9"/>
          <table:table-cell office:value-type="float" office:value="1319" calcext:value-type="float">
            <text:p>1319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table:number-columns-repeated="9"/>
          <table:table-cell office:value-type="float" office:value="1320" calcext:value-type="float">
            <text:p>1320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table:number-columns-repeated="9"/>
          <table:table-cell office:value-type="float" office:value="1321" calcext:value-type="float">
            <text:p>132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9"/>
          <table:table-cell office:value-type="float" office:value="1322" calcext:value-type="float">
            <text:p>132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9"/>
          <table:table-cell office:value-type="float" office:value="1323" calcext:value-type="float">
            <text:p>1323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table:number-columns-repeated="9"/>
          <table:table-cell office:value-type="float" office:value="1324" calcext:value-type="float">
            <text:p>1324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table:number-columns-repeated="9"/>
          <table:table-cell office:value-type="float" office:value="1325" calcext:value-type="float">
            <text:p>1325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table:number-columns-repeated="9"/>
          <table:table-cell office:value-type="float" office:value="1326" calcext:value-type="float">
            <text:p>132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table:number-columns-repeated="9"/>
          <table:table-cell office:value-type="float" office:value="1327" calcext:value-type="float">
            <text:p>132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9"/>
          <table:table-cell office:value-type="float" office:value="1328" calcext:value-type="float">
            <text:p>1328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table:number-columns-repeated="9"/>
          <table:table-cell office:value-type="float" office:value="1329" calcext:value-type="float">
            <text:p>1329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table:number-columns-repeated="9"/>
          <table:table-cell office:value-type="float" office:value="1330" calcext:value-type="float">
            <text:p>133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9"/>
          <table:table-cell office:value-type="float" office:value="1331" calcext:value-type="float">
            <text:p>1331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table:number-columns-repeated="9"/>
          <table:table-cell office:value-type="float" office:value="1332" calcext:value-type="float">
            <text:p>1332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table:number-columns-repeated="9"/>
          <table:table-cell office:value-type="float" office:value="1333" calcext:value-type="float">
            <text:p>1333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table:number-columns-repeated="9"/>
          <table:table-cell office:value-type="float" office:value="1334" calcext:value-type="float">
            <text:p>1334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table:number-columns-repeated="9"/>
          <table:table-cell office:value-type="float" office:value="1335" calcext:value-type="float">
            <text:p>1335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table:number-columns-repeated="9"/>
          <table:table-cell office:value-type="float" office:value="1336" calcext:value-type="float">
            <text:p>1336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9"/>
          <table:table-cell office:value-type="float" office:value="1337" calcext:value-type="float">
            <text:p>1337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table:number-columns-repeated="9"/>
          <table:table-cell office:value-type="float" office:value="1338" calcext:value-type="float">
            <text:p>133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9"/>
          <table:table-cell office:value-type="float" office:value="1339" calcext:value-type="float">
            <text:p>1339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table:number-columns-repeated="9"/>
          <table:table-cell office:value-type="float" office:value="1340" calcext:value-type="float">
            <text:p>134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9"/>
          <table:table-cell office:value-type="float" office:value="1341" calcext:value-type="float">
            <text:p>13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  <table:table-cell office:value-type="float" office:value="1342" calcext:value-type="float">
            <text:p>134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9"/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9"/>
          <table:table-cell office:value-type="float" office:value="1344" calcext:value-type="float">
            <text:p>134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9"/>
          <table:table-cell office:value-type="float" office:value="1345" calcext:value-type="float">
            <text:p>1345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9"/>
          <table:table-cell office:value-type="float" office:value="1346" calcext:value-type="float">
            <text:p>134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table:number-columns-repeated="9"/>
          <table:table-cell office:value-type="float" office:value="1347" calcext:value-type="float">
            <text:p>1347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table:number-columns-repeated="9"/>
          <table:table-cell office:value-type="float" office:value="1348" calcext:value-type="float">
            <text:p>1348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table:number-columns-repeated="9"/>
          <table:table-cell office:value-type="float" office:value="1349" calcext:value-type="float">
            <text:p>1349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table:number-columns-repeated="9"/>
          <table:table-cell office:value-type="float" office:value="1350" calcext:value-type="float">
            <text:p>135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table:number-columns-repeated="9"/>
          <table:table-cell office:value-type="float" office:value="1351" calcext:value-type="float">
            <text:p>1351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9"/>
          <table:table-cell office:value-type="float" office:value="1352" calcext:value-type="float">
            <text:p>135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9"/>
          <table:table-cell office:value-type="float" office:value="1353" calcext:value-type="float">
            <text:p>1353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table:number-columns-repeated="9"/>
          <table:table-cell office:value-type="float" office:value="1354" calcext:value-type="float">
            <text:p>135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9"/>
          <table:table-cell office:value-type="float" office:value="1355" calcext:value-type="float">
            <text:p>135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9"/>
          <table:table-cell office:value-type="float" office:value="1356" calcext:value-type="float">
            <text:p>135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9"/>
          <table:table-cell office:value-type="float" office:value="1357" calcext:value-type="float">
            <text:p>1357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9"/>
          <table:table-cell office:value-type="float" office:value="1358" calcext:value-type="float">
            <text:p>1358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table:number-columns-repeated="9"/>
          <table:table-cell office:value-type="float" office:value="1359" calcext:value-type="float">
            <text:p>1359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table:number-columns-repeated="9"/>
          <table:table-cell office:value-type="float" office:value="1360" calcext:value-type="float">
            <text:p>1360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table:number-columns-repeated="9"/>
          <table:table-cell office:value-type="float" office:value="1361" calcext:value-type="float">
            <text:p>1361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table:number-columns-repeated="9"/>
          <table:table-cell office:value-type="float" office:value="1362" calcext:value-type="float">
            <text:p>1362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table:number-columns-repeated="9"/>
          <table:table-cell office:value-type="float" office:value="1363" calcext:value-type="float">
            <text:p>1363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table:number-columns-repeated="9"/>
          <table:table-cell office:value-type="float" office:value="1364" calcext:value-type="float">
            <text:p>1364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table:number-columns-repeated="9"/>
          <table:table-cell office:value-type="float" office:value="1365" calcext:value-type="float">
            <text:p>1365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table:number-columns-repeated="9"/>
          <table:table-cell office:value-type="float" office:value="1366" calcext:value-type="float">
            <text:p>1366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table:number-columns-repeated="9"/>
          <table:table-cell office:value-type="float" office:value="1367" calcext:value-type="float">
            <text:p>136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9"/>
          <table:table-cell office:value-type="float" office:value="1368" calcext:value-type="float">
            <text:p>1368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table:number-columns-repeated="9"/>
          <table:table-cell office:value-type="float" office:value="1369" calcext:value-type="float">
            <text:p>1369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table:number-columns-repeated="9"/>
          <table:table-cell office:value-type="float" office:value="1370" calcext:value-type="float">
            <text:p>137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9"/>
          <table:table-cell office:value-type="float" office:value="1371" calcext:value-type="float">
            <text:p>1371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table:number-columns-repeated="9"/>
          <table:table-cell office:value-type="float" office:value="1372" calcext:value-type="float">
            <text:p>1372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table:number-columns-repeated="9"/>
          <table:table-cell office:value-type="float" office:value="1373" calcext:value-type="float">
            <text:p>1373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table:number-columns-repeated="9"/>
          <table:table-cell office:value-type="float" office:value="1374" calcext:value-type="float">
            <text:p>1374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table:number-columns-repeated="9"/>
          <table:table-cell office:value-type="float" office:value="1375" calcext:value-type="float">
            <text:p>1375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table:number-columns-repeated="9"/>
          <table:table-cell office:value-type="float" office:value="1376" calcext:value-type="float">
            <text:p>137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9"/>
          <table:table-cell office:value-type="float" office:value="1377" calcext:value-type="float">
            <text:p>1377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table:number-columns-repeated="9"/>
          <table:table-cell office:value-type="float" office:value="1378" calcext:value-type="float">
            <text:p>1378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table:number-columns-repeated="9"/>
          <table:table-cell office:value-type="float" office:value="1379" calcext:value-type="float">
            <text:p>1379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table:number-columns-repeated="9"/>
          <table:table-cell office:value-type="float" office:value="1380" calcext:value-type="float">
            <text:p>1380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table:number-columns-repeated="9"/>
          <table:table-cell office:value-type="float" office:value="1381" calcext:value-type="float">
            <text:p>138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9"/>
          <table:table-cell office:value-type="float" office:value="1382" calcext:value-type="float">
            <text:p>138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9"/>
          <table:table-cell office:value-type="float" office:value="1383" calcext:value-type="float">
            <text:p>1383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table:number-columns-repeated="9"/>
          <table:table-cell office:value-type="float" office:value="1384" calcext:value-type="float">
            <text:p>138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table:number-columns-repeated="9"/>
          <table:table-cell office:value-type="float" office:value="1385" calcext:value-type="float">
            <text:p>1385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table:number-columns-repeated="9"/>
          <table:table-cell office:value-type="float" office:value="1386" calcext:value-type="float">
            <text:p>1386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table:number-columns-repeated="9"/>
          <table:table-cell office:value-type="float" office:value="1387" calcext:value-type="float">
            <text:p>1387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table:number-columns-repeated="9"/>
          <table:table-cell office:value-type="float" office:value="1388" calcext:value-type="float">
            <text:p>1388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table:number-columns-repeated="9"/>
          <table:table-cell office:value-type="float" office:value="1389" calcext:value-type="float">
            <text:p>1389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table:number-columns-repeated="9"/>
          <table:table-cell office:value-type="float" office:value="1390" calcext:value-type="float">
            <text:p>139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9"/>
          <table:table-cell office:value-type="float" office:value="1391" calcext:value-type="float">
            <text:p>1391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table:number-columns-repeated="9"/>
          <table:table-cell office:value-type="float" office:value="1392" calcext:value-type="float">
            <text:p>13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9"/>
          <table:table-cell office:value-type="float" office:value="1393" calcext:value-type="float">
            <text:p>1393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table:number-columns-repeated="9"/>
          <table:table-cell office:value-type="float" office:value="1394" calcext:value-type="float">
            <text:p>1394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table:number-columns-repeated="9"/>
          <table:table-cell office:value-type="float" office:value="1395" calcext:value-type="float">
            <text:p>1395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table:number-columns-repeated="9"/>
          <table:table-cell office:value-type="float" office:value="1396" calcext:value-type="float">
            <text:p>1396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table:number-columns-repeated="9"/>
          <table:table-cell office:value-type="float" office:value="1397" calcext:value-type="float">
            <text:p>1397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table:number-columns-repeated="9"/>
          <table:table-cell office:value-type="float" office:value="1398" calcext:value-type="float">
            <text:p>1398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table:number-columns-repeated="9"/>
          <table:table-cell office:value-type="float" office:value="1399" calcext:value-type="float">
            <text:p>1399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table:number-columns-repeated="9"/>
          <table:table-cell office:value-type="float" office:value="1400" calcext:value-type="float">
            <text:p>14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9"/>
          <table:table-cell office:value-type="float" office:value="1401" calcext:value-type="float">
            <text:p>1401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table:number-columns-repeated="9"/>
          <table:table-cell office:value-type="float" office:value="1402" calcext:value-type="float">
            <text:p>140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9"/>
          <table:table-cell office:value-type="float" office:value="1403" calcext:value-type="float">
            <text:p>1403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table:number-columns-repeated="9"/>
          <table:table-cell office:value-type="float" office:value="1404" calcext:value-type="float">
            <text:p>1404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table:number-columns-repeated="9"/>
          <table:table-cell office:value-type="float" office:value="1405" calcext:value-type="float">
            <text:p>1405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table:number-columns-repeated="9"/>
          <table:table-cell office:value-type="float" office:value="1406" calcext:value-type="float">
            <text:p>1406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table:number-columns-repeated="9"/>
          <table:table-cell office:value-type="float" office:value="1407" calcext:value-type="float">
            <text:p>1407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table:number-columns-repeated="9"/>
          <table:table-cell office:value-type="float" office:value="1408" calcext:value-type="float">
            <text:p>1408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table:number-columns-repeated="9"/>
          <table:table-cell office:value-type="float" office:value="1409" calcext:value-type="float">
            <text:p>1409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table:number-columns-repeated="9"/>
          <table:table-cell office:value-type="float" office:value="1410" calcext:value-type="float">
            <text:p>141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table:number-columns-repeated="9"/>
          <table:table-cell office:value-type="float" office:value="1411" calcext:value-type="float">
            <text:p>1411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table:number-columns-repeated="9"/>
          <table:table-cell office:value-type="float" office:value="1412" calcext:value-type="float">
            <text:p>141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9"/>
          <table:table-cell office:value-type="float" office:value="1413" calcext:value-type="float">
            <text:p>141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9"/>
          <table:table-cell office:value-type="float" office:value="1414" calcext:value-type="float">
            <text:p>1414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table:number-columns-repeated="9"/>
          <table:table-cell office:value-type="float" office:value="1415" calcext:value-type="float">
            <text:p>1415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table:number-columns-repeated="9"/>
          <table:table-cell office:value-type="float" office:value="1416" calcext:value-type="float">
            <text:p>1416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table:number-columns-repeated="9"/>
          <table:table-cell office:value-type="float" office:value="1417" calcext:value-type="float">
            <text:p>1417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table:number-columns-repeated="9"/>
          <table:table-cell office:value-type="float" office:value="1418" calcext:value-type="float">
            <text:p>1418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table:number-columns-repeated="9"/>
          <table:table-cell office:value-type="float" office:value="1419" calcext:value-type="float">
            <text:p>1419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table:number-columns-repeated="9"/>
          <table:table-cell office:value-type="float" office:value="1420" calcext:value-type="float">
            <text:p>1420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table:number-columns-repeated="9"/>
          <table:table-cell office:value-type="float" office:value="1421" calcext:value-type="float">
            <text:p>142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9"/>
          <table:table-cell office:value-type="float" office:value="1422" calcext:value-type="float">
            <text:p>1422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9"/>
          <table:table-cell office:value-type="float" office:value="1423" calcext:value-type="float">
            <text:p>1423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table:number-columns-repeated="9"/>
          <table:table-cell office:value-type="float" office:value="1424" calcext:value-type="float">
            <text:p>1424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table:number-columns-repeated="9"/>
          <table:table-cell office:value-type="float" office:value="1425" calcext:value-type="float">
            <text:p>1425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table:number-columns-repeated="9"/>
          <table:table-cell office:value-type="float" office:value="1426" calcext:value-type="float">
            <text:p>142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9"/>
          <table:table-cell office:value-type="float" office:value="1427" calcext:value-type="float">
            <text:p>1427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table:number-columns-repeated="9"/>
          <table:table-cell office:value-type="float" office:value="1428" calcext:value-type="float">
            <text:p>1428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table:number-columns-repeated="9"/>
          <table:table-cell office:value-type="float" office:value="1429" calcext:value-type="float">
            <text:p>1429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table:number-columns-repeated="9"/>
          <table:table-cell office:value-type="float" office:value="1430" calcext:value-type="float">
            <text:p>143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9"/>
          <table:table-cell office:value-type="float" office:value="1431" calcext:value-type="float">
            <text:p>1431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table:number-columns-repeated="9"/>
          <table:table-cell office:value-type="float" office:value="1432" calcext:value-type="float">
            <text:p>1432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table:number-columns-repeated="9"/>
          <table:table-cell office:value-type="float" office:value="1433" calcext:value-type="float">
            <text:p>1433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table:number-columns-repeated="9"/>
          <table:table-cell office:value-type="float" office:value="1434" calcext:value-type="float">
            <text:p>1434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table:number-columns-repeated="9"/>
          <table:table-cell office:value-type="float" office:value="1435" calcext:value-type="float">
            <text:p>14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table:number-columns-repeated="9"/>
          <table:table-cell office:value-type="float" office:value="1436" calcext:value-type="float">
            <text:p>1436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table:number-columns-repeated="9"/>
          <table:table-cell office:value-type="float" office:value="1437" calcext:value-type="float">
            <text:p>1437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table:number-columns-repeated="9"/>
          <table:table-cell office:value-type="float" office:value="1438" calcext:value-type="float">
            <text:p>1438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table:number-columns-repeated="9"/>
          <table:table-cell office:value-type="float" office:value="1439" calcext:value-type="float">
            <text:p>143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9"/>
          <table:table-cell office:value-type="float" office:value="1440" calcext:value-type="float">
            <text:p>1440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table:number-columns-repeated="9"/>
          <table:table-cell office:value-type="float" office:value="1441" calcext:value-type="float">
            <text:p>144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9"/>
          <table:table-cell office:value-type="float" office:value="1442" calcext:value-type="float">
            <text:p>14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9"/>
          <table:table-cell office:value-type="float" office:value="1443" calcext:value-type="float">
            <text:p>144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9"/>
          <table:table-cell office:value-type="float" office:value="1444" calcext:value-type="float">
            <text:p>144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9"/>
          <table:table-cell office:value-type="float" office:value="1445" calcext:value-type="float">
            <text:p>1445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table:number-columns-repeated="9"/>
          <table:table-cell office:value-type="float" office:value="1446" calcext:value-type="float">
            <text:p>1446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table:number-columns-repeated="9"/>
          <table:table-cell office:value-type="float" office:value="1447" calcext:value-type="float">
            <text:p>144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table:number-columns-repeated="9"/>
          <table:table-cell office:value-type="float" office:value="1448" calcext:value-type="float">
            <text:p>144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9"/>
          <table:table-cell office:value-type="float" office:value="1449" calcext:value-type="float">
            <text:p>1449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table:number-columns-repeated="9"/>
          <table:table-cell office:value-type="float" office:value="1450" calcext:value-type="float">
            <text:p>145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9"/>
          <table:table-cell office:value-type="float" office:value="1451" calcext:value-type="float">
            <text:p>1451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table:number-columns-repeated="9"/>
          <table:table-cell office:value-type="float" office:value="1452" calcext:value-type="float">
            <text:p>145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9"/>
          <table:table-cell office:value-type="float" office:value="1453" calcext:value-type="float">
            <text:p>145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9"/>
          <table:table-cell office:value-type="float" office:value="1454" calcext:value-type="float">
            <text:p>145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9"/>
          <table:table-cell office:value-type="float" office:value="1455" calcext:value-type="float">
            <text:p>145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9"/>
          <table:table-cell office:value-type="float" office:value="1456" calcext:value-type="float">
            <text:p>145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9"/>
          <table:table-cell office:value-type="float" office:value="1457" calcext:value-type="float">
            <text:p>1457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table:number-columns-repeated="9"/>
          <table:table-cell office:value-type="float" office:value="1458" calcext:value-type="float">
            <text:p>1458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table:number-columns-repeated="9"/>
          <table:table-cell office:value-type="float" office:value="1459" calcext:value-type="float">
            <text:p>1459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table:number-columns-repeated="9"/>
          <table:table-cell office:value-type="float" office:value="1460" calcext:value-type="float">
            <text:p>146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9"/>
          <table:table-cell office:value-type="float" office:value="1461" calcext:value-type="float">
            <text:p>1461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table:number-columns-repeated="9"/>
          <table:table-cell office:value-type="float" office:value="1462" calcext:value-type="float">
            <text:p>1462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table:number-columns-repeated="9"/>
          <table:table-cell office:value-type="float" office:value="1463" calcext:value-type="float">
            <text:p>1463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table:number-columns-repeated="9"/>
          <table:table-cell office:value-type="float" office:value="1464" calcext:value-type="float">
            <text:p>1464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table:number-columns-repeated="9"/>
          <table:table-cell office:value-type="float" office:value="1465" calcext:value-type="float">
            <text:p>1465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table:number-columns-repeated="9"/>
          <table:table-cell office:value-type="float" office:value="1466" calcext:value-type="float">
            <text:p>1466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table:number-columns-repeated="9"/>
          <table:table-cell office:value-type="float" office:value="1467" calcext:value-type="float">
            <text:p>146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9"/>
          <table:table-cell office:value-type="float" office:value="1468" calcext:value-type="float">
            <text:p>1468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table:number-columns-repeated="9"/>
          <table:table-cell office:value-type="float" office:value="1469" calcext:value-type="float">
            <text:p>1469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table:number-columns-repeated="9"/>
          <table:table-cell office:value-type="float" office:value="1470" calcext:value-type="float">
            <text:p>1470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table:number-columns-repeated="9"/>
          <table:table-cell office:value-type="float" office:value="1471" calcext:value-type="float">
            <text:p>1471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table:number-columns-repeated="9"/>
          <table:table-cell office:value-type="float" office:value="1472" calcext:value-type="float">
            <text:p>1472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9"/>
          <table:table-cell office:value-type="float" office:value="1473" calcext:value-type="float">
            <text:p>1473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9"/>
          <table:table-cell office:value-type="float" office:value="1474" calcext:value-type="float">
            <text:p>1474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table:number-columns-repeated="9"/>
          <table:table-cell office:value-type="float" office:value="1475" calcext:value-type="float">
            <text:p>1475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table:number-columns-repeated="9"/>
          <table:table-cell office:value-type="float" office:value="1476" calcext:value-type="float">
            <text:p>147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9"/>
          <table:table-cell office:value-type="float" office:value="1477" calcext:value-type="float">
            <text:p>1477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table:number-columns-repeated="9"/>
          <table:table-cell office:value-type="float" office:value="1478" calcext:value-type="float">
            <text:p>1478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table:number-columns-repeated="9"/>
          <table:table-cell office:value-type="float" office:value="1479" calcext:value-type="float">
            <text:p>1479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table:number-columns-repeated="9"/>
          <table:table-cell office:value-type="float" office:value="1480" calcext:value-type="float">
            <text:p>1480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table:number-columns-repeated="9"/>
          <table:table-cell office:value-type="float" office:value="1481" calcext:value-type="float">
            <text:p>1481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9"/>
          <table:table-cell office:value-type="float" office:value="1482" calcext:value-type="float">
            <text:p>148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9"/>
          <table:table-cell office:value-type="float" office:value="1483" calcext:value-type="float">
            <text:p>1483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table:number-columns-repeated="9"/>
          <table:table-cell office:value-type="float" office:value="1484" calcext:value-type="float">
            <text:p>1484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table:number-columns-repeated="9"/>
          <table:table-cell office:value-type="float" office:value="1485" calcext:value-type="float">
            <text:p>148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9"/>
          <table:table-cell office:value-type="float" office:value="1486" calcext:value-type="float">
            <text:p>1486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table:number-columns-repeated="9"/>
          <table:table-cell office:value-type="float" office:value="1487" calcext:value-type="float">
            <text:p>1487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table:number-columns-repeated="9"/>
          <table:table-cell office:value-type="float" office:value="1488" calcext:value-type="float">
            <text:p>1488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table:number-columns-repeated="9"/>
          <table:table-cell office:value-type="float" office:value="1489" calcext:value-type="float">
            <text:p>1489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table:number-columns-repeated="9"/>
          <table:table-cell office:value-type="float" office:value="1490" calcext:value-type="float">
            <text:p>14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9"/>
          <table:table-cell office:value-type="float" office:value="1491" calcext:value-type="float">
            <text:p>1491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table:number-columns-repeated="9"/>
          <table:table-cell office:value-type="float" office:value="1492" calcext:value-type="float">
            <text:p>149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9"/>
          <table:table-cell office:value-type="float" office:value="1493" calcext:value-type="float">
            <text:p>1493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table:number-columns-repeated="9"/>
          <table:table-cell office:value-type="float" office:value="1494" calcext:value-type="float">
            <text:p>14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9"/>
          <table:table-cell office:value-type="float" office:value="1495" calcext:value-type="float">
            <text:p>1495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table:number-columns-repeated="9"/>
          <table:table-cell office:value-type="float" office:value="1496" calcext:value-type="float">
            <text:p>14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  <table:table-cell office:value-type="float" office:value="1497" calcext:value-type="float">
            <text:p>1497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table:number-columns-repeated="9"/>
          <table:table-cell office:value-type="float" office:value="1498" calcext:value-type="float">
            <text:p>14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  <table:table-cell office:value-type="float" office:value="1499" calcext:value-type="float">
            <text:p>1499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table:number-columns-repeated="9"/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1502" calcext:value-type="float">
            <text:p>15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float" office:value="1503" calcext:value-type="float">
            <text:p>15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float" office:value="1504" calcext:value-type="float">
            <text:p>15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  <table:table-cell office:value-type="float" office:value="1505" calcext:value-type="float">
            <text:p>15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  <table:table-cell office:value-type="float" office:value="1506" calcext:value-type="float">
            <text:p>15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9"/>
          <table:table-cell office:value-type="float" office:value="1508" calcext:value-type="float">
            <text:p>15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9"/>
          <table:table-cell office:value-type="float" office:value="1509" calcext:value-type="float">
            <text:p>150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9"/>
          <table:table-cell office:value-type="float" office:value="1510" calcext:value-type="float">
            <text:p>15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9"/>
          <table:table-cell office:value-type="float" office:value="1511" calcext:value-type="float">
            <text:p>15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9"/>
          <table:table-cell office:value-type="float" office:value="1512" calcext:value-type="float">
            <text:p>151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9"/>
          <table:table-cell office:value-type="float" office:value="1513" calcext:value-type="float">
            <text:p>151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9"/>
          <table:table-cell office:value-type="float" office:value="1514" calcext:value-type="float">
            <text:p>1514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table:number-columns-repeated="9"/>
          <table:table-cell office:value-type="float" office:value="1515" calcext:value-type="float">
            <text:p>1515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table:number-columns-repeated="9"/>
          <table:table-cell office:value-type="float" office:value="1516" calcext:value-type="float">
            <text:p>1516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table:number-columns-repeated="9"/>
          <table:table-cell office:value-type="float" office:value="1517" calcext:value-type="float">
            <text:p>1517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table:number-columns-repeated="9"/>
          <table:table-cell office:value-type="float" office:value="1518" calcext:value-type="float">
            <text:p>1518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table:number-columns-repeated="9"/>
          <table:table-cell office:value-type="float" office:value="1519" calcext:value-type="float">
            <text:p>1519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table:number-columns-repeated="9"/>
          <table:table-cell office:value-type="float" office:value="1520" calcext:value-type="float">
            <text:p>152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9"/>
          <table:table-cell office:value-type="float" office:value="1521" calcext:value-type="float">
            <text:p>1521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9"/>
          <table:table-cell office:value-type="float" office:value="1522" calcext:value-type="float">
            <text:p>1522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table:number-columns-repeated="9"/>
          <table:table-cell office:value-type="float" office:value="1523" calcext:value-type="float">
            <text:p>1523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table:number-columns-repeated="9"/>
          <table:table-cell office:value-type="float" office:value="1524" calcext:value-type="float">
            <text:p>1524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table:number-columns-repeated="9"/>
          <table:table-cell office:value-type="float" office:value="1525" calcext:value-type="float">
            <text:p>1525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table:number-columns-repeated="9"/>
          <table:table-cell office:value-type="float" office:value="1526" calcext:value-type="float">
            <text:p>15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9"/>
          <table:table-cell office:value-type="float" office:value="1527" calcext:value-type="float">
            <text:p>1527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table:number-columns-repeated="9"/>
          <table:table-cell office:value-type="float" office:value="1528" calcext:value-type="float">
            <text:p>1528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table:number-columns-repeated="9"/>
          <table:table-cell office:value-type="float" office:value="1529" calcext:value-type="float">
            <text:p>152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table:number-columns-repeated="9"/>
          <table:table-cell office:value-type="float" office:value="1530" calcext:value-type="float">
            <text:p>153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9"/>
          <table:table-cell office:value-type="float" office:value="1531" calcext:value-type="float">
            <text:p>153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9"/>
          <table:table-cell office:value-type="float" office:value="1532" calcext:value-type="float">
            <text:p>1532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table:number-columns-repeated="9"/>
          <table:table-cell office:value-type="float" office:value="1533" calcext:value-type="float">
            <text:p>1533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table:number-columns-repeated="9"/>
          <table:table-cell office:value-type="float" office:value="1534" calcext:value-type="float">
            <text:p>1534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table:number-columns-repeated="9"/>
          <table:table-cell office:value-type="float" office:value="1535" calcext:value-type="float">
            <text:p>1535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table:number-columns-repeated="9"/>
          <table:table-cell office:value-type="float" office:value="1536" calcext:value-type="float">
            <text:p>1536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table:number-columns-repeated="9"/>
          <table:table-cell office:value-type="float" office:value="1537" calcext:value-type="float">
            <text:p>1537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table:number-columns-repeated="9"/>
          <table:table-cell office:value-type="float" office:value="1538" calcext:value-type="float">
            <text:p>1538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table:number-columns-repeated="9"/>
          <table:table-cell office:value-type="float" office:value="1539" calcext:value-type="float">
            <text:p>153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9"/>
          <table:table-cell office:value-type="float" office:value="1540" calcext:value-type="float">
            <text:p>1540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table:number-columns-repeated="9"/>
          <table:table-cell office:value-type="float" office:value="1541" calcext:value-type="float">
            <text:p>154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9"/>
          <table:table-cell office:value-type="float" office:value="1542" calcext:value-type="float">
            <text:p>154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9"/>
          <table:table-cell office:value-type="float" office:value="1543" calcext:value-type="float">
            <text:p>154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table:number-columns-repeated="9"/>
          <table:table-cell office:value-type="float" office:value="1544" calcext:value-type="float">
            <text:p>1544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table:number-columns-repeated="9"/>
          <table:table-cell office:value-type="float" office:value="1545" calcext:value-type="float">
            <text:p>154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table:number-columns-repeated="9"/>
          <table:table-cell office:value-type="float" office:value="1546" calcext:value-type="float">
            <text:p>15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9"/>
          <table:table-cell office:value-type="float" office:value="1547" calcext:value-type="float">
            <text:p>1547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number-columns-repeated="9"/>
          <table:table-cell office:value-type="float" office:value="1548" calcext:value-type="float">
            <text:p>154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9"/>
          <table:table-cell office:value-type="float" office:value="1549" calcext:value-type="float">
            <text:p>1549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table:number-columns-repeated="9"/>
          <table:table-cell office:value-type="float" office:value="1550" calcext:value-type="float">
            <text:p>15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9"/>
          <table:table-cell office:value-type="float" office:value="1551" calcext:value-type="float">
            <text:p>15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9"/>
          <table:table-cell office:value-type="float" office:value="1552" calcext:value-type="float">
            <text:p>155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9"/>
          <table:table-cell office:value-type="float" office:value="1553" calcext:value-type="float">
            <text:p>155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9"/>
          <table:table-cell office:value-type="float" office:value="1554" calcext:value-type="float">
            <text:p>155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9"/>
          <table:table-cell office:value-type="float" office:value="1555" calcext:value-type="float">
            <text:p>1555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table:number-columns-repeated="9"/>
          <table:table-cell office:value-type="float" office:value="1556" calcext:value-type="float">
            <text:p>1556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table:number-columns-repeated="9"/>
          <table:table-cell office:value-type="float" office:value="1557" calcext:value-type="float">
            <text:p>1557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table:number-columns-repeated="9"/>
          <table:table-cell office:value-type="float" office:value="1558" calcext:value-type="float">
            <text:p>1558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9"/>
          <table:table-cell office:value-type="float" office:value="1559" calcext:value-type="float">
            <text:p>1559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table:number-columns-repeated="9"/>
          <table:table-cell office:value-type="float" office:value="1560" calcext:value-type="float">
            <text:p>156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9"/>
          <table:table-cell office:value-type="float" office:value="1561" calcext:value-type="float">
            <text:p>1561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table:number-columns-repeated="9"/>
          <table:table-cell office:value-type="float" office:value="1562" calcext:value-type="float">
            <text:p>1562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table:number-columns-repeated="9"/>
          <table:table-cell office:value-type="float" office:value="1563" calcext:value-type="float">
            <text:p>1563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table:number-columns-repeated="9"/>
          <table:table-cell office:value-type="float" office:value="1564" calcext:value-type="float">
            <text:p>1564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table:number-columns-repeated="9"/>
          <table:table-cell office:value-type="float" office:value="1565" calcext:value-type="float">
            <text:p>1565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table:number-columns-repeated="9"/>
          <table:table-cell office:value-type="float" office:value="1566" calcext:value-type="float">
            <text:p>1566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table:number-columns-repeated="9"/>
          <table:table-cell office:value-type="float" office:value="1567" calcext:value-type="float">
            <text:p>1567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table:number-columns-repeated="9"/>
          <table:table-cell office:value-type="float" office:value="1568" calcext:value-type="float">
            <text:p>1568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table:number-columns-repeated="9"/>
          <table:table-cell office:value-type="float" office:value="1569" calcext:value-type="float">
            <text:p>156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9"/>
          <table:table-cell office:value-type="float" office:value="1570" calcext:value-type="float">
            <text:p>1570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table:number-columns-repeated="9"/>
          <table:table-cell office:value-type="float" office:value="1571" calcext:value-type="float">
            <text:p>157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9"/>
          <table:table-cell office:value-type="float" office:value="1572" calcext:value-type="float">
            <text:p>157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9"/>
          <table:table-cell office:value-type="float" office:value="1573" calcext:value-type="float">
            <text:p>157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table:number-columns-repeated="9"/>
          <table:table-cell office:value-type="float" office:value="1574" calcext:value-type="float">
            <text:p>1574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table:number-columns-repeated="9"/>
          <table:table-cell office:value-type="float" office:value="1575" calcext:value-type="float">
            <text:p>1575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table:number-columns-repeated="9"/>
          <table:table-cell office:value-type="float" office:value="1576" calcext:value-type="float">
            <text:p>157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9"/>
          <table:table-cell office:value-type="float" office:value="1577" calcext:value-type="float">
            <text:p>1577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table:number-columns-repeated="9"/>
          <table:table-cell office:value-type="float" office:value="1578" calcext:value-type="float">
            <text:p>1578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table:number-columns-repeated="9"/>
          <table:table-cell office:value-type="float" office:value="1579" calcext:value-type="float">
            <text:p>157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table:number-columns-repeated="9"/>
          <table:table-cell office:value-type="float" office:value="1580" calcext:value-type="float">
            <text:p>158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9"/>
          <table:table-cell office:value-type="float" office:value="1581" calcext:value-type="float">
            <text:p>1581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table:number-columns-repeated="9"/>
          <table:table-cell office:value-type="float" office:value="1582" calcext:value-type="float">
            <text:p>1582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table:number-columns-repeated="9"/>
          <table:table-cell office:value-type="float" office:value="1583" calcext:value-type="float">
            <text:p>1583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table:number-columns-repeated="9"/>
          <table:table-cell office:value-type="float" office:value="1584" calcext:value-type="float">
            <text:p>1584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table:number-columns-repeated="9"/>
          <table:table-cell office:value-type="float" office:value="1585" calcext:value-type="float">
            <text:p>158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9"/>
          <table:table-cell office:value-type="float" office:value="1586" calcext:value-type="float">
            <text:p>1586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table:number-columns-repeated="9"/>
          <table:table-cell office:value-type="float" office:value="1587" calcext:value-type="float">
            <text:p>1587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table:number-columns-repeated="9"/>
          <table:table-cell office:value-type="float" office:value="1588" calcext:value-type="float">
            <text:p>1588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table:number-columns-repeated="9"/>
          <table:table-cell office:value-type="float" office:value="1589" calcext:value-type="float">
            <text:p>1589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table:number-columns-repeated="9"/>
          <table:table-cell office:value-type="float" office:value="1590" calcext:value-type="float">
            <text:p>159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9"/>
          <table:table-cell office:value-type="float" office:value="1591" calcext:value-type="float">
            <text:p>159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9"/>
          <table:table-cell office:value-type="float" office:value="1592" calcext:value-type="float">
            <text:p>1592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table:number-columns-repeated="9"/>
          <table:table-cell office:value-type="float" office:value="1593" calcext:value-type="float">
            <text:p>1593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table:number-columns-repeated="9"/>
          <table:table-cell office:value-type="float" office:value="1594" calcext:value-type="float">
            <text:p>1594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table:number-columns-repeated="9"/>
          <table:table-cell office:value-type="float" office:value="1595" calcext:value-type="float">
            <text:p>159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9"/>
          <table:table-cell office:value-type="float" office:value="1596" calcext:value-type="float">
            <text:p>1596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table:number-columns-repeated="9"/>
          <table:table-cell office:value-type="float" office:value="1597" calcext:value-type="float">
            <text:p>159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9"/>
          <table:table-cell office:value-type="float" office:value="1598" calcext:value-type="float">
            <text:p>1598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table:number-columns-repeated="9"/>
          <table:table-cell office:value-type="float" office:value="1599" calcext:value-type="float">
            <text:p>159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9"/>
          <table:table-cell office:value-type="float" office:value="1600" calcext:value-type="float">
            <text:p>16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9"/>
          <table:table-cell office:value-type="float" office:value="1601" calcext:value-type="float">
            <text:p>160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9"/>
          <table:table-cell office:value-type="float" office:value="1602" calcext:value-type="float">
            <text:p>16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9"/>
          <table:table-cell office:value-type="float" office:value="1603" calcext:value-type="float">
            <text:p>160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9"/>
          <table:table-cell office:value-type="float" office:value="1604" calcext:value-type="float">
            <text:p>1604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table:number-columns-repeated="9"/>
          <table:table-cell office:value-type="float" office:value="1605" calcext:value-type="float">
            <text:p>1605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table:number-columns-repeated="9"/>
          <table:table-cell office:value-type="float" office:value="1606" calcext:value-type="float">
            <text:p>1606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table:number-columns-repeated="9"/>
          <table:table-cell office:value-type="float" office:value="1607" calcext:value-type="float">
            <text:p>160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9"/>
          <table:table-cell office:value-type="float" office:value="1608" calcext:value-type="float">
            <text:p>1608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table:number-columns-repeated="9"/>
          <table:table-cell office:value-type="float" office:value="1609" calcext:value-type="float">
            <text:p>160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9"/>
          <table:table-cell office:value-type="float" office:value="1610" calcext:value-type="float">
            <text:p>16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9"/>
          <table:table-cell office:value-type="float" office:value="1611" calcext:value-type="float">
            <text:p>161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9"/>
          <table:table-cell office:value-type="float" office:value="1612" calcext:value-type="float">
            <text:p>161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9"/>
          <table:table-cell office:value-type="float" office:value="1613" calcext:value-type="float">
            <text:p>1613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9"/>
          <table:table-cell office:value-type="float" office:value="1614" calcext:value-type="float">
            <text:p>1614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table:number-columns-repeated="9"/>
          <table:table-cell office:value-type="float" office:value="1615" calcext:value-type="float">
            <text:p>1615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table:number-columns-repeated="9"/>
          <table:table-cell office:value-type="float" office:value="1616" calcext:value-type="float">
            <text:p>1616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table:number-columns-repeated="9"/>
          <table:table-cell office:value-type="float" office:value="1617" calcext:value-type="float">
            <text:p>1617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table:number-columns-repeated="9"/>
          <table:table-cell office:value-type="float" office:value="1618" calcext:value-type="float">
            <text:p>1618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table:number-columns-repeated="9"/>
          <table:table-cell office:value-type="float" office:value="1619" calcext:value-type="float">
            <text:p>1619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table:number-columns-repeated="9"/>
          <table:table-cell office:value-type="float" office:value="1620" calcext:value-type="float">
            <text:p>162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9"/>
          <table:table-cell office:value-type="float" office:value="1621" calcext:value-type="float">
            <text:p>1621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table:number-columns-repeated="9"/>
          <table:table-cell office:value-type="float" office:value="1622" calcext:value-type="float">
            <text:p>1622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table:number-columns-repeated="9"/>
          <table:table-cell office:value-type="float" office:value="1623" calcext:value-type="float">
            <text:p>1623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table:number-columns-repeated="9"/>
          <table:table-cell office:value-type="float" office:value="1624" calcext:value-type="float">
            <text:p>1624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table:number-columns-repeated="9"/>
          <table:table-cell office:value-type="float" office:value="1625" calcext:value-type="float">
            <text:p>1625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table:number-columns-repeated="9"/>
          <table:table-cell office:value-type="float" office:value="1626" calcext:value-type="float">
            <text:p>162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9"/>
          <table:table-cell office:value-type="float" office:value="1627" calcext:value-type="float">
            <text:p>1627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table:number-columns-repeated="9"/>
          <table:table-cell office:value-type="float" office:value="1628" calcext:value-type="float">
            <text:p>1628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table:number-columns-repeated="9"/>
          <table:table-cell office:value-type="float" office:value="1629" calcext:value-type="float">
            <text:p>1629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table:number-columns-repeated="9"/>
          <table:table-cell office:value-type="float" office:value="1630" calcext:value-type="float">
            <text:p>1630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table:number-columns-repeated="9"/>
          <table:table-cell office:value-type="float" office:value="1631" calcext:value-type="float">
            <text:p>163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9"/>
          <table:table-cell office:value-type="float" office:value="1632" calcext:value-type="float">
            <text:p>163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9"/>
          <table:table-cell office:value-type="float" office:value="1633" calcext:value-type="float">
            <text:p>1633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table:number-columns-repeated="9"/>
          <table:table-cell office:value-type="float" office:value="1634" calcext:value-type="float">
            <text:p>1634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table:number-columns-repeated="9"/>
          <table:table-cell office:value-type="float" office:value="1635" calcext:value-type="float">
            <text:p>1635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table:number-columns-repeated="9"/>
          <table:table-cell office:value-type="float" office:value="1636" calcext:value-type="float">
            <text:p>1636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table:number-columns-repeated="9"/>
          <table:table-cell office:value-type="float" office:value="1637" calcext:value-type="float">
            <text:p>1637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table:number-columns-repeated="9"/>
          <table:table-cell office:value-type="float" office:value="1638" calcext:value-type="float">
            <text:p>1638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table:number-columns-repeated="9"/>
          <table:table-cell office:value-type="float" office:value="1639" calcext:value-type="float">
            <text:p>1639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table:number-columns-repeated="9"/>
          <table:table-cell office:value-type="float" office:value="1640" calcext:value-type="float">
            <text:p>164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table:number-columns-repeated="9"/>
          <table:table-cell office:value-type="float" office:value="1641" calcext:value-type="float">
            <text:p>1641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table:number-columns-repeated="9"/>
          <table:table-cell office:value-type="float" office:value="1642" calcext:value-type="float">
            <text:p>1642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table:number-columns-repeated="9"/>
          <table:table-cell office:value-type="float" office:value="1643" calcext:value-type="float">
            <text:p>1643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table:number-columns-repeated="9"/>
          <table:table-cell office:value-type="float" office:value="1644" calcext:value-type="float">
            <text:p>1644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table:number-columns-repeated="9"/>
          <table:table-cell office:value-type="float" office:value="1645" calcext:value-type="float">
            <text:p>1645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table:number-columns-repeated="9"/>
          <table:table-cell office:value-type="float" office:value="1646" calcext:value-type="float">
            <text:p>164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9"/>
          <table:table-cell office:value-type="float" office:value="1647" calcext:value-type="float">
            <text:p>1647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table:number-columns-repeated="9"/>
          <table:table-cell office:value-type="float" office:value="1648" calcext:value-type="float">
            <text:p>164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9"/>
          <table:table-cell office:value-type="float" office:value="1649" calcext:value-type="float">
            <text:p>16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9"/>
          <table:table-cell office:value-type="float" office:value="1650" calcext:value-type="float">
            <text:p>165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9"/>
          <table:table-cell office:value-type="float" office:value="1651" calcext:value-type="float">
            <text:p>165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9"/>
          <table:table-cell office:value-type="float" office:value="1652" calcext:value-type="float">
            <text:p>1652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table:number-columns-repeated="9"/>
          <table:table-cell office:value-type="float" office:value="1653" calcext:value-type="float">
            <text:p>1653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table:number-columns-repeated="9"/>
          <table:table-cell office:value-type="float" office:value="1654" calcext:value-type="float">
            <text:p>1654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table:number-columns-repeated="9"/>
          <table:table-cell office:value-type="float" office:value="1655" calcext:value-type="float">
            <text:p>1655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table:number-columns-repeated="9"/>
          <table:table-cell office:value-type="float" office:value="1656" calcext:value-type="float">
            <text:p>165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table:number-columns-repeated="9"/>
          <table:table-cell office:value-type="float" office:value="1657" calcext:value-type="float">
            <text:p>1657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table:number-columns-repeated="9"/>
          <table:table-cell office:value-type="float" office:value="1658" calcext:value-type="float">
            <text:p>165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9"/>
          <table:table-cell office:value-type="float" office:value="1659" calcext:value-type="float">
            <text:p>1659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table:number-columns-repeated="9"/>
          <table:table-cell office:value-type="float" office:value="1660" calcext:value-type="float">
            <text:p>166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9"/>
          <table:table-cell office:value-type="float" office:value="1661" calcext:value-type="float">
            <text:p>1661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table:number-columns-repeated="9"/>
          <table:table-cell office:value-type="float" office:value="1662" calcext:value-type="float">
            <text:p>16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9"/>
          <table:table-cell office:value-type="float" office:value="1663" calcext:value-type="float">
            <text:p>166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9"/>
          <table:table-cell office:value-type="float" office:value="1664" calcext:value-type="float">
            <text:p>166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9"/>
          <table:table-cell office:value-type="float" office:value="1665" calcext:value-type="float">
            <text:p>166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9"/>
          <table:table-cell office:value-type="float" office:value="1666" calcext:value-type="float">
            <text:p>1666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9"/>
          <table:table-cell office:value-type="float" office:value="1667" calcext:value-type="float">
            <text:p>1667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table:number-columns-repeated="9"/>
          <table:table-cell office:value-type="float" office:value="1668" calcext:value-type="float">
            <text:p>166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table:number-columns-repeated="9"/>
          <table:table-cell office:value-type="float" office:value="1669" calcext:value-type="float">
            <text:p>1669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table:number-columns-repeated="9"/>
          <table:table-cell office:value-type="float" office:value="1670" calcext:value-type="float">
            <text:p>1670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table:number-columns-repeated="9"/>
          <table:table-cell office:value-type="float" office:value="1671" calcext:value-type="float">
            <text:p>167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9"/>
          <table:table-cell office:value-type="float" office:value="1672" calcext:value-type="float">
            <text:p>167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9"/>
          <table:table-cell office:value-type="float" office:value="1673" calcext:value-type="float">
            <text:p>1673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table:number-columns-repeated="9"/>
          <table:table-cell office:value-type="float" office:value="1674" calcext:value-type="float">
            <text:p>1674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table:number-columns-repeated="9"/>
          <table:table-cell office:value-type="float" office:value="1675" calcext:value-type="float">
            <text:p>1675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table:number-columns-repeated="9"/>
          <table:table-cell office:value-type="float" office:value="1676" calcext:value-type="float">
            <text:p>167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table:number-columns-repeated="9"/>
          <table:table-cell office:value-type="float" office:value="1677" calcext:value-type="float">
            <text:p>167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9"/>
          <table:table-cell office:value-type="float" office:value="1678" calcext:value-type="float">
            <text:p>1678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table:number-columns-repeated="9"/>
          <table:table-cell office:value-type="float" office:value="1679" calcext:value-type="float">
            <text:p>1679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table:number-columns-repeated="9"/>
          <table:table-cell office:value-type="float" office:value="1680" calcext:value-type="float">
            <text:p>168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9"/>
          <table:table-cell office:value-type="float" office:value="1681" calcext:value-type="float">
            <text:p>1681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table:number-columns-repeated="9"/>
          <table:table-cell office:value-type="float" office:value="1682" calcext:value-type="float">
            <text:p>1682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table:number-columns-repeated="9"/>
          <table:table-cell office:value-type="float" office:value="1683" calcext:value-type="float">
            <text:p>1683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table:number-columns-repeated="9"/>
          <table:table-cell office:value-type="float" office:value="1684" calcext:value-type="float">
            <text:p>1684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table:number-columns-repeated="9"/>
          <table:table-cell office:value-type="float" office:value="1685" calcext:value-type="float">
            <text:p>168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9"/>
          <table:table-cell office:value-type="float" office:value="1686" calcext:value-type="float">
            <text:p>1686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table:number-columns-repeated="9"/>
          <table:table-cell office:value-type="float" office:value="1687" calcext:value-type="float">
            <text:p>1687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table:number-columns-repeated="9"/>
          <table:table-cell office:value-type="float" office:value="1688" calcext:value-type="float">
            <text:p>1688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table:number-columns-repeated="9"/>
          <table:table-cell office:value-type="float" office:value="1689" calcext:value-type="float">
            <text:p>1689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table:number-columns-repeated="9"/>
          <table:table-cell office:value-type="float" office:value="1690" calcext:value-type="float">
            <text:p>1690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table:number-columns-repeated="9"/>
          <table:table-cell office:value-type="float" office:value="1691" calcext:value-type="float">
            <text:p>169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table:number-columns-repeated="9"/>
          <table:table-cell office:value-type="float" office:value="1692" calcext:value-type="float">
            <text:p>1692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9"/>
          <table:table-cell office:value-type="float" office:value="1693" calcext:value-type="float">
            <text:p>1693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table:number-columns-repeated="9"/>
          <table:table-cell office:value-type="float" office:value="1694" calcext:value-type="float">
            <text:p>1694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table:number-columns-repeated="9"/>
          <table:table-cell office:value-type="float" office:value="1695" calcext:value-type="float">
            <text:p>169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9"/>
          <table:table-cell office:value-type="float" office:value="1696" calcext:value-type="float">
            <text:p>1696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table:number-columns-repeated="9"/>
          <table:table-cell office:value-type="float" office:value="1697" calcext:value-type="float">
            <text:p>169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9"/>
          <table:table-cell office:value-type="float" office:value="1698" calcext:value-type="float">
            <text:p>169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9"/>
          <table:table-cell office:value-type="float" office:value="1699" calcext:value-type="float">
            <text:p>1699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9"/>
          <table:table-cell office:value-type="float" office:value="1700" calcext:value-type="float">
            <text:p>170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table:number-columns-repeated="9"/>
          <table:table-cell office:value-type="float" office:value="1701" calcext:value-type="float">
            <text:p>1701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table:number-columns-repeated="9"/>
          <table:table-cell office:value-type="float" office:value="1702" calcext:value-type="float">
            <text:p>1702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table:number-columns-repeated="9"/>
          <table:table-cell office:value-type="float" office:value="1703" calcext:value-type="float">
            <text:p>1703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table:number-columns-repeated="9"/>
          <table:table-cell office:value-type="float" office:value="1704" calcext:value-type="float">
            <text:p>1704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9"/>
          <table:table-cell office:value-type="float" office:value="1705" calcext:value-type="float">
            <text:p>1705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table:number-columns-repeated="9"/>
          <table:table-cell office:value-type="float" office:value="1706" calcext:value-type="float">
            <text:p>1706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table:number-columns-repeated="9"/>
          <table:table-cell office:value-type="float" office:value="1707" calcext:value-type="float">
            <text:p>1707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table:number-columns-repeated="9"/>
          <table:table-cell office:value-type="float" office:value="1708" calcext:value-type="float">
            <text:p>1708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table:number-columns-repeated="9"/>
          <table:table-cell office:value-type="float" office:value="1709" calcext:value-type="float">
            <text:p>170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9"/>
          <table:table-cell office:value-type="float" office:value="1710" calcext:value-type="float">
            <text:p>171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9"/>
          <table:table-cell office:value-type="float" office:value="1711" calcext:value-type="float">
            <text:p>171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9"/>
          <table:table-cell office:value-type="float" office:value="1712" calcext:value-type="float">
            <text:p>171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table:number-columns-repeated="9"/>
          <table:table-cell office:value-type="float" office:value="1713" calcext:value-type="float">
            <text:p>1713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table:number-columns-repeated="9"/>
          <table:table-cell office:value-type="float" office:value="1714" calcext:value-type="float">
            <text:p>171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9"/>
          <table:table-cell office:value-type="float" office:value="1715" calcext:value-type="float">
            <text:p>1715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table:number-columns-repeated="9"/>
          <table:table-cell office:value-type="float" office:value="1716" calcext:value-type="float">
            <text:p>1716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table:number-columns-repeated="9"/>
          <table:table-cell office:value-type="float" office:value="1717" calcext:value-type="float">
            <text:p>1717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9"/>
          <table:table-cell office:value-type="float" office:value="1718" calcext:value-type="float">
            <text:p>1718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table:number-columns-repeated="9"/>
          <table:table-cell office:value-type="float" office:value="1719" calcext:value-type="float">
            <text:p>1719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table:number-columns-repeated="9"/>
          <table:table-cell office:value-type="float" office:value="1720" calcext:value-type="float">
            <text:p>172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9"/>
          <table:table-cell office:value-type="float" office:value="1721" calcext:value-type="float">
            <text:p>1721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table:number-columns-repeated="9"/>
          <table:table-cell office:value-type="float" office:value="1722" calcext:value-type="float">
            <text:p>17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9"/>
          <table:table-cell office:value-type="float" office:value="1723" calcext:value-type="float">
            <text:p>1723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table:number-columns-repeated="9"/>
          <table:table-cell office:value-type="float" office:value="1724" calcext:value-type="float">
            <text:p>1724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table:number-columns-repeated="9"/>
          <table:table-cell office:value-type="float" office:value="1725" calcext:value-type="float">
            <text:p>1725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table:number-columns-repeated="9"/>
          <table:table-cell office:value-type="float" office:value="1726" calcext:value-type="float">
            <text:p>1726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table:number-columns-repeated="9"/>
          <table:table-cell office:value-type="float" office:value="1727" calcext:value-type="float">
            <text:p>1727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table:number-columns-repeated="9"/>
          <table:table-cell office:value-type="float" office:value="1728" calcext:value-type="float">
            <text:p>1728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table:number-columns-repeated="9"/>
          <table:table-cell office:value-type="float" office:value="1729" calcext:value-type="float">
            <text:p>1729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table:number-columns-repeated="9"/>
          <table:table-cell office:value-type="float" office:value="1730" calcext:value-type="float">
            <text:p>1730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table:number-columns-repeated="9"/>
          <table:table-cell office:value-type="float" office:value="1731" calcext:value-type="float">
            <text:p>1731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table:number-columns-repeated="9"/>
          <table:table-cell office:value-type="float" office:value="1732" calcext:value-type="float">
            <text:p>1732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9"/>
          <table:table-cell office:value-type="float" office:value="1733" calcext:value-type="float">
            <text:p>1733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table:number-columns-repeated="9"/>
          <table:table-cell office:value-type="float" office:value="1734" calcext:value-type="float">
            <text:p>1734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table:number-columns-repeated="9"/>
          <table:table-cell office:value-type="float" office:value="1735" calcext:value-type="float">
            <text:p>173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9"/>
          <table:table-cell office:value-type="float" office:value="1736" calcext:value-type="float">
            <text:p>1736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number-columns-repeated="9"/>
          <table:table-cell office:value-type="float" office:value="1737" calcext:value-type="float">
            <text:p>1737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table:number-columns-repeated="9"/>
          <table:table-cell office:value-type="float" office:value="1738" calcext:value-type="float">
            <text:p>1738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table:number-columns-repeated="9"/>
          <table:table-cell office:value-type="float" office:value="1739" calcext:value-type="float">
            <text:p>1739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table:number-columns-repeated="9"/>
          <table:table-cell office:value-type="float" office:value="1740" calcext:value-type="float">
            <text:p>174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9"/>
          <table:table-cell office:value-type="float" office:value="1741" calcext:value-type="float">
            <text:p>1741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table:number-columns-repeated="9"/>
          <table:table-cell office:value-type="float" office:value="1742" calcext:value-type="float">
            <text:p>1742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table:number-columns-repeated="9"/>
          <table:table-cell office:value-type="float" office:value="1743" calcext:value-type="float">
            <text:p>1743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table:number-columns-repeated="9"/>
          <table:table-cell office:value-type="float" office:value="1744" calcext:value-type="float">
            <text:p>1744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table:number-columns-repeated="9"/>
          <table:table-cell office:value-type="float" office:value="1745" calcext:value-type="float">
            <text:p>1745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table:number-columns-repeated="9"/>
          <table:table-cell office:value-type="float" office:value="1746" calcext:value-type="float">
            <text:p>174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table:number-columns-repeated="9"/>
          <table:table-cell office:value-type="float" office:value="1747" calcext:value-type="float">
            <text:p>174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9"/>
          <table:table-cell office:value-type="float" office:value="1748" calcext:value-type="float">
            <text:p>1748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table:number-columns-repeated="9"/>
          <table:table-cell office:value-type="float" office:value="1749" calcext:value-type="float">
            <text:p>1749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table:number-columns-repeated="9"/>
          <table:table-cell office:value-type="float" office:value="1750" calcext:value-type="float">
            <text:p>1750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table:number-columns-repeated="9"/>
          <table:table-cell office:value-type="float" office:value="1751" calcext:value-type="float">
            <text:p>1751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table:number-columns-repeated="9"/>
          <table:table-cell office:value-type="float" office:value="1752" calcext:value-type="float">
            <text:p>1752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table:number-columns-repeated="9"/>
          <table:table-cell office:value-type="float" office:value="1753" calcext:value-type="float">
            <text:p>1753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table:number-columns-repeated="9"/>
          <table:table-cell office:value-type="float" office:value="1754" calcext:value-type="float">
            <text:p>1754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table:number-columns-repeated="9"/>
          <table:table-cell office:value-type="float" office:value="1755" calcext:value-type="float">
            <text:p>1755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table:number-columns-repeated="9"/>
          <table:table-cell office:value-type="float" office:value="1756" calcext:value-type="float">
            <text:p>175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number-columns-repeated="9"/>
          <table:table-cell office:value-type="float" office:value="1757" calcext:value-type="float">
            <text:p>1757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table:number-columns-repeated="9"/>
          <table:table-cell office:value-type="float" office:value="1758" calcext:value-type="float">
            <text:p>1758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9"/>
          <table:table-cell office:value-type="float" office:value="1759" calcext:value-type="float">
            <text:p>175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9"/>
          <table:table-cell office:value-type="float" office:value="1760" calcext:value-type="float">
            <text:p>1760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table:number-columns-repeated="9"/>
          <table:table-cell office:value-type="float" office:value="1761" calcext:value-type="float">
            <text:p>1761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table:number-columns-repeated="9"/>
          <table:table-cell office:value-type="float" office:value="1762" calcext:value-type="float">
            <text:p>1762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table:number-columns-repeated="9"/>
          <table:table-cell office:value-type="float" office:value="1763" calcext:value-type="float">
            <text:p>176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9"/>
          <table:table-cell office:value-type="float" office:value="1764" calcext:value-type="float">
            <text:p>17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9"/>
          <table:table-cell office:value-type="float" office:value="1765" calcext:value-type="float">
            <text:p>1765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table:number-columns-repeated="9"/>
          <table:table-cell office:value-type="float" office:value="1766" calcext:value-type="float">
            <text:p>17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table:number-columns-repeated="9"/>
          <table:table-cell office:value-type="float" office:value="1767" calcext:value-type="float">
            <text:p>1767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table:number-columns-repeated="9"/>
          <table:table-cell office:value-type="float" office:value="1768" calcext:value-type="float">
            <text:p>176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table:number-columns-repeated="9"/>
          <table:table-cell office:value-type="float" office:value="1769" calcext:value-type="float">
            <text:p>1769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table:number-columns-repeated="9"/>
          <table:table-cell office:value-type="float" office:value="1770" calcext:value-type="float">
            <text:p>177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9"/>
          <table:table-cell office:value-type="float" office:value="1771" calcext:value-type="float">
            <text:p>177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number-columns-repeated="9"/>
          <table:table-cell office:value-type="float" office:value="1772" calcext:value-type="float">
            <text:p>1772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table:number-columns-repeated="9"/>
          <table:table-cell office:value-type="float" office:value="1773" calcext:value-type="float">
            <text:p>1773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table:number-columns-repeated="9"/>
          <table:table-cell office:value-type="float" office:value="1774" calcext:value-type="float">
            <text:p>1774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9"/>
          <table:table-cell office:value-type="float" office:value="1775" calcext:value-type="float">
            <text:p>17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9"/>
          <table:table-cell office:value-type="float" office:value="1776" calcext:value-type="float">
            <text:p>177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9"/>
          <table:table-cell office:value-type="float" office:value="1777" calcext:value-type="float">
            <text:p>1777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9"/>
          <table:table-cell office:value-type="float" office:value="1778" calcext:value-type="float">
            <text:p>1778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table:number-columns-repeated="9"/>
          <table:table-cell office:value-type="float" office:value="1779" calcext:value-type="float">
            <text:p>1779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table:number-columns-repeated="9"/>
          <table:table-cell office:value-type="float" office:value="1780" calcext:value-type="float">
            <text:p>178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9"/>
          <table:table-cell office:value-type="float" office:value="1781" calcext:value-type="float">
            <text:p>1781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table:number-columns-repeated="9"/>
          <table:table-cell office:value-type="float" office:value="1782" calcext:value-type="float">
            <text:p>1782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table:number-columns-repeated="9"/>
          <table:table-cell office:value-type="float" office:value="1783" calcext:value-type="float">
            <text:p>1783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table:number-columns-repeated="9"/>
          <table:table-cell office:value-type="float" office:value="1784" calcext:value-type="float">
            <text:p>1784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table:number-columns-repeated="9"/>
          <table:table-cell office:value-type="float" office:value="1785" calcext:value-type="float">
            <text:p>1785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table:number-columns-repeated="9"/>
          <table:table-cell office:value-type="float" office:value="1786" calcext:value-type="float">
            <text:p>1786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table:number-columns-repeated="9"/>
          <table:table-cell office:value-type="float" office:value="1787" calcext:value-type="float">
            <text:p>17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9"/>
          <table:table-cell office:value-type="float" office:value="1788" calcext:value-type="float">
            <text:p>1788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table:number-columns-repeated="9"/>
          <table:table-cell office:value-type="float" office:value="1789" calcext:value-type="float">
            <text:p>1789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table:number-columns-repeated="9"/>
          <table:table-cell office:value-type="float" office:value="1790" calcext:value-type="float">
            <text:p>1790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table:number-columns-repeated="9"/>
          <table:table-cell office:value-type="float" office:value="1791" calcext:value-type="float">
            <text:p>1791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table:number-columns-repeated="9"/>
          <table:table-cell office:value-type="float" office:value="1792" calcext:value-type="float">
            <text:p>179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9"/>
          <table:table-cell office:value-type="float" office:value="1793" calcext:value-type="float">
            <text:p>1793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table:number-columns-repeated="9"/>
          <table:table-cell office:value-type="float" office:value="1794" calcext:value-type="float">
            <text:p>1794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table:number-columns-repeated="9"/>
          <table:table-cell office:value-type="float" office:value="1795" calcext:value-type="float">
            <text:p>1795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table:number-columns-repeated="9"/>
          <table:table-cell office:value-type="float" office:value="1796" calcext:value-type="float">
            <text:p>179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9"/>
          <table:table-cell office:value-type="float" office:value="1797" calcext:value-type="float">
            <text:p>1797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table:number-columns-repeated="9"/>
          <table:table-cell office:value-type="float" office:value="1798" calcext:value-type="float">
            <text:p>1798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table:number-columns-repeated="9"/>
          <table:table-cell office:value-type="float" office:value="1799" calcext:value-type="float">
            <text:p>179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table:number-columns-repeated="9"/>
          <table:table-cell office:value-type="float" office:value="1800" calcext:value-type="float">
            <text:p>18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9"/>
          <table:table-cell office:value-type="float" office:value="1801" calcext:value-type="float">
            <text:p>180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9"/>
          <table:table-cell office:value-type="float" office:value="1802" calcext:value-type="float">
            <text:p>1802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table:number-columns-repeated="9"/>
          <table:table-cell office:value-type="float" office:value="1803" calcext:value-type="float">
            <text:p>1803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table:number-columns-repeated="9"/>
          <table:table-cell office:value-type="float" office:value="1804" calcext:value-type="float">
            <text:p>1804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9"/>
          <table:table-cell office:value-type="float" office:value="1805" calcext:value-type="float">
            <text:p>1805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table:number-columns-repeated="9"/>
          <table:table-cell office:value-type="float" office:value="1806" calcext:value-type="float">
            <text:p>1806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table:number-columns-repeated="9"/>
          <table:table-cell office:value-type="float" office:value="1807" calcext:value-type="float">
            <text:p>1807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table:number-columns-repeated="9"/>
          <table:table-cell office:value-type="float" office:value="1808" calcext:value-type="float">
            <text:p>1808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9"/>
          <table:table-cell office:value-type="float" office:value="1809" calcext:value-type="float">
            <text:p>1809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table:number-columns-repeated="9"/>
          <table:table-cell office:value-type="float" office:value="1810" calcext:value-type="float">
            <text:p>1810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table:number-columns-repeated="9"/>
          <table:table-cell office:value-type="float" office:value="1811" calcext:value-type="float">
            <text:p>1811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table:number-columns-repeated="9"/>
          <table:table-cell office:value-type="float" office:value="1812" calcext:value-type="float">
            <text:p>1812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table:number-columns-repeated="9"/>
          <table:table-cell office:value-type="float" office:value="1813" calcext:value-type="float">
            <text:p>1813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table:number-columns-repeated="9"/>
          <table:table-cell office:value-type="float" office:value="1814" calcext:value-type="float">
            <text:p>181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9"/>
          <table:table-cell office:value-type="float" office:value="1815" calcext:value-type="float">
            <text:p>1815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table:number-columns-repeated="9"/>
          <table:table-cell office:value-type="float" office:value="1816" calcext:value-type="float">
            <text:p>1816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table:number-columns-repeated="9"/>
          <table:table-cell office:value-type="float" office:value="1817" calcext:value-type="float">
            <text:p>1817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table:number-columns-repeated="9"/>
          <table:table-cell office:value-type="float" office:value="1818" calcext:value-type="float">
            <text:p>181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table:number-columns-repeated="9"/>
          <table:table-cell office:value-type="float" office:value="1819" calcext:value-type="float">
            <text:p>1819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table:number-columns-repeated="9"/>
          <table:table-cell office:value-type="float" office:value="1820" calcext:value-type="float">
            <text:p>1820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table:number-columns-repeated="9"/>
          <table:table-cell office:value-type="float" office:value="1821" calcext:value-type="float">
            <text:p>1821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number-columns-repeated="9"/>
          <table:table-cell office:value-type="float" office:value="1822" calcext:value-type="float">
            <text:p>1822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table:number-columns-repeated="9"/>
          <table:table-cell office:value-type="float" office:value="1823" calcext:value-type="float">
            <text:p>182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9"/>
          <table:table-cell office:value-type="float" office:value="1824" calcext:value-type="float">
            <text:p>1824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table:number-columns-repeated="9"/>
          <table:table-cell office:value-type="float" office:value="1825" calcext:value-type="float">
            <text:p>1825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table:number-columns-repeated="9"/>
          <table:table-cell office:value-type="float" office:value="1826" calcext:value-type="float">
            <text:p>1826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table:number-columns-repeated="9"/>
          <table:table-cell office:value-type="float" office:value="1827" calcext:value-type="float">
            <text:p>1827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table:number-columns-repeated="9"/>
          <table:table-cell office:value-type="float" office:value="1828" calcext:value-type="float">
            <text:p>1828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table:number-columns-repeated="9"/>
          <table:table-cell office:value-type="float" office:value="1829" calcext:value-type="float">
            <text:p>1829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table:number-columns-repeated="9"/>
          <table:table-cell office:value-type="float" office:value="1830" calcext:value-type="float">
            <text:p>18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9"/>
          <table:table-cell office:value-type="float" office:value="1831" calcext:value-type="float">
            <text:p>1831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table:number-columns-repeated="9"/>
          <table:table-cell office:value-type="float" office:value="1832" calcext:value-type="float">
            <text:p>1832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table:number-columns-repeated="9"/>
          <table:table-cell office:value-type="float" office:value="1833" calcext:value-type="float">
            <text:p>1833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table:number-columns-repeated="9"/>
          <table:table-cell office:value-type="float" office:value="1834" calcext:value-type="float">
            <text:p>1834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table:number-columns-repeated="9"/>
          <table:table-cell office:value-type="float" office:value="1835" calcext:value-type="float">
            <text:p>1835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table:number-columns-repeated="9"/>
          <table:table-cell office:value-type="float" office:value="1836" calcext:value-type="float">
            <text:p>1836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table:number-columns-repeated="9"/>
          <table:table-cell office:value-type="float" office:value="1837" calcext:value-type="float">
            <text:p>1837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table:number-columns-repeated="9"/>
          <table:table-cell office:value-type="float" office:value="1838" calcext:value-type="float">
            <text:p>1838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table:number-columns-repeated="9"/>
          <table:table-cell office:value-type="float" office:value="1839" calcext:value-type="float">
            <text:p>1839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table:number-columns-repeated="9"/>
          <table:table-cell office:value-type="float" office:value="1840" calcext:value-type="float">
            <text:p>184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9"/>
          <table:table-cell office:value-type="float" office:value="1841" calcext:value-type="float">
            <text:p>1841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9"/>
          <table:table-cell office:value-type="float" office:value="1842" calcext:value-type="float">
            <text:p>1842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table:number-columns-repeated="9"/>
          <table:table-cell office:value-type="float" office:value="1843" calcext:value-type="float">
            <text:p>1843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table:number-columns-repeated="9"/>
          <table:table-cell office:value-type="float" office:value="1844" calcext:value-type="float">
            <text:p>1844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table:number-columns-repeated="9"/>
          <table:table-cell office:value-type="float" office:value="1845" calcext:value-type="float">
            <text:p>184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table:number-columns-repeated="9"/>
          <table:table-cell office:value-type="float" office:value="1846" calcext:value-type="float">
            <text:p>184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table:number-columns-repeated="9"/>
          <table:table-cell office:value-type="float" office:value="1847" calcext:value-type="float">
            <text:p>1847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table:number-columns-repeated="9"/>
          <table:table-cell office:value-type="float" office:value="1848" calcext:value-type="float">
            <text:p>1848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table:number-columns-repeated="9"/>
          <table:table-cell office:value-type="float" office:value="1849" calcext:value-type="float">
            <text:p>1849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table:number-columns-repeated="9"/>
          <table:table-cell office:value-type="float" office:value="1850" calcext:value-type="float">
            <text:p>1850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table:number-columns-repeated="9"/>
          <table:table-cell office:value-type="float" office:value="1851" calcext:value-type="float">
            <text:p>1851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table:number-columns-repeated="9"/>
          <table:table-cell office:value-type="float" office:value="1852" calcext:value-type="float">
            <text:p>1852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table:number-columns-repeated="9"/>
          <table:table-cell office:value-type="float" office:value="1853" calcext:value-type="float">
            <text:p>1853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table:number-columns-repeated="9"/>
          <table:table-cell office:value-type="float" office:value="1854" calcext:value-type="float">
            <text:p>1854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table:number-columns-repeated="9"/>
          <table:table-cell office:value-type="float" office:value="1855" calcext:value-type="float">
            <text:p>1855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table:number-columns-repeated="9"/>
          <table:table-cell office:value-type="float" office:value="1856" calcext:value-type="float">
            <text:p>1856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table:number-columns-repeated="9"/>
          <table:table-cell office:value-type="float" office:value="1857" calcext:value-type="float">
            <text:p>1857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table:number-columns-repeated="9"/>
          <table:table-cell office:value-type="float" office:value="1858" calcext:value-type="float">
            <text:p>1858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table:number-columns-repeated="9"/>
          <table:table-cell office:value-type="float" office:value="1859" calcext:value-type="float">
            <text:p>1859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table:number-columns-repeated="9"/>
          <table:table-cell office:value-type="float" office:value="1860" calcext:value-type="float">
            <text:p>186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table:number-columns-repeated="9"/>
          <table:table-cell office:value-type="float" office:value="1861" calcext:value-type="float">
            <text:p>1861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table:number-columns-repeated="9"/>
          <table:table-cell office:value-type="float" office:value="1862" calcext:value-type="float">
            <text:p>1862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table:number-columns-repeated="9"/>
          <table:table-cell office:value-type="float" office:value="1863" calcext:value-type="float">
            <text:p>1863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table:number-columns-repeated="9"/>
          <table:table-cell office:value-type="float" office:value="1864" calcext:value-type="float">
            <text:p>186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9"/>
          <table:table-cell office:value-type="float" office:value="1865" calcext:value-type="float">
            <text:p>1865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table:number-columns-repeated="9"/>
          <table:table-cell office:value-type="float" office:value="1866" calcext:value-type="float">
            <text:p>1866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number-columns-repeated="9"/>
          <table:table-cell office:value-type="float" office:value="1867" calcext:value-type="float">
            <text:p>1867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table:number-columns-repeated="9"/>
          <table:table-cell office:value-type="float" office:value="1868" calcext:value-type="float">
            <text:p>186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9"/>
          <table:table-cell office:value-type="float" office:value="1869" calcext:value-type="float">
            <text:p>1869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table:number-columns-repeated="9"/>
          <table:table-cell office:value-type="float" office:value="1870" calcext:value-type="float">
            <text:p>1870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table:number-columns-repeated="9"/>
          <table:table-cell office:value-type="float" office:value="1871" calcext:value-type="float">
            <text:p>1871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table:number-columns-repeated="9"/>
          <table:table-cell office:value-type="float" office:value="1872" calcext:value-type="float">
            <text:p>1872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table:number-columns-repeated="9"/>
          <table:table-cell office:value-type="float" office:value="1873" calcext:value-type="float">
            <text:p>1873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table:number-columns-repeated="9"/>
          <table:table-cell office:value-type="float" office:value="1874" calcext:value-type="float">
            <text:p>1874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9"/>
          <table:table-cell office:value-type="float" office:value="1875" calcext:value-type="float">
            <text:p>187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9"/>
          <table:table-cell office:value-type="float" office:value="1876" calcext:value-type="float">
            <text:p>187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9"/>
          <table:table-cell office:value-type="float" office:value="1877" calcext:value-type="float">
            <text:p>1877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table:number-columns-repeated="9"/>
          <table:table-cell office:value-type="float" office:value="1878" calcext:value-type="float">
            <text:p>1878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table:number-columns-repeated="9"/>
          <table:table-cell office:value-type="float" office:value="1879" calcext:value-type="float">
            <text:p>1879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table:number-columns-repeated="9"/>
          <table:table-cell office:value-type="float" office:value="1880" calcext:value-type="float">
            <text:p>1880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table:number-columns-repeated="9"/>
          <table:table-cell office:value-type="float" office:value="1881" calcext:value-type="float">
            <text:p>188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table:number-columns-repeated="9"/>
          <table:table-cell office:value-type="float" office:value="1882" calcext:value-type="float">
            <text:p>1882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table:number-columns-repeated="9"/>
          <table:table-cell office:value-type="float" office:value="1883" calcext:value-type="float">
            <text:p>1883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table:number-columns-repeated="9"/>
          <table:table-cell office:value-type="float" office:value="1884" calcext:value-type="float">
            <text:p>1884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table:number-columns-repeated="9"/>
          <table:table-cell office:value-type="float" office:value="1885" calcext:value-type="float">
            <text:p>1885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table:number-columns-repeated="9"/>
          <table:table-cell office:value-type="float" office:value="1886" calcext:value-type="float">
            <text:p>188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table:number-columns-repeated="9"/>
          <table:table-cell office:value-type="float" office:value="1887" calcext:value-type="float">
            <text:p>188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9"/>
          <table:table-cell office:value-type="float" office:value="1888" calcext:value-type="float">
            <text:p>1888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table:number-columns-repeated="9"/>
          <table:table-cell office:value-type="float" office:value="1889" calcext:value-type="float">
            <text:p>1889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table:number-columns-repeated="9"/>
          <table:table-cell office:value-type="float" office:value="1890" calcext:value-type="float">
            <text:p>1890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table:number-columns-repeated="9"/>
          <table:table-cell office:value-type="float" office:value="1891" calcext:value-type="float">
            <text:p>1891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table:number-columns-repeated="9"/>
          <table:table-cell office:value-type="float" office:value="1892" calcext:value-type="float">
            <text:p>189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table:number-columns-repeated="9"/>
          <table:table-cell office:value-type="float" office:value="1893" calcext:value-type="float">
            <text:p>189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9"/>
          <table:table-cell office:value-type="float" office:value="1894" calcext:value-type="float">
            <text:p>1894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table:number-columns-repeated="9"/>
          <table:table-cell office:value-type="float" office:value="1895" calcext:value-type="float">
            <text:p>1895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table:number-columns-repeated="9"/>
          <table:table-cell office:value-type="float" office:value="1896" calcext:value-type="float">
            <text:p>189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9"/>
          <table:table-cell office:value-type="float" office:value="1897" calcext:value-type="float">
            <text:p>1897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table:number-columns-repeated="9"/>
          <table:table-cell office:value-type="float" office:value="1898" calcext:value-type="float">
            <text:p>1898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table:number-columns-repeated="9"/>
          <table:table-cell office:value-type="float" office:value="1899" calcext:value-type="float">
            <text:p>1899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table:number-columns-repeated="9"/>
          <table:table-cell office:value-type="float" office:value="1900" calcext:value-type="float">
            <text:p>190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9"/>
          <table:table-cell office:value-type="float" office:value="1901" calcext:value-type="float">
            <text:p>1901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table:number-columns-repeated="9"/>
          <table:table-cell office:value-type="float" office:value="1902" calcext:value-type="float">
            <text:p>1902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table:number-columns-repeated="9"/>
          <table:table-cell office:value-type="float" office:value="1903" calcext:value-type="float">
            <text:p>1903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table:number-columns-repeated="9"/>
          <table:table-cell office:value-type="float" office:value="1904" calcext:value-type="float">
            <text:p>1904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table:number-columns-repeated="9"/>
          <table:table-cell office:value-type="float" office:value="1905" calcext:value-type="float">
            <text:p>190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9"/>
          <table:table-cell office:value-type="float" office:value="1906" calcext:value-type="float">
            <text:p>1906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number-columns-repeated="9"/>
          <table:table-cell office:value-type="float" office:value="1907" calcext:value-type="float">
            <text:p>1907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table:number-columns-repeated="9"/>
          <table:table-cell office:value-type="float" office:value="1908" calcext:value-type="float">
            <text:p>190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9"/>
          <table:table-cell office:value-type="float" office:value="1909" calcext:value-type="float">
            <text:p>190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table:number-columns-repeated="9"/>
          <table:table-cell office:value-type="float" office:value="1910" calcext:value-type="float">
            <text:p>1910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table:number-columns-repeated="9"/>
          <table:table-cell office:value-type="float" office:value="1911" calcext:value-type="float">
            <text:p>1911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table:number-columns-repeated="9"/>
          <table:table-cell office:value-type="float" office:value="1912" calcext:value-type="float">
            <text:p>1912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table:number-columns-repeated="9"/>
          <table:table-cell office:value-type="float" office:value="1913" calcext:value-type="float">
            <text:p>1913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table:number-columns-repeated="9"/>
          <table:table-cell office:value-type="float" office:value="1914" calcext:value-type="float">
            <text:p>191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9"/>
          <table:table-cell office:value-type="float" office:value="1915" calcext:value-type="float">
            <text:p>1915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table:number-columns-repeated="9"/>
          <table:table-cell office:value-type="float" office:value="1916" calcext:value-type="float">
            <text:p>19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9"/>
          <table:table-cell office:value-type="float" office:value="1917" calcext:value-type="float">
            <text:p>19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9"/>
          <table:table-cell office:value-type="float" office:value="1918" calcext:value-type="float">
            <text:p>191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9"/>
          <table:table-cell office:value-type="float" office:value="1919" calcext:value-type="float">
            <text:p>191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9"/>
          <table:table-cell office:value-type="float" office:value="1920" calcext:value-type="float">
            <text:p>192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table:number-columns-repeated="9"/>
          <table:table-cell office:value-type="float" office:value="1921" calcext:value-type="float">
            <text:p>1921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table:number-columns-repeated="9"/>
          <table:table-cell office:value-type="float" office:value="1922" calcext:value-type="float">
            <text:p>1922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table:number-columns-repeated="9"/>
          <table:table-cell office:value-type="float" office:value="1923" calcext:value-type="float">
            <text:p>192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9"/>
          <table:table-cell office:value-type="float" office:value="1924" calcext:value-type="float">
            <text:p>1924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table:number-columns-repeated="9"/>
          <table:table-cell office:value-type="float" office:value="1925" calcext:value-type="float">
            <text:p>192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9"/>
          <table:table-cell office:value-type="float" office:value="1926" calcext:value-type="float">
            <text:p>1926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table:number-columns-repeated="9"/>
          <table:table-cell office:value-type="float" office:value="1927" calcext:value-type="float">
            <text:p>1927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table:number-columns-repeated="9"/>
          <table:table-cell office:value-type="float" office:value="1928" calcext:value-type="float">
            <text:p>1928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table:number-columns-repeated="9"/>
          <table:table-cell office:value-type="float" office:value="1929" calcext:value-type="float">
            <text:p>1929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table:number-columns-repeated="9"/>
          <table:table-cell office:value-type="float" office:value="1930" calcext:value-type="float">
            <text:p>1930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table:number-columns-repeated="9"/>
          <table:table-cell office:value-type="float" office:value="1931" calcext:value-type="float">
            <text:p>1931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table:number-columns-repeated="9"/>
          <table:table-cell office:value-type="float" office:value="1932" calcext:value-type="float">
            <text:p>1932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table:number-columns-repeated="9"/>
          <table:table-cell office:value-type="float" office:value="1933" calcext:value-type="float">
            <text:p>1933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table:number-columns-repeated="9"/>
          <table:table-cell office:value-type="float" office:value="1934" calcext:value-type="float">
            <text:p>1934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table:number-columns-repeated="9"/>
          <table:table-cell office:value-type="float" office:value="1935" calcext:value-type="float">
            <text:p>1935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table:number-columns-repeated="9"/>
          <table:table-cell office:value-type="float" office:value="1936" calcext:value-type="float">
            <text:p>1936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table:number-columns-repeated="9"/>
          <table:table-cell office:value-type="float" office:value="1937" calcext:value-type="float">
            <text:p>193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9"/>
          <table:table-cell office:value-type="float" office:value="1938" calcext:value-type="float">
            <text:p>1938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table:number-columns-repeated="9"/>
          <table:table-cell office:value-type="float" office:value="1939" calcext:value-type="float">
            <text:p>1939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table:number-columns-repeated="9"/>
          <table:table-cell office:value-type="float" office:value="1940" calcext:value-type="float">
            <text:p>1940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table:number-columns-repeated="9"/>
          <table:table-cell office:value-type="float" office:value="1941" calcext:value-type="float">
            <text:p>194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9"/>
          <table:table-cell office:value-type="float" office:value="1942" calcext:value-type="float">
            <text:p>1942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table:number-columns-repeated="9"/>
          <table:table-cell office:value-type="float" office:value="1943" calcext:value-type="float">
            <text:p>1943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table:number-columns-repeated="9"/>
          <table:table-cell office:value-type="float" office:value="1944" calcext:value-type="float">
            <text:p>1944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table:number-columns-repeated="9"/>
          <table:table-cell office:value-type="float" office:value="1945" calcext:value-type="float">
            <text:p>1945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table:number-columns-repeated="9"/>
          <table:table-cell office:value-type="float" office:value="1946" calcext:value-type="float">
            <text:p>1946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table:number-columns-repeated="9"/>
          <table:table-cell office:value-type="float" office:value="1947" calcext:value-type="float">
            <text:p>1947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table:number-columns-repeated="9"/>
          <table:table-cell office:value-type="float" office:value="1948" calcext:value-type="float">
            <text:p>1948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table:number-columns-repeated="9"/>
          <table:table-cell office:value-type="float" office:value="1949" calcext:value-type="float">
            <text:p>1949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table:number-columns-repeated="9"/>
          <table:table-cell office:value-type="float" office:value="1950" calcext:value-type="float">
            <text:p>1950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table:number-columns-repeated="9"/>
          <table:table-cell office:value-type="float" office:value="1951" calcext:value-type="float">
            <text:p>195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9"/>
          <table:table-cell office:value-type="float" office:value="1952" calcext:value-type="float">
            <text:p>1952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table:number-columns-repeated="9"/>
          <table:table-cell office:value-type="float" office:value="1953" calcext:value-type="float">
            <text:p>195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9"/>
          <table:table-cell office:value-type="float" office:value="1954" calcext:value-type="float">
            <text:p>1954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table:number-columns-repeated="9"/>
          <table:table-cell office:value-type="float" office:value="1955" calcext:value-type="float">
            <text:p>1955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table:number-columns-repeated="9"/>
          <table:table-cell office:value-type="float" office:value="1956" calcext:value-type="float">
            <text:p>1956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table:number-columns-repeated="9"/>
          <table:table-cell office:value-type="float" office:value="1957" calcext:value-type="float">
            <text:p>1957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table:number-columns-repeated="9"/>
          <table:table-cell office:value-type="float" office:value="1958" calcext:value-type="float">
            <text:p>1958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table:number-columns-repeated="9"/>
          <table:table-cell office:value-type="float" office:value="1959" calcext:value-type="float">
            <text:p>1959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table:number-columns-repeated="9"/>
          <table:table-cell office:value-type="float" office:value="1960" calcext:value-type="float">
            <text:p>1960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table:number-columns-repeated="9"/>
          <table:table-cell office:value-type="float" office:value="1961" calcext:value-type="float">
            <text:p>1961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table:number-columns-repeated="9"/>
          <table:table-cell office:value-type="float" office:value="1962" calcext:value-type="float">
            <text:p>1962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table:number-columns-repeated="9"/>
          <table:table-cell office:value-type="float" office:value="1963" calcext:value-type="float">
            <text:p>1963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table:number-columns-repeated="9"/>
          <table:table-cell office:value-type="float" office:value="1964" calcext:value-type="float">
            <text:p>196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table:number-columns-repeated="9"/>
          <table:table-cell office:value-type="float" office:value="1965" calcext:value-type="float">
            <text:p>1965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table:number-columns-repeated="9"/>
          <table:table-cell office:value-type="float" office:value="1966" calcext:value-type="float">
            <text:p>19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9"/>
          <table:table-cell office:value-type="float" office:value="1967" calcext:value-type="float">
            <text:p>1967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table:number-columns-repeated="9"/>
          <table:table-cell office:value-type="float" office:value="1968" calcext:value-type="float">
            <text:p>1968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table:number-columns-repeated="9"/>
          <table:table-cell office:value-type="float" office:value="1969" calcext:value-type="float">
            <text:p>1969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table:number-columns-repeated="9"/>
          <table:table-cell office:value-type="float" office:value="1970" calcext:value-type="float">
            <text:p>197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table:number-columns-repeated="9"/>
          <table:table-cell office:value-type="float" office:value="1971" calcext:value-type="float">
            <text:p>1971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table:number-columns-repeated="9"/>
          <table:table-cell office:value-type="float" office:value="1972" calcext:value-type="float">
            <text:p>1972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table:number-columns-repeated="9"/>
          <table:table-cell office:value-type="float" office:value="1973" calcext:value-type="float">
            <text:p>1973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table:number-columns-repeated="9"/>
          <table:table-cell office:value-type="float" office:value="1974" calcext:value-type="float">
            <text:p>1974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table:number-columns-repeated="9"/>
          <table:table-cell office:value-type="float" office:value="1975" calcext:value-type="float">
            <text:p>197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9"/>
          <table:table-cell office:value-type="float" office:value="1976" calcext:value-type="float">
            <text:p>1976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table:number-columns-repeated="9"/>
          <table:table-cell office:value-type="float" office:value="1977" calcext:value-type="float">
            <text:p>197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table:number-columns-repeated="9"/>
          <table:table-cell office:value-type="float" office:value="1978" calcext:value-type="float">
            <text:p>1978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table:number-columns-repeated="9"/>
          <table:table-cell office:value-type="float" office:value="1979" calcext:value-type="float">
            <text:p>197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9"/>
          <table:table-cell office:value-type="float" office:value="1980" calcext:value-type="float">
            <text:p>1980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table:number-columns-repeated="9"/>
          <table:table-cell office:value-type="float" office:value="1981" calcext:value-type="float">
            <text:p>198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number-columns-repeated="9"/>
          <table:table-cell office:value-type="float" office:value="1982" calcext:value-type="float">
            <text:p>1982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table:number-columns-repeated="9"/>
          <table:table-cell office:value-type="float" office:value="1983" calcext:value-type="float">
            <text:p>198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9"/>
          <table:table-cell office:value-type="float" office:value="1984" calcext:value-type="float">
            <text:p>198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table:number-columns-repeated="9"/>
          <table:table-cell office:value-type="float" office:value="1985" calcext:value-type="float">
            <text:p>1985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table:number-columns-repeated="9"/>
          <table:table-cell office:value-type="float" office:value="1986" calcext:value-type="float">
            <text:p>1986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table:number-columns-repeated="9"/>
          <table:table-cell office:value-type="float" office:value="1987" calcext:value-type="float">
            <text:p>1987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table:number-columns-repeated="9"/>
          <table:table-cell office:value-type="float" office:value="1988" calcext:value-type="float">
            <text:p>1988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table:number-columns-repeated="9"/>
          <table:table-cell office:value-type="float" office:value="1989" calcext:value-type="float">
            <text:p>1989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table:number-columns-repeated="9"/>
          <table:table-cell office:value-type="float" office:value="1990" calcext:value-type="float">
            <text:p>199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table:number-columns-repeated="9"/>
          <table:table-cell office:value-type="float" office:value="1991" calcext:value-type="float">
            <text:p>1991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table:number-columns-repeated="9"/>
          <table:table-cell office:value-type="float" office:value="1992" calcext:value-type="float">
            <text:p>1992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table:number-columns-repeated="9"/>
          <table:table-cell office:value-type="float" office:value="1993" calcext:value-type="float">
            <text:p>199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9"/>
          <table:table-cell office:value-type="float" office:value="1994" calcext:value-type="float">
            <text:p>1994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table:number-columns-repeated="9"/>
          <table:table-cell office:value-type="float" office:value="1995" calcext:value-type="float">
            <text:p>1995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table:number-columns-repeated="9"/>
          <table:table-cell office:value-type="float" office:value="1996" calcext:value-type="float">
            <text:p>199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9"/>
          <table:table-cell office:value-type="float" office:value="1997" calcext:value-type="float">
            <text:p>1997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table:number-columns-repeated="9"/>
          <table:table-cell office:value-type="float" office:value="1998" calcext:value-type="float">
            <text:p>1998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table:number-columns-repeated="9"/>
          <table:table-cell office:value-type="float" office:value="1999" calcext:value-type="float">
            <text:p>1999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table:number-columns-repeated="9"/>
          <table:table-cell office:value-type="float" office:value="2000" calcext:value-type="float">
            <text:p>2000</text:p>
          </table:table-cell>
          <table:table-cell office:value-type="float" office:value="501" calcext:value-type="float">
            <text:p>5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1T13:20:37.236333452</meta:creation-date>
    <dc:date>2021-05-02T19:06:58.014429642</dc:date>
    <meta:editing-duration>PT4H50M35S</meta:editing-duration>
    <meta:editing-cycles>2</meta:editing-cycles>
    <meta:generator>LibreOffice/7.0.5.2$Linux_X86_64 LibreOffice_project/00$Build-2</meta:generator>
    <meta:document-statistic meta:table-count="1" meta:cell-count="495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7.175cm" svg:height="26.003cm" xlink:href=".." xlink:type="simple" chart:class="chart:scatter" chart:style-name="ch1">
        <chart:title svg:x="32.882cm" svg:y="0.656cm" chart:style-name="ch2">
          <text:p>Teste </text:p>
        </chart:title>
        <chart:legend chart:legend-position="end" svg:x="66.182cm" svg:y="12.702cm" style:legend-expansion="high" chart:style-name="ch3"/>
        <chart:plot-area chart:style-name="ch4" table:cell-range-address="Planilha1.J1:Planilha1.K2001" chart:data-source-has-labels="row" svg:x="1.343cm" svg:y="1.955cm" svg:width="63.496cm" svg:height="23.528cm">
          <chart:coordinate-region svg:x="2.15cm" svg:y="2.155cm" svg:width="62.132cm" svg:height="22.68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Planilha1.K2:Planilha1.K2001" chart:label-cell-address="Planilha1.K1:Planilha1.K1" chart:class="chart:scatter">
            <chart:domain table:cell-range-address="Planilha1.J2:Planilha1.J2001"/>
            <chart:data-point chart:repeated="2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J</text:p>
              </table:table-cell>
              <table:table-cell office:value-type="string">
                <text:p>Y</text:p>
                <draw:g>
                  <svg:desc>Planilha1.K1:Planilha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lanilha1.J2:Planilha1.J2001</svg:desc>
                </draw:g>
              </table:table-cell>
              <table:table-cell office:value-type="float" office:value="0">
                <text:p>0</text:p>
                <draw:g>
                  <svg:desc>Planilha1.K2:Planilha1.K2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1">
                <text:p>1001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2">
                <text:p>100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3">
                <text:p>1003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4">
                <text:p>1004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5">
                <text:p>100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6">
                <text:p>100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7">
                <text:p>1007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8">
                <text:p>1008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9">
                <text:p>1009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10">
                <text:p>101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1">
                <text:p>101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2">
                <text:p>1012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3">
                <text:p>10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4">
                <text:p>1014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5">
                <text:p>1015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6">
                <text:p>1016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7">
                <text:p>101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8">
                <text:p>1018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9">
                <text:p>1019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1">
                <text:p>1021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2">
                <text:p>1022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3">
                <text:p>1023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5">
                <text:p>102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6">
                <text:p>1026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7">
                <text:p>1027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8">
                <text:p>1028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9">
                <text:p>102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30">
                <text:p>103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1">
                <text:p>1031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2">
                <text:p>1032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3">
                <text:p>103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4">
                <text:p>1034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5">
                <text:p>103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6">
                <text:p>10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7">
                <text:p>103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8">
                <text:p>1038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40">
                <text:p>1040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1">
                <text:p>1041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2">
                <text:p>1042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3">
                <text:p>1043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4">
                <text:p>1044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5">
                <text:p>1045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6">
                <text:p>1046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7">
                <text:p>104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8">
                <text:p>1048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9">
                <text:p>1049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51">
                <text:p>105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52">
                <text:p>1052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53">
                <text:p>105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4">
                <text:p>105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5">
                <text:p>1055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6">
                <text:p>1056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57">
                <text:p>1057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58">
                <text:p>1058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59">
                <text:p>105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60">
                <text:p>1060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61">
                <text:p>1061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62">
                <text:p>1062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63">
                <text:p>106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64">
                <text:p>1064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5">
                <text:p>1065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66">
                <text:p>1066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7">
                <text:p>1067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8">
                <text:p>1068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69">
                <text:p>10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70">
                <text:p>1070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1">
                <text:p>1071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2">
                <text:p>1072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73">
                <text:p>107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74">
                <text:p>1074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75">
                <text:p>10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6">
                <text:p>1076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77">
                <text:p>1077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8">
                <text:p>1078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9">
                <text:p>1079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80">
                <text:p>1080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81">
                <text:p>1081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2">
                <text:p>1082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83">
                <text:p>1083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84">
                <text:p>108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5">
                <text:p>1085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6">
                <text:p>108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87">
                <text:p>108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88">
                <text:p>108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89">
                <text:p>108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90">
                <text:p>109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1">
                <text:p>1091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92">
                <text:p>1092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93">
                <text:p>1093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94">
                <text:p>109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5">
                <text:p>1095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6">
                <text:p>1096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97">
                <text:p>1097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98">
                <text:p>1098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99">
                <text:p>1099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01">
                <text:p>1101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02">
                <text:p>1102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03">
                <text:p>1103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04">
                <text:p>1104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05">
                <text:p>1105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06">
                <text:p>110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07">
                <text:p>1107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08">
                <text:p>1108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9">
                <text:p>1109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10">
                <text:p>1110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11">
                <text:p>1111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2">
                <text:p>1112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3">
                <text:p>1113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14">
                <text:p>1114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5">
                <text:p>1115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16">
                <text:p>1116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17">
                <text:p>1117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18">
                <text:p>1118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19">
                <text:p>11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20">
                <text:p>1120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21">
                <text:p>1121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22">
                <text:p>1122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23">
                <text:p>112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24">
                <text:p>1124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25">
                <text:p>1125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26">
                <text:p>112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27">
                <text:p>1127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28">
                <text:p>112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29">
                <text:p>112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30">
                <text:p>113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31">
                <text:p>1131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32">
                <text:p>1132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33">
                <text:p>113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4">
                <text:p>113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35">
                <text:p>113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6">
                <text:p>1136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7">
                <text:p>1137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38">
                <text:p>113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39">
                <text:p>1139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40">
                <text:p>1140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41">
                <text:p>1141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42">
                <text:p>114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43">
                <text:p>1143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44">
                <text:p>1144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45">
                <text:p>1145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46">
                <text:p>1146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47">
                <text:p>1147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48">
                <text:p>1148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49">
                <text:p>1149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51">
                <text:p>1151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52">
                <text:p>1152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53">
                <text:p>1153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54">
                <text:p>1154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55">
                <text:p>115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56">
                <text:p>1156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57">
                <text:p>1157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58">
                <text:p>1158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59">
                <text:p>1159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60">
                <text:p>1160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61">
                <text:p>11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62">
                <text:p>116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63">
                <text:p>1163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64">
                <text:p>1164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66">
                <text:p>1166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67">
                <text:p>1167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68">
                <text:p>1168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69">
                <text:p>116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70">
                <text:p>117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71">
                <text:p>1171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72">
                <text:p>117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74">
                <text:p>1174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75">
                <text:p>117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76">
                <text:p>1176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77">
                <text:p>117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79">
                <text:p>1179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80">
                <text:p>1180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81">
                <text:p>1181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83">
                <text:p>11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84">
                <text:p>1184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85">
                <text:p>118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86">
                <text:p>1186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87">
                <text:p>1187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88">
                <text:p>11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89">
                <text:p>118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90">
                <text:p>119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91">
                <text:p>1191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92">
                <text:p>1192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93">
                <text:p>1193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94">
                <text:p>119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95">
                <text:p>119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96">
                <text:p>1196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97">
                <text:p>1197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98">
                <text:p>119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99">
                <text:p>119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01">
                <text:p>120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02">
                <text:p>120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03">
                <text:p>1203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04">
                <text:p>1204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05">
                <text:p>1205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06">
                <text:p>1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07">
                <text:p>1207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08">
                <text:p>1208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09">
                <text:p>1209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10">
                <text:p>121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11">
                <text:p>1211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12">
                <text:p>1212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13">
                <text:p>1213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14">
                <text:p>1214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15">
                <text:p>1215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16">
                <text:p>1216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17">
                <text:p>1217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18">
                <text:p>1218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19">
                <text:p>121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20">
                <text:p>1220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21">
                <text:p>122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22">
                <text:p>122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24">
                <text:p>1224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25">
                <text:p>1225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26">
                <text:p>1226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27">
                <text:p>1227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28">
                <text:p>122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29">
                <text:p>1229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30">
                <text:p>1230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31">
                <text:p>1231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32">
                <text:p>123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33">
                <text:p>1233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34">
                <text:p>1234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35">
                <text:p>1235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36">
                <text:p>123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37">
                <text:p>1237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39">
                <text:p>1239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40">
                <text:p>1240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41">
                <text:p>1241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42">
                <text:p>1242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43">
                <text:p>1243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44">
                <text:p>124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45">
                <text:p>124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46">
                <text:p>124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47">
                <text:p>1247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48">
                <text:p>1248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49">
                <text:p>1249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51">
                <text:p>1251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52">
                <text:p>1252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53">
                <text:p>125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54">
                <text:p>1254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55">
                <text:p>1255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56">
                <text:p>12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57">
                <text:p>125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58">
                <text:p>1258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59">
                <text:p>1259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60">
                <text:p>126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61">
                <text:p>126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62">
                <text:p>126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63">
                <text:p>1263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64">
                <text:p>1264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65">
                <text:p>126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66">
                <text:p>1266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67">
                <text:p>1267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68">
                <text:p>1268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69">
                <text:p>1269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70">
                <text:p>127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71">
                <text:p>127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72">
                <text:p>1272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73">
                <text:p>1273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74">
                <text:p>1274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75">
                <text:p>1275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76">
                <text:p>1276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77">
                <text:p>127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78">
                <text:p>1278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79">
                <text:p>127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80">
                <text:p>128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81">
                <text:p>128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82">
                <text:p>128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83">
                <text:p>128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84">
                <text:p>128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285">
                <text:p>1285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86">
                <text:p>1286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287">
                <text:p>1287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288">
                <text:p>128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89">
                <text:p>1289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290">
                <text:p>129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291">
                <text:p>1291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292">
                <text:p>129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93">
                <text:p>1293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294">
                <text:p>1294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295">
                <text:p>1295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296">
                <text:p>1296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297">
                <text:p>1297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298">
                <text:p>1298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299">
                <text:p>1299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301">
                <text:p>1301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02">
                <text:p>1302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303">
                <text:p>1303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304">
                <text:p>130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305">
                <text:p>1305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06">
                <text:p>1306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307">
                <text:p>1307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08">
                <text:p>1308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310">
                <text:p>131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11">
                <text:p>1311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312">
                <text:p>1312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13">
                <text:p>1313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314">
                <text:p>1314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15">
                <text:p>131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316">
                <text:p>1316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317">
                <text:p>1317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318">
                <text:p>1318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19">
                <text:p>1319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20">
                <text:p>1320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21">
                <text:p>132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22">
                <text:p>132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23">
                <text:p>1323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324">
                <text:p>1324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325">
                <text:p>1325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26">
                <text:p>1326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28">
                <text:p>1328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29">
                <text:p>1329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30">
                <text:p>133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31">
                <text:p>1331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32">
                <text:p>1332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33">
                <text:p>1333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34">
                <text:p>1334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35">
                <text:p>1335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36">
                <text:p>133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37">
                <text:p>1337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38">
                <text:p>133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39">
                <text:p>1339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40">
                <text:p>134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41">
                <text:p>13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42">
                <text:p>134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44">
                <text:p>134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45">
                <text:p>134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46">
                <text:p>134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47">
                <text:p>1347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48">
                <text:p>1348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49">
                <text:p>1349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51">
                <text:p>1351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52">
                <text:p>135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53">
                <text:p>1353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54">
                <text:p>135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55">
                <text:p>135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56">
                <text:p>135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57">
                <text:p>135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58">
                <text:p>1358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59">
                <text:p>1359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60">
                <text:p>1360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61">
                <text:p>136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362">
                <text:p>1362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63">
                <text:p>1363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64">
                <text:p>1364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65">
                <text:p>1365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66">
                <text:p>136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367">
                <text:p>136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368">
                <text:p>1368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369">
                <text:p>1369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370">
                <text:p>13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71">
                <text:p>1371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372">
                <text:p>1372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73">
                <text:p>1373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74">
                <text:p>1374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75">
                <text:p>137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376">
                <text:p>137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377">
                <text:p>1377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378">
                <text:p>1378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379">
                <text:p>137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380">
                <text:p>1380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381">
                <text:p>138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382">
                <text:p>138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383">
                <text:p>1383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384">
                <text:p>13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385">
                <text:p>1385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386">
                <text:p>1386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387">
                <text:p>1387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88">
                <text:p>1388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389">
                <text:p>1389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390">
                <text:p>139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391">
                <text:p>1391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392">
                <text:p>13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393">
                <text:p>1393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394">
                <text:p>1394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395">
                <text:p>1395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396">
                <text:p>1396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397">
                <text:p>1397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398">
                <text:p>1398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399">
                <text:p>1399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401">
                <text:p>1401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402">
                <text:p>140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03">
                <text:p>1403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404">
                <text:p>1404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05">
                <text:p>1405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06">
                <text:p>1406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407">
                <text:p>1407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408">
                <text:p>1408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09">
                <text:p>1409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410">
                <text:p>141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411">
                <text:p>1411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12">
                <text:p>141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413">
                <text:p>141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414">
                <text:p>1414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415">
                <text:p>1415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416">
                <text:p>1416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17">
                <text:p>1417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418">
                <text:p>1418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419">
                <text:p>1419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420">
                <text:p>1420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21">
                <text:p>142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22">
                <text:p>142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23">
                <text:p>1423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424">
                <text:p>1424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425">
                <text:p>142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26">
                <text:p>14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427">
                <text:p>1427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28">
                <text:p>1428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29">
                <text:p>1429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30">
                <text:p>143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31">
                <text:p>1431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32">
                <text:p>1432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433">
                <text:p>1433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434">
                <text:p>1434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35">
                <text:p>1435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436">
                <text:p>1436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437">
                <text:p>1437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438">
                <text:p>1438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39">
                <text:p>143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440">
                <text:p>1440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441">
                <text:p>144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443">
                <text:p>144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444">
                <text:p>144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45">
                <text:p>1445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446">
                <text:p>1446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447">
                <text:p>1447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448">
                <text:p>144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449">
                <text:p>1449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450">
                <text:p>145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51">
                <text:p>1451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452">
                <text:p>14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453">
                <text:p>14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454">
                <text:p>145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455">
                <text:p>145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456">
                <text:p>145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457">
                <text:p>145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458">
                <text:p>1458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459">
                <text:p>1459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460">
                <text:p>146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461">
                <text:p>1461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462">
                <text:p>1462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463">
                <text:p>1463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64">
                <text:p>1464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465">
                <text:p>1465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466">
                <text:p>1466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467">
                <text:p>146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468">
                <text:p>1468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469">
                <text:p>1469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470">
                <text:p>147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471">
                <text:p>1471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472">
                <text:p>1472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473">
                <text:p>147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474">
                <text:p>1474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475">
                <text:p>1475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476">
                <text:p>14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477">
                <text:p>1477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478">
                <text:p>1478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479">
                <text:p>1479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480">
                <text:p>1480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481">
                <text:p>148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482">
                <text:p>148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483">
                <text:p>1483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484">
                <text:p>1484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485">
                <text:p>14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486">
                <text:p>1486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487">
                <text:p>1487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488">
                <text:p>1488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489">
                <text:p>1489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490">
                <text:p>149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491">
                <text:p>1491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492">
                <text:p>149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493">
                <text:p>1493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494">
                <text:p>14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495">
                <text:p>1495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496">
                <text:p>14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497">
                <text:p>1497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498">
                <text:p>14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499">
                <text:p>1499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01">
                <text:p>1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502">
                <text:p>15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503">
                <text:p>15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504">
                <text:p>15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505">
                <text:p>15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506">
                <text:p>15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507">
                <text:p>15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508">
                <text:p>15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509">
                <text:p>15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10">
                <text:p>15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11">
                <text:p>151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512">
                <text:p>151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513">
                <text:p>151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514">
                <text:p>1514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515">
                <text:p>1515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516">
                <text:p>1516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517">
                <text:p>1517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518">
                <text:p>1518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519">
                <text:p>1519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520">
                <text:p>152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521">
                <text:p>1521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522">
                <text:p>1522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523">
                <text:p>1523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524">
                <text:p>1524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525">
                <text:p>152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526">
                <text:p>15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27">
                <text:p>1527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528">
                <text:p>1528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529">
                <text:p>1529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530">
                <text:p>153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531">
                <text:p>15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532">
                <text:p>1532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533">
                <text:p>153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534">
                <text:p>1534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535">
                <text:p>1535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536">
                <text:p>1536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537">
                <text:p>153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538">
                <text:p>1538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539">
                <text:p>153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540">
                <text:p>1540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541">
                <text:p>154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542">
                <text:p>154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543">
                <text:p>154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544">
                <text:p>1544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545">
                <text:p>1545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546">
                <text:p>154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47">
                <text:p>1547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548">
                <text:p>154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549">
                <text:p>1549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550">
                <text:p>15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551">
                <text:p>15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552">
                <text:p>155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553">
                <text:p>155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554">
                <text:p>1554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555">
                <text:p>1555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556">
                <text:p>1556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557">
                <text:p>1557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558">
                <text:p>155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559">
                <text:p>1559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560">
                <text:p>156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561">
                <text:p>1561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562">
                <text:p>1562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563">
                <text:p>1563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564">
                <text:p>1564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565">
                <text:p>1565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566">
                <text:p>1566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567">
                <text:p>1567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568">
                <text:p>1568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569">
                <text:p>156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570">
                <text:p>1570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571">
                <text:p>157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572">
                <text:p>157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73">
                <text:p>1573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574">
                <text:p>1574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575">
                <text:p>1575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576">
                <text:p>15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577">
                <text:p>1577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578">
                <text:p>1578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579">
                <text:p>1579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580">
                <text:p>158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581">
                <text:p>1581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582">
                <text:p>1582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583">
                <text:p>1583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584">
                <text:p>1584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585">
                <text:p>158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586">
                <text:p>1586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587">
                <text:p>1587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588">
                <text:p>1588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589">
                <text:p>1589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590">
                <text:p>159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591">
                <text:p>159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592">
                <text:p>1592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593">
                <text:p>1593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594">
                <text:p>1594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595">
                <text:p>159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596">
                <text:p>1596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597">
                <text:p>159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598">
                <text:p>1598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599">
                <text:p>159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601">
                <text:p>160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602">
                <text:p>160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603">
                <text:p>160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604">
                <text:p>1604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605">
                <text:p>1605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606">
                <text:p>1606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607">
                <text:p>160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608">
                <text:p>1608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609">
                <text:p>160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610">
                <text:p>16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11">
                <text:p>161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612">
                <text:p>161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613">
                <text:p>1613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614">
                <text:p>1614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615">
                <text:p>1615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616">
                <text:p>1616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617">
                <text:p>1617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618">
                <text:p>16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619">
                <text:p>1619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620">
                <text:p>16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621">
                <text:p>1621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622">
                <text:p>1622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623">
                <text:p>1623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624">
                <text:p>1624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625">
                <text:p>1625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626">
                <text:p>16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627">
                <text:p>1627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628">
                <text:p>1628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629">
                <text:p>1629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630">
                <text:p>1630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631">
                <text:p>163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632">
                <text:p>163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633">
                <text:p>1633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634">
                <text:p>1634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635">
                <text:p>1635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636">
                <text:p>163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637">
                <text:p>1637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638">
                <text:p>1638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639">
                <text:p>1639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640">
                <text:p>164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641">
                <text:p>1641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642">
                <text:p>1642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643">
                <text:p>1643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644">
                <text:p>1644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645">
                <text:p>1645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646">
                <text:p>164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647">
                <text:p>1647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648">
                <text:p>164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649">
                <text:p>164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650">
                <text:p>16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651">
                <text:p>165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652">
                <text:p>165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653">
                <text:p>1653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654">
                <text:p>1654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655">
                <text:p>1655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656">
                <text:p>165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657">
                <text:p>1657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658">
                <text:p>165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659">
                <text:p>1659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660">
                <text:p>166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661">
                <text:p>1661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662">
                <text:p>166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663">
                <text:p>166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664">
                <text:p>166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665">
                <text:p>166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666">
                <text:p>166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667">
                <text:p>1667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668">
                <text:p>1668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669">
                <text:p>166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670">
                <text:p>167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671">
                <text:p>167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672">
                <text:p>167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673">
                <text:p>1673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674">
                <text:p>167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675">
                <text:p>1675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677">
                <text:p>167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678">
                <text:p>1678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679">
                <text:p>1679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680">
                <text:p>168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681">
                <text:p>1681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682">
                <text:p>1682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683">
                <text:p>1683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684">
                <text:p>1684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685">
                <text:p>168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686">
                <text:p>1686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687">
                <text:p>1687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688">
                <text:p>1688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689">
                <text:p>1689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690">
                <text:p>1690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691">
                <text:p>169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692">
                <text:p>169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693">
                <text:p>1693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694">
                <text:p>1694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695">
                <text:p>169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696">
                <text:p>1696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697">
                <text:p>169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698">
                <text:p>169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699">
                <text:p>1699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701">
                <text:p>170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702">
                <text:p>1702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703">
                <text:p>1703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704">
                <text:p>170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705">
                <text:p>1705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706">
                <text:p>1706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707">
                <text:p>1707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708">
                <text:p>1708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709">
                <text:p>170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710">
                <text:p>171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711">
                <text:p>1711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712">
                <text:p>1712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713">
                <text:p>1713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714">
                <text:p>171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715">
                <text:p>1715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716">
                <text:p>1716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717">
                <text:p>171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718">
                <text:p>1718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719">
                <text:p>1719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720">
                <text:p>172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721">
                <text:p>1721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722">
                <text:p>17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723">
                <text:p>1723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724">
                <text:p>1724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725">
                <text:p>1725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726">
                <text:p>1726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727">
                <text:p>1727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728">
                <text:p>1728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729">
                <text:p>1729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730">
                <text:p>1730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731">
                <text:p>173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732">
                <text:p>173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733">
                <text:p>1733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734">
                <text:p>1734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735">
                <text:p>173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736">
                <text:p>1736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737">
                <text:p>1737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738">
                <text:p>1738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739">
                <text:p>1739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740">
                <text:p>174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741">
                <text:p>1741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742">
                <text:p>1742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743">
                <text:p>1743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744">
                <text:p>1744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745">
                <text:p>1745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747">
                <text:p>174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748">
                <text:p>1748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749">
                <text:p>1749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750">
                <text:p>1750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751">
                <text:p>1751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752">
                <text:p>175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753">
                <text:p>1753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754">
                <text:p>1754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755">
                <text:p>1755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756">
                <text:p>175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757">
                <text:p>1757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758">
                <text:p>1758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759">
                <text:p>175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760">
                <text:p>1760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761">
                <text:p>1761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762">
                <text:p>1762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763">
                <text:p>176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764">
                <text:p>17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765">
                <text:p>176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766">
                <text:p>176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767">
                <text:p>1767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768">
                <text:p>1768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769">
                <text:p>176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770">
                <text:p>17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771">
                <text:p>1771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772">
                <text:p>1772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773">
                <text:p>1773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774">
                <text:p>177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775">
                <text:p>17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776">
                <text:p>1776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777">
                <text:p>1777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778">
                <text:p>1778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779">
                <text:p>1779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780">
                <text:p>17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781">
                <text:p>1781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782">
                <text:p>1782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783">
                <text:p>1783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784">
                <text:p>1784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785">
                <text:p>1785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786">
                <text:p>1786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787">
                <text:p>17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788">
                <text:p>1788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789">
                <text:p>1789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790">
                <text:p>1790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791">
                <text:p>179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792">
                <text:p>179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793">
                <text:p>1793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794">
                <text:p>1794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795">
                <text:p>1795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796">
                <text:p>17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797">
                <text:p>1797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798">
                <text:p>1798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799">
                <text:p>179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801">
                <text:p>1801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802">
                <text:p>1802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803">
                <text:p>1803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804">
                <text:p>1804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805">
                <text:p>1805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806">
                <text:p>1806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807">
                <text:p>1807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808">
                <text:p>180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809">
                <text:p>1809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810">
                <text:p>1810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811">
                <text:p>181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812">
                <text:p>1812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813">
                <text:p>1813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814">
                <text:p>18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815">
                <text:p>1815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816">
                <text:p>1816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817">
                <text:p>1817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818">
                <text:p>1818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819">
                <text:p>1819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820">
                <text:p>182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821">
                <text:p>1821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822">
                <text:p>1822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823">
                <text:p>182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824">
                <text:p>1824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825">
                <text:p>1825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826">
                <text:p>1826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827">
                <text:p>1827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828">
                <text:p>1828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829">
                <text:p>1829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830">
                <text:p>18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831">
                <text:p>1831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832">
                <text:p>1832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833">
                <text:p>1833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834">
                <text:p>1834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835">
                <text:p>1835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836">
                <text:p>1836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837">
                <text:p>1837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838">
                <text:p>1838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839">
                <text:p>1839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840">
                <text:p>184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841">
                <text:p>1841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842">
                <text:p>1842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843">
                <text:p>1843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844">
                <text:p>1844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845">
                <text:p>184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846">
                <text:p>1846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847">
                <text:p>1847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848">
                <text:p>1848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849">
                <text:p>1849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850">
                <text:p>1850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851">
                <text:p>1851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852">
                <text:p>1852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853">
                <text:p>1853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854">
                <text:p>1854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855">
                <text:p>1855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856">
                <text:p>1856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857">
                <text:p>1857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858">
                <text:p>1858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859">
                <text:p>1859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860">
                <text:p>186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861">
                <text:p>1861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862">
                <text:p>1862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863">
                <text:p>1863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864">
                <text:p>186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865">
                <text:p>1865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866">
                <text:p>1866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867">
                <text:p>1867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868">
                <text:p>186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869">
                <text:p>1869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870">
                <text:p>1870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871">
                <text:p>1871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872">
                <text:p>1872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873">
                <text:p>1873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874">
                <text:p>187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875">
                <text:p>187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876">
                <text:p>187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877">
                <text:p>187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878">
                <text:p>1878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879">
                <text:p>1879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881">
                <text:p>188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882">
                <text:p>1882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883">
                <text:p>1883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884">
                <text:p>1884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885">
                <text:p>1885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886">
                <text:p>1886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887">
                <text:p>188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888">
                <text:p>1888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889">
                <text:p>1889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891">
                <text:p>1891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892">
                <text:p>1892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893">
                <text:p>189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894">
                <text:p>1894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895">
                <text:p>1895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896">
                <text:p>189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897">
                <text:p>1897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898">
                <text:p>1898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899">
                <text:p>1899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901">
                <text:p>1901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902">
                <text:p>1902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903">
                <text:p>1903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904">
                <text:p>1904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905">
                <text:p>190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906">
                <text:p>1906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907">
                <text:p>1907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908">
                <text:p>190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909">
                <text:p>190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911">
                <text:p>1911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912">
                <text:p>1912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913">
                <text:p>1913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914">
                <text:p>191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915">
                <text:p>1915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916">
                <text:p>191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917">
                <text:p>191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918">
                <text:p>191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919">
                <text:p>191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921">
                <text:p>1921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922">
                <text:p>1922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923">
                <text:p>192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924">
                <text:p>1924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925">
                <text:p>19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926">
                <text:p>1926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927">
                <text:p>1927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928">
                <text:p>1928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929">
                <text:p>1929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931">
                <text:p>1931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932">
                <text:p>1932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933">
                <text:p>1933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934">
                <text:p>1934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935">
                <text:p>1935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936">
                <text:p>1936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937">
                <text:p>19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938">
                <text:p>1938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939">
                <text:p>1939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941">
                <text:p>194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942">
                <text:p>1942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943">
                <text:p>1943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944">
                <text:p>1944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945">
                <text:p>1945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946">
                <text:p>1946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947">
                <text:p>1947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948">
                <text:p>194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949">
                <text:p>1949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951">
                <text:p>1951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952">
                <text:p>1952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953">
                <text:p>195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954">
                <text:p>1954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955">
                <text:p>1955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957">
                <text:p>1957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958">
                <text:p>1958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959">
                <text:p>195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961">
                <text:p>196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962">
                <text:p>1962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963">
                <text:p>1963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964">
                <text:p>196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965">
                <text:p>1965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966">
                <text:p>19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967">
                <text:p>1967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968">
                <text:p>1968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969">
                <text:p>1969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971">
                <text:p>1971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972">
                <text:p>1972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973">
                <text:p>1973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974">
                <text:p>1974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975">
                <text:p>197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976">
                <text:p>1976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977">
                <text:p>1977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978">
                <text:p>1978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979">
                <text:p>197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981">
                <text:p>1981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982">
                <text:p>1982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983">
                <text:p>198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984">
                <text:p>1984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985">
                <text:p>1985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986">
                <text:p>1986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987">
                <text:p>198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988">
                <text:p>1988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989">
                <text:p>1989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991">
                <text:p>1991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992">
                <text:p>1992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993">
                <text:p>199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994">
                <text:p>1994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995">
                <text:p>1995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996">
                <text:p>199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997">
                <text:p>1997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998">
                <text:p>1998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999">
                <text:p>1999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501">
                <text:p>5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